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Liberation Serif2" svg:font-family="'Liberation Serif'" style:font-family-generic="roman"/>
    <style:font-face style:name="Liberation Mono1" svg:font-family="'Liberation Mono'" style:font-pitch="fixed"/>
    <style:font-face style:name="Liberation Mono" svg:font-family="'Liberation Mono'" style:font-family-generic="modern" style:font-pitch="fixed"/>
    <style:font-face style:name="WenQuanYi Zen Hei Mono" svg:font-family="'WenQuanYi Zen Hei Mono'" style:font-family-generic="modern" style:font-pitch="fixed"/>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gi-1.2b" svg:font-family="Gargi-1.2b"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20%" style:writing-mode="page"/>
      <style:text-properties style:font-name="Liberation Serif1" officeooo:paragraph-rsid="0645f24a"/>
    </style:style>
    <style:style style:name="P2" style:family="paragraph" style:parent-style-name="Standard">
      <style:paragraph-properties fo:line-height="120%" style:writing-mode="page"/>
      <style:text-properties style:font-name="Liberation Serif1" fo:font-size="10pt" officeooo:paragraph-rsid="0645f24a" style:font-size-asian="10pt" style:font-size-complex="10pt"/>
    </style:style>
    <style:style style:name="P3" style:family="paragraph" style:parent-style-name="Standard">
      <style:paragraph-properties fo:line-height="120%" style:writing-mode="page"/>
      <style:text-properties style:font-name="Liberation Serif1" fo:font-size="12pt" officeooo:rsid="00349ff6" officeooo:paragraph-rsid="0645f24a" style:font-size-asian="12pt" style:font-size-complex="12pt"/>
    </style:style>
    <style:style style:name="P4" style:family="paragraph" style:parent-style-name="Standard">
      <style:paragraph-properties fo:line-height="120%" style:writing-mode="page"/>
      <style:text-properties style:font-name="Liberation Serif1" fo:font-size="12pt" style:text-underline-style="solid" style:text-underline-width="auto" style:text-underline-color="font-color" fo:font-weight="bold" officeooo:rsid="00368a16" officeooo:paragraph-rsid="0645f24a" style:font-size-asian="12pt" style:font-weight-asian="bold" style:font-size-complex="12pt" style:font-weight-complex="bold"/>
    </style:style>
    <style:style style:name="P5" style:family="paragraph" style:parent-style-name="Text_20_body">
      <style:paragraph-properties style:writing-mode="page"/>
    </style:style>
    <style:style style:name="P6" style:family="paragraph" style:parent-style-name="Text_20_body">
      <style:paragraph-properties style:writing-mode="page"/>
      <style:text-properties fo:language="grc" fo:country="GR"/>
    </style:style>
    <style:style style:name="P7" style:family="paragraph" style:parent-style-name="Text_20_body">
      <style:paragraph-properties style:writing-mode="page"/>
      <style:text-properties style:font-name="Liberation Serif" fo:font-size="10pt" style:font-size-asian="10pt" style:font-size-complex="10pt"/>
    </style:style>
    <style:style style:name="P8" style:family="paragraph" style:parent-style-name="Text_20_body">
      <style:paragraph-properties fo:line-height="120%" fo:text-align="justify" style:justify-single-word="false" style:writing-mode="page"/>
      <style:text-properties style:font-name="Liberation Serif" fo:font-size="10pt" officeooo:paragraph-rsid="06ba7581" style:font-size-asian="10pt" style:font-size-complex="10pt"/>
    </style:style>
    <style:style style:name="P9" style:family="paragraph" style:parent-style-name="Text_20_body">
      <style:paragraph-properties fo:line-height="120%" fo:text-align="justify" style:justify-single-word="false" style:writing-mode="page"/>
      <style:text-properties style:font-name="Liberation Serif" fo:font-size="10pt" officeooo:paragraph-rsid="08f9ee19" style:font-size-asian="10pt" style:font-size-complex="10pt"/>
    </style:style>
    <style:style style:name="P10" style:family="paragraph" style:parent-style-name="Text_20_body">
      <style:paragraph-properties fo:line-height="120%" fo:text-align="justify" style:justify-single-word="false" style:writing-mode="page"/>
      <style:text-properties style:font-name="Liberation Serif" fo:font-size="10pt" officeooo:rsid="000641ec" officeooo:paragraph-rsid="07925676" style:font-size-asian="10pt" style:font-size-complex="10pt"/>
    </style:style>
    <style:style style:name="P11" style:family="paragraph" style:parent-style-name="Text_20_body">
      <style:paragraph-properties style:writing-mode="page"/>
      <style:text-properties style:font-name="Liberation Serif" fo:font-size="10pt" officeooo:paragraph-rsid="086ac857" style:font-size-asian="10pt" style:font-size-complex="10pt"/>
    </style:style>
    <style:style style:name="P12" style:family="paragraph" style:parent-style-name="Text_20_body">
      <style:paragraph-properties fo:text-align="justify" style:justify-single-word="false" style:writing-mode="page"/>
      <style:text-properties style:font-name="Liberation Serif" fo:font-size="10pt" officeooo:paragraph-rsid="08f9ee19" style:font-size-asian="10pt" style:font-size-complex="10pt"/>
    </style:style>
    <style:style style:name="P13" style:family="paragraph" style:parent-style-name="Text_20_body">
      <style:paragraph-properties style:writing-mode="page"/>
      <style:text-properties style:font-name="Liberation Serif" fo:font-size="10pt" officeooo:paragraph-rsid="08576164" style:font-size-asian="10pt" style:font-size-complex="10pt"/>
    </style:style>
    <style:style style:name="P14" style:family="paragraph" style:parent-style-name="Text_20_body">
      <style:paragraph-properties fo:line-height="120%" fo:text-align="justify" style:justify-single-word="false" style:writing-mode="page"/>
      <style:text-properties style:font-name="Liberation Serif" fo:font-size="10pt" fo:font-weight="bold" officeooo:rsid="046779cc" officeooo:paragraph-rsid="08576164" style:font-size-asian="10pt" style:font-weight-asian="bold" style:font-size-complex="10pt" style:font-weight-complex="bold"/>
    </style:style>
    <style:style style:name="P15" style:family="paragraph" style:parent-style-name="Preformatted_20_Text">
      <style:paragraph-properties fo:line-height="120%" fo:text-align="justify" style:justify-single-word="false" style:writing-mode="page"/>
      <style:text-properties style:font-name="Liberation Serif1" fo:font-size="10pt" fo:font-weight="bold" officeooo:rsid="06308d53" officeooo:paragraph-rsid="0645f24a" style:font-size-asian="10pt" style:font-weight-asian="bold" style:font-size-complex="10pt" style:font-weight-complex="bold"/>
    </style:style>
    <style:style style:name="P16" style:family="paragraph" style:parent-style-name="Preformatted_20_Text">
      <style:paragraph-properties fo:line-height="120%" fo:text-align="justify" style:justify-single-word="false" style:writing-mode="page"/>
      <style:text-properties style:font-name="Liberation Serif1" fo:font-size="10pt" fo:font-style="italic" style:text-underline-style="none" officeooo:rsid="01fb066e" officeooo:paragraph-rsid="0645f24a" style:font-size-asian="10pt" style:font-style-asian="italic" style:font-size-complex="10pt" style:font-style-complex="italic"/>
    </style:style>
    <style:style style:name="P17" style:family="paragraph" style:parent-style-name="Preformatted_20_Text">
      <style:paragraph-properties fo:line-height="120%" fo:text-align="justify" style:justify-single-word="false" style:writing-mode="page"/>
      <style:text-properties style:font-name="Liberation Serif1" fo:font-size="10pt" fo:font-style="italic" style:text-underline-style="none" officeooo:rsid="01fb066e" officeooo:paragraph-rsid="08088cb5" style:font-size-asian="10pt" style:font-style-asian="italic" style:font-size-complex="10pt" style:font-style-complex="italic"/>
    </style:style>
    <style:style style:name="P18" style:family="paragraph" style:parent-style-name="Preformatted_20_Text">
      <style:paragraph-properties fo:line-height="120%" fo:text-align="justify" style:justify-single-word="false" style:writing-mode="page"/>
      <style:text-properties style:font-name="Liberation Serif1" fo:font-size="10pt" fo:font-style="italic" officeooo:rsid="000641ec" officeooo:paragraph-rsid="0809bd54" style:font-size-asian="10pt" style:font-style-asian="italic" style:font-size-complex="10pt" style:font-style-complex="italic"/>
    </style:style>
    <style:style style:name="P19" style:family="paragraph" style:parent-style-name="Preformatted_20_Text">
      <style:paragraph-properties fo:line-height="120%" fo:text-align="justify" style:justify-single-word="false" style:writing-mode="page"/>
      <style:text-properties style:font-name="Liberation Serif1" fo:font-size="10pt" fo:font-style="italic" officeooo:rsid="05260fc8" officeooo:paragraph-rsid="06582457" style:font-size-asian="10pt" style:font-style-asian="italic" style:font-size-complex="10pt" style:font-style-complex="italic"/>
    </style:style>
    <style:style style:name="P20" style:family="paragraph" style:parent-style-name="Preformatted_20_Text">
      <style:paragraph-properties fo:line-height="120%" fo:text-align="justify" style:justify-single-word="false" style:writing-mode="page"/>
      <style:text-properties style:font-name="Liberation Serif1" fo:font-size="10pt" officeooo:rsid="049f9974" officeooo:paragraph-rsid="0645f24a" style:font-size-asian="10pt" style:font-size-complex="10pt"/>
    </style:style>
    <style:style style:name="P21" style:family="paragraph" style:parent-style-name="Preformatted_20_Text">
      <style:paragraph-properties fo:line-height="120%" fo:text-align="justify" style:justify-single-word="false" style:writing-mode="page"/>
      <style:text-properties style:font-name="Liberation Serif1" fo:font-size="10pt" fo:language="grc" fo:country="GR" fo:font-style="italic" fo:font-weight="normal" officeooo:rsid="077ab244" officeooo:paragraph-rsid="07266964" style:font-size-asian="10pt" style:font-style-asian="italic" style:font-weight-asian="normal" style:font-size-complex="10pt" style:font-style-complex="italic" style:font-weight-complex="normal"/>
    </style:style>
    <style:style style:name="P22" style:family="paragraph" style:parent-style-name="Preformatted_20_Text">
      <style:paragraph-properties fo:line-height="120%" fo:text-align="justify" style:justify-single-word="false" style:writing-mode="page"/>
      <style:text-properties style:font-name="Liberation Serif1" fo:font-size="12pt" fo:font-weight="bold" officeooo:rsid="000641ec" officeooo:paragraph-rsid="0645f24a" style:font-size-asian="12pt" style:font-weight-asian="bold" style:font-size-complex="12pt" style:font-weight-complex="bold"/>
    </style:style>
    <style:style style:name="P23" style:family="paragraph" style:parent-style-name="Preformatted_20_Text">
      <style:paragraph-properties fo:line-height="120%" fo:text-align="justify" style:justify-single-word="false" style:writing-mode="page"/>
      <style:text-properties style:font-name="Liberation Serif1" fo:font-size="12pt" fo:font-weight="bold" officeooo:rsid="000641ec" officeooo:paragraph-rsid="082a6982" style:font-size-asian="12pt" style:font-weight-asian="bold" style:font-size-complex="12pt" style:font-weight-complex="bold"/>
    </style:style>
    <style:style style:name="P24" style:family="paragraph" style:parent-style-name="Preformatted_20_Text">
      <style:paragraph-properties fo:line-height="120%" fo:text-align="justify" style:justify-single-word="false" style:writing-mode="page"/>
      <style:text-properties style:font-name="Liberation Serif1" fo:font-size="12pt" fo:font-weight="bold" officeooo:rsid="000641ec" officeooo:paragraph-rsid="08a706e3" style:font-size-asian="12pt" style:font-weight-asian="bold" style:font-size-complex="12pt" style:font-weight-complex="bold"/>
    </style:style>
    <style:style style:name="P25" style:family="paragraph" style:parent-style-name="Preformatted_20_Text">
      <style:paragraph-properties fo:line-height="120%" fo:text-align="justify" style:justify-single-word="false" style:writing-mode="page"/>
      <style:text-properties style:font-name="Liberation Serif1" fo:font-size="12pt" fo:font-weight="bold" officeooo:rsid="046779cc" officeooo:paragraph-rsid="0645f24a" style:font-size-asian="12pt" style:font-weight-asian="bold" style:font-size-complex="12pt" style:font-weight-complex="bold"/>
    </style:style>
    <style:style style:name="P26" style:family="paragraph" style:parent-style-name="Preformatted_20_Text">
      <style:paragraph-properties fo:line-height="120%" fo:text-align="justify" style:justify-single-word="false" style:writing-mode="page"/>
      <style:text-properties style:font-name="Liberation Serif1" fo:font-size="12pt" officeooo:rsid="000641ec" officeooo:paragraph-rsid="0645f24a" style:font-size-asian="12pt" style:font-size-complex="12pt"/>
    </style:style>
    <style:style style:name="P27" style:family="paragraph" style:parent-style-name="Preformatted_20_Text">
      <style:paragraph-properties fo:line-height="120%" fo:text-align="justify" style:justify-single-word="false" style:writing-mode="page"/>
      <style:text-properties style:font-name="Liberation Serif1" fo:font-size="12pt" officeooo:rsid="000641ec" officeooo:paragraph-rsid="07266964" style:font-size-asian="12pt" style:font-size-complex="12pt"/>
    </style:style>
    <style:style style:name="P28" style:family="paragraph" style:parent-style-name="Preformatted_20_Text">
      <style:paragraph-properties fo:line-height="120%" fo:text-align="justify" style:justify-single-word="false" style:writing-mode="page"/>
      <style:text-properties style:font-name="Liberation Serif1" fo:font-size="9pt" fo:font-style="italic" officeooo:rsid="0169f2d8" officeooo:paragraph-rsid="067365c6" style:font-size-asian="9pt" style:font-style-asian="italic" style:font-size-complex="9pt" style:font-style-complex="italic"/>
    </style:style>
    <style:style style:name="P29" style:family="paragraph" style:parent-style-name="Preformatted_20_Text">
      <style:paragraph-properties fo:text-align="justify" style:justify-single-word="false" style:writing-mode="page"/>
      <style:text-properties style:font-name="Liberation Serif1" fo:font-size="9pt" fo:font-style="italic" officeooo:paragraph-rsid="067365c6" style:font-size-asian="9pt" style:font-style-asian="italic" style:font-size-complex="9pt" style:font-style-complex="italic"/>
    </style:style>
    <style:style style:name="P30" style:family="paragraph" style:parent-style-name="Preformatted_20_Text">
      <style:paragraph-properties fo:text-align="justify" style:justify-single-word="false" style:writing-mode="page"/>
      <style:text-properties style:font-name="Liberation Serif1" fo:font-size="9pt" fo:font-style="italic" officeooo:paragraph-rsid="0665f611" style:font-size-asian="7.84999990463257pt" style:font-style-asian="italic" style:font-size-complex="9pt" style:font-style-complex="italic"/>
    </style:style>
    <style:style style:name="P31" style:family="paragraph" style:parent-style-name="Preformatted_20_Text">
      <style:paragraph-properties fo:text-align="justify" style:justify-single-word="false" style:writing-mode="page"/>
      <style:text-properties style:font-name="Liberation Serif1" fo:font-size="9pt" officeooo:paragraph-rsid="07236eb7" style:font-size-asian="9pt" style:font-size-complex="9pt"/>
    </style:style>
    <style:style style:name="P32" style:family="paragraph" style:parent-style-name="Preformatted_20_Text">
      <style:paragraph-properties fo:line-height="120%" fo:text-align="justify" style:justify-single-word="false" style:writing-mode="page"/>
      <style:text-properties style:font-name="Liberation Serif1" fo:font-size="9pt" officeooo:paragraph-rsid="067365c6" style:font-size-asian="9pt" style:font-size-complex="9pt"/>
    </style:style>
    <style:style style:name="P33" style:family="paragraph" style:parent-style-name="Preformatted_20_Text">
      <style:paragraph-properties style:writing-mode="page"/>
      <style:text-properties style:font-name="Liberation Serif1" officeooo:paragraph-rsid="067365c6"/>
    </style:style>
    <style:style style:name="P34" style:family="paragraph" style:parent-style-name="Preformatted_20_Text">
      <style:paragraph-properties fo:text-align="justify" style:justify-single-word="false" style:writing-mode="page"/>
      <style:text-properties style:font-name="Liberation Serif1" officeooo:paragraph-rsid="07236eb7"/>
    </style:style>
    <style:style style:name="P35" style:family="paragraph" style:parent-style-name="Preformatted_20_Text">
      <style:paragraph-properties fo:line-height="120%" style:writing-mode="page"/>
      <style:text-properties style:use-window-font-color="true" style:font-name="Liberation Serif1" fo:font-size="10pt" officeooo:paragraph-rsid="0645f24a" style:font-size-asian="10pt" style:font-size-complex="10pt"/>
    </style:style>
    <style:style style:name="P36" style:family="paragraph" style:parent-style-name="Preformatted_20_Text">
      <style:paragraph-properties fo:line-height="120%" fo:text-align="justify" style:justify-single-word="false" style:writing-mode="page"/>
      <style:text-properties style:use-window-font-color="true" style:font-name="Liberation Serif1" fo:font-size="10pt" officeooo:rsid="000641ec" officeooo:paragraph-rsid="0645f24a" style:font-size-asian="10pt" style:font-size-complex="10pt"/>
    </style:style>
    <style:style style:name="P37" style:family="paragraph" style:parent-style-name="Preformatted_20_Text">
      <style:paragraph-properties fo:line-height="120%" fo:text-align="justify" style:justify-single-word="false" style:writing-mode="page"/>
      <style:text-properties fo:font-variant="normal" fo:text-transform="none" style:font-name="Liberation Serif1" fo:font-size="9pt" fo:language="grc" fo:country="GR" fo:font-style="italic" style:text-underline-style="none" fo:font-weight="normal" officeooo:rsid="05445fbf" officeooo:paragraph-rsid="0645f24a" style:font-size-asian="9pt" style:font-style-asian="italic" style:font-weight-asian="normal" style:font-size-complex="9pt" style:font-style-complex="italic" style:font-weight-complex="normal"/>
    </style:style>
    <style:style style:name="P38" style:family="paragraph" style:parent-style-name="Preformatted_20_Text">
      <style:paragraph-properties fo:line-height="120%" fo:text-align="justify" style:justify-single-word="false" style:writing-mode="page"/>
      <style:text-properties fo:font-variant="normal" fo:text-transform="none" style:font-name="Liberation Serif1" fo:font-size="9pt" fo:language="grc" fo:country="GR" fo:font-style="italic" style:text-underline-style="none" fo:font-weight="normal" officeooo:rsid="05445fbf" officeooo:paragraph-rsid="08088cb5" style:font-size-asian="9pt" style:font-style-asian="italic" style:font-weight-asian="normal" style:font-size-complex="9pt" style:font-style-complex="italic" style:font-weight-complex="normal"/>
    </style:style>
    <style:style style:name="P39" style:family="paragraph" style:parent-style-name="Preformatted_20_Text">
      <style:paragraph-properties fo:line-height="120%" fo:text-align="justify" style:justify-single-word="false" style:writing-mode="page"/>
      <style:text-properties fo:font-variant="normal" fo:text-transform="none" style:font-name="Liberation Serif1" fo:font-size="9pt" fo:language="grc" fo:country="GR" fo:font-style="italic" style:text-underline-style="none" fo:font-weight="normal" officeooo:rsid="05445fbf" officeooo:paragraph-rsid="0809bd54" style:font-size-asian="9pt" style:font-style-asian="italic" style:font-weight-asian="normal" style:font-size-complex="9pt" style:font-style-complex="italic" style:font-weight-complex="normal"/>
    </style:style>
    <style:style style:name="P40" style:family="paragraph" style:parent-style-name="Preformatted_20_Text">
      <style:paragraph-properties fo:line-height="120%" fo:text-align="justify" style:justify-single-word="false" style:writing-mode="page"/>
      <style:text-properties officeooo:paragraph-rsid="07266964"/>
    </style:style>
    <style:style style:name="P41" style:family="paragraph" style:parent-style-name="Preformatted_20_Text">
      <style:paragraph-properties fo:line-height="120%" fo:text-align="justify" style:justify-single-word="false" style:writing-mode="page"/>
      <style:text-properties style:font-name="Liberation Serif" fo:font-size="10pt" fo:font-weight="bold" officeooo:rsid="046779cc" officeooo:paragraph-rsid="08a706e3" style:font-size-asian="10pt" style:font-weight-asian="bold" style:font-size-complex="10pt" style:font-weight-complex="bold"/>
    </style:style>
    <style:style style:name="P42" style:family="paragraph" style:parent-style-name="Preformatted_20_Text">
      <style:paragraph-properties fo:line-height="120%" fo:text-align="justify" style:justify-single-word="false" style:writing-mode="page"/>
      <style:text-properties style:font-name="Liberation Serif" fo:font-size="10pt" fo:font-weight="bold" officeooo:rsid="08fd25c7" officeooo:paragraph-rsid="08fd25c7" style:font-size-asian="10pt" style:font-weight-asian="bold" style:font-size-complex="10pt" style:font-weight-complex="bold"/>
    </style:style>
    <style:style style:name="P43" style:family="paragraph" style:parent-style-name="Preformatted_20_Text">
      <style:paragraph-properties fo:line-height="120%" fo:text-align="justify" style:justify-single-word="false" style:writing-mode="page"/>
      <style:text-properties style:font-name="Liberation Serif" fo:font-size="10pt" fo:language="grc" fo:country="GR" officeooo:rsid="08e9807a" officeooo:paragraph-rsid="08e9807a" style:font-size-asian="10pt" style:font-size-complex="10pt"/>
    </style:style>
    <style:style style:name="P44" style:family="paragraph" style:parent-style-name="Table_20_Contents">
      <style:paragraph-properties fo:line-height="120%" style:writing-mode="page"/>
      <style:text-properties style:font-name="Liberation Serif1" fo:font-size="10pt" fo:font-weight="normal" officeooo:rsid="00119be4" officeooo:paragraph-rsid="0645f24a" style:font-size-asian="10pt" style:font-weight-asian="normal" style:font-size-complex="10pt" style:font-weight-complex="normal"/>
    </style:style>
    <style:style style:name="P45" style:family="paragraph" style:parent-style-name="Table_20_Contents">
      <style:paragraph-properties fo:line-height="120%" style:writing-mode="page"/>
      <style:text-properties style:font-name="Liberation Serif1" fo:font-size="10pt" fo:font-weight="normal" officeooo:rsid="00f86694" officeooo:paragraph-rsid="0645f24a" style:font-size-asian="10pt" style:font-weight-asian="normal" style:font-size-complex="10pt" style:font-weight-complex="normal"/>
    </style:style>
    <style:style style:name="P46" style:family="paragraph" style:parent-style-name="Table_20_Contents">
      <style:paragraph-properties fo:line-height="120%" style:writing-mode="page"/>
      <style:text-properties style:font-name="Liberation Serif1" fo:font-size="10pt" fo:font-weight="normal" officeooo:rsid="0334dc84" officeooo:paragraph-rsid="0645f24a" style:font-size-asian="10pt" style:font-weight-asian="normal" style:font-size-complex="10pt" style:font-weight-complex="normal"/>
    </style:style>
    <style:style style:name="P47" style:family="paragraph" style:parent-style-name="Table_20_Contents">
      <style:paragraph-properties fo:line-height="120%" style:writing-mode="page"/>
      <style:text-properties style:font-name="Liberation Serif1" fo:font-size="10pt" fo:font-weight="normal" officeooo:rsid="002be004" officeooo:paragraph-rsid="0645f24a" style:font-size-asian="10pt" style:font-weight-asian="normal" style:font-size-complex="10pt" style:font-weight-complex="normal"/>
    </style:style>
    <style:style style:name="P48" style:family="paragraph" style:parent-style-name="Table_20_Contents">
      <style:paragraph-properties fo:line-height="120%" style:writing-mode="page"/>
      <style:text-properties style:font-name="Liberation Serif1" fo:font-size="10pt" fo:font-weight="normal" officeooo:rsid="002b08d8" officeooo:paragraph-rsid="0645f24a" style:font-size-asian="10pt" style:font-weight-asian="normal" style:font-size-complex="10pt" style:font-weight-complex="normal"/>
    </style:style>
    <style:style style:name="P49" style:family="paragraph" style:parent-style-name="Table_20_Contents">
      <style:paragraph-properties fo:line-height="120%" style:writing-mode="page"/>
      <style:text-properties style:font-name="Liberation Serif1" fo:font-size="10pt" fo:font-weight="normal" officeooo:paragraph-rsid="06e7f1db" style:font-size-asian="10pt" style:font-weight-asian="normal" style:font-size-complex="10pt" style:font-weight-complex="normal"/>
    </style:style>
    <style:style style:name="P50" style:family="paragraph" style:parent-style-name="Table_20_Contents">
      <style:paragraph-properties fo:line-height="120%" style:writing-mode="page"/>
      <style:text-properties style:font-name="Liberation Serif1" fo:font-size="10pt" fo:font-weight="normal" officeooo:rsid="0254504a" officeooo:paragraph-rsid="0645f24a" style:font-size-asian="10pt" style:font-weight-asian="normal" style:font-size-complex="10pt" style:font-weight-complex="normal"/>
    </style:style>
    <style:style style:name="P51" style:family="paragraph" style:parent-style-name="Table_20_Contents">
      <style:paragraph-properties fo:line-height="120%" style:writing-mode="page"/>
      <style:text-properties style:font-name="Liberation Serif1" fo:font-size="10pt" officeooo:rsid="00fb001b" officeooo:paragraph-rsid="0645f24a" style:font-size-asian="10pt" style:font-size-complex="10pt"/>
    </style:style>
    <style:style style:name="P52" style:family="paragraph" style:parent-style-name="Table_20_Contents">
      <style:paragraph-properties fo:line-height="120%" style:writing-mode="page"/>
      <style:text-properties style:font-name="Liberation Serif1" fo:font-size="10pt" officeooo:paragraph-rsid="0645f24a" style:font-size-asian="10pt" style:font-size-complex="10pt"/>
    </style:style>
    <style:style style:name="P53" style:family="paragraph" style:parent-style-name="Table_20_Contents">
      <style:paragraph-properties fo:line-height="120%" style:writing-mode="page"/>
      <style:text-properties style:font-name="Liberation Serif1" fo:font-size="10pt" officeooo:rsid="001ca783" officeooo:paragraph-rsid="0645f24a" style:font-size-asian="10pt" style:font-size-complex="10pt"/>
    </style:style>
    <style:style style:name="P54" style:family="paragraph" style:parent-style-name="Table_20_Contents">
      <style:paragraph-properties fo:line-height="120%" style:writing-mode="page"/>
      <style:text-properties style:font-name="Liberation Serif1" fo:font-size="10pt" fo:font-weight="bold" officeooo:rsid="0254504a" officeooo:paragraph-rsid="0645f24a" style:font-size-asian="10pt" style:font-weight-asian="bold" style:font-size-complex="10pt" style:font-weight-complex="bold"/>
    </style:style>
    <style:style style:name="P55" style:family="paragraph" style:parent-style-name="Table_20_Contents">
      <style:paragraph-properties fo:line-height="120%" style:writing-mode="page"/>
      <style:text-properties style:font-name="Liberation Serif1" fo:font-size="10pt" fo:font-weight="bold" officeooo:rsid="00297ad1" officeooo:paragraph-rsid="0645f24a" style:font-size-asian="10pt" style:font-weight-asian="bold" style:font-size-complex="10pt" style:font-weight-complex="bold"/>
    </style:style>
    <style:style style:name="P56" style:family="paragraph" style:parent-style-name="Table_20_Contents">
      <style:paragraph-properties fo:line-height="120%" style:writing-mode="page"/>
      <style:text-properties style:font-name="Liberation Serif1" fo:font-size="10pt" fo:font-weight="bold" officeooo:rsid="0108d877" officeooo:paragraph-rsid="06e7f1db" style:font-size-asian="10pt" style:font-weight-asian="bold" style:font-size-complex="10pt" style:font-weight-complex="bold"/>
    </style:style>
    <style:style style:name="P57" style:family="paragraph" style:parent-style-name="Table_20_Contents">
      <style:paragraph-properties fo:line-height="120%" style:writing-mode="page"/>
      <style:text-properties style:font-name="Liberation Serif1" fo:font-size="10pt" style:text-underline-style="none" officeooo:rsid="001ca783" officeooo:paragraph-rsid="0645f24a" style:font-size-asian="10pt" style:font-size-complex="10pt"/>
    </style:style>
    <style:style style:name="P58" style:family="paragraph" style:parent-style-name="Table_20_Contents">
      <style:paragraph-properties fo:line-height="120%" style:writing-mode="page"/>
      <style:text-properties style:font-name="Liberation Serif1" fo:font-weight="bold" officeooo:rsid="003fd494" officeooo:paragraph-rsid="0645f24a" style:font-weight-asian="bold" style:font-weight-complex="bold"/>
    </style:style>
    <style:style style:name="P59" style:family="paragraph" style:parent-style-name="Table_20_Contents">
      <style:paragraph-properties fo:line-height="120%" style:writing-mode="page"/>
      <style:text-properties style:font-name="Liberation Serif1" fo:font-weight="bold" officeooo:rsid="001ca783" officeooo:paragraph-rsid="0645f24a" style:font-weight-asian="bold" style:font-weight-complex="bold"/>
    </style:style>
    <style:style style:name="P60" style:family="paragraph" style:parent-style-name="Table_20_Contents">
      <style:paragraph-properties fo:line-height="120%" style:writing-mode="page"/>
      <style:text-properties style:font-name="Liberation Serif1" fo:font-weight="bold" officeooo:rsid="00297ad1" officeooo:paragraph-rsid="0645f24a" style:font-weight-asian="bold" style:font-weight-complex="bold"/>
    </style:style>
    <style:style style:name="P61" style:family="paragraph" style:parent-style-name="Table_20_Contents">
      <style:paragraph-properties fo:line-height="120%" style:writing-mode="page"/>
      <style:text-properties style:font-name="Liberation Serif1" fo:font-weight="bold" officeooo:rsid="002be004" officeooo:paragraph-rsid="0645f24a" style:font-weight-asian="bold" style:font-weight-complex="bold"/>
    </style:style>
    <style:style style:name="P62" style:family="paragraph" style:parent-style-name="Table_20_Contents">
      <style:paragraph-properties fo:line-height="120%" style:writing-mode="page"/>
      <style:text-properties style:font-name="Liberation Serif1" fo:font-weight="bold" officeooo:paragraph-rsid="0645f24a" style:font-weight-asian="bold" style:font-weight-complex="bold"/>
    </style:style>
    <style:style style:name="P63" style:family="paragraph" style:parent-style-name="Table_20_Contents">
      <style:paragraph-properties fo:line-height="120%" style:writing-mode="page"/>
      <style:text-properties style:font-name="Liberation Serif1" fo:font-weight="bold" officeooo:rsid="00310a9c" officeooo:paragraph-rsid="0645f24a" style:font-weight-asian="bold" style:font-weight-complex="bold"/>
    </style:style>
    <style:style style:name="P64" style:family="paragraph" style:parent-style-name="Table_20_Contents">
      <style:paragraph-properties fo:line-height="120%" style:writing-mode="page"/>
      <style:text-properties style:font-name="Liberation Serif1" fo:font-weight="normal" officeooo:rsid="0034cd45" officeooo:paragraph-rsid="0645f24a" style:font-weight-asian="normal" style:font-weight-complex="normal"/>
    </style:style>
    <style:style style:name="P65" style:family="paragraph" style:parent-style-name="Table_20_Contents">
      <style:paragraph-properties fo:line-height="120%" style:writing-mode="page"/>
      <style:text-properties style:font-name="Liberation Serif1" fo:font-weight="normal" officeooo:rsid="00f86694" officeooo:paragraph-rsid="0645f24a" style:font-weight-asian="normal" style:font-weight-complex="normal"/>
    </style:style>
    <style:style style:name="P66" style:family="paragraph" style:parent-style-name="Table_20_Contents">
      <style:paragraph-properties fo:line-height="120%" style:writing-mode="page"/>
      <style:text-properties style:font-name="Liberation Serif1" fo:font-weight="normal" officeooo:rsid="0043a52a" officeooo:paragraph-rsid="0645f24a" style:font-weight-asian="normal" style:font-weight-complex="normal"/>
    </style:style>
    <style:style style:name="P67" style:family="paragraph" style:parent-style-name="Table_20_Contents">
      <style:paragraph-properties fo:line-height="120%" style:writing-mode="page"/>
      <style:text-properties style:font-name="Liberation Serif1" fo:font-weight="normal" officeooo:rsid="00310a9c" officeooo:paragraph-rsid="0645f24a" style:font-weight-asian="normal" style:font-weight-complex="normal"/>
    </style:style>
    <style:style style:name="P68" style:family="paragraph" style:parent-style-name="Table_20_Contents">
      <style:paragraph-properties fo:line-height="120%" style:writing-mode="page"/>
      <style:text-properties style:font-name="Liberation Serif1" officeooo:rsid="001ca783" officeooo:paragraph-rsid="0645f24a"/>
    </style:style>
    <style:style style:name="P69" style:family="paragraph" style:parent-style-name="Table_20_Contents">
      <style:paragraph-properties fo:line-height="120%" style:writing-mode="page"/>
      <style:text-properties style:font-name="Liberation Serif1" officeooo:paragraph-rsid="0645f24a"/>
    </style:style>
    <style:style style:name="P70" style:family="paragraph" style:parent-style-name="Table_20_Contents">
      <style:paragraph-properties fo:line-height="120%" style:writing-mode="page"/>
      <style:text-properties style:font-name="Liberation Serif1" officeooo:rsid="0043a52a" officeooo:paragraph-rsid="0645f24a"/>
    </style:style>
    <style:style style:name="P71" style:family="paragraph" style:parent-style-name="Table_20_Contents">
      <style:paragraph-properties fo:line-height="120%" style:writing-mode="page"/>
      <style:text-properties style:font-name="Liberation Serif1" officeooo:rsid="0034cd45" officeooo:paragraph-rsid="0645f24a"/>
    </style:style>
    <style:style style:name="P72" style:family="paragraph" style:parent-style-name="Table_20_Contents">
      <style:paragraph-properties fo:line-height="120%" style:writing-mode="page"/>
      <style:text-properties style:font-name="Liberation Serif1" fo:language="grc" fo:country="GR" fo:font-weight="normal" officeooo:rsid="0177a415" officeooo:paragraph-rsid="0645f24a" style:font-weight-asian="normal" style:font-weight-complex="normal"/>
    </style:style>
    <style:style style:name="P73" style:family="paragraph" style:parent-style-name="Table_20_Contents">
      <style:paragraph-properties fo:line-height="120%" fo:text-align="end" style:justify-single-word="false" style:writing-mode="page"/>
      <style:text-properties style:font-name="Liberation Serif1" fo:font-size="8pt" fo:font-weight="normal" officeooo:rsid="07ed12ca" officeooo:paragraph-rsid="0645f24a" style:font-size-asian="8pt" style:font-weight-asian="normal" style:font-size-complex="8pt" style:font-weight-complex="normal"/>
    </style:style>
    <style:style style:name="P74" style:family="paragraph" style:parent-style-name="Table_20_Contents">
      <style:paragraph-properties fo:line-height="120%" fo:text-align="end" style:justify-single-word="false" style:writing-mode="page"/>
      <style:text-properties style:font-name="Liberation Serif1" fo:font-size="8pt" fo:font-weight="normal" officeooo:rsid="07ed12ca" officeooo:paragraph-rsid="07f6e34c" style:font-size-asian="8pt" style:font-weight-asian="normal" style:font-size-complex="8pt" style:font-weight-complex="normal"/>
    </style:style>
    <style:style style:name="P75" style:family="paragraph" style:parent-style-name="Table_20_Contents">
      <style:paragraph-properties fo:line-height="120%" fo:text-align="end" style:justify-single-word="false" style:writing-mode="page"/>
      <style:text-properties style:font-name="Liberation Serif1" fo:font-size="8pt" fo:font-weight="normal" officeooo:rsid="07ed12ca" officeooo:paragraph-rsid="07f4c348" style:font-size-asian="8pt" style:font-weight-asian="normal" style:font-size-complex="8pt" style:font-weight-complex="normal"/>
    </style:style>
    <style:style style:name="P76" style:family="paragraph" style:parent-style-name="Table_20_Contents">
      <style:paragraph-properties fo:line-height="120%" style:writing-mode="page"/>
      <style:text-properties style:font-name="Liberation Mono1" fo:font-size="12pt" fo:font-weight="normal" officeooo:rsid="00f86694" officeooo:paragraph-rsid="0645f24a" style:font-size-asian="12pt" style:font-weight-asian="normal" style:font-size-complex="12pt" style:font-weight-complex="normal"/>
    </style:style>
    <style:style style:name="P77" style:family="paragraph" style:parent-style-name="Table_20_Contents">
      <style:paragraph-properties fo:line-height="120%" style:writing-mode="page"/>
      <style:text-properties style:font-name="Liberation Mono1" officeooo:rsid="00fb001b" officeooo:paragraph-rsid="0645f24a"/>
    </style:style>
    <style:style style:name="P78" style:family="paragraph" style:parent-style-name="Standard">
      <style:paragraph-properties fo:margin-left="0cm" fo:margin-right="0cm" fo:margin-top="0cm" fo:margin-bottom="0cm" loext:contextual-spacing="false" fo:line-height="120%" fo:text-align="justify" style:justify-single-word="false" fo:text-indent="0cm" style:auto-text-indent="false" style:writing-mode="page"/>
      <style:text-properties style:use-window-font-color="true" style:font-name="Liberation Serif1" fo:font-size="10pt" fo:font-weight="normal" officeooo:rsid="02f36e1d" officeooo:paragraph-rsid="0645f24a" style:font-name-asian="Liberation Serif2" style:font-size-asian="10pt" style:font-weight-asian="normal" style:font-name-complex="Liberation Serif2" style:font-size-complex="10pt" style:font-weight-complex="normal"/>
    </style:style>
    <style:style style:name="P79" style:family="paragraph" style:parent-style-name="Standard">
      <style:paragraph-properties fo:margin-left="0cm" fo:margin-right="0cm" fo:margin-top="0cm" fo:margin-bottom="0cm" loext:contextual-spacing="false" fo:line-height="120%" fo:text-align="justify" style:justify-single-word="false" fo:text-indent="0cm" style:auto-text-indent="false" style:writing-mode="page"/>
      <style:text-properties style:use-window-font-color="true" style:font-name="Liberation Serif1" fo:font-size="10pt" fo:font-weight="normal" officeooo:rsid="0184e280" officeooo:paragraph-rsid="0645ffb7" style:font-name-asian="Liberation Serif2" style:font-size-asian="10pt" style:font-weight-asian="normal" style:font-name-complex="Liberation Serif2" style:font-size-complex="10pt" style:font-weight-complex="normal"/>
    </style:style>
    <style:style style:name="P80" style:family="paragraph" style:parent-style-name="Text_20_body">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fo:font-weight="bold" officeooo:rsid="01a71c89" officeooo:paragraph-rsid="0645ffb7" style:font-name-asian="Liberation Serif2" style:font-size-asian="10pt" style:font-weight-asian="bold" style:font-name-complex="Liberation Serif2" style:font-size-complex="10pt" style:font-weight-complex="bold"/>
    </style:style>
    <style:style style:name="P81" style:family="paragraph" style:parent-style-name="Text_20_body">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fo:font-weight="bold" officeooo:rsid="01a71c89" officeooo:paragraph-rsid="07daac51" style:font-name-asian="Liberation Serif2" style:font-size-asian="10pt" style:font-weight-asian="bold" style:font-name-complex="Liberation Serif2" style:font-size-complex="10pt" style:font-weight-complex="bold"/>
    </style:style>
    <style:style style:name="P82" style:family="paragraph" style:parent-style-name="Text_20_body">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fo:font-weight="bold" officeooo:rsid="07d6b6d4" officeooo:paragraph-rsid="07d6b6d4" style:font-name-asian="Liberation Serif2" style:font-size-asian="10pt" style:font-weight-asian="bold" style:font-name-complex="Liberation Serif2" style:font-size-complex="10pt" style:font-weight-complex="bold"/>
    </style:style>
    <style:style style:name="P83" style:family="paragraph" style:parent-style-name="Text_20_body">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fo:font-weight="bold" officeooo:rsid="07d3a453" officeooo:paragraph-rsid="07daac51" style:font-size-asian="10pt" style:font-weight-asian="bold" style:font-size-complex="10pt" style:font-weight-complex="bold"/>
    </style:style>
    <style:style style:name="P84" style:family="paragraph" style:parent-style-name="Text_20_body">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fo:font-weight="normal" officeooo:rsid="04b15346" officeooo:paragraph-rsid="0645f24a" style:font-size-asian="10pt" style:font-weight-asian="normal" style:font-size-complex="10pt" style:font-weight-complex="normal"/>
    </style:style>
    <style:style style:name="P85" style:family="paragraph" style:parent-style-name="Text_20_body">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fo:font-weight="normal" officeooo:rsid="0011c421" officeooo:paragraph-rsid="0645f24a" style:font-size-asian="10pt" style:font-weight-asian="normal" style:font-size-complex="10pt" style:font-weight-complex="normal"/>
    </style:style>
    <style:style style:name="P86" style:family="paragraph" style:parent-style-name="Text_20_body">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fo:font-weight="normal" officeooo:rsid="0011c421" officeooo:paragraph-rsid="0645ffb7" style:font-size-asian="10pt" style:font-weight-asian="normal" style:font-size-complex="10pt" style:font-weight-complex="normal"/>
    </style:style>
    <style:style style:name="P87" style:family="paragraph" style:parent-style-name="Text_20_body">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fo:font-weight="normal" officeooo:rsid="00278373" officeooo:paragraph-rsid="0645f24a" style:font-size-asian="10pt" style:font-weight-asian="normal" style:font-size-complex="10pt" style:font-weight-complex="normal"/>
    </style:style>
    <style:style style:name="P88" style:family="paragraph" style:parent-style-name="Text_20_body">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fo:font-weight="normal" officeooo:rsid="000cbb5e" officeooo:paragraph-rsid="0645f24a" style:font-size-asian="10pt" style:font-weight-asian="normal" style:font-size-complex="10pt" style:font-weight-complex="normal"/>
    </style:style>
    <style:style style:name="P89" style:family="paragraph" style:parent-style-name="Text_20_body">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fo:font-weight="normal" officeooo:rsid="002371a2" officeooo:paragraph-rsid="0645f24a" style:font-size-asian="10pt" style:font-weight-asian="normal" style:font-size-complex="10pt" style:font-weight-complex="normal"/>
    </style:style>
    <style:style style:name="P90" style:family="paragraph" style:parent-style-name="Text_20_body">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fo:font-weight="normal" officeooo:rsid="000e6708" officeooo:paragraph-rsid="0645f24a" style:font-size-asian="10pt" style:font-weight-asian="normal" style:font-size-complex="10pt" style:font-weight-complex="normal"/>
    </style:style>
    <style:style style:name="P91" style:family="paragraph" style:parent-style-name="Text_20_body">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fo:font-weight="normal" officeooo:rsid="0173798f" officeooo:paragraph-rsid="0645f24a" style:font-size-asian="10pt" style:font-weight-asian="normal" style:font-size-complex="10pt" style:font-weight-complex="normal"/>
    </style:style>
    <style:style style:name="P92" style:family="paragraph" style:parent-style-name="Text_20_body">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fo:font-weight="normal" officeooo:rsid="0173798f" officeooo:paragraph-rsid="0645ffb7" style:font-size-asian="10pt" style:font-weight-asian="normal" style:font-size-complex="10pt" style:font-weight-complex="normal"/>
    </style:style>
    <style:style style:name="P93" style:family="paragraph" style:parent-style-name="Text_20_body">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fo:font-weight="normal" officeooo:rsid="001d26ef" officeooo:paragraph-rsid="0645f24a" style:font-size-asian="10pt" style:font-weight-asian="normal" style:font-size-complex="10pt" style:font-weight-complex="normal"/>
    </style:style>
    <style:style style:name="P94"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use-window-font-color="true" style:font-name="Liberation Serif1" fo:font-size="10pt" fo:font-weight="normal" officeooo:rsid="002e680b" officeooo:paragraph-rsid="0645ffb7" style:font-size-asian="10pt" style:font-weight-asian="normal" style:font-size-complex="10pt" style:font-weight-complex="normal"/>
    </style:style>
    <style:style style:name="P95" style:family="paragraph" style:parent-style-name="Text_20_body">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fo:font-weight="normal" officeooo:rsid="016e79e3" officeooo:paragraph-rsid="0645f24a" style:font-size-asian="10pt" style:font-weight-asian="normal" style:font-size-complex="10pt" style:font-weight-complex="normal"/>
    </style:style>
    <style:style style:name="P96" style:family="paragraph" style:parent-style-name="Text_20_body">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fo:font-weight="normal" officeooo:rsid="00278373" officeooo:paragraph-rsid="0645f24a" style:font-name-asian="Liberation Serif2" style:font-size-asian="10pt" style:font-weight-asian="normal" style:font-name-complex="Liberation Serif2" style:font-size-complex="10pt" style:font-weight-complex="normal"/>
    </style:style>
    <style:style style:name="P97"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use-window-font-color="true" style:font-name="Liberation Serif1" fo:font-size="10pt" fo:font-weight="normal" officeooo:rsid="002e680b" officeooo:paragraph-rsid="0645f24a" style:font-name-asian="Liberation Serif2" style:font-size-asian="10pt" style:font-weight-asian="normal" style:font-name-complex="Liberation Serif2" style:font-size-complex="10pt" style:font-weight-complex="normal"/>
    </style:style>
    <style:style style:name="P98" style:family="paragraph" style:parent-style-name="Text_20_body">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fo:font-weight="normal" officeooo:rsid="0184e280" officeooo:paragraph-rsid="0645f24a" style:font-name-asian="Liberation Serif2" style:font-size-asian="10pt" style:font-weight-asian="normal" style:font-name-complex="Liberation Serif2" style:font-size-complex="10pt" style:font-weight-complex="normal"/>
    </style:style>
    <style:style style:name="P99" style:family="paragraph" style:parent-style-name="Text_20_body">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fo:font-weight="normal" officeooo:rsid="0184e280" officeooo:paragraph-rsid="0645ffb7" style:font-name-asian="Liberation Serif2" style:font-size-asian="10pt" style:font-weight-asian="normal" style:font-name-complex="Liberation Serif2" style:font-size-complex="10pt" style:font-weight-complex="normal"/>
    </style:style>
    <style:style style:name="P100" style:family="paragraph" style:parent-style-name="Text_20_body">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fo:font-weight="normal" officeooo:rsid="0184e280" officeooo:paragraph-rsid="096afca6" style:font-name-asian="Liberation Serif2" style:font-size-asian="10pt" style:font-weight-asian="normal" style:font-name-complex="Liberation Serif2" style:font-size-complex="10pt" style:font-weight-complex="normal"/>
    </style:style>
    <style:style style:name="P101"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use-window-font-color="true" style:font-name="Liberation Serif1" fo:font-size="10pt" fo:font-weight="normal" officeooo:rsid="0184e280" officeooo:paragraph-rsid="0645f24a" style:font-name-asian="Liberation Serif2" style:font-size-asian="10pt" style:font-weight-asian="normal" style:font-name-complex="Liberation Serif2" style:font-size-complex="10pt" style:font-weight-complex="normal"/>
    </style:style>
    <style:style style:name="P102" style:family="paragraph" style:parent-style-name="Text_20_body">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fo:font-weight="normal" officeooo:rsid="020ebc44" officeooo:paragraph-rsid="0645f24a" style:font-name-asian="Liberation Serif2" style:font-size-asian="10pt" style:font-weight-asian="normal" style:font-name-complex="Liberation Serif2" style:font-size-complex="10pt" style:font-weight-complex="normal"/>
    </style:style>
    <style:style style:name="P103"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use-window-font-color="true" style:font-name="Liberation Serif1" fo:font-size="10pt" fo:font-weight="normal" officeooo:rsid="003243d8" officeooo:paragraph-rsid="0645f24a" style:font-name-asian="Liberation Serif2" style:font-size-asian="10pt" style:font-weight-asian="normal" style:font-name-complex="Liberation Serif2" style:font-size-complex="10pt" style:font-weight-complex="normal"/>
    </style:style>
    <style:style style:name="P104"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use-window-font-color="true" style:font-name="Liberation Serif1" fo:font-size="10pt" fo:font-weight="normal" officeooo:rsid="02f36e1d" officeooo:paragraph-rsid="0645f24a" style:font-name-asian="Liberation Serif2" style:font-size-asian="10pt" style:font-weight-asian="normal" style:font-name-complex="Liberation Serif2" style:font-size-complex="10pt" style:font-weight-complex="normal"/>
    </style:style>
    <style:style style:name="P105"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use-window-font-color="true" style:font-name="Liberation Serif1" fo:font-size="10pt" fo:font-weight="normal" officeooo:rsid="000641ec" officeooo:paragraph-rsid="086ac857" style:font-name-asian="Liberation Serif2" style:font-size-asian="10pt" style:font-weight-asian="normal" style:font-name-complex="Liberation Serif2" style:font-size-complex="10pt" style:font-weight-complex="normal"/>
    </style:style>
    <style:style style:name="P106"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use-window-font-color="true" style:font-name="Liberation Serif1" fo:font-size="10pt" fo:font-weight="normal" officeooo:rsid="000641ec" officeooo:paragraph-rsid="0875561b" style:font-name-asian="Liberation Serif2" style:font-size-asian="10pt" style:font-weight-asian="normal" style:font-name-complex="Liberation Serif2" style:font-size-complex="10pt" style:font-weight-complex="normal"/>
    </style:style>
    <style:style style:name="P107" style:family="paragraph" style:parent-style-name="Text_20_body">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officeooo:rsid="000cbb5e" officeooo:paragraph-rsid="0645f24a" style:font-size-asian="10pt" style:font-size-complex="10pt"/>
    </style:style>
    <style:style style:name="P108" style:family="paragraph" style:parent-style-name="Text_20_body">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officeooo:rsid="02728308" officeooo:paragraph-rsid="0645f24a" style:font-size-asian="10pt" style:font-size-complex="10pt"/>
    </style:style>
    <style:style style:name="P109" style:family="paragraph" style:parent-style-name="Text_20_body">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officeooo:rsid="02728308" officeooo:paragraph-rsid="09693e6c" style:font-size-asian="10pt" style:font-size-complex="10pt"/>
    </style:style>
    <style:style style:name="P110"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use-window-font-color="true" style:font-name="Liberation Serif1" fo:font-size="10pt" officeooo:rsid="00db3d20" officeooo:paragraph-rsid="0645f24a" style:font-size-asian="10pt" style:font-size-complex="10pt"/>
    </style:style>
    <style:style style:name="P111" style:family="paragraph" style:parent-style-name="Text_20_body">
      <style:paragraph-properties fo:margin-left="0cm" fo:margin-right="0cm" fo:margin-top="0cm" fo:margin-bottom="0cm" loext:contextual-spacing="false" fo:line-height="120%" fo:text-align="center" style:justify-single-word="false" fo:text-indent="0cm" style:auto-text-indent="false" style:writing-mode="page"/>
      <style:text-properties style:use-window-font-color="true" style:font-name="Liberation Serif1" fo:font-size="12pt" fo:font-weight="bold" officeooo:rsid="090277af" officeooo:paragraph-rsid="090277af" style:font-name-asian="Liberation Serif2" style:font-size-asian="12pt" style:font-weight-asian="bold" style:font-name-complex="Liberation Serif2" style:font-size-complex="12pt" style:font-weight-complex="bold"/>
    </style:style>
    <style:style style:name="P112"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12pt" fo:font-style="italic" officeooo:rsid="003243d8" officeooo:paragraph-rsid="0645f24a" style:font-size-asian="12pt" style:font-style-asian="italic" style:font-size-complex="12pt" style:font-style-complex="italic"/>
    </style:style>
    <style:style style:name="P113" style:family="paragraph" style:parent-style-name="Text_20_body">
      <style:paragraph-properties fo:margin-left="0cm" fo:margin-right="0cm" fo:margin-top="0cm" fo:margin-bottom="0cm" loext:contextual-spacing="false" fo:line-height="120%" fo:text-align="center" style:justify-single-word="false" fo:text-indent="0cm" style:auto-text-indent="false" style:writing-mode="page"/>
      <style:text-properties style:font-name="Liberation Serif1" fo:font-size="12pt" fo:font-weight="bold" officeooo:rsid="017ac8b7" officeooo:paragraph-rsid="0645f24a" style:font-size-asian="12pt" style:font-weight-asian="bold" style:font-size-complex="12pt" style:font-weight-complex="bold"/>
    </style:style>
    <style:style style:name="P114"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2pt" fo:font-weight="bold" officeooo:rsid="0134aeaf" officeooo:paragraph-rsid="0645f24a" style:font-size-asian="12pt" style:font-weight-asian="bold" style:font-size-complex="12pt" style:font-weight-complex="bold"/>
    </style:style>
    <style:style style:name="P115" style:family="paragraph" style:parent-style-name="Text_20_body">
      <style:paragraph-properties fo:margin-left="0cm" fo:margin-right="0cm" fo:margin-top="0cm" fo:margin-bottom="0cm" loext:contextual-spacing="false" fo:line-height="120%" fo:text-align="center" style:justify-single-word="false" fo:text-indent="0cm" style:auto-text-indent="false" style:writing-mode="page"/>
      <style:text-properties style:font-name="Liberation Serif1" fo:font-size="12pt" fo:font-weight="bold" officeooo:rsid="0181640c" officeooo:paragraph-rsid="0645f24a" style:font-size-asian="12pt" style:font-weight-asian="bold" style:font-size-complex="12pt" style:font-weight-complex="bold"/>
    </style:style>
    <style:style style:name="P116"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12pt" fo:font-weight="bold" officeooo:rsid="06308d53" officeooo:paragraph-rsid="0645f24a" style:font-size-asian="12pt" style:font-weight-asian="bold" style:font-size-complex="12pt" style:font-weight-complex="bold"/>
    </style:style>
    <style:style style:name="P117"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2pt" officeooo:rsid="00131835" officeooo:paragraph-rsid="0645f24a" style:font-size-asian="12pt" style:font-size-complex="12pt"/>
    </style:style>
    <style:style style:name="P118"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2pt" officeooo:rsid="000cbb5e" officeooo:paragraph-rsid="0645f24a" style:font-size-asian="12pt" style:font-size-complex="12pt"/>
    </style:style>
    <style:style style:name="P119"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2pt" officeooo:rsid="000e6708" officeooo:paragraph-rsid="0645f24a" style:font-size-asian="12pt" style:font-size-complex="12pt"/>
    </style:style>
    <style:style style:name="P120"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2pt" officeooo:rsid="000f7771" officeooo:paragraph-rsid="0645f24a" style:font-size-asian="12pt" style:font-size-complex="12pt"/>
    </style:style>
    <style:style style:name="P121"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2pt" officeooo:rsid="000ff59e" officeooo:paragraph-rsid="0645f24a" style:font-size-asian="12pt" style:font-size-complex="12pt"/>
    </style:style>
    <style:style style:name="P122"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2pt" officeooo:rsid="0011c421" officeooo:paragraph-rsid="0645f24a" style:font-size-asian="12pt" style:font-size-complex="12pt"/>
    </style:style>
    <style:style style:name="P123"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2pt" officeooo:rsid="001cd888" officeooo:paragraph-rsid="0645f24a" style:font-size-asian="12pt" style:font-size-complex="12pt"/>
    </style:style>
    <style:style style:name="P124"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2pt" officeooo:rsid="001d26ef" officeooo:paragraph-rsid="0645f24a" style:font-size-asian="12pt" style:font-size-complex="12pt"/>
    </style:style>
    <style:style style:name="P125"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2pt" officeooo:rsid="0024eb7b" officeooo:paragraph-rsid="0645f24a" style:font-size-asian="12pt" style:font-size-complex="12pt"/>
    </style:style>
    <style:style style:name="P126"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2pt" officeooo:rsid="00278373" officeooo:paragraph-rsid="0645f24a" style:font-size-asian="12pt" style:font-size-complex="12pt"/>
    </style:style>
    <style:style style:name="P127"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12pt" officeooo:rsid="002af2aa" officeooo:paragraph-rsid="0645f24a" style:font-size-asian="12pt" style:font-size-complex="12pt"/>
    </style:style>
    <style:style style:name="P128"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2pt" officeooo:rsid="002af2aa" officeooo:paragraph-rsid="0645f24a" style:font-size-asian="12pt" style:font-size-complex="12pt"/>
    </style:style>
    <style:style style:name="P129"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2pt" officeooo:rsid="002b2d24" officeooo:paragraph-rsid="0645f24a" style:font-size-asian="12pt" style:font-size-complex="12pt"/>
    </style:style>
    <style:style style:name="P130"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2pt" officeooo:rsid="002bccec" officeooo:paragraph-rsid="0645f24a" style:font-size-asian="12pt" style:font-size-complex="12pt"/>
    </style:style>
    <style:style style:name="P131"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12pt" officeooo:rsid="002e680b" officeooo:paragraph-rsid="0645f24a" style:font-size-asian="12pt" style:font-size-complex="12pt"/>
    </style:style>
    <style:style style:name="P132"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2pt" officeooo:rsid="002e680b" officeooo:paragraph-rsid="0645f24a" style:font-size-asian="12pt" style:font-size-complex="12pt"/>
    </style:style>
    <style:style style:name="P133"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12pt" officeooo:rsid="003243d8" officeooo:paragraph-rsid="0645f24a" style:font-size-asian="12pt" style:font-size-complex="12pt"/>
    </style:style>
    <style:style style:name="P134" style:family="paragraph" style:parent-style-name="Text_20_body">
      <style:paragraph-properties fo:margin-left="0cm" fo:margin-right="0cm" fo:margin-top="0cm" fo:margin-bottom="0cm" loext:contextual-spacing="false" fo:line-height="120%" fo:text-align="center" style:justify-single-word="false" fo:text-indent="0cm" style:auto-text-indent="false" style:writing-mode="page"/>
      <style:text-properties style:font-name="Liberation Serif1" fo:font-size="12pt" officeooo:rsid="017ac8b7" officeooo:paragraph-rsid="0645f24a" style:font-size-asian="12pt" style:font-size-complex="12pt"/>
    </style:style>
    <style:style style:name="P135"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2pt" officeooo:rsid="001f966f" officeooo:paragraph-rsid="0645f24a" style:font-size-asian="12pt" style:font-size-complex="12pt"/>
    </style:style>
    <style:style style:name="P136"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2pt" officeooo:rsid="002371a2" officeooo:paragraph-rsid="0645f24a" style:font-size-asian="12pt" style:font-size-complex="12pt"/>
    </style:style>
    <style:style style:name="P137"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2pt" fo:font-weight="normal" officeooo:rsid="00f86694" officeooo:paragraph-rsid="0645f24a" style:font-size-asian="12pt" style:font-weight-asian="normal" style:font-size-complex="12pt" style:font-weight-complex="normal"/>
    </style:style>
    <style:style style:name="P138"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2pt" officeooo:rsid="0081b391" officeooo:paragraph-rsid="0645f24a" style:font-name-asian="Liberation Serif2" style:font-size-asian="12pt" style:font-name-complex="Liberation Serif2" style:font-size-complex="12pt"/>
    </style:style>
    <style:style style:name="P139"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2pt" officeooo:rsid="06473e39" officeooo:paragraph-rsid="0645f24a" style:font-name-asian="Liberation Serif2" style:font-size-asian="12pt" style:font-name-complex="Liberation Serif2" style:font-size-complex="12pt"/>
    </style:style>
    <style:style style:name="P140"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9pt" fo:font-style="normal" style:text-underline-style="none" officeooo:rsid="03c99d9a" officeooo:paragraph-rsid="0645f24a" style:font-name-asian="Liberation Serif2" style:font-size-asian="9pt" style:font-style-asian="normal" style:font-name-complex="Liberation Serif2" style:font-size-complex="9pt" style:font-style-complex="normal"/>
    </style:style>
    <style:style style:name="P141"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9pt" officeooo:rsid="001cd888" officeooo:paragraph-rsid="0671af1d" style:font-size-asian="9pt" style:font-size-complex="9pt"/>
    </style:style>
    <style:style style:name="P142"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9pt" officeooo:rsid="0011c421" officeooo:paragraph-rsid="0671af1d" style:font-size-asian="9pt" style:font-size-complex="9pt"/>
    </style:style>
    <style:style style:name="P143"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9pt" fo:font-style="italic" officeooo:rsid="003243d8" officeooo:paragraph-rsid="0671af1d" style:font-size-asian="9pt" style:font-style-asian="italic" style:font-size-complex="9pt" style:font-style-complex="italic"/>
    </style:style>
    <style:style style:name="P144"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9pt" fo:font-style="italic" officeooo:rsid="003243d8" officeooo:paragraph-rsid="067365c6" style:font-size-asian="9pt" style:font-style-asian="italic" style:font-size-complex="9pt" style:font-style-complex="italic"/>
    </style:style>
    <style:style style:name="P145"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9pt" fo:font-style="italic" officeooo:rsid="000cbb5e" officeooo:paragraph-rsid="0671a4cf" style:font-size-asian="9pt" style:font-style-asian="italic" style:font-size-complex="9pt" style:font-style-complex="italic"/>
    </style:style>
    <style:style style:name="P146"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9pt" fo:font-style="italic" officeooo:rsid="000cbb5e" officeooo:paragraph-rsid="0671af1d" style:font-size-asian="9pt" style:font-style-asian="italic" style:font-size-complex="9pt" style:font-style-complex="italic"/>
    </style:style>
    <style:style style:name="P147"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9pt" fo:font-style="italic" officeooo:rsid="000f7771" officeooo:paragraph-rsid="0671af1d" style:font-size-asian="9pt" style:font-style-asian="italic" style:font-size-complex="9pt" style:font-style-complex="italic"/>
    </style:style>
    <style:style style:name="P148"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9pt" fo:font-style="italic" officeooo:rsid="000ff59e" officeooo:paragraph-rsid="0671af1d" style:font-size-asian="9pt" style:font-style-asian="italic" style:font-size-complex="9pt" style:font-style-complex="italic"/>
    </style:style>
    <style:style style:name="P149"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9pt" fo:font-style="italic" officeooo:rsid="001d26ef" officeooo:paragraph-rsid="0671af1d" style:font-size-asian="9pt" style:font-style-asian="italic" style:font-size-complex="9pt" style:font-style-complex="italic"/>
    </style:style>
    <style:style style:name="P150"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9pt" fo:font-style="italic" officeooo:rsid="001f966f" officeooo:paragraph-rsid="0671af1d" style:font-size-asian="9pt" style:font-style-asian="italic" style:font-size-complex="9pt" style:font-style-complex="italic"/>
    </style:style>
    <style:style style:name="P151"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9pt" fo:font-style="italic" officeooo:rsid="002371a2" officeooo:paragraph-rsid="0671af1d" style:font-size-asian="9pt" style:font-style-asian="italic" style:font-size-complex="9pt" style:font-style-complex="italic"/>
    </style:style>
    <style:style style:name="P152"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9pt" fo:font-style="italic" officeooo:rsid="00278373" officeooo:paragraph-rsid="0671af1d" style:font-size-asian="9pt" style:font-style-asian="italic" style:font-size-complex="9pt" style:font-style-complex="italic"/>
    </style:style>
    <style:style style:name="P153"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9pt" fo:font-style="italic" officeooo:rsid="002af2aa" officeooo:paragraph-rsid="0671af1d" style:font-size-asian="9pt" style:font-style-asian="italic" style:font-size-complex="9pt" style:font-style-complex="italic"/>
    </style:style>
    <style:style style:name="P154"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9pt" fo:font-style="italic" officeooo:rsid="002b2d24" officeooo:paragraph-rsid="0671af1d" style:font-size-asian="9pt" style:font-style-asian="italic" style:font-size-complex="9pt" style:font-style-complex="italic"/>
    </style:style>
    <style:style style:name="P155"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9pt" fo:font-style="italic" style:text-underline-style="none" fo:font-weight="normal" officeooo:rsid="04b55825" officeooo:paragraph-rsid="0645f24a" style:font-size-asian="9pt" style:font-style-asian="italic" style:font-weight-asian="normal" style:font-size-complex="9pt" style:font-style-complex="italic" style:font-weight-complex="normal"/>
    </style:style>
    <style:style style:name="P156"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officeooo:paragraph-rsid="0645f24a"/>
    </style:style>
    <style:style style:name="P157"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officeooo:paragraph-rsid="08f9ee19"/>
    </style:style>
    <style:style style:name="P158"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0pt" officeooo:rsid="000ff59e" officeooo:paragraph-rsid="0645f24a" style:font-size-asian="10pt" style:font-size-complex="10pt"/>
    </style:style>
    <style:style style:name="P159"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10pt" officeooo:rsid="002af2aa" officeooo:paragraph-rsid="0671af1d" style:font-size-asian="10pt" style:font-size-complex="10pt"/>
    </style:style>
    <style:style style:name="P160"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10pt" officeooo:paragraph-rsid="08fa8408" style:font-size-asian="10pt" style:font-size-complex="10pt"/>
    </style:style>
    <style:style style:name="P161"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10pt" officeooo:rsid="000641ec" officeooo:paragraph-rsid="08fa66ab" style:font-size-asian="10pt" style:font-size-complex="10pt"/>
    </style:style>
    <style:style style:name="P162"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0pt" fo:font-style="italic" officeooo:rsid="000cbb5e" officeooo:paragraph-rsid="0645f24a" style:font-size-asian="10pt" style:font-style-asian="italic" style:font-size-complex="10pt" style:font-style-complex="italic"/>
    </style:style>
    <style:style style:name="P163"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0pt" fo:font-style="italic" officeooo:rsid="000f7771" officeooo:paragraph-rsid="0645f24a" style:font-size-asian="10pt" style:font-style-asian="italic" style:font-size-complex="10pt" style:font-style-complex="italic"/>
    </style:style>
    <style:style style:name="P164"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0pt" fo:font-style="italic" officeooo:rsid="000ff59e" officeooo:paragraph-rsid="0645f24a" style:font-size-asian="10pt" style:font-style-asian="italic" style:font-size-complex="10pt" style:font-style-complex="italic"/>
    </style:style>
    <style:style style:name="P165"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0pt" fo:font-style="italic" officeooo:rsid="001cd888" officeooo:paragraph-rsid="06615ff6" style:font-size-asian="10pt" style:font-style-asian="italic" style:font-size-complex="10pt" style:font-style-complex="italic"/>
    </style:style>
    <style:style style:name="P166"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0pt" fo:font-style="italic" officeooo:rsid="001d26ef" officeooo:paragraph-rsid="0645f24a" style:font-size-asian="10pt" style:font-style-asian="italic" style:font-size-complex="10pt" style:font-style-complex="italic"/>
    </style:style>
    <style:style style:name="P167"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0pt" fo:font-style="italic" officeooo:rsid="001f966f" officeooo:paragraph-rsid="0645f24a" style:font-size-asian="10pt" style:font-style-asian="italic" style:font-size-complex="10pt" style:font-style-complex="italic"/>
    </style:style>
    <style:style style:name="P168"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0pt" fo:font-style="italic" officeooo:rsid="002bccec" officeooo:paragraph-rsid="0671af1d" style:font-size-asian="10pt" style:font-style-asian="italic" style:font-size-complex="10pt" style:font-style-complex="italic"/>
    </style:style>
    <style:style style:name="P169"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10pt" fo:font-style="italic" officeooo:rsid="003243d8" officeooo:paragraph-rsid="0645f24a" style:font-size-asian="10pt" style:font-style-asian="italic" style:font-size-complex="10pt" style:font-style-complex="italic"/>
    </style:style>
    <style:style style:name="P170"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0pt" fo:font-style="italic" officeooo:rsid="009c2073" officeooo:paragraph-rsid="0645f24a" style:font-size-asian="10pt" style:font-style-asian="italic" style:font-size-complex="10pt" style:font-style-complex="italic"/>
    </style:style>
    <style:style style:name="P171"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0pt" fo:font-style="italic" officeooo:rsid="00a4c9a9" officeooo:paragraph-rsid="0645f24a" style:font-size-asian="10pt" style:font-style-asian="italic" style:font-size-complex="10pt" style:font-style-complex="italic"/>
    </style:style>
    <style:style style:name="P172"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0pt" fo:font-style="italic" officeooo:rsid="00a7c486" officeooo:paragraph-rsid="0645f24a" style:font-size-asian="10pt" style:font-style-asian="italic" style:font-size-complex="10pt" style:font-style-complex="italic"/>
    </style:style>
    <style:style style:name="P173"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0pt" fo:font-style="italic" officeooo:rsid="00a90cb9" officeooo:paragraph-rsid="064894b7" style:font-size-asian="10pt" style:font-style-asian="italic" style:font-size-complex="10pt" style:font-style-complex="italic"/>
    </style:style>
    <style:style style:name="P174"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0pt" fo:font-style="italic" officeooo:rsid="00afd559" officeooo:paragraph-rsid="064894b7" style:font-size-asian="10pt" style:font-style-asian="italic" style:font-size-complex="10pt" style:font-style-complex="italic"/>
    </style:style>
    <style:style style:name="P175"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10pt" fo:font-style="italic" officeooo:rsid="0081b391" officeooo:paragraph-rsid="06ac17f1" style:font-size-asian="10pt" style:font-style-asian="italic" style:font-size-complex="10pt" style:font-style-complex="italic"/>
    </style:style>
    <style:style style:name="P176"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10pt" fo:font-style="italic" officeooo:rsid="01f86c93" officeooo:paragraph-rsid="0651e666" style:font-size-asian="10pt" style:font-style-asian="italic" style:font-size-complex="10pt" style:font-style-complex="italic"/>
    </style:style>
    <style:style style:name="P177"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10pt" fo:font-style="italic" officeooo:rsid="00a6b732" officeooo:paragraph-rsid="06615ff6" style:font-name-asian="Liberation Serif2" style:font-size-asian="10pt" style:font-style-asian="italic" style:font-name-complex="Liberation Serif2" style:font-size-complex="10pt" style:font-style-complex="italic"/>
    </style:style>
    <style:style style:name="P178"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10pt" officeooo:rsid="035612d7" officeooo:paragraph-rsid="0645f24a" style:font-name-asian="Liberation Serif2" style:font-size-asian="10pt" style:font-name-complex="Liberation Serif2" style:font-size-complex="10pt"/>
    </style:style>
    <style:style style:name="P179"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10pt" officeooo:rsid="0081b391" officeooo:paragraph-rsid="095c77b5" style:font-name-asian="Liberation Serif2" style:font-size-asian="10pt" style:font-name-complex="Liberation Serif2" style:font-size-complex="10pt"/>
    </style:style>
    <style:style style:name="P180" style:family="paragraph" style:parent-style-name="Text_20_body">
      <style:paragraph-properties fo:margin-left="0cm" fo:margin-right="0cm" fo:margin-top="0cm" fo:margin-bottom="0cm" loext:contextual-spacing="false" fo:text-align="justify" style:justify-single-word="false" fo:text-indent="0cm" style:auto-text-indent="false" style:writing-mode="page"/>
      <style:text-properties style:font-name="Liberation Serif1" fo:font-size="10pt" fo:font-style="normal" fo:font-weight="bold" officeooo:paragraph-rsid="0645f24a" style:font-size-asian="10pt" style:font-style-asian="normal" style:font-weight-asian="bold" style:font-size-complex="10pt" style:font-style-complex="normal" style:font-weight-complex="bold" loext:padding="0.049cm" loext:border="0.06pt solid #000000" loext:shadow="none"/>
    </style:style>
    <style:style style:name="P181"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10pt" fo:font-style="normal" fo:font-weight="bold" officeooo:rsid="064a146e" officeooo:paragraph-rsid="06640f05" style:font-name-asian="Liberation Serif2" style:font-size-asian="10pt" style:font-style-asian="normal" style:font-weight-asian="bold" style:font-name-complex="Liberation Serif2" style:font-size-complex="10pt" style:font-style-complex="normal" style:font-weight-complex="bold" loext:padding="0.049cm" loext:border="0.06pt solid #000000" loext:shadow="none"/>
    </style:style>
    <style:style style:name="P182"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10pt" fo:language="grc" fo:country="GR" fo:font-style="normal" fo:font-weight="bold" officeooo:rsid="046779cc" officeooo:paragraph-rsid="06685e22" style:font-name-asian="Liberation Serif2" style:font-size-asian="10pt" style:font-style-asian="normal" style:font-weight-asian="bold" style:font-name-complex="Liberation Serif2" style:font-size-complex="10pt" style:font-style-complex="normal" style:font-weight-complex="bold" loext:padding="0.049cm" loext:border="0.06pt solid #000000" loext:shadow="none"/>
    </style:style>
    <style:style style:name="P183"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10pt" fo:language="grc" fo:country="GR" officeooo:rsid="04bd6c25" officeooo:paragraph-rsid="0645f24a" style:font-size-asian="10pt" style:font-size-complex="10pt"/>
    </style:style>
    <style:style style:name="P184"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10pt" fo:language="grc" fo:country="GR" officeooo:rsid="000641ec" officeooo:paragraph-rsid="0645f24a" style:font-size-asian="10pt" style:font-size-complex="10pt"/>
    </style:style>
    <style:style style:name="P185"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8pt" fo:font-style="italic" officeooo:rsid="00afd559" officeooo:paragraph-rsid="06640f05" style:font-size-asian="8pt" style:font-style-asian="italic" style:font-size-complex="8pt" style:font-style-complex="italic"/>
    </style:style>
    <style:style style:name="P186"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8pt" fo:font-style="italic" officeooo:rsid="00b2aed7" officeooo:paragraph-rsid="0645f24a" style:font-size-asian="8pt" style:font-style-asian="italic" style:font-size-complex="8pt" style:font-style-complex="italic"/>
    </style:style>
    <style:style style:name="P187"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8pt" fo:font-style="italic" officeooo:rsid="002af2aa" officeooo:paragraph-rsid="0645f24a" style:font-size-asian="8pt" style:font-style-asian="italic" style:font-size-complex="8pt" style:font-style-complex="italic"/>
    </style:style>
    <style:style style:name="P188"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8pt" fo:font-style="italic" officeooo:rsid="002b2d24" officeooo:paragraph-rsid="0645f24a" style:font-size-asian="8pt" style:font-style-asian="italic" style:font-size-complex="8pt" style:font-style-complex="italic"/>
    </style:style>
    <style:style style:name="P189"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8pt" fo:font-style="italic" officeooo:rsid="002bccec" officeooo:paragraph-rsid="0645f24a" style:font-size-asian="8pt" style:font-style-asian="italic" style:font-size-complex="8pt" style:font-style-complex="italic"/>
    </style:style>
    <style:style style:name="P190"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8pt" fo:font-style="italic" officeooo:rsid="00bb6edf" officeooo:paragraph-rsid="0671af1d" style:font-size-asian="8pt" style:font-style-asian="italic" style:font-size-complex="8pt" style:font-style-complex="italic"/>
    </style:style>
    <style:style style:name="P191"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8pt" fo:font-style="italic" officeooo:rsid="00afd559" officeooo:paragraph-rsid="06640f05" style:font-name-asian="Liberation Serif2" style:font-size-asian="8pt" style:font-style-asian="italic" style:font-name-complex="Liberation Serif2" style:font-size-complex="8pt" style:font-style-complex="italic"/>
    </style:style>
    <style:style style:name="P192"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1" fo:font-size="8pt" officeooo:rsid="0081b391" officeooo:paragraph-rsid="0645f24a" style:font-name-asian="Liberation Serif2" style:font-size-asian="8pt" style:font-name-complex="Liberation Serif2" style:font-size-complex="8pt"/>
    </style:style>
    <style:style style:name="P193"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ans1" fo:font-size="12pt" officeooo:paragraph-rsid="0645f24a" style:font-size-asian="12pt" style:font-size-complex="12pt"/>
    </style:style>
    <style:style style:name="P194"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ans1" fo:font-size="12pt" officeooo:paragraph-rsid="064894b7" style:font-size-asian="12pt" style:font-size-complex="12pt"/>
    </style:style>
    <style:style style:name="P195"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fo:font-variant="small-caps" style:font-name="Liberation Serif1" fo:font-size="10pt" officeooo:rsid="06473e39" officeooo:paragraph-rsid="064ba336" style:font-name-asian="Liberation Serif2" style:font-size-asian="10pt" style:font-name-complex="Liberation Serif2" style:font-size-complex="10pt" loext:shadow="none"/>
    </style:style>
    <style:style style:name="P196" style:family="paragraph" style:parent-style-name="Text_20_body">
      <style:paragraph-properties fo:margin-left="0cm" fo:margin-right="0cm" fo:margin-top="0cm" fo:margin-bottom="0cm" loext:contextual-spacing="false" fo:line-height="120%" fo:text-indent="0cm" style:auto-text-indent="false" style:writing-mode="page"/>
      <style:text-properties fo:text-transform="lowercase" style:font-name="Liberation Serif1" fo:font-size="8pt" officeooo:rsid="03cc0505" officeooo:paragraph-rsid="0645f24a" style:font-name-asian="Liberation Serif2" style:font-size-asian="8pt" style:font-name-complex="Liberation Serif2" style:font-size-complex="8pt"/>
    </style:style>
    <style:style style:name="P197"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fo:text-transform="lowercase" style:use-window-font-color="true" style:font-name="Liberation Serif1" fo:font-size="10pt" fo:font-weight="normal" officeooo:rsid="0184e280" officeooo:paragraph-rsid="0645f24a" style:font-name-asian="Liberation Serif2" style:font-size-asian="10pt" style:font-weight-asian="normal" style:font-name-complex="Liberation Serif2" style:font-size-complex="10pt" style:font-weight-complex="normal" loext:shadow="none"/>
    </style:style>
    <style:style style:name="P198" style:family="paragraph" style:parent-style-name="Text_20_body">
      <style:paragraph-properties fo:margin-left="0cm" fo:margin-right="0cm" fo:margin-top="0cm" fo:margin-bottom="0cm" loext:contextual-spacing="false" fo:line-height="120%" fo:text-align="center" style:justify-single-word="false" fo:text-indent="0cm" style:auto-text-indent="false" style:writing-mode="page"/>
      <style:text-properties style:font-name="Liberation Serif2" fo:font-size="12pt" style:text-underline-style="none" fo:font-weight="bold" officeooo:rsid="033c9ddb" officeooo:paragraph-rsid="0645f24a" style:font-name-asian="Liberation Serif2" style:font-size-asian="12pt" style:font-weight-asian="bold" style:font-name-complex="Liberation Serif2" style:font-size-complex="12pt" style:font-weight-complex="bold"/>
    </style:style>
    <style:style style:name="P199"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 fo:font-size="10pt" fo:font-weight="bold" officeooo:rsid="046779cc" officeooo:paragraph-rsid="0645f24a" style:font-size-asian="10pt" style:font-weight-asian="bold" style:font-size-complex="10pt" style:font-weight-complex="bold"/>
    </style:style>
    <style:style style:name="P200"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officeooo:paragraph-rsid="0949e66e"/>
    </style:style>
    <style:style style:name="P201"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page"/>
      <style:text-properties fo:font-size="10pt" officeooo:paragraph-rsid="094f51ab" style:font-size-asian="10pt" style:font-size-complex="10pt"/>
    </style:style>
    <style:style style:name="P202" style:family="paragraph" style:parent-style-name="Text_20_body">
      <style:paragraph-properties fo:margin-left="0cm" fo:margin-right="0cm" fo:margin-top="0cm" fo:margin-bottom="0cm" loext:contextual-spacing="false" fo:text-align="justify" style:justify-single-word="false" fo:text-indent="0cm" style:auto-text-indent="false" style:writing-mode="page"/>
      <style:text-properties officeooo:paragraph-rsid="08fa8408"/>
    </style:style>
    <style:style style:name="P203" style:family="paragraph" style:parent-style-name="Preformatted_20_Text">
      <style:paragraph-properties fo:margin-left="0cm" fo:margin-right="0cm" fo:margin-top="0cm" fo:margin-bottom="0cm" loext:contextual-spacing="false" fo:line-height="120%" fo:text-align="justify" style:justify-single-word="false" fo:text-indent="0cm" style:auto-text-indent="false" style:writing-mode="page"/>
      <style:text-properties style:use-window-font-color="true" style:font-name="Liberation Serif1" fo:font-size="10pt" fo:font-weight="normal" officeooo:rsid="000641ec" officeooo:paragraph-rsid="0645f24a" style:font-name-asian="Liberation Serif2" style:font-size-asian="10pt" style:font-weight-asian="normal" style:font-name-complex="Liberation Serif2" style:font-size-complex="10pt" style:font-weight-complex="normal"/>
    </style:style>
    <style:style style:name="P204" style:family="paragraph" style:parent-style-name="Preformatted_20_Text">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fo:font-weight="normal" officeooo:rsid="000641ec" officeooo:paragraph-rsid="0645f24a" style:font-name-asian="Liberation Serif2" style:font-size-asian="10pt" style:font-weight-asian="normal" style:font-name-complex="Liberation Serif2" style:font-size-complex="10pt" style:font-weight-complex="normal"/>
    </style:style>
    <style:style style:name="P205" style:family="paragraph" style:parent-style-name="Preformatted_20_Text">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fo:font-weight="normal" officeooo:rsid="02f4ee6a" officeooo:paragraph-rsid="0645ffb7" style:font-name-asian="Liberation Serif2" style:font-size-asian="10pt" style:font-weight-asian="normal" style:font-name-complex="Liberation Serif2" style:font-size-complex="10pt" style:font-weight-complex="normal"/>
    </style:style>
    <style:style style:name="P206" style:family="paragraph" style:parent-style-name="Preformatted_20_Text">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fo:font-weight="normal" officeooo:rsid="02f2358c" officeooo:paragraph-rsid="0645f24a" style:font-name-asian="Liberation Serif2" style:font-size-asian="10pt" style:font-weight-asian="normal" style:font-name-complex="Liberation Serif2" style:font-size-complex="10pt" style:font-weight-complex="normal"/>
    </style:style>
    <style:style style:name="P207" style:family="paragraph" style:parent-style-name="Preformatted_20_Text">
      <style:paragraph-properties fo:margin-left="0cm" fo:margin-right="0cm" fo:margin-top="0cm" fo:margin-bottom="0cm" loext:contextual-spacing="false" fo:line-height="120%" fo:text-align="justify" style:justify-single-word="false" fo:text-indent="0cm" style:auto-text-indent="false" style:writing-mode="page"/>
      <style:text-properties style:use-window-font-color="true" style:font-name="Liberation Serif1" fo:font-size="10pt" fo:font-weight="normal" officeooo:rsid="02f36e1d" officeooo:paragraph-rsid="0645f24a" style:font-name-asian="Liberation Serif2" style:font-size-asian="10pt" style:font-weight-asian="normal" style:font-name-complex="Liberation Serif2" style:font-size-complex="10pt" style:font-weight-complex="normal"/>
    </style:style>
    <style:style style:name="P208" style:family="paragraph" style:parent-style-name="Preformatted_20_Text">
      <style:paragraph-properties fo:margin-left="0cm" fo:margin-right="0cm" fo:margin-top="0cm" fo:margin-bottom="0cm" loext:contextual-spacing="false" fo:line-height="120%" fo:text-align="justify" style:justify-single-word="false" fo:text-indent="0cm" style:auto-text-indent="false" style:writing-mode="page"/>
      <style:text-properties style:use-window-font-color="true" style:font-name="Liberation Serif1" fo:font-size="10pt" fo:font-weight="normal" officeooo:rsid="0184e280" officeooo:paragraph-rsid="0645f24a" style:font-name-asian="Liberation Serif2" style:font-size-asian="10pt" style:font-weight-asian="normal" style:font-name-complex="Liberation Serif2" style:font-size-complex="10pt" style:font-weight-complex="normal"/>
    </style:style>
    <style:style style:name="P209" style:family="paragraph" style:parent-style-name="Preformatted_20_Text">
      <style:paragraph-properties fo:margin-left="0cm" fo:margin-right="0cm" fo:margin-top="0cm" fo:margin-bottom="0cm" loext:contextual-spacing="false" fo:line-height="120%" fo:text-indent="0cm" style:auto-text-indent="false" style:writing-mode="page"/>
      <style:text-properties style:use-window-font-color="true" style:font-name="Liberation Serif1" fo:font-size="10pt" fo:font-weight="normal" officeooo:rsid="000641ec" officeooo:paragraph-rsid="0645ffb7" style:font-size-asian="10pt" style:font-weight-asian="normal" style:font-size-complex="10pt" style:font-weight-complex="normal"/>
    </style:style>
    <style:style style:name="P210" style:family="paragraph" style:parent-style-name="Preformatted_20_Text">
      <style:paragraph-properties fo:margin-left="0cm" fo:margin-right="0cm" fo:margin-top="0cm" fo:margin-bottom="0cm" loext:contextual-spacing="false" fo:line-height="120%" fo:text-align="justify" style:justify-single-word="false" fo:text-indent="0cm" style:auto-text-indent="false" style:writing-mode="page"/>
      <style:text-properties fo:text-transform="lowercase" style:use-window-font-color="true" style:font-name="Liberation Serif1" fo:font-size="10pt" fo:font-weight="normal" officeooo:rsid="000641ec" officeooo:paragraph-rsid="0645f24a" style:font-name-asian="Liberation Serif2" style:font-size-asian="10pt" style:font-weight-asian="normal" style:font-name-complex="Liberation Serif2" style:font-size-complex="10pt" style:font-weight-complex="normal"/>
    </style:style>
    <style:style style:name="P211" style:family="paragraph" style:parent-style-name="Preformatted_20_Text">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10pt" officeooo:paragraph-rsid="0645f24a" style:font-size-asian="10pt" style:font-size-complex="10pt"/>
    </style:style>
    <style:style style:name="P212" style:family="paragraph" style:parent-style-name="Preformatted_20_Text">
      <style:paragraph-properties fo:margin-left="0cm" fo:margin-right="0cm" fo:margin-top="0cm" fo:margin-bottom="0cm" loext:contextual-spacing="false" fo:line-height="120%" fo:text-indent="0cm" style:auto-text-indent="false" style:writing-mode="page"/>
      <style:text-properties style:font-name="Liberation Serif1" fo:font-size="10pt" fo:font-weight="normal" officeooo:rsid="000641ec" officeooo:paragraph-rsid="0645ffb7" style:font-size-asian="10pt" style:font-weight-asian="normal" style:font-size-complex="10pt" style:font-weight-complex="normal"/>
    </style:style>
    <style:style style:name="P213" style:family="paragraph" style:parent-style-name="Preformatted_20_Text">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9pt" fo:language="grc" fo:country="GR" officeooo:rsid="051d8907" officeooo:paragraph-rsid="0665f611" style:font-size-asian="9pt" style:font-size-complex="9pt"/>
    </style:style>
    <style:style style:name="P214" style:family="paragraph" style:parent-style-name="Table_20_Contents">
      <style:paragraph-properties fo:margin-left="0cm" fo:margin-right="0cm" fo:margin-top="0cm" fo:margin-bottom="0cm" loext:contextual-spacing="false" fo:line-height="120%" fo:text-indent="0cm" style:auto-text-indent="false" style:writing-mode="page"/>
      <style:text-properties style:font-name="Liberation Serif1" fo:font-size="12pt" officeooo:rsid="017605f6" officeooo:paragraph-rsid="0645f24a" style:font-size-asian="12pt" style:font-size-complex="12pt"/>
    </style:style>
    <style:style style:name="P215" style:family="paragraph" style:parent-style-name="Table_20_Contents">
      <style:paragraph-properties fo:margin-left="0cm" fo:margin-right="0cm" fo:margin-top="0cm" fo:margin-bottom="0cm" loext:contextual-spacing="false" fo:line-height="120%" fo:text-indent="0cm" style:auto-text-indent="false" style:writing-mode="page"/>
      <style:text-properties style:font-name="Liberation Serif1" fo:font-size="12pt" fo:font-weight="bold" officeooo:rsid="017605f6" officeooo:paragraph-rsid="0645f24a" style:font-size-asian="12pt" style:font-weight-asian="bold" style:font-size-complex="12pt" style:font-weight-complex="bold"/>
    </style:style>
    <style:style style:name="P216" style:family="paragraph" style:parent-style-name="Table_20_Contents">
      <style:paragraph-properties fo:margin-left="0cm" fo:margin-right="0cm" fo:margin-top="0cm" fo:margin-bottom="0cm" loext:contextual-spacing="false" fo:line-height="120%" fo:text-align="end" style:justify-single-word="false" fo:text-indent="0cm" style:auto-text-indent="false" style:writing-mode="page"/>
      <style:text-properties style:font-name="Liberation Serif1" fo:font-size="8pt" fo:font-weight="normal" officeooo:rsid="07ed12ca" officeooo:paragraph-rsid="07f6e34c" style:font-size-asian="8pt" style:font-weight-asian="normal" style:font-size-complex="8pt" style:font-weight-complex="normal"/>
    </style:style>
    <style:style style:name="P217" style:family="paragraph" style:parent-style-name="Table_20_Contents">
      <style:paragraph-properties fo:margin-left="0cm" fo:margin-right="0cm" fo:margin-top="0cm" fo:margin-bottom="0cm" loext:contextual-spacing="false" fo:line-height="120%" fo:text-align="end" style:justify-single-word="false" fo:text-indent="0cm" style:auto-text-indent="false" style:writing-mode="page"/>
      <style:text-properties fo:text-transform="lowercase" style:use-window-font-color="true" style:font-name="Liberation Serif1" fo:font-size="10pt" fo:language="grc" fo:country="GR" fo:font-style="normal" fo:font-weight="normal" officeooo:rsid="07ed12ca" officeooo:paragraph-rsid="0809bd54"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P218" style:family="paragraph" style:parent-style-name="Table_20_Contents">
      <style:paragraph-properties fo:margin-left="0cm" fo:margin-right="0cm" fo:margin-top="0cm" fo:margin-bottom="0cm" loext:contextual-spacing="false" fo:line-height="120%" fo:text-align="end" style:justify-single-word="false" fo:text-indent="0cm" style:auto-text-indent="false" style:writing-mode="page"/>
      <style:text-properties fo:text-transform="lowercase" style:use-window-font-color="true" style:font-name="Liberation Serif1" fo:font-size="8pt" fo:language="grc" fo:country="GR" fo:font-style="normal" style:text-underline-style="none" fo:font-weight="normal" officeooo:rsid="07ed12ca" officeooo:paragraph-rsid="080caae1" style:font-name-asian="Liberation Serif2" style:font-size-asian="8pt" style:font-style-asian="normal" style:font-weight-asian="normal" style:font-name-complex="Liberation Serif2" style:font-size-complex="8pt" style:font-style-complex="normal" style:font-weight-complex="normal" loext:shadow="none"/>
    </style:style>
    <style:style style:name="P219" style:family="paragraph" style:parent-style-name="Table_20_Contents">
      <style:paragraph-properties fo:margin-left="0cm" fo:margin-right="0cm" fo:margin-top="0cm" fo:margin-bottom="0cm" loext:contextual-spacing="false" fo:line-height="120%" fo:text-align="end" style:justify-single-word="false" fo:text-indent="0cm" style:auto-text-indent="false" style:writing-mode="page"/>
      <style:text-properties style:use-window-font-color="true" style:font-name="Liberation Serif1" fo:font-size="8pt" fo:font-weight="normal" officeooo:rsid="0254504a" officeooo:paragraph-rsid="07fb047e" style:font-name-asian="Liberation Serif2" style:font-size-asian="8pt" style:font-weight-asian="normal" style:font-name-complex="Liberation Serif2" style:font-size-complex="8pt" style:font-weight-complex="normal"/>
    </style:style>
    <style:style style:name="P220" style:family="paragraph" style:parent-style-name="Table_20_Contents">
      <style:paragraph-properties fo:margin-left="0cm" fo:margin-right="0cm" fo:margin-top="0cm" fo:margin-bottom="0cm" loext:contextual-spacing="false" fo:line-height="120%" fo:text-align="end" style:justify-single-word="false" fo:text-indent="0cm" style:auto-text-indent="false" style:writing-mode="page"/>
      <style:text-properties style:use-window-font-color="true" style:font-name="Liberation Serif1" fo:font-size="8pt" fo:font-weight="normal" officeooo:rsid="0254504a" officeooo:paragraph-rsid="07fe9111" style:font-name-asian="Liberation Serif2" style:font-size-asian="8pt" style:font-weight-asian="normal" style:font-name-complex="Liberation Serif2" style:font-size-complex="8pt" style:font-weight-complex="normal"/>
    </style:style>
    <style:style style:name="P221" style:family="paragraph" style:parent-style-name="Table_20_Contents">
      <style:paragraph-properties fo:margin-left="0cm" fo:margin-right="0cm" fo:margin-top="0cm" fo:margin-bottom="0cm" loext:contextual-spacing="false" fo:line-height="120%" fo:text-align="end" style:justify-single-word="false" fo:text-indent="0cm" style:auto-text-indent="false" style:writing-mode="page"/>
      <style:text-properties style:use-window-font-color="true" style:font-name="Liberation Serif1" fo:font-size="8pt" fo:font-weight="normal" officeooo:rsid="0254504a" officeooo:paragraph-rsid="0802383b" style:font-name-asian="Liberation Serif2" style:font-size-asian="8pt" style:font-weight-asian="normal" style:font-name-complex="Liberation Serif2" style:font-size-complex="8pt" style:font-weight-complex="normal"/>
    </style:style>
    <style:style style:name="P222" style:family="paragraph" style:parent-style-name="Table_20_Contents">
      <style:paragraph-properties fo:margin-left="0cm" fo:margin-right="0cm" fo:margin-top="0cm" fo:margin-bottom="0cm" loext:contextual-spacing="false" fo:line-height="120%" fo:text-align="end" style:justify-single-word="false" fo:text-indent="0cm" style:auto-text-indent="false" style:writing-mode="page"/>
      <style:text-properties style:use-window-font-color="true" style:font-name="Liberation Serif1" fo:font-size="8pt" fo:font-weight="normal" officeooo:rsid="0254504a" officeooo:paragraph-rsid="08028170" style:font-name-asian="Liberation Serif2" style:font-size-asian="8pt" style:font-weight-asian="normal" style:font-name-complex="Liberation Serif2" style:font-size-complex="8pt" style:font-weight-complex="normal"/>
    </style:style>
    <style:style style:name="P223" style:family="paragraph" style:parent-style-name="Table_20_Contents">
      <style:paragraph-properties fo:margin-left="0cm" fo:margin-right="0cm" fo:margin-top="0cm" fo:margin-bottom="0cm" loext:contextual-spacing="false" fo:line-height="120%" fo:text-align="end" style:justify-single-word="false" fo:text-indent="0cm" style:auto-text-indent="false" style:writing-mode="page"/>
      <style:text-properties style:use-window-font-color="true" style:font-name="Liberation Serif1" fo:font-size="8pt" fo:font-weight="normal" officeooo:rsid="07ed12ca" officeooo:paragraph-rsid="07fb047e" style:font-name-asian="Liberation Serif2" style:font-size-asian="8pt" style:font-weight-asian="normal" style:font-name-complex="Liberation Serif2" style:font-size-complex="8pt" style:font-weight-complex="normal"/>
    </style:style>
    <style:style style:name="P224" style:family="paragraph" style:parent-style-name="Table_20_Contents">
      <style:paragraph-properties fo:margin-left="0cm" fo:margin-right="0cm" fo:margin-top="0cm" fo:margin-bottom="0cm" loext:contextual-spacing="false" fo:line-height="120%" fo:text-align="end" style:justify-single-word="false" fo:text-indent="0cm" style:auto-text-indent="false" style:writing-mode="page"/>
      <style:text-properties style:use-window-font-color="true" style:font-name="Liberation Serif1" fo:font-size="8pt" fo:font-style="italic" fo:font-weight="normal" officeooo:rsid="0254504a" officeooo:paragraph-rsid="0802383b" style:font-name-asian="Liberation Serif2" style:font-size-asian="8pt" style:font-style-asian="italic" style:font-weight-asian="normal" style:font-name-complex="Liberation Serif2" style:font-size-complex="8pt" style:font-style-complex="italic" style:font-weight-complex="normal"/>
    </style:style>
    <style:style style:name="P225" style:family="paragraph" style:parent-style-name="Table_20_Contents">
      <style:paragraph-properties fo:margin-left="0cm" fo:margin-right="0cm" fo:margin-top="0cm" fo:margin-bottom="0cm" loext:contextual-spacing="false" fo:line-height="120%" fo:text-align="end" style:justify-single-word="false" fo:text-indent="0cm" style:auto-text-indent="false" style:writing-mode="page"/>
      <style:text-properties fo:font-variant="normal" fo:text-transform="none" style:use-window-font-color="true" style:font-name="Liberation Serif1" fo:font-size="8pt" fo:language="grc" fo:country="GR" fo:font-style="italic" style:text-underline-style="none" fo:font-weight="normal" officeooo:rsid="0254504a" officeooo:paragraph-rsid="0809bd54" style:font-name-asian="Liberation Serif2" style:font-size-asian="8pt" style:font-style-asian="italic" style:font-weight-asian="normal" style:font-name-complex="Liberation Serif2" style:font-size-complex="8pt" style:font-style-complex="italic" style:font-weight-complex="normal"/>
    </style:style>
    <style:style style:name="P226" style:family="paragraph" style:parent-style-name="Table_20_Contents">
      <style:paragraph-properties fo:margin-left="0cm" fo:margin-right="0cm" fo:margin-top="0cm" fo:margin-bottom="0cm" loext:contextual-spacing="false" fo:line-height="120%" fo:text-align="end" style:justify-single-word="false" fo:text-indent="0cm" style:auto-text-indent="false" style:writing-mode="page"/>
      <style:text-properties fo:font-variant="normal" fo:text-transform="none" style:use-window-font-color="true" style:font-name="Liberation Serif1" fo:font-size="8pt" fo:language="grc" fo:country="GR" fo:font-style="italic" style:text-underline-style="none" fo:font-weight="normal" officeooo:rsid="0254504a" officeooo:paragraph-rsid="080b69a0" style:font-name-asian="Liberation Serif2" style:font-size-asian="8pt" style:font-style-asian="italic" style:font-weight-asian="normal" style:font-name-complex="Liberation Serif2" style:font-size-complex="8pt" style:font-style-complex="italic" style:font-weight-complex="normal"/>
    </style:style>
    <style:style style:name="P227" style:family="paragraph" style:parent-style-name="Table_20_Contents">
      <style:paragraph-properties fo:margin-left="0cm" fo:margin-right="0cm" fo:margin-top="0cm" fo:margin-bottom="0cm" loext:contextual-spacing="false" fo:line-height="120%" fo:text-align="end" style:justify-single-word="false" fo:text-indent="0cm" style:auto-text-indent="false" style:writing-mode="page"/>
      <style:text-properties fo:font-variant="normal" fo:text-transform="none" style:use-window-font-color="true" style:font-name="Liberation Serif1" fo:font-size="8pt" fo:language="grc" fo:country="GR" fo:font-style="italic" style:text-underline-style="none" fo:font-weight="normal" officeooo:rsid="0254504a" officeooo:paragraph-rsid="080ba11e" style:font-name-asian="Liberation Serif2" style:font-size-asian="8pt" style:font-style-asian="italic" style:font-weight-asian="normal" style:font-name-complex="Liberation Serif2" style:font-size-complex="8pt" style:font-style-complex="italic" style:font-weight-complex="normal"/>
    </style:style>
    <style:style style:name="P228" style:family="paragraph" style:parent-style-name="Table_20_Contents">
      <style:paragraph-properties fo:margin-left="0cm" fo:margin-right="0cm" fo:margin-top="0cm" fo:margin-bottom="0cm" loext:contextual-spacing="false" fo:line-height="120%" fo:text-align="end" style:justify-single-word="false" fo:text-indent="0cm" style:auto-text-indent="false" style:writing-mode="page"/>
      <style:text-properties fo:font-variant="normal" fo:text-transform="none" style:use-window-font-color="true" style:font-name="Liberation Serif1" fo:font-size="8pt" fo:language="grc" fo:country="GR" fo:font-style="italic" style:text-underline-style="none" fo:font-weight="normal" officeooo:rsid="0254504a" officeooo:paragraph-rsid="080caae1" style:font-name-asian="Liberation Serif2" style:font-size-asian="8pt" style:font-style-asian="italic" style:font-weight-asian="normal" style:font-name-complex="Liberation Serif2" style:font-size-complex="8pt" style:font-style-complex="italic" style:font-weight-complex="normal"/>
    </style:style>
    <style:style style:name="P229" style:family="paragraph" style:parent-style-name="Table_20_Contents">
      <style:paragraph-properties fo:margin-left="0cm" fo:margin-right="0cm" fo:margin-top="0cm" fo:margin-bottom="0cm" loext:contextual-spacing="false" fo:line-height="120%" fo:text-align="end" style:justify-single-word="false" fo:text-indent="0cm" style:auto-text-indent="false" style:writing-mode="page"/>
      <style:text-properties fo:font-variant="normal" fo:text-transform="none" style:use-window-font-color="true" style:font-name="Liberation Serif1" fo:font-size="8pt" fo:language="grc" fo:country="GR" fo:font-style="italic" style:text-underline-style="none" fo:font-weight="normal" officeooo:rsid="0254504a" officeooo:paragraph-rsid="080d08c0" style:font-name-asian="Liberation Serif2" style:font-size-asian="8pt" style:font-style-asian="italic" style:font-weight-asian="normal" style:font-name-complex="Liberation Serif2" style:font-size-complex="8pt" style:font-style-complex="italic" style:font-weight-complex="normal"/>
    </style:style>
    <style:style style:name="P230" style:family="paragraph" style:parent-style-name="Table_20_Contents">
      <style:paragraph-properties fo:margin-left="0cm" fo:margin-right="0cm" fo:margin-top="0cm" fo:margin-bottom="0cm" loext:contextual-spacing="false" fo:line-height="120%" fo:text-align="end" style:justify-single-word="false" fo:text-indent="0cm" style:auto-text-indent="false" style:writing-mode="page"/>
      <style:text-properties fo:font-variant="normal" fo:text-transform="none" style:use-window-font-color="true" style:font-name="Liberation Serif1" fo:font-size="8pt" fo:language="grc" fo:country="GR" fo:font-style="italic" style:text-underline-style="none" fo:font-weight="normal" officeooo:rsid="0254504a" officeooo:paragraph-rsid="080e9375" style:font-name-asian="Liberation Serif2" style:font-size-asian="8pt" style:font-style-asian="italic" style:font-weight-asian="normal" style:font-name-complex="Liberation Serif2" style:font-size-complex="8pt" style:font-style-complex="italic" style:font-weight-complex="normal"/>
    </style:style>
    <style:style style:name="P231" style:family="paragraph" style:parent-style-name="Table_20_Contents">
      <style:paragraph-properties fo:margin-left="0cm" fo:margin-right="0cm" fo:margin-top="0cm" fo:margin-bottom="0cm" loext:contextual-spacing="false" fo:line-height="120%" fo:text-align="end" style:justify-single-word="false" fo:text-indent="0cm" style:auto-text-indent="false" style:writing-mode="page"/>
      <style:text-properties fo:font-variant="normal" fo:text-transform="none" style:use-window-font-color="true" style:font-name="Liberation Serif1" fo:font-size="8pt" fo:language="grc" fo:country="GR" fo:font-style="italic" style:text-underline-style="none" fo:font-weight="normal" officeooo:rsid="0254504a" officeooo:paragraph-rsid="086a829e" style:font-name-asian="Liberation Serif2" style:font-size-asian="8pt" style:font-style-asian="italic" style:font-weight-asian="normal" style:font-name-complex="Liberation Serif2" style:font-size-complex="8pt" style:font-style-complex="italic" style:font-weight-complex="normal"/>
    </style:style>
    <style:style style:name="P232" style:family="paragraph" style:parent-style-name="Table_20_Contents">
      <style:paragraph-properties fo:margin-left="0cm" fo:margin-right="0cm" fo:margin-top="0cm" fo:margin-bottom="0cm" loext:contextual-spacing="false" fo:line-height="120%" fo:text-align="end" style:justify-single-word="false" fo:text-indent="0cm" style:auto-text-indent="false" style:writing-mode="page"/>
      <style:text-properties fo:font-variant="normal" fo:text-transform="none" style:use-window-font-color="true" style:font-name="Liberation Serif1" fo:font-size="9pt" fo:language="grc" fo:country="GR" fo:font-style="italic" style:text-underline-style="none" fo:font-weight="normal" officeooo:rsid="0254504a" officeooo:paragraph-rsid="08576164" style:font-name-asian="Liberation Serif2" style:font-size-asian="9pt" style:font-style-asian="italic" style:font-weight-asian="normal" style:font-name-complex="Liberation Serif2" style:font-size-complex="9pt" style:font-style-complex="italic" style:font-weight-complex="normal"/>
    </style:style>
    <style:style style:name="P233" style:family="paragraph" style:parent-style-name="Heading_20_4">
      <style:paragraph-properties fo:margin-left="0cm" fo:margin-right="0cm" fo:margin-top="0cm" fo:margin-bottom="0cm" loext:contextual-spacing="false" fo:line-height="120%" fo:text-align="justify" style:justify-single-word="false" fo:text-indent="0cm" style:auto-text-indent="false" style:writing-mode="page"/>
      <style:text-properties style:font-name="Liberation Serif1" fo:font-size="10pt" officeooo:paragraph-rsid="08f9ee19" style:font-size-asian="10pt" style:font-size-complex="10pt"/>
    </style:style>
    <style:style style:name="P234"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border-line-width="0.026cm 0.026cm 0.002cm" fo:padding="0.049cm" fo:border="1.56pt double #000000" style:shadow="#808080 0.18cm 0.18cm" style:writing-mode="page"/>
      <style:text-properties style:use-window-font-color="true" style:font-name="Liberation Serif2" fo:font-size="9pt" fo:language="grc" fo:country="GR" style:text-underline-style="none" fo:font-weight="normal" officeooo:rsid="06451dbb" officeooo:paragraph-rsid="0645f24a" style:font-name-asian="Liberation Serif2" style:font-size-asian="9pt" style:font-weight-asian="normal" style:font-name-complex="Liberation Serif2" style:font-size-complex="9pt" style:font-weight-complex="normal"/>
    </style:style>
    <style:style style:name="P235" style:family="paragraph" style:parent-style-name="Text_20_body">
      <style:paragraph-properties fo:margin-left="0cm" fo:margin-right="0cm" fo:margin-top="0cm" fo:margin-bottom="0cm" loext:contextual-spacing="false" fo:line-height="120%" fo:text-align="center" style:justify-single-word="false" fo:text-indent="0cm" style:auto-text-indent="false" style:border-line-width="0.026cm 0.026cm 0.002cm" fo:padding="0.049cm" fo:border="1.56pt double #000000" style:shadow="#808080 0.18cm 0.18cm" style:writing-mode="page"/>
      <style:text-properties style:font-name="Liberation Serif1" fo:font-size="12pt" fo:font-weight="bold" officeooo:rsid="0134aeaf" officeooo:paragraph-rsid="0645f24a" style:font-size-asian="12pt" style:font-weight-asian="bold" style:font-size-complex="12pt" style:font-weight-complex="bold"/>
    </style:style>
    <style:style style:name="P236" style:family="paragraph" style:parent-style-name="Text_20_body">
      <style:paragraph-properties fo:margin-left="0cm" fo:margin-right="0cm" fo:margin-top="0cm" fo:margin-bottom="0cm" loext:contextual-spacing="false" fo:line-height="120%" fo:text-align="center" style:justify-single-word="false" fo:text-indent="0cm" style:auto-text-indent="false" style:border-line-width="0.026cm 0.026cm 0.002cm" fo:padding="0.049cm" fo:border="1.56pt double #000000" style:shadow="#808080 0.18cm 0.18cm" style:writing-mode="page"/>
      <style:text-properties style:font-name="Liberation Serif1" fo:font-size="12pt" fo:font-weight="bold" officeooo:rsid="02750f6e" officeooo:paragraph-rsid="0645f24a" style:font-size-asian="12pt" style:font-weight-asian="bold" style:font-size-complex="12pt" style:font-weight-complex="bold"/>
    </style:style>
    <style:style style:name="P237" style:family="paragraph" style:parent-style-name="Preformatted_20_Text">
      <style:paragraph-properties fo:margin-left="0cm" fo:margin-right="0cm" fo:margin-top="0cm" fo:margin-bottom="0cm" loext:contextual-spacing="false" fo:line-height="120%" fo:text-align="center" style:justify-single-word="false" fo:text-indent="0cm" style:auto-text-indent="false" style:border-line-width="0.026cm 0.026cm 0.002cm" fo:padding="0.049cm" fo:border="1.56pt double #000000" style:shadow="#808080 0.18cm 0.18cm" style:writing-mode="page"/>
      <style:text-properties style:font-name="Liberation Serif1" fo:font-size="12pt" fo:font-weight="bold" officeooo:rsid="000641ec" officeooo:paragraph-rsid="0645f24a" style:font-size-asian="12pt" style:font-weight-asian="bold" style:font-size-complex="12pt" style:font-weight-complex="bold"/>
    </style:style>
    <style:style style:name="P238"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shadow="none" style:writing-mode="page"/>
      <style:text-properties style:use-window-font-color="true" style:font-name="Liberation Serif1" fo:font-size="10pt" fo:font-weight="normal" officeooo:rsid="002e680b" officeooo:paragraph-rsid="0645f24a" style:font-name-asian="Liberation Serif2" style:font-size-asian="10pt" style:font-weight-asian="normal" style:font-name-complex="Liberation Serif2" style:font-size-complex="10pt" style:font-weight-complex="normal"/>
    </style:style>
    <style:style style:name="P239"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shadow="none" style:writing-mode="page"/>
      <style:text-properties style:use-window-font-color="true" style:font-name="Liberation Serif1" fo:font-size="10pt" fo:font-weight="normal" officeooo:rsid="003243d8" officeooo:paragraph-rsid="0645f24a" style:font-name-asian="Liberation Serif2" style:font-size-asian="10pt" style:font-weight-asian="normal" style:font-name-complex="Liberation Serif2" style:font-size-complex="10pt" style:font-weight-complex="normal"/>
    </style:style>
    <style:style style:name="P240"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shadow="none" style:writing-mode="page"/>
      <style:text-properties style:use-window-font-color="true" style:font-name="Liberation Serif1" fo:font-size="10pt" officeooo:rsid="002e680b" officeooo:paragraph-rsid="0645f24a" style:font-size-asian="10pt" style:font-size-complex="10pt"/>
    </style:style>
    <style:style style:name="P241" style:family="paragraph" style:parent-style-name="Text_20_body">
      <loext:graphic-properties draw:fill-image-width="0cm" draw:fill-image-height="0cm"/>
      <style:paragraph-properties fo:margin-left="0cm" fo:margin-right="0cm" fo:margin-top="0cm" fo:margin-bottom="0cm" loext:contextual-spacing="false" fo:line-height="120%" fo:text-align="justify" style:justify-single-word="false" fo:text-indent="0cm" style:auto-text-indent="false" style:shadow="none" style:writing-mode="page"/>
      <style:text-properties style:font-name="Liberation Serif1" fo:font-size="10pt" fo:language="grc" fo:country="GR" officeooo:rsid="04bd6c25" officeooo:paragraph-rsid="0656838a" style:font-size-asian="10pt" style:font-size-complex="10pt"/>
    </style:style>
    <style:style style:name="P242"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shadow="none" style:writing-mode="page"/>
      <style:text-properties style:font-name="Liberation Serif" fo:font-size="10pt" officeooo:paragraph-rsid="0833a58f" style:font-size-asian="10pt" style:font-size-complex="10pt"/>
    </style:style>
    <style:style style:name="P243"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shadow="none" style:writing-mode="page"/>
      <style:text-properties style:font-name="Liberation Serif" officeooo:paragraph-rsid="08f85bde"/>
    </style:style>
    <style:style style:name="P244"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shadow="none" style:writing-mode="page"/>
      <style:text-properties fo:font-weight="bold" officeooo:paragraph-rsid="0924a0df" style:font-weight-asian="bold" style:font-weight-complex="bold"/>
    </style:style>
    <style:style style:name="P245"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shadow="none" style:writing-mode="page"/>
      <style:text-properties fo:font-variant="normal" fo:text-transform="none" style:use-window-font-color="true" style:font-name="Liberation Serif" fo:font-size="10pt" fo:language="grc" fo:country="GR" fo:font-style="normal" style:text-underline-style="none" fo:font-weight="normal" officeooo:rsid="05e50c87" officeooo:paragraph-rsid="08f85bde"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P246"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shadow="none" style:writing-mode="page"/>
      <style:text-properties officeooo:paragraph-rsid="0957f88f"/>
    </style:style>
    <style:style style:name="P247"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border-line-width-top="0.018cm 0.004cm 0.018cm" style:border-line-width-bottom="0.018cm 0.004cm 0.018cm" fo:padding="0.049cm" fo:border-left="none" fo:border-right="none" fo:border-top="1.11pt double-thin #000000" fo:border-bottom="1.11pt double-thin #000000" style:shadow="none" style:writing-mode="page"/>
      <style:text-properties fo:font-variant="small-caps" style:font-name="Liberation Serif1" fo:font-size="10pt" officeooo:rsid="06473e39" officeooo:paragraph-rsid="064ba336" style:font-name-asian="Liberation Serif2" style:font-size-asian="10pt" style:font-name-complex="Liberation Serif2" style:font-size-complex="10pt" loext:shadow="none"/>
    </style:style>
    <style:style style:name="P248" style:family="paragraph" style:parent-style-name="Text_20_body">
      <style:paragraph-properties fo:margin-left="0cm" fo:margin-right="0cm" fo:margin-top="0cm" fo:margin-bottom="0cm" loext:contextual-spacing="false" fo:line-height="120%" fo:text-indent="0cm" style:auto-text-indent="false" style:border-line-width-top="0.018cm 0.004cm 0.018cm" style:border-line-width-bottom="0.018cm 0.004cm 0.018cm" fo:padding="0.049cm" fo:border-left="none" fo:border-right="none" fo:border-top="1.11pt double-thin #000000" fo:border-bottom="1.11pt double-thin #000000" style:shadow="none" style:writing-mode="page"/>
      <style:text-properties fo:font-variant="small-caps" style:font-name="Liberation Serif1" fo:font-size="10pt" officeooo:rsid="06473e39" officeooo:paragraph-rsid="06473e39" style:font-name-asian="Liberation Serif2" style:font-size-asian="10pt" style:font-name-complex="Liberation Serif2" style:font-size-complex="10pt" loext:shadow="none"/>
    </style:style>
    <style:style style:name="P249" style:family="paragraph" style:parent-style-name="Text_20_body">
      <loext:graphic-properties draw:fill-image-width="0cm" draw:fill-image-height="0cm"/>
      <style:paragraph-properties fo:margin-left="0cm" fo:margin-right="0cm" fo:margin-top="0cm" fo:margin-bottom="0cm" loext:contextual-spacing="false" fo:line-height="120%" fo:text-align="justify" style:justify-single-word="false" fo:text-indent="0cm" style:auto-text-indent="false" style:border-line-width-top="0.018cm 0.004cm 0.018cm" style:border-line-width-bottom="0.018cm 0.004cm 0.018cm" fo:padding="0.049cm" fo:border-left="none" fo:border-right="none" fo:border-top="1.11pt double-thin #000000" fo:border-bottom="1.11pt double-thin #000000" style:shadow="none" style:writing-mode="page"/>
      <style:text-properties fo:font-variant="small-caps" style:font-name="Liberation Serif1" fo:font-size="10pt" fo:font-style="normal" fo:font-weight="normal" officeooo:rsid="06473e39" officeooo:paragraph-rsid="0651e666" style:font-name-asian="Liberation Serif2" style:font-size-asian="10pt" style:font-style-asian="normal" style:font-weight-asian="normal" style:font-name-complex="Liberation Serif2" style:font-size-complex="10pt" style:font-style-complex="normal" style:font-weight-complex="normal" loext:padding="0cm" loext:border="none" loext:shadow="none"/>
    </style:style>
    <style:style style:name="P250" style:family="paragraph" style:parent-style-name="Text_20_body">
      <loext:graphic-properties draw:fill-image-width="0cm" draw:fill-image-height="0cm"/>
      <style:paragraph-properties fo:margin-left="0cm" fo:margin-right="0cm" fo:margin-top="0cm" fo:margin-bottom="0cm" loext:contextual-spacing="false" fo:line-height="120%" fo:text-align="justify" style:justify-single-word="false" fo:text-indent="0cm" style:auto-text-indent="false" style:border-line-width-top="0.018cm 0.004cm 0.018cm" style:border-line-width-bottom="0.018cm 0.004cm 0.018cm" fo:padding="0.049cm" fo:border-left="none" fo:border-right="none" fo:border-top="1.11pt double-thin #000000" fo:border-bottom="1.11pt double-thin #000000" style:shadow="none" style:writing-mode="page"/>
      <style:text-properties fo:font-variant="small-caps" style:font-name="Liberation Serif1" fo:font-size="10pt" fo:font-style="normal" fo:font-weight="normal" officeooo:rsid="06473e39" officeooo:paragraph-rsid="0652cadc" style:font-name-asian="Liberation Serif2" style:font-size-asian="10pt" style:font-style-asian="normal" style:font-weight-asian="normal" style:font-name-complex="Liberation Serif2" style:font-size-complex="10pt" style:font-style-complex="normal" style:font-weight-complex="normal" loext:padding="0cm" loext:border="none" loext:shadow="none"/>
    </style:style>
    <style:style style:name="P251" style:family="paragraph" style:parent-style-name="Text_20_body">
      <loext:graphic-properties draw:fill-image-width="0cm" draw:fill-image-height="0cm"/>
      <style:paragraph-properties fo:margin-left="0cm" fo:margin-right="0cm" fo:margin-top="0cm" fo:margin-bottom="0cm" loext:contextual-spacing="false" fo:line-height="120%" fo:text-align="justify" style:justify-single-word="false" fo:text-indent="0cm" style:auto-text-indent="false" style:border-line-width-top="0.018cm 0.004cm 0.018cm" style:border-line-width-bottom="0.018cm 0.004cm 0.018cm" fo:padding="0.049cm" fo:border-left="none" fo:border-right="none" fo:border-top="1.11pt double-thin #000000" fo:border-bottom="1.11pt double-thin #000000" style:shadow="none" style:writing-mode="page"/>
      <style:text-properties fo:font-variant="small-caps" style:font-name="Liberation Serif1" fo:font-size="10pt" fo:font-style="normal" fo:font-weight="normal" officeooo:rsid="06473e39" officeooo:paragraph-rsid="065609c1" style:font-name-asian="Liberation Serif2" style:font-size-asian="10pt" style:font-style-asian="normal" style:font-weight-asian="normal" style:font-name-complex="Liberation Serif2" style:font-size-complex="10pt" style:font-style-complex="normal" style:font-weight-complex="normal" loext:padding="0cm" loext:border="none" loext:shadow="none"/>
    </style:style>
    <style:style style:name="P252" style:family="paragraph" style:parent-style-name="Text_20_body">
      <loext:graphic-properties draw:fill-image-width="0cm" draw:fill-image-height="0cm"/>
      <style:paragraph-properties fo:margin-left="0cm" fo:margin-right="0cm" fo:margin-top="0cm" fo:margin-bottom="0cm" loext:contextual-spacing="false" fo:line-height="120%" fo:text-align="justify" style:justify-single-word="false" fo:text-indent="0cm" style:auto-text-indent="false" style:border-line-width-top="0.018cm 0.004cm 0.018cm" style:border-line-width-bottom="0.018cm 0.004cm 0.018cm" fo:padding="0.049cm" fo:border-left="none" fo:border-right="none" fo:border-top="1.11pt double-thin #000000" fo:border-bottom="1.11pt double-thin #000000" style:shadow="none" style:writing-mode="page"/>
      <style:text-properties fo:font-variant="small-caps" style:font-name="Liberation Serif1" fo:font-size="10pt" fo:font-style="normal" fo:font-weight="normal" officeooo:rsid="06473e39" officeooo:paragraph-rsid="0656838a" style:font-name-asian="Liberation Serif2" style:font-size-asian="10pt" style:font-style-asian="normal" style:font-weight-asian="normal" style:font-name-complex="Liberation Serif2" style:font-size-complex="10pt" style:font-style-complex="normal" style:font-weight-complex="normal" loext:padding="0cm" loext:border="none" loext:shadow="none"/>
    </style:style>
    <style:style style:name="P253"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border-line-width-top="0.018cm 0.004cm 0.018cm" style:border-line-width-bottom="0.018cm 0.004cm 0.018cm" fo:padding="0.049cm" fo:border-left="none" fo:border-right="none" fo:border-top="1.11pt double-thin #000000" fo:border-bottom="1.11pt double-thin #000000" style:shadow="none" style:writing-mode="page"/>
      <style:text-properties fo:font-variant="small-caps" style:font-name="Liberation Serif1" fo:font-size="10pt" fo:font-style="normal" officeooo:rsid="06473e39" officeooo:paragraph-rsid="064e3935" style:font-name-asian="Liberation Serif2" style:font-size-asian="10pt" style:font-style-asian="normal" style:font-name-complex="Liberation Serif2" style:font-size-complex="10pt" style:font-style-complex="normal" loext:shadow="none"/>
    </style:style>
    <style:style style:name="P254" style:family="paragraph" style:parent-style-name="Text_20_body">
      <loext:graphic-properties draw:fill-image-width="0cm" draw:fill-image-height="0cm"/>
      <style:paragraph-properties fo:margin-left="0cm" fo:margin-right="0cm" fo:margin-top="0cm" fo:margin-bottom="0cm" loext:contextual-spacing="false" fo:line-height="120%" fo:text-align="justify" style:justify-single-word="false" fo:text-indent="0cm" style:auto-text-indent="false" style:border-line-width-top="0.018cm 0.004cm 0.018cm" style:border-line-width-bottom="0.018cm 0.004cm 0.018cm" fo:padding="0.049cm" fo:border-left="none" fo:border-right="none" fo:border-top="1.11pt double-thin #000000" fo:border-bottom="1.11pt double-thin #000000" style:shadow="none" style:writing-mode="page"/>
      <style:text-properties fo:font-variant="small-caps" style:font-name="Liberation Serif1" fo:font-size="10pt" fo:language="grc" fo:country="GR" fo:font-style="italic" fo:font-weight="normal" officeooo:rsid="06473e39" officeooo:paragraph-rsid="065a1abe" style:font-name-asian="Liberation Serif2" style:font-size-asian="10pt" style:font-style-asian="italic" style:font-weight-asian="normal" style:font-name-complex="Liberation Serif2" style:font-size-complex="10pt" style:font-style-complex="italic" style:font-weight-complex="normal" loext:padding="0cm" loext:border="none" loext:shadow="none"/>
    </style:style>
    <style:style style:name="P255" style:family="paragraph" style:parent-style-name="Text_20_body">
      <loext:graphic-properties draw:fill-image-width="0cm" draw:fill-image-height="0cm"/>
      <style:paragraph-properties fo:margin-left="0cm" fo:margin-right="0cm" fo:margin-top="0cm" fo:margin-bottom="0cm" loext:contextual-spacing="false" fo:line-height="120%" fo:text-align="justify" style:justify-single-word="false" fo:text-indent="0cm" style:auto-text-indent="false" style:border-line-width-top="0.018cm 0.004cm 0.018cm" style:border-line-width-bottom="0.018cm 0.004cm 0.018cm" fo:padding="0.049cm" fo:border-left="none" fo:border-right="none" fo:border-top="1.11pt double-thin #000000" fo:border-bottom="1.11pt double-thin #000000" style:shadow="none" style:writing-mode="page"/>
      <style:text-properties fo:font-variant="small-caps" style:font-name="Liberation Serif" fo:font-size="10pt" fo:language="grc" fo:country="GR" fo:font-style="italic" fo:font-weight="normal" officeooo:rsid="06473e39" officeooo:paragraph-rsid="06bd249c" style:font-name-asian="Liberation Serif2" style:font-size-asian="10pt" style:font-style-asian="italic" style:font-weight-asian="normal" style:font-name-complex="Liberation Serif2" style:font-size-complex="10pt" style:font-style-complex="italic" style:font-weight-complex="normal" loext:padding="0cm" loext:border="none" loext:shadow="none"/>
    </style:style>
    <style:style style:name="P256" style:family="paragraph" style:parent-style-name="Text_20_body">
      <loext:graphic-properties draw:fill-image-width="0cm" draw:fill-image-height="0cm"/>
      <style:paragraph-properties fo:margin-left="0cm" fo:margin-right="0cm" fo:margin-top="0cm" fo:margin-bottom="0cm" loext:contextual-spacing="false" fo:line-height="120%" fo:text-align="justify" style:justify-single-word="false" fo:text-indent="0cm" style:auto-text-indent="false" style:border-line-width-top="0.018cm 0.004cm 0.018cm" style:border-line-width-bottom="0.018cm 0.004cm 0.018cm" fo:padding="0.049cm" fo:border-left="none" fo:border-right="none" fo:border-top="1.11pt double-thin #000000" fo:border-bottom="1.11pt double-thin #000000" style:shadow="none" style:writing-mode="page"/>
      <style:text-properties fo:font-variant="small-caps" style:font-name="Liberation Serif" fo:font-size="10pt" fo:language="grc" fo:country="GR" fo:font-style="italic" fo:font-weight="normal" officeooo:rsid="06473e39" officeooo:paragraph-rsid="07925676" style:font-name-asian="Liberation Serif2" style:font-size-asian="10pt" style:font-style-asian="italic" style:font-weight-asian="normal" style:font-name-complex="Liberation Serif2" style:font-size-complex="10pt" style:font-style-complex="italic" style:font-weight-complex="normal" loext:padding="0cm" loext:border="none" loext:shadow="none"/>
    </style:style>
    <style:style style:name="P257" style:family="paragraph" style:parent-style-name="Text_20_body">
      <loext:graphic-properties draw:fill-image-width="0cm" draw:fill-image-height="0cm"/>
      <style:paragraph-properties fo:margin-left="0cm" fo:margin-right="0cm" fo:margin-top="0cm" fo:margin-bottom="0cm" loext:contextual-spacing="false" fo:line-height="120%" fo:text-align="justify" style:justify-single-word="false" fo:text-indent="0cm" style:auto-text-indent="false" style:border-line-width-top="0.018cm 0.004cm 0.018cm" style:border-line-width-bottom="0.018cm 0.004cm 0.018cm" fo:padding="0.049cm" fo:border-left="none" fo:border-right="none" fo:border-top="1.11pt double-thin #000000" fo:border-bottom="1.11pt double-thin #000000" style:shadow="none" style:writing-mode="page"/>
      <style:text-properties fo:font-variant="small-caps" style:font-name="Liberation Serif" fo:font-size="10pt" fo:language="grc" fo:country="GR" fo:font-style="italic" fo:font-weight="normal" officeooo:rsid="06473e39" officeooo:paragraph-rsid="065c1730" style:font-name-asian="Liberation Serif2" style:font-size-asian="10pt" style:font-style-asian="italic" style:font-weight-asian="normal" style:font-name-complex="Liberation Serif2" style:font-size-complex="10pt" style:font-style-complex="italic" style:font-weight-complex="normal" loext:padding="0cm" loext:border="none" loext:shadow="none"/>
    </style:style>
    <style:style style:name="P258" style:family="paragraph" style:parent-style-name="Text_20_body">
      <loext:graphic-properties draw:fill-image-width="0cm" draw:fill-image-height="0cm"/>
      <style:paragraph-properties fo:margin-left="0cm" fo:margin-right="0cm" fo:margin-top="0cm" fo:margin-bottom="0cm" loext:contextual-spacing="false" fo:line-height="120%" fo:text-align="justify" style:justify-single-word="false" fo:text-indent="0cm" style:auto-text-indent="false" style:border-line-width-top="0.018cm 0.004cm 0.018cm" style:border-line-width-bottom="0.018cm 0.004cm 0.018cm" fo:padding="0.049cm" fo:border-left="none" fo:border-right="none" fo:border-top="1.11pt double-thin #000000" fo:border-bottom="1.11pt double-thin #000000" style:shadow="none" style:writing-mode="page"/>
      <style:text-properties fo:font-variant="small-caps" style:font-name="Liberation Serif" fo:font-size="10pt" fo:language="grc" fo:country="GR" fo:font-style="italic" fo:font-weight="normal" officeooo:rsid="06473e39" officeooo:paragraph-rsid="08576164" style:font-name-asian="Liberation Serif2" style:font-size-asian="10pt" style:font-style-asian="italic" style:font-weight-asian="normal" style:font-name-complex="Liberation Serif2" style:font-size-complex="10pt" style:font-style-complex="italic" style:font-weight-complex="normal" loext:padding="0cm" loext:border="none" loext:shadow="none"/>
    </style:style>
    <style:style style:name="P259" style:family="paragraph" style:parent-style-name="Text_20_body">
      <loext:graphic-properties draw:fill-image-width="0cm" draw:fill-image-height="0cm"/>
      <style:paragraph-properties fo:margin-left="0cm" fo:margin-right="0cm" fo:margin-top="0cm" fo:margin-bottom="0cm" loext:contextual-spacing="false" fo:line-height="120%" fo:text-align="justify" style:justify-single-word="false" fo:text-indent="0cm" style:auto-text-indent="false" style:border-line-width-top="0.018cm 0.004cm 0.018cm" style:border-line-width-bottom="0.018cm 0.004cm 0.018cm" fo:padding="0.049cm" fo:border-left="none" fo:border-right="none" fo:border-top="1.11pt double-thin #000000" fo:border-bottom="1.11pt double-thin #000000" style:shadow="none" style:writing-mode="page"/>
      <style:text-properties fo:font-variant="small-caps" style:font-name="Liberation Serif" fo:font-size="10pt" fo:language="grc" fo:country="GR" fo:font-style="italic" fo:font-weight="normal" officeooo:rsid="06473e39" officeooo:paragraph-rsid="086ac857" style:font-name-asian="Liberation Serif2" style:font-size-asian="10pt" style:font-style-asian="italic" style:font-weight-asian="normal" style:font-name-complex="Liberation Serif2" style:font-size-complex="10pt" style:font-style-complex="italic" style:font-weight-complex="normal" loext:padding="0cm" loext:border="none" loext:shadow="none"/>
    </style:style>
    <style:style style:name="P260" style:family="paragraph" style:parent-style-name="Text_20_body">
      <loext:graphic-properties draw:fill="solid" draw:fill-color="#dddddd" draw:fill-image-width="0cm" draw:fill-image-height="0cm"/>
      <style:paragraph-properties fo:margin-left="0cm" fo:margin-right="0cm" fo:margin-top="0cm" fo:margin-bottom="0cm" loext:contextual-spacing="false" fo:line-height="120%" fo:text-indent="0cm" style:auto-text-indent="false" fo:background-color="#dddddd" fo:padding="0.199cm" fo:border="0.99pt solid #000000" style:shadow="#808080 0.18cm -0.18cm" style:writing-mode="page"/>
      <style:text-properties style:font-name="Liberation Serif1" fo:font-size="14pt" officeooo:rsid="000cbb5e" officeooo:paragraph-rsid="0645f24a" style:font-size-asian="14pt" style:font-size-complex="14pt"/>
    </style:style>
    <style:style style:name="P261" style:family="paragraph" style:parent-style-name="Text_20_body">
      <loext:graphic-properties draw:fill="solid" draw:fill-color="#dddddd" draw:fill-image-width="0cm" draw:fill-image-height="0cm"/>
      <style:paragraph-properties fo:margin-left="0cm" fo:margin-right="0cm" fo:margin-top="0cm" fo:margin-bottom="0cm" loext:contextual-spacing="false" fo:line-height="120%" fo:text-indent="0cm" style:auto-text-indent="false" fo:background-color="#dddddd" fo:padding="0.199cm" fo:border="0.99pt solid #000000" style:shadow="#808080 0.18cm -0.18cm" style:writing-mode="page"/>
      <style:text-properties style:font-name="Liberation Serif1" fo:font-size="14pt" officeooo:rsid="000e6708" officeooo:paragraph-rsid="0645f24a" style:font-size-asian="14pt" style:font-size-complex="14pt"/>
    </style:style>
    <style:style style:name="P262" style:family="paragraph" style:parent-style-name="Text_20_body">
      <loext:graphic-properties draw:fill="solid" draw:fill-color="#dddddd" draw:fill-image-width="0cm" draw:fill-image-height="0cm"/>
      <style:paragraph-properties fo:margin-left="0cm" fo:margin-right="0cm" fo:margin-top="0cm" fo:margin-bottom="0cm" loext:contextual-spacing="false" fo:line-height="120%" fo:text-indent="0cm" style:auto-text-indent="false" fo:background-color="#dddddd" fo:padding="0.199cm" fo:border="0.99pt solid #000000" style:shadow="#808080 0.18cm -0.18cm" style:writing-mode="page"/>
      <style:text-properties style:font-name="Liberation Serif1" fo:font-size="14pt" officeooo:rsid="000f7771" officeooo:paragraph-rsid="0645f24a" style:font-size-asian="14pt" style:font-size-complex="14pt"/>
    </style:style>
    <style:style style:name="P263" style:family="paragraph" style:parent-style-name="Text_20_body">
      <loext:graphic-properties draw:fill="solid" draw:fill-color="#dddddd" draw:fill-image-width="0cm" draw:fill-image-height="0cm"/>
      <style:paragraph-properties fo:margin-left="0cm" fo:margin-right="0cm" fo:margin-top="0cm" fo:margin-bottom="0cm" loext:contextual-spacing="false" fo:line-height="120%" fo:text-indent="0cm" style:auto-text-indent="false" fo:background-color="#dddddd" fo:padding="0.199cm" fo:border="0.99pt solid #000000" style:shadow="#808080 0.18cm -0.18cm" style:writing-mode="page"/>
      <style:text-properties style:font-name="Liberation Serif1" fo:font-size="12pt" officeooo:rsid="0011c421" officeooo:paragraph-rsid="0645f24a" style:font-size-asian="12pt" style:font-size-complex="12pt"/>
    </style:style>
    <style:style style:name="P264" style:family="paragraph" style:parent-style-name="Text_20_body">
      <loext:graphic-properties draw:fill="solid" draw:fill-color="#dddddd" draw:fill-image-width="0cm" draw:fill-image-height="0cm"/>
      <style:paragraph-properties fo:margin-left="0cm" fo:margin-right="0cm" fo:margin-top="0cm" fo:margin-bottom="0cm" loext:contextual-spacing="false" fo:line-height="120%" fo:text-indent="0cm" style:auto-text-indent="false" fo:background-color="#dddddd" fo:padding="0.199cm" fo:border="0.99pt solid #000000" style:shadow="#808080 0.18cm -0.18cm" style:writing-mode="page"/>
      <style:text-properties style:font-name="Liberation Serif1" fo:font-size="12pt" officeooo:rsid="001d26ef" officeooo:paragraph-rsid="067ff750" style:font-size-asian="12pt" style:font-size-complex="12pt"/>
    </style:style>
    <style:style style:name="P265" style:family="paragraph" style:parent-style-name="Text_20_body">
      <loext:graphic-properties draw:fill="solid" draw:fill-color="#dddddd" draw:fill-image-width="0cm" draw:fill-image-height="0cm"/>
      <style:paragraph-properties fo:margin-left="0cm" fo:margin-right="0cm" fo:margin-top="0cm" fo:margin-bottom="0cm" loext:contextual-spacing="false" fo:line-height="120%" fo:text-indent="0cm" style:auto-text-indent="false" fo:background-color="#dddddd" fo:padding="0.199cm" fo:border="0.99pt solid #000000" style:shadow="#808080 0.18cm -0.18cm" style:writing-mode="page"/>
      <style:text-properties style:font-name="Liberation Serif1" fo:font-size="12pt" officeooo:rsid="002af2aa" officeooo:paragraph-rsid="0949e66e" style:font-size-asian="12pt" style:font-size-complex="12pt"/>
    </style:style>
    <style:style style:name="P266" style:family="paragraph" style:parent-style-name="Text_20_body">
      <loext:graphic-properties draw:fill="solid" draw:fill-color="#dddddd" draw:fill-image-width="0cm" draw:fill-image-height="0cm"/>
      <style:paragraph-properties fo:margin-left="0cm" fo:margin-right="0cm" fo:margin-top="0cm" fo:margin-bottom="0cm" loext:contextual-spacing="false" fo:line-height="120%" fo:text-indent="0cm" style:auto-text-indent="false" fo:background-color="#dddddd" fo:padding="0.199cm" fo:border="0.99pt solid #000000" style:shadow="#808080 0.18cm -0.18cm" style:writing-mode="page"/>
      <style:text-properties style:font-name="Liberation Serif1" officeooo:paragraph-rsid="064894b7"/>
    </style:style>
    <style:style style:name="P267" style:family="paragraph" style:parent-style-name="Text_20_body">
      <loext:graphic-properties draw:fill="solid" draw:fill-color="#dddddd" draw:fill-image-width="0cm" draw:fill-image-height="0cm"/>
      <style:paragraph-properties fo:margin-left="0cm" fo:margin-right="0cm" fo:margin-top="0cm" fo:margin-bottom="0cm" loext:contextual-spacing="false" fo:line-height="120%" fo:text-align="start" style:justify-single-word="false" fo:text-indent="0cm" style:auto-text-indent="false" fo:background-color="#dddddd" fo:padding="0.199cm" fo:border="0.99pt solid #000000" style:shadow="#808080 0.18cm -0.18cm" style:writing-mode="page"/>
      <style:text-properties style:font-name="Liberation Serif1" officeooo:paragraph-rsid="06640f05"/>
    </style:style>
    <style:style style:name="P268" style:family="paragraph" style:parent-style-name="Text_20_body">
      <loext:graphic-properties draw:fill="solid" draw:fill-color="#dddddd" draw:fill-image-width="0cm" draw:fill-image-height="0cm"/>
      <style:paragraph-properties fo:margin-left="0cm" fo:margin-right="0cm" fo:margin-top="0cm" fo:margin-bottom="0cm" loext:contextual-spacing="false" fo:line-height="120%" fo:text-indent="0cm" style:auto-text-indent="false" fo:background-color="#dddddd" fo:padding="0.199cm" fo:border="0.99pt solid #000000" style:shadow="#808080 0.18cm -0.18cm" style:writing-mode="page"/>
      <style:text-properties style:font-name="Liberation Serif1" officeooo:paragraph-rsid="0645f24a"/>
    </style:style>
    <style:style style:name="P269" style:family="paragraph" style:parent-style-name="Text_20_body">
      <loext:graphic-properties draw:fill="solid" draw:fill-color="#dddddd" draw:fill-image-width="0cm" draw:fill-image-height="0cm"/>
      <style:paragraph-properties fo:margin-left="0cm" fo:margin-right="0cm" fo:margin-top="0cm" fo:margin-bottom="0cm" loext:contextual-spacing="false" fo:line-height="120%" fo:text-indent="0cm" style:auto-text-indent="false" fo:background-color="#dddddd" fo:padding="0.199cm" fo:border="0.99pt solid #000000" style:shadow="#808080 0.18cm -0.18cm" style:writing-mode="page"/>
      <style:text-properties officeooo:paragraph-rsid="0645f24a"/>
    </style:style>
    <style:style style:name="P270" style:family="paragraph" style:parent-style-name="Text_20_body">
      <loext:graphic-properties draw:fill="solid" draw:fill-color="#dddddd" draw:fill-image-width="0cm" draw:fill-image-height="0cm"/>
      <style:paragraph-properties fo:margin-left="0cm" fo:margin-right="0cm" fo:margin-top="0cm" fo:margin-bottom="0cm" loext:contextual-spacing="false" fo:line-height="120%" fo:text-indent="0cm" style:auto-text-indent="false" fo:background-color="#dddddd" fo:padding="0.199cm" fo:border="0.99pt solid #000000" style:shadow="#808080 0.18cm -0.18cm" style:writing-mode="page"/>
      <style:text-properties officeooo:paragraph-rsid="06615ff6"/>
    </style:style>
    <style:style style:name="P271" style:family="paragraph" style:parent-style-name="Text_20_body">
      <loext:graphic-properties draw:fill="solid" draw:fill-color="#dddddd" draw:fill-image-width="0cm" draw:fill-image-height="0cm"/>
      <style:paragraph-properties fo:margin-left="0cm" fo:margin-right="0cm" fo:margin-top="0cm" fo:margin-bottom="0cm" loext:contextual-spacing="false" fo:line-height="120%" fo:text-align="justify" style:justify-single-word="false" fo:text-indent="0cm" style:auto-text-indent="false" fo:background-color="#dddddd" fo:padding="0.199cm" fo:border="0.99pt solid #000000" style:shadow="#808080 0.18cm -0.18cm" style:writing-mode="page"/>
      <style:text-properties officeooo:paragraph-rsid="0645f24a"/>
    </style:style>
    <style:style style:name="P272" style:family="paragraph" style:parent-style-name="Text_20_body">
      <loext:graphic-properties draw:fill="solid" draw:fill-color="#dddddd" draw:fill-image-width="0cm" draw:fill-image-height="0cm"/>
      <style:paragraph-properties fo:margin-left="0cm" fo:margin-right="0cm" fo:margin-top="0cm" fo:margin-bottom="0cm" loext:contextual-spacing="false" fo:line-height="120%" fo:text-align="justify" style:justify-single-word="false" fo:text-indent="0cm" style:auto-text-indent="false" fo:background-color="#dddddd" fo:padding="0.199cm" fo:border="0.99pt solid #000000" style:shadow="#808080 0.18cm -0.18cm" style:writing-mode="page"/>
      <style:text-properties officeooo:paragraph-rsid="0971bde0"/>
    </style:style>
    <style:style style:name="P273" style:family="paragraph" style:parent-style-name="Text_20_body">
      <loext:graphic-properties draw:fill="solid" draw:fill-color="#dddddd" draw:fill-image-width="0cm" draw:fill-image-height="0cm"/>
      <style:paragraph-properties fo:margin-left="0cm" fo:margin-right="0cm" fo:margin-top="0cm" fo:margin-bottom="0cm" loext:contextual-spacing="false" fo:line-height="120%" fo:text-indent="0cm" style:auto-text-indent="false" fo:background-color="#dddddd" fo:padding="0.199cm" fo:border="0.99pt solid #000000" style:shadow="#808080 0.18cm -0.18cm" style:writing-mode="page"/>
      <style:text-properties officeooo:paragraph-rsid="095c77b5"/>
    </style:style>
    <style:style style:name="P274" style:family="paragraph" style:parent-style-name="Text_20_body">
      <style:paragraph-properties fo:margin-top="0cm" fo:margin-bottom="0cm" loext:contextual-spacing="false" fo:line-height="120%" style:shadow="none" style:writing-mode="page"/>
      <style:text-properties style:use-window-font-color="true" style:font-name="Liberation Serif1" fo:font-size="10pt" officeooo:paragraph-rsid="0645f24a" style:font-size-asian="10pt" style:font-size-complex="10pt"/>
    </style:style>
    <style:style style:name="P275" style:family="paragraph" style:parent-style-name="Text_20_body">
      <style:paragraph-properties fo:margin-top="0cm" fo:margin-bottom="0cm" loext:contextual-spacing="false" fo:line-height="120%" style:shadow="none" style:writing-mode="page"/>
      <style:text-properties style:use-window-font-color="true" style:font-name="Liberation Serif1" fo:font-size="10pt" officeooo:paragraph-rsid="0645ffb7" style:font-size-asian="10pt" style:font-size-complex="10pt"/>
    </style:style>
    <style:style style:name="P276" style:family="paragraph" style:parent-style-name="Preformatted_20_Text">
      <style:paragraph-properties fo:margin-top="0cm" fo:margin-bottom="0cm" loext:contextual-spacing="false" fo:line-height="120%" style:shadow="none" style:writing-mode="page"/>
      <style:text-properties style:use-window-font-color="true" style:font-name="Liberation Serif1" fo:font-size="10pt" officeooo:paragraph-rsid="0645f24a" style:font-size-asian="10pt" style:font-size-complex="10pt"/>
    </style:style>
    <style:style style:name="P277" style:family="paragraph" style:parent-style-name="Text_20_body">
      <style:paragraph-properties fo:margin-top="0cm" fo:margin-bottom="0cm" loext:contextual-spacing="false" fo:line-height="120%" fo:text-align="justify" style:justify-single-word="false" style:writing-mode="page"/>
      <style:text-properties officeooo:paragraph-rsid="09169978"/>
    </style:style>
    <style:style style:name="P278" style:family="paragraph" style:parent-style-name="Footnote">
      <style:text-properties officeooo:rsid="039383a2" officeooo:paragraph-rsid="039383a2"/>
    </style:style>
    <style:style style:name="P279" style:family="paragraph" style:parent-style-name="Footnote">
      <style:text-properties officeooo:rsid="039383a2" officeooo:paragraph-rsid="03956c8b"/>
    </style:style>
    <style:style style:name="P280" style:family="paragraph" style:parent-style-name="Footnote">
      <style:text-properties officeooo:rsid="07e122b7" officeooo:paragraph-rsid="07e122b7"/>
    </style:style>
    <style:style style:name="P281" style:family="paragraph" style:parent-style-name="Preformatted_20_Text">
      <loext:graphic-properties draw:fill="solid" draw:fill-color="#dddddd" draw:fill-image-width="0cm" draw:fill-image-height="0cm"/>
      <style:paragraph-properties fo:line-height="120%" fo:text-align="justify" style:justify-single-word="false" fo:background-color="#dddddd" fo:padding="0.199cm" fo:border="0.99pt solid #000000" style:shadow="#808080 0.18cm -0.18cm" style:writing-mode="page"/>
      <style:text-properties officeooo:paragraph-rsid="0645f24a"/>
    </style:style>
    <style:style style:name="P282" style:family="paragraph" style:parent-style-name="Preformatted_20_Text">
      <loext:graphic-properties draw:fill="solid" draw:fill-color="#dddddd" draw:fill-image-width="0cm" draw:fill-image-height="0cm"/>
      <style:paragraph-properties fo:line-height="120%" fo:text-align="justify" style:justify-single-word="false" fo:background-color="#dddddd" fo:padding="0.199cm" fo:border="0.99pt solid #000000" style:shadow="#808080 0.18cm -0.18cm" style:writing-mode="page"/>
      <style:text-properties officeooo:paragraph-rsid="0665f611"/>
    </style:style>
    <style:style style:name="P283" style:family="paragraph" style:parent-style-name="Preformatted_20_Text">
      <loext:graphic-properties draw:fill="solid" draw:fill-color="#dddddd" draw:fill-image-width="0cm" draw:fill-image-height="0cm"/>
      <style:paragraph-properties fo:line-height="120%" fo:text-align="justify" style:justify-single-word="false" fo:background-color="#dddddd" fo:padding="0.199cm" fo:border="0.99pt solid #000000" style:shadow="#808080 0.18cm -0.18cm" style:writing-mode="page"/>
      <style:text-properties officeooo:paragraph-rsid="06582457"/>
    </style:style>
    <style:style style:name="P284" style:family="paragraph" style:parent-style-name="Preformatted_20_Text">
      <loext:graphic-properties draw:fill="solid" draw:fill-color="#dddddd" draw:fill-image-width="0cm" draw:fill-image-height="0cm"/>
      <style:paragraph-properties fo:line-height="120%" fo:text-align="justify" style:justify-single-word="false" fo:background-color="#dddddd" fo:padding="0.199cm" fo:border="0.99pt solid #000000" style:shadow="#808080 0.18cm -0.18cm" style:writing-mode="page"/>
      <style:text-properties officeooo:paragraph-rsid="08088cb5"/>
    </style:style>
    <style:style style:name="P285" style:family="paragraph" style:parent-style-name="Preformatted_20_Text">
      <loext:graphic-properties draw:fill="solid" draw:fill-color="#dddddd" draw:fill-image-width="0cm" draw:fill-image-height="0cm"/>
      <style:paragraph-properties fo:line-height="120%" fo:text-align="justify" style:justify-single-word="false" fo:background-color="#dddddd" fo:padding="0.199cm" fo:border="0.99pt solid #000000" style:shadow="#808080 0.18cm -0.18cm" style:writing-mode="page"/>
      <style:text-properties officeooo:paragraph-rsid="0809bd54"/>
    </style:style>
    <style:style style:name="P286" style:family="paragraph" style:parent-style-name="Preformatted_20_Text">
      <loext:graphic-properties draw:fill="solid" draw:fill-color="#dddddd" draw:fill-image-width="0cm" draw:fill-image-height="0cm"/>
      <style:paragraph-properties fo:line-height="120%" fo:text-align="justify" style:justify-single-word="false" fo:background-color="#dddddd" fo:padding="0.199cm" fo:border="0.99pt solid #000000" style:shadow="#808080 0.18cm -0.18cm" style:writing-mode="page"/>
      <style:text-properties officeooo:paragraph-rsid="08513f8e"/>
    </style:style>
    <style:style style:name="P287" style:family="paragraph" style:parent-style-name="Preformatted_20_Text">
      <loext:graphic-properties draw:fill="solid" draw:fill-color="#dddddd" draw:fill-image-width="0cm" draw:fill-image-height="0cm"/>
      <style:paragraph-properties fo:line-height="120%" fo:text-align="justify" style:justify-single-word="false" fo:background-color="#dddddd" fo:padding="0.199cm" fo:border="0.99pt solid #000000" style:shadow="#808080 0.18cm -0.18cm" style:writing-mode="page"/>
      <style:text-properties style:font-name="Liberation Serif1" fo:font-size="12pt" fo:font-style="italic" officeooo:rsid="000641ec" officeooo:paragraph-rsid="06582457" style:font-size-asian="12pt" style:font-style-asian="italic" style:font-size-complex="12pt" style:font-style-complex="italic"/>
    </style:style>
    <style:style style:name="P288" style:family="paragraph" style:parent-style-name="Preformatted_20_Text">
      <loext:graphic-properties draw:fill="solid" draw:fill-color="#dddddd" draw:fill-image-width="0cm" draw:fill-image-height="0cm"/>
      <style:paragraph-properties fo:line-height="120%" fo:text-align="justify" style:justify-single-word="false" fo:background-color="#dddddd" fo:padding="0.199cm" fo:border="0.99pt solid #000000" style:shadow="#808080 0.18cm -0.18cm" style:writing-mode="page"/>
      <style:text-properties style:font-name="Liberation Serif1" fo:font-size="14pt" officeooo:rsid="000641ec" officeooo:paragraph-rsid="08d2f7d3" style:font-size-asian="14pt" style:font-size-complex="14pt"/>
    </style:style>
    <style:style style:name="P289" style:family="paragraph" style:parent-style-name="Preformatted_20_Text">
      <loext:graphic-properties draw:fill="solid" draw:fill-color="#eeeeee" draw:fill-image-width="0cm" draw:fill-image-height="0cm"/>
      <style:paragraph-properties fo:line-height="120%" fo:text-align="justify" style:justify-single-word="false" fo:background-color="#eeeeee" fo:padding="0.199cm" fo:border="0.99pt solid #000000" style:shadow="#808080 0.18cm -0.18cm" style:writing-mode="page"/>
      <style:text-properties style:font-name="Liberation Serif" fo:font-size="14pt" officeooo:paragraph-rsid="0645f24a" style:font-size-asian="14pt" style:font-size-complex="14pt"/>
    </style:style>
    <style:style style:name="P290" style:family="paragraph" style:parent-style-name="Preformatted_20_Text">
      <loext:graphic-properties draw:fill="solid" draw:fill-color="#dddddd" draw:fill-image-width="0cm" draw:fill-image-height="0cm"/>
      <style:paragraph-properties fo:line-height="120%" fo:text-align="justify" style:justify-single-word="false" fo:background-color="#dddddd" fo:padding="0.199cm" fo:border="0.99pt solid #000000" style:shadow="#808080 0.18cm -0.18cm" style:writing-mode="page"/>
      <style:text-properties fo:font-size="14pt" officeooo:paragraph-rsid="071158b0" style:font-size-asian="14pt" style:font-size-complex="14pt"/>
    </style:style>
    <style:style style:name="P291" style:family="paragraph" style:parent-style-name="Preformatted_20_Text">
      <loext:graphic-properties draw:fill="solid" draw:fill-color="#dddddd" draw:fill-image-width="0cm" draw:fill-image-height="0cm"/>
      <style:paragraph-properties fo:line-height="120%" fo:text-align="justify" style:justify-single-word="false" fo:background-color="#dddddd" fo:padding="0.199cm" fo:border="0.99pt solid #000000" style:shadow="#808080 0.18cm -0.18cm" style:writing-mode="page"/>
      <style:text-properties fo:font-size="14pt" officeooo:paragraph-rsid="078f975c" style:font-size-asian="14pt" style:font-size-complex="14pt"/>
    </style:style>
    <style:style style:name="P292" style:family="paragraph" style:parent-style-name="Text_20_body" style:master-page-name="Standard">
      <style:paragraph-properties fo:margin-left="0cm" fo:margin-right="0cm" fo:margin-top="0cm" fo:margin-bottom="0cm" loext:contextual-spacing="false" fo:line-height="120%" fo:text-align="center" style:justify-single-word="false" fo:text-indent="0cm" style:auto-text-indent="false" style:page-number="auto" style:border-line-width="0.026cm 0.026cm 0.002cm" fo:padding="0.049cm" fo:border="1.56pt double #000000" style:shadow="#808080 0.18cm 0.18cm" style:writing-mode="page"/>
      <style:text-properties style:font-name="Liberation Serif1" fo:font-size="12pt" fo:font-weight="bold" officeooo:rsid="0134aeaf" officeooo:paragraph-rsid="0645f24a" style:font-size-asian="12pt" style:font-weight-asian="bold" style:font-size-complex="12pt" style:font-weight-complex="bold"/>
    </style:style>
    <style:style style:name="P293" style:family="paragraph" style:parent-style-name="Preformatted_20_Text">
      <style:paragraph-properties fo:line-height="120%" style:writing-mode="page"/>
      <style:text-properties style:font-name="Liberation Serif1" fo:font-size="10pt" fo:font-weight="normal" officeooo:rsid="003243d8" officeooo:paragraph-rsid="07d3a453" style:font-size-asian="10pt" style:font-weight-asian="normal" style:font-size-complex="10pt" style:font-weight-complex="normal"/>
    </style:style>
    <style:style style:name="P294" style:family="paragraph" style:parent-style-name="Table_20_Contents">
      <style:paragraph-properties fo:margin-left="0cm" fo:margin-right="0cm" fo:margin-top="0cm" fo:margin-bottom="0cm" loext:contextual-spacing="false" fo:line-height="120%" fo:text-align="end" style:justify-single-word="false" fo:text-indent="0cm" style:auto-text-indent="false" style:writing-mode="page"/>
      <style:text-properties style:font-name="Liberation Serif1" fo:font-size="8pt" fo:font-weight="normal" officeooo:rsid="0254504a" officeooo:paragraph-rsid="08047f32" style:font-size-asian="8pt" style:font-weight-asian="normal" style:font-size-complex="8pt" style:font-weight-complex="normal"/>
    </style:style>
    <style:style style:name="T1" style:family="text">
      <style:text-properties officeooo:rsid="000edbd7"/>
    </style:style>
    <style:style style:name="T2" style:family="text">
      <style:text-properties officeooo:rsid="000ff59e"/>
    </style:style>
    <style:style style:name="T3" style:family="text">
      <style:text-properties officeooo:rsid="00119be4"/>
    </style:style>
    <style:style style:name="T4" style:family="text">
      <style:text-properties officeooo:rsid="00131835"/>
    </style:style>
    <style:style style:name="T5" style:family="text">
      <style:text-properties officeooo:rsid="000cbb5e"/>
    </style:style>
    <style:style style:name="T6" style:family="text">
      <style:text-properties officeooo:rsid="001d17a7"/>
    </style:style>
    <style:style style:name="T7" style:family="text">
      <style:text-properties officeooo:rsid="001e479c"/>
    </style:style>
    <style:style style:name="T8" style:family="text">
      <style:text-properties officeooo:rsid="002225c6"/>
    </style:style>
    <style:style style:name="T9" style:family="text">
      <style:text-properties officeooo:rsid="0024eb7b"/>
    </style:style>
    <style:style style:name="T10" style:family="text">
      <style:text-properties officeooo:rsid="00278373"/>
    </style:style>
    <style:style style:name="T11" style:family="text">
      <style:text-properties officeooo:rsid="002af2aa"/>
    </style:style>
    <style:style style:name="T12" style:family="text">
      <style:text-properties officeooo:rsid="002b2698"/>
    </style:style>
    <style:style style:name="T13" style:family="text">
      <style:text-properties officeooo:rsid="002bccec"/>
    </style:style>
    <style:style style:name="T14" style:family="text">
      <style:text-properties officeooo:rsid="002e680b"/>
    </style:style>
    <style:style style:name="T15" style:family="text">
      <style:text-properties officeooo:rsid="002f8851"/>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0ff59e" loext:padding="0cm" loext:border="none" loext:shadow="none"/>
    </style:style>
    <style:style style:name="T18" style:family="text">
      <style:text-properties style:text-underline-style="solid" style:text-underline-width="auto" style:text-underline-color="font-color" loext:padding="0cm" loext:border="none" loext:shadow="none"/>
    </style:style>
    <style:style style:name="T19" style:family="text">
      <style:text-properties style:text-underline-style="solid" style:text-underline-width="auto" style:text-underline-color="font-color" fo:font-weight="normal" officeooo:rsid="002b08d8" style:font-weight-asian="normal" style:font-weight-complex="normal"/>
    </style:style>
    <style:style style:name="T20" style:family="text">
      <style:text-properties style:text-underline-style="solid" style:text-underline-width="auto" style:text-underline-color="font-color" officeooo:rsid="001cde5e"/>
    </style:style>
    <style:style style:name="T21" style:family="text">
      <style:text-properties style:text-underline-style="solid" style:text-underline-width="auto" style:text-underline-color="font-color" officeooo:rsid="009c2073"/>
    </style:style>
    <style:style style:name="T22" style:family="text">
      <style:text-properties style:text-underline-style="solid" style:text-underline-width="auto" style:text-underline-color="font-color" officeooo:rsid="009e9e8c"/>
    </style:style>
    <style:style style:name="T23" style:family="text">
      <style:text-properties style:text-underline-style="solid" style:text-underline-width="auto" style:text-underline-color="font-color" officeooo:rsid="00a2b480"/>
    </style:style>
    <style:style style:name="T24" style:family="text">
      <style:text-properties style:text-underline-style="solid" style:text-underline-width="auto" style:text-underline-color="font-color" officeooo:rsid="00a7c486"/>
    </style:style>
    <style:style style:name="T25" style:family="text">
      <style:text-properties style:text-underline-style="solid" style:text-underline-width="auto" style:text-underline-color="font-color" officeooo:rsid="00a90cb9"/>
    </style:style>
    <style:style style:name="T26" style:family="text">
      <style:text-properties style:text-underline-style="solid" style:text-underline-width="auto" style:text-underline-color="font-color" officeooo:rsid="00b2aed7"/>
    </style:style>
    <style:style style:name="T27" style:family="text">
      <style:text-properties style:text-underline-style="solid" style:text-underline-width="auto" style:text-underline-color="font-color" officeooo:rsid="00b49bc2"/>
    </style:style>
    <style:style style:name="T28" style:family="text">
      <style:text-properties style:text-underline-style="solid" style:text-underline-width="auto" style:text-underline-color="font-color" officeooo:rsid="00b75106"/>
    </style:style>
    <style:style style:name="T29" style:family="text">
      <style:text-properties style:text-underline-style="solid" style:text-underline-width="auto" style:text-underline-color="font-color" officeooo:rsid="00c0012e"/>
    </style:style>
    <style:style style:name="T30" style:family="text">
      <style:text-properties style:text-underline-style="solid" style:text-underline-width="auto" style:text-underline-color="font-color" officeooo:rsid="00c2bc57"/>
    </style:style>
    <style:style style:name="T31" style:family="text">
      <style:text-properties style:text-underline-style="solid" style:text-underline-width="auto" style:text-underline-color="font-color" fo:font-weight="bold" officeooo:rsid="00718ccc" style:font-weight-asian="bold" style:font-weight-complex="bold"/>
    </style:style>
    <style:style style:name="T32" style:family="text">
      <style:text-properties style:text-underline-style="solid" style:text-underline-width="auto" style:text-underline-color="font-color" fo:font-weight="bold" officeooo:rsid="00368a16" style:font-weight-asian="bold" style:font-weight-complex="bold"/>
    </style:style>
    <style:style style:name="T33" style:family="text">
      <style:text-properties style:text-underline-style="solid" style:text-underline-width="auto" style:text-underline-color="font-color" officeooo:rsid="0508ff7e"/>
    </style:style>
    <style:style style:name="T34" style:family="text">
      <style:text-properties style:text-underline-style="solid" style:text-underline-width="auto" style:text-underline-color="font-color" officeooo:rsid="000641ec"/>
    </style:style>
    <style:style style:name="T35" style:family="text">
      <style:text-properties style:text-underline-style="solid" style:text-underline-width="auto" style:text-underline-color="font-color" officeooo:rsid="04bea1af"/>
    </style:style>
    <style:style style:name="T36" style:family="text">
      <style:text-properties style:text-underline-style="solid" style:text-underline-width="auto" style:text-underline-color="font-color" officeooo:rsid="04cd29fe"/>
    </style:style>
    <style:style style:name="T37" style:family="text">
      <style:text-properties style:text-underline-style="solid" style:text-underline-width="auto" style:text-underline-color="font-color" officeooo:rsid="04ce9919"/>
    </style:style>
    <style:style style:name="T38" style:family="text">
      <style:text-properties style:text-underline-style="none"/>
    </style:style>
    <style:style style:name="T39" style:family="text">
      <style:text-properties style:text-underline-style="none" officeooo:rsid="01fb066e"/>
    </style:style>
    <style:style style:name="T40" style:family="text">
      <style:text-properties style:text-underline-style="none" officeooo:rsid="001cde5e"/>
    </style:style>
    <style:style style:name="T41" style:family="text">
      <style:text-properties style:text-underline-style="none" fo:font-weight="bold" officeooo:rsid="02a7a4ad" style:font-weight-asian="bold" style:font-weight-complex="bold"/>
    </style:style>
    <style:style style:name="T42" style:family="text">
      <style:text-properties style:text-underline-style="none" fo:font-weight="bold" officeooo:rsid="00718ccc" style:font-weight-asian="bold" style:font-weight-complex="bold"/>
    </style:style>
    <style:style style:name="T43" style:family="text">
      <style:text-properties style:text-underline-style="none" fo:font-weight="bold" officeooo:rsid="00368a16" style:font-weight-asian="bold" style:font-weight-complex="bold"/>
    </style:style>
    <style:style style:name="T44" style:family="text">
      <style:text-properties style:text-underline-style="none" fo:font-weight="bold" officeooo:rsid="00787f91" style:font-weight-asian="bold" style:font-weight-complex="bold"/>
    </style:style>
    <style:style style:name="T45" style:family="text">
      <style:text-properties style:text-underline-style="none" officeooo:rsid="0184e280" loext:padding="0cm" loext:border="none" loext:shadow="none"/>
    </style:style>
    <style:style style:name="T46" style:family="text">
      <style:text-properties style:text-underline-style="none" officeooo:rsid="03b6d2d6" loext:padding="0cm" loext:border="none" loext:shadow="none"/>
    </style:style>
    <style:style style:name="T47" style:family="text">
      <style:text-properties style:text-underline-style="none" officeooo:rsid="00278373" loext:padding="0cm" loext:border="none" loext:shadow="none"/>
    </style:style>
    <style:style style:name="T48" style:family="text">
      <style:text-properties fo:text-transform="uppercase"/>
    </style:style>
    <style:style style:name="T49" style:family="text">
      <style:text-properties fo:text-transform="uppercase" officeooo:rsid="00131835" style:font-weight-asian="normal" style:font-weight-complex="normal"/>
    </style:style>
    <style:style style:name="T50" style:family="text">
      <style:text-properties fo:text-transform="uppercase" officeooo:rsid="00119be4" style:font-weight-asian="normal" style:font-weight-complex="normal"/>
    </style:style>
    <style:style style:name="T51" style:family="text">
      <style:text-properties fo:text-transform="uppercase" officeooo:rsid="001d17a7" style:font-weight-asian="normal" style:font-weight-complex="normal"/>
    </style:style>
    <style:style style:name="T52" style:family="text">
      <style:text-properties fo:text-transform="uppercase" officeooo:rsid="00278373" style:font-weight-asian="normal" style:font-weight-complex="normal"/>
    </style:style>
    <style:style style:name="T53" style:family="text">
      <style:text-properties fo:text-transform="uppercase" officeooo:rsid="002af2aa" style:font-weight-asian="normal" style:font-weight-complex="normal"/>
    </style:style>
    <style:style style:name="T54" style:family="text">
      <style:text-properties fo:text-transform="uppercase" officeooo:rsid="002e680b" style:font-weight-asian="normal" style:font-weight-complex="normal"/>
    </style:style>
    <style:style style:name="T55" style:family="text">
      <style:text-properties fo:text-transform="uppercase" officeooo:rsid="000ff59e" style:font-weight-asian="normal" style:font-weight-complex="normal"/>
    </style:style>
    <style:style style:name="T56" style:family="text">
      <style:text-properties fo:text-transform="uppercase" fo:color="#9900ff" style:font-name="Liberation Serif1" fo:font-size="14pt" officeooo:rsid="00131835" style:font-size-asian="14pt" style:font-weight-asian="normal" style:font-size-complex="14pt" style:font-weight-complex="normal"/>
    </style:style>
    <style:style style:name="T57" style:family="text">
      <style:text-properties fo:text-transform="uppercase" fo:color="#9900ff" style:font-name="Liberation Serif1" fo:font-size="14pt" officeooo:rsid="002af2aa" style:font-size-asian="14pt" style:font-weight-asian="normal" style:font-size-complex="14pt" style:font-weight-complex="normal"/>
    </style:style>
    <style:style style:name="T58" style:family="text">
      <style:text-properties fo:text-transform="uppercase" fo:color="#9900ff" style:font-name="Liberation Serif1" fo:font-size="14pt" officeooo:rsid="001d17a7" style:font-size-asian="14pt" style:font-weight-asian="normal" style:font-size-complex="14pt" style:font-weight-complex="normal"/>
    </style:style>
    <style:style style:name="T59" style:family="text">
      <style:text-properties fo:text-transform="uppercase" fo:color="#9900ff" fo:font-size="14pt" officeooo:rsid="002e680b" style:font-size-asian="14pt" style:font-weight-asian="normal" style:font-size-complex="14pt" style:font-weight-complex="normal"/>
    </style:style>
    <style:style style:name="T60" style:family="text">
      <style:text-properties fo:text-transform="uppercase" fo:color="#00ccff" fo:font-size="14pt" officeooo:rsid="00278373" style:font-size-asian="14pt" style:font-weight-asian="normal" style:font-size-complex="14pt" style:font-weight-complex="normal"/>
    </style:style>
    <style:style style:name="T61" style:family="text">
      <style:text-properties fo:text-transform="uppercase" fo:color="#ff3333" style:font-name="Liberation Serif1" fo:font-size="14pt" officeooo:rsid="000ff59e" style:font-size-asian="14pt" style:font-weight-asian="normal" style:font-size-complex="14pt" style:font-weight-complex="normal"/>
    </style:style>
    <style:style style:name="T62" style:family="text">
      <style:text-properties fo:text-transform="uppercase" style:use-window-font-color="true" style:font-name="Liberation Serif1" fo:font-style="normal" fo:font-weight="normal" officeooo:rsid="047c6234" style:font-name-asian="Liberation Serif2" style:font-style-asian="normal" style:font-weight-asian="normal" style:font-name-complex="Liberation Serif2" style:font-style-complex="normal" style:font-weight-complex="normal"/>
    </style:style>
    <style:style style:name="T63" style:family="text">
      <style:text-properties fo:text-transform="uppercase" style:use-window-font-color="true" fo:font-size="10pt" fo:language="grc" fo:country="GR" fo:font-style="normal" style:text-underline-style="none" fo:font-weight="normal" officeooo:rsid="047c6234" style:font-name-asian="Liberation Serif2" style:font-size-asian="10pt" style:font-style-asian="normal" style:font-weight-asian="normal" style:font-name-complex="Liberation Serif2" style:font-size-complex="10pt" style:font-style-complex="normal" style:font-weight-complex="normal"/>
    </style:style>
    <style:style style:name="T64" style:family="text">
      <style:text-properties fo:text-transform="uppercase" fo:font-size="10pt" officeooo:rsid="00119be4" style:font-size-asian="10pt" style:font-size-complex="10pt"/>
    </style:style>
    <style:style style:name="T65" style:family="text">
      <style:text-properties fo:text-transform="uppercase" style:font-name="Liberation Serif1" fo:font-size="14pt" officeooo:rsid="00119be4" style:font-size-asian="14pt" style:font-weight-asian="normal" style:font-size-complex="14pt" style:font-weight-complex="normal"/>
    </style:style>
    <style:style style:name="T66" style:family="text">
      <style:text-properties officeooo:rsid="000e6708"/>
    </style:style>
    <style:style style:name="T67" style:family="text">
      <style:text-properties fo:color="#9900ff"/>
    </style:style>
    <style:style style:name="T68" style:family="text">
      <style:text-properties fo:color="#9900ff" officeooo:rsid="000ff59e"/>
    </style:style>
    <style:style style:name="T69" style:family="text">
      <style:text-properties fo:color="#9900ff" fo:font-weight="normal" officeooo:rsid="002b08d8" style:font-weight-asian="normal" style:font-weight-complex="normal"/>
    </style:style>
    <style:style style:name="T70" style:family="text">
      <style:text-properties fo:color="#9900ff" fo:font-weight="normal" officeooo:rsid="002be004" style:font-weight-asian="normal" style:font-weight-complex="normal"/>
    </style:style>
    <style:style style:name="T71" style:family="text">
      <style:text-properties fo:color="#9900ff" fo:font-weight="normal" officeooo:rsid="07f4c348" style:font-weight-asian="normal" style:font-weight-complex="normal"/>
    </style:style>
    <style:style style:name="T72" style:family="text">
      <style:text-properties fo:color="#9900ff" officeooo:rsid="00c0012e"/>
    </style:style>
    <style:style style:name="T73" style:family="text">
      <style:text-properties fo:color="#9900ff" officeooo:rsid="00c2bc57"/>
    </style:style>
    <style:style style:name="T74" style:family="text">
      <style:text-properties fo:color="#9900ff" style:text-underline-style="none" officeooo:rsid="001cde5e"/>
    </style:style>
    <style:style style:name="T75" style:family="text">
      <style:text-properties fo:color="#9900ff" officeooo:rsid="009c2073"/>
    </style:style>
    <style:style style:name="T76" style:family="text">
      <style:text-properties fo:color="#9900ff" officeooo:rsid="009e9e8c"/>
    </style:style>
    <style:style style:name="T77" style:family="text">
      <style:text-properties fo:color="#9900ff" officeooo:rsid="00a2b480"/>
    </style:style>
    <style:style style:name="T78" style:family="text">
      <style:text-properties fo:color="#9900ff" officeooo:rsid="00a7c486"/>
    </style:style>
    <style:style style:name="T79" style:family="text">
      <style:text-properties fo:color="#9900ff" officeooo:rsid="00a90cb9"/>
    </style:style>
    <style:style style:name="T80" style:family="text">
      <style:text-properties fo:color="#9900ff" officeooo:rsid="00b2aed7"/>
    </style:style>
    <style:style style:name="T81" style:family="text">
      <style:text-properties fo:color="#9900ff" officeooo:rsid="00b49bc2"/>
    </style:style>
    <style:style style:name="T82" style:family="text">
      <style:text-properties fo:color="#9900ff" officeooo:rsid="00b75106"/>
    </style:style>
    <style:style style:name="T83" style:family="text">
      <style:text-properties fo:color="#9900ff" style:font-name="Liberation Serif1" fo:font-size="14pt" officeooo:rsid="001d17a7" style:font-size-asian="14pt" style:font-size-complex="14pt"/>
    </style:style>
    <style:style style:name="T84" style:family="text">
      <style:text-properties fo:color="#9900ff" style:font-name="Liberation Serif1" fo:font-size="14pt" officeooo:rsid="002225c6" style:font-size-asian="14pt" style:font-size-complex="14pt"/>
    </style:style>
    <style:style style:name="T85" style:family="text">
      <style:text-properties fo:color="#9900ff" style:font-name="Liberation Serif1" fo:font-size="14pt" officeooo:rsid="002bccec" style:font-size-asian="14pt" style:font-size-complex="14pt"/>
    </style:style>
    <style:style style:name="T86" style:family="text">
      <style:text-properties fo:color="#9900ff" style:font-name="Liberation Serif1" fo:font-size="14pt" officeooo:rsid="000641ec" style:font-size-asian="14pt" style:font-size-complex="14pt"/>
    </style:style>
    <style:style style:name="T87" style:family="text">
      <style:text-properties fo:color="#9900ff" style:font-name="Liberation Serif1" fo:font-size="14pt" officeooo:rsid="00119be4" style:font-size-asian="14pt" style:font-size-complex="14pt"/>
    </style:style>
    <style:style style:name="T88" style:family="text">
      <style:text-properties fo:color="#9900ff" style:font-name="Liberation Serif1" fo:font-size="14pt" officeooo:rsid="000ff59e" style:font-size-asian="14pt" style:font-size-complex="14pt"/>
    </style:style>
    <style:style style:name="T89" style:family="text">
      <style:text-properties fo:color="#9900ff" style:font-name="Liberation Serif1" fo:font-size="14pt" officeooo:rsid="00131835" style:font-size-asian="14pt" style:font-size-complex="14pt"/>
    </style:style>
    <style:style style:name="T90" style:family="text">
      <style:text-properties fo:color="#9900ff" style:font-name="Liberation Serif1" fo:font-size="14pt" officeooo:rsid="002af2aa" style:font-size-asian="14pt" style:font-size-complex="14pt"/>
    </style:style>
    <style:style style:name="T91" style:family="text">
      <style:text-properties fo:color="#9900ff" style:font-name="Liberation Serif1" fo:font-size="14pt" officeooo:rsid="00db3d20" style:font-size-asian="14pt" style:font-size-complex="14pt"/>
    </style:style>
    <style:style style:name="T92" style:family="text">
      <style:text-properties fo:color="#9900ff" style:font-name="Liberation Serif1" fo:font-size="14pt" officeooo:rsid="003243d8" style:font-size-asian="14pt" style:font-size-complex="14pt"/>
    </style:style>
    <style:style style:name="T93" style:family="text">
      <style:text-properties fo:color="#9900ff" style:font-name="Liberation Serif1" fo:font-size="14pt" fo:font-weight="bold" officeooo:rsid="002f8851" style:font-size-asian="14pt" style:font-weight-asian="bold" style:font-size-complex="14pt" style:font-weight-complex="bold"/>
    </style:style>
    <style:style style:name="T94" style:family="text">
      <style:text-properties fo:color="#9900ff" style:font-name="Liberation Serif1" fo:font-size="14pt" fo:font-weight="bold" officeooo:rsid="003243d8" style:font-size-asian="14pt" style:font-weight-asian="bold" style:font-size-complex="14pt" style:font-weight-complex="bold"/>
    </style:style>
    <style:style style:name="T95" style:family="text">
      <style:text-properties fo:color="#9900ff" style:font-name="Liberation Serif1" fo:font-size="14pt" fo:font-weight="bold" officeooo:rsid="000ff59e" style:font-size-asian="14pt" style:font-weight-asian="bold" style:font-size-complex="14pt" style:font-weight-complex="bold"/>
    </style:style>
    <style:style style:name="T96" style:family="text">
      <style:text-properties fo:color="#9900ff" style:font-name="Liberation Serif1" fo:font-size="14pt" fo:font-style="normal" officeooo:rsid="000641ec" style:font-size-asian="14pt" style:font-style-asian="normal" style:font-size-complex="14pt" style:font-style-complex="normal"/>
    </style:style>
    <style:style style:name="T97" style:family="text">
      <style:text-properties fo:color="#9900ff" style:font-name="Liberation Serif1" fo:font-size="10pt" fo:font-style="normal" officeooo:rsid="000ff59e" style:font-size-asian="10pt" style:font-style-asian="normal" style:font-size-complex="10pt" style:font-style-complex="normal"/>
    </style:style>
    <style:style style:name="T98" style:family="text">
      <style:text-properties fo:color="#9900ff" style:font-name="Liberation Serif1" fo:font-size="10pt" fo:font-style="normal" fo:font-weight="bold" style:font-size-asian="10pt" style:font-style-asian="normal" style:font-weight-asian="bold" style:font-size-complex="10pt" style:font-style-complex="normal" style:font-weight-complex="bold"/>
    </style:style>
    <style:style style:name="T99" style:family="text">
      <style:text-properties fo:color="#9900ff" style:font-name="Liberation Serif1" fo:font-size="10pt" fo:font-weight="bold" style:font-size-asian="10pt" style:font-weight-asian="bold" style:font-size-complex="10pt" style:font-weight-complex="bold"/>
    </style:style>
    <style:style style:name="T100" style:family="text">
      <style:text-properties fo:color="#9900ff" style:font-name="Liberation Serif1" officeooo:rsid="000641ec"/>
    </style:style>
    <style:style style:name="T101" style:family="text">
      <style:text-properties fo:color="#9900ff" style:font-name="Liberation Serif1" fo:font-weight="bold" style:font-weight-asian="bold" style:font-weight-complex="bold"/>
    </style:style>
    <style:style style:name="T102" style:family="text">
      <style:text-properties fo:color="#9900ff" style:font-name="Liberation Serif1" fo:language="grc" fo:country="GR" fo:font-weight="bold" officeooo:rsid="0495c167" style:font-weight-asian="bold" style:font-weight-complex="bold"/>
    </style:style>
    <style:style style:name="T103" style:family="text">
      <style:text-properties fo:color="#9900ff" style:font-name="Liberation Serif1" style:text-underline-style="none" officeooo:rsid="000641ec"/>
    </style:style>
    <style:style style:name="T104" style:family="text">
      <style:text-properties fo:color="#9900ff" officeooo:rsid="03cc0505"/>
    </style:style>
    <style:style style:name="T105" style:family="text">
      <style:text-properties fo:color="#9900ff" fo:font-style="italic" officeooo:rsid="00a6b732" style:font-style-asian="italic" style:font-style-complex="italic"/>
    </style:style>
    <style:style style:name="T106" style:family="text">
      <style:text-properties fo:color="#9900ff" fo:font-style="italic" officeooo:rsid="00a4c9a9" style:font-style-asian="italic" style:font-style-complex="italic"/>
    </style:style>
    <style:style style:name="T107" style:family="text">
      <style:text-properties fo:color="#9900ff" fo:font-style="italic" fo:font-weight="normal" officeooo:rsid="05b61e11" style:font-style-asian="italic" style:font-weight-asian="normal" style:font-style-complex="italic" style:font-weight-complex="normal"/>
    </style:style>
    <style:style style:name="T108" style:family="text">
      <style:text-properties fo:color="#9900ff" fo:font-style="italic" fo:font-weight="normal" officeooo:rsid="05b71d8e" style:font-style-asian="italic" style:font-weight-asian="normal" style:font-style-complex="italic" style:font-weight-complex="normal"/>
    </style:style>
    <style:style style:name="T109" style:family="text">
      <style:text-properties fo:color="#9900ff" fo:font-style="italic" fo:font-weight="normal" officeooo:rsid="05b810d9" style:font-style-asian="italic" style:font-weight-asian="normal" style:font-style-complex="italic" style:font-weight-complex="normal"/>
    </style:style>
    <style:style style:name="T110" style:family="text">
      <style:text-properties fo:color="#9900ff" fo:font-style="italic" fo:font-weight="normal" officeooo:rsid="05b9852a" style:font-style-asian="italic" style:font-weight-asian="normal" style:font-style-complex="italic" style:font-weight-complex="normal"/>
    </style:style>
    <style:style style:name="T111" style:family="text">
      <style:text-properties fo:color="#9900ff" fo:font-style="italic" fo:font-weight="normal" officeooo:rsid="05bab40b" style:font-style-asian="italic" style:font-weight-asian="normal" style:font-style-complex="italic" style:font-weight-complex="normal"/>
    </style:style>
    <style:style style:name="T112" style:family="text">
      <style:text-properties fo:color="#9900ff" fo:font-style="italic" fo:font-weight="normal" officeooo:rsid="060d8659" style:font-style-asian="italic" style:font-weight-asian="normal" style:font-style-complex="italic" style:font-weight-complex="normal"/>
    </style:style>
    <style:style style:name="T113" style:family="text">
      <style:text-properties fo:color="#9900ff" fo:font-style="italic" fo:font-weight="normal" officeooo:rsid="05bb7c7d" style:font-style-asian="italic" style:font-weight-asian="normal" style:font-style-complex="italic" style:font-weight-complex="normal"/>
    </style:style>
    <style:style style:name="T114" style:family="text">
      <style:text-properties fo:color="#9900ff" fo:font-style="italic" fo:font-weight="normal" officeooo:rsid="05bc3ef1" style:font-style-asian="italic" style:font-weight-asian="normal" style:font-style-complex="italic" style:font-weight-complex="normal"/>
    </style:style>
    <style:style style:name="T115" style:family="text">
      <style:text-properties fo:color="#9900ff" fo:font-style="italic" fo:font-weight="normal" officeooo:rsid="060f7b10" style:font-style-asian="italic" style:font-weight-asian="normal" style:font-style-complex="italic" style:font-weight-complex="normal"/>
    </style:style>
    <style:style style:name="T116" style:family="text">
      <style:text-properties fo:color="#9900ff" officeooo:rsid="049a6100"/>
    </style:style>
    <style:style style:name="T117" style:family="text">
      <style:text-properties fo:color="#9900ff" officeooo:rsid="063793b2"/>
    </style:style>
    <style:style style:name="T118" style:family="text">
      <style:text-properties fo:color="#9900ff" officeooo:rsid="0639875a"/>
    </style:style>
    <style:style style:name="T119" style:family="text">
      <style:text-properties fo:color="#9900ff" officeooo:rsid="06398a5a"/>
    </style:style>
    <style:style style:name="T120" style:family="text">
      <style:text-properties fo:color="#9900ff" fo:font-size="14pt" officeooo:rsid="001e479c" style:font-size-asian="14pt" style:font-size-complex="14pt"/>
    </style:style>
    <style:style style:name="T121" style:family="text">
      <style:text-properties fo:color="#9900ff" fo:font-size="14pt" officeooo:rsid="0024eb7b" style:font-size-asian="14pt" style:font-size-complex="14pt"/>
    </style:style>
    <style:style style:name="T122" style:family="text">
      <style:text-properties fo:color="#9900ff" fo:font-size="14pt" officeooo:rsid="00278373" style:font-size-asian="14pt" style:font-size-complex="14pt"/>
    </style:style>
    <style:style style:name="T123" style:family="text">
      <style:text-properties fo:color="#9900ff" fo:font-size="14pt" officeooo:rsid="002b2698" style:font-size-asian="14pt" style:font-size-complex="14pt"/>
    </style:style>
    <style:style style:name="T124" style:family="text">
      <style:text-properties fo:color="#9900ff" fo:font-size="14pt" officeooo:rsid="002e680b" style:font-size-asian="14pt" style:font-size-complex="14pt"/>
    </style:style>
    <style:style style:name="T125" style:family="text">
      <style:text-properties fo:color="#9900ff" fo:font-size="14pt" officeooo:rsid="00131835" style:font-size-asian="14pt" style:font-size-complex="14pt"/>
    </style:style>
    <style:style style:name="T126" style:family="text">
      <style:text-properties fo:color="#9900ff" fo:font-size="9pt" fo:font-style="italic" officeooo:rsid="00afd559" style:font-name-asian="Liberation Serif2" style:font-size-asian="9pt" style:font-style-asian="italic" style:font-name-complex="Liberation Serif2" style:font-size-complex="9pt" style:font-style-complex="italic"/>
    </style:style>
    <style:style style:name="T127" style:family="text">
      <style:text-properties fo:color="#9900ff" fo:font-size="9pt" officeooo:rsid="00bb6edf" style:font-size-asian="9pt" style:font-size-complex="9pt"/>
    </style:style>
    <style:style style:name="T128" style:family="text">
      <style:text-properties fo:color="#9900ff" fo:font-size="9pt" fo:language="grc" fo:country="GR" fo:font-style="italic" style:font-size-asian="9pt" style:font-style-asian="italic" style:font-size-complex="9pt" style:font-style-complex="italic"/>
    </style:style>
    <style:style style:name="T129" style:family="text">
      <style:text-properties fo:color="#9900ff" fo:font-size="9pt" fo:language="grc" fo:country="GR" fo:font-style="italic" fo:font-weight="normal" officeooo:rsid="07266964" style:font-size-asian="9pt" style:font-style-asian="italic" style:font-weight-asian="normal" style:font-size-complex="9pt" style:font-style-complex="italic" style:font-weight-complex="normal"/>
    </style:style>
    <style:style style:name="T130" style:family="text">
      <style:text-properties fo:color="#9900ff" fo:font-size="9pt" fo:language="grc" fo:country="GR" fo:font-style="italic" fo:font-weight="normal" officeooo:rsid="0727f6b3" style:font-size-asian="9pt" style:font-style-asian="italic" style:font-weight-asian="normal" style:font-size-complex="9pt" style:font-style-complex="italic" style:font-weight-complex="normal"/>
    </style:style>
    <style:style style:name="T131" style:family="text">
      <style:text-properties fo:color="#9900ff" fo:font-size="9pt" fo:language="grc" fo:country="GR" fo:font-style="italic" fo:font-weight="normal" officeooo:rsid="077ab244" style:font-size-asian="9pt" style:font-style-asian="italic" style:font-weight-asian="normal" style:font-size-complex="9pt" style:font-style-complex="italic" style:font-weight-complex="normal"/>
    </style:style>
    <style:style style:name="T132" style:family="text">
      <style:text-properties fo:color="#9900ff" fo:font-size="9pt" fo:language="grc" fo:country="GR" fo:font-style="italic" fo:font-weight="normal" officeooo:rsid="0906f0fe" style:font-size-asian="9pt" style:font-style-asian="italic" style:font-weight-asian="normal" style:font-size-complex="9pt" style:font-style-complex="italic" style:font-weight-complex="normal"/>
    </style:style>
    <style:style style:name="T133" style:family="text">
      <style:text-properties fo:color="#9900ff" fo:font-size="9pt" fo:language="grc" fo:country="GR" fo:font-style="italic" fo:font-weight="normal" officeooo:rsid="0908ec00" style:font-size-asian="9pt" style:font-style-asian="italic" style:font-weight-asian="normal" style:font-size-complex="9pt" style:font-style-complex="italic" style:font-weight-complex="normal"/>
    </style:style>
    <style:style style:name="T134" style:family="text">
      <style:text-properties fo:color="#9900ff" fo:font-size="9pt" fo:language="grc" fo:country="GR" fo:font-style="italic" fo:font-weight="normal" officeooo:rsid="09104180" style:font-size-asian="9pt" style:font-style-asian="italic" style:font-weight-asian="normal" style:font-size-complex="9pt" style:font-style-complex="italic" style:font-weight-complex="normal"/>
    </style:style>
    <style:style style:name="T135" style:family="text">
      <style:text-properties fo:color="#9900ff" fo:font-size="9pt" fo:language="grc" fo:country="GR" fo:font-style="italic" fo:font-weight="normal" officeooo:rsid="082b0b21" style:font-size-asian="9pt" style:font-style-asian="italic" style:font-weight-asian="normal" style:font-size-complex="9pt" style:font-style-complex="italic" style:font-weight-complex="normal"/>
    </style:style>
    <style:style style:name="T136" style:family="text">
      <style:text-properties fo:color="#9900ff" fo:font-size="9pt" fo:language="grc" fo:country="GR" fo:font-style="italic" fo:font-weight="normal" officeooo:rsid="082cba97" style:font-size-asian="9pt" style:font-style-asian="italic" style:font-weight-asian="normal" style:font-size-complex="9pt" style:font-style-complex="italic" style:font-weight-complex="normal"/>
    </style:style>
    <style:style style:name="T137" style:family="text">
      <style:text-properties fo:color="#9900ff" fo:font-size="9pt" fo:language="grc" fo:country="GR" fo:font-style="italic" fo:font-weight="normal" officeooo:rsid="08304883" style:font-size-asian="9pt" style:font-style-asian="italic" style:font-weight-asian="normal" style:font-size-complex="9pt" style:font-style-complex="italic" style:font-weight-complex="normal"/>
    </style:style>
    <style:style style:name="T138" style:family="text">
      <style:text-properties fo:color="#9900ff" fo:font-size="9pt" fo:language="grc" fo:country="GR" fo:font-style="italic" fo:font-weight="normal" officeooo:rsid="08d0082e" style:font-size-asian="9pt" style:font-style-asian="italic" style:font-weight-asian="normal" style:font-size-complex="9pt" style:font-style-complex="italic" style:font-weight-complex="normal"/>
    </style:style>
    <style:style style:name="T139" style:family="text">
      <style:text-properties fo:color="#9900ff" fo:font-style="normal" fo:font-weight="bold" officeooo:rsid="0081b391" style:font-name-asian="Liberation Serif2" style:font-style-asian="normal" style:font-weight-asian="bold" style:font-name-complex="Liberation Serif2" style:font-style-complex="normal" style:font-weight-complex="bold"/>
    </style:style>
    <style:style style:name="T140" style:family="text">
      <style:text-properties fo:color="#9900ff" fo:font-style="normal" fo:font-weight="bold" officeooo:rsid="064a146e" style:font-name-asian="Liberation Serif2" style:font-style-asian="normal" style:font-weight-asian="bold" style:font-name-complex="Liberation Serif2" style:font-style-complex="normal" style:font-weight-complex="bold"/>
    </style:style>
    <style:style style:name="T141" style:family="text">
      <style:text-properties fo:color="#9900ff" fo:font-style="normal" fo:font-weight="bold" officeooo:rsid="035f00ff" style:font-name-asian="Liberation Serif2" style:font-style-asian="normal" style:font-weight-asian="bold" style:font-name-complex="Liberation Serif2" style:font-style-complex="normal" style:font-weight-complex="bold"/>
    </style:style>
    <style:style style:name="T142" style:family="text">
      <style:text-properties fo:color="#9900ff" fo:language="grc" fo:country="GR"/>
    </style:style>
    <style:style style:name="T143" style:family="text">
      <style:text-properties fo:color="#9900ff" fo:language="grc" fo:country="GR" fo:font-weight="normal" officeooo:rsid="000641ec" style:font-weight-asian="normal" style:font-weight-complex="normal"/>
    </style:style>
    <style:style style:name="T144" style:family="text">
      <style:text-properties fo:color="#9900ff" fo:language="grc" fo:country="GR" fo:font-weight="bold" style:font-weight-asian="bold" style:font-weight-complex="bold"/>
    </style:style>
    <style:style style:name="T145" style:family="text">
      <style:text-properties fo:color="#9900ff" fo:language="grc" fo:country="GR" fo:font-weight="bold" officeooo:rsid="055b48df" style:font-weight-asian="bold" style:font-weight-complex="bold"/>
    </style:style>
    <style:style style:name="T146" style:family="text">
      <style:text-properties fo:color="#9900ff" fo:language="grc" fo:country="GR" fo:font-weight="bold" officeooo:rsid="055b785c" style:font-weight-asian="bold" style:font-weight-complex="bold"/>
    </style:style>
    <style:style style:name="T147" style:family="text">
      <style:text-properties fo:color="#9900ff" fo:language="grc" fo:country="GR" fo:font-weight="bold" officeooo:rsid="05bfb78a" style:font-weight-asian="bold" style:font-weight-complex="bold"/>
    </style:style>
    <style:style style:name="T148" style:family="text">
      <style:text-properties fo:color="#9900ff" fo:language="grc" fo:country="GR" style:text-underline-style="none" fo:font-weight="bold" style:font-weight-asian="bold" style:font-weight-complex="bold"/>
    </style:style>
    <style:style style:name="T149" style:family="text">
      <style:text-properties fo:color="#9900ff" fo:language="grc" fo:country="GR" style:text-underline-style="none" fo:font-weight="bold" officeooo:rsid="000641ec" style:font-weight-asian="bold" style:font-weight-complex="bold"/>
    </style:style>
    <style:style style:name="T150" style:family="text">
      <style:text-properties fo:color="#9900ff" fo:language="grc" fo:country="GR" style:text-underline-style="none" officeooo:rsid="000641ec"/>
    </style:style>
    <style:style style:name="T151" style:family="text">
      <style:text-properties fo:color="#9900ff" fo:language="grc" fo:country="GR" fo:font-style="italic" officeooo:rsid="06de2e96" style:font-style-asian="italic" style:font-style-complex="italic"/>
    </style:style>
    <style:style style:name="T152" style:family="text">
      <style:text-properties fo:color="#9900ff" fo:language="grc" fo:country="GR" fo:font-style="italic" officeooo:rsid="07023fad" style:font-style-asian="italic" style:font-style-complex="italic"/>
    </style:style>
    <style:style style:name="T153" style:family="text">
      <style:text-properties fo:color="#9900ff" fo:font-weight="bold" style:font-weight-asian="bold" style:font-weight-complex="bold"/>
    </style:style>
    <style:style style:name="T154" style:family="text">
      <style:text-properties fo:color="#9900ff" officeooo:rsid="000641ec"/>
    </style:style>
    <style:style style:name="T155" style:family="text">
      <style:text-properties fo:color="#9900ff" style:font-name="Liberation Serif" fo:font-size="14pt" officeooo:rsid="000641ec" style:font-size-asian="14pt" style:font-size-complex="14pt"/>
    </style:style>
    <style:style style:name="T156" style:family="text">
      <style:text-properties fo:color="#9900ff" officeooo:rsid="0508ff7e"/>
    </style:style>
    <style:style style:name="T157" style:family="text">
      <style:text-properties fo:color="#9900ff" officeooo:rsid="0947f7d0"/>
    </style:style>
    <style:style style:name="T158" style:family="text">
      <style:text-properties fo:color="#9900ff" officeooo:rsid="097e62b2"/>
    </style:style>
    <style:style style:name="T159" style:family="text">
      <style:text-properties fo:color="#00ccff"/>
    </style:style>
    <style:style style:name="T160" style:family="text">
      <style:text-properties fo:color="#00ccff" officeooo:rsid="000ff59e"/>
    </style:style>
    <style:style style:name="T161" style:family="text">
      <style:text-properties fo:color="#00ccff" officeooo:rsid="00c0012e"/>
    </style:style>
    <style:style style:name="T162" style:family="text">
      <style:text-properties fo:color="#00ccff" officeooo:rsid="00c2bc57"/>
    </style:style>
    <style:style style:name="T163" style:family="text">
      <style:text-properties fo:color="#00ccff" style:text-underline-style="none" officeooo:rsid="001cde5e"/>
    </style:style>
    <style:style style:name="T164" style:family="text">
      <style:text-properties fo:color="#00ccff" officeooo:rsid="009c2073"/>
    </style:style>
    <style:style style:name="T165" style:family="text">
      <style:text-properties fo:color="#00ccff" officeooo:rsid="009e9e8c"/>
    </style:style>
    <style:style style:name="T166" style:family="text">
      <style:text-properties fo:color="#00ccff" fo:font-size="10pt" fo:language="grc" fo:country="GR" fo:font-weight="bold" style:font-size-asian="10pt" style:font-weight-asian="bold" style:font-size-complex="10pt" style:font-weight-complex="bold"/>
    </style:style>
    <style:style style:name="T167" style:family="text">
      <style:text-properties fo:color="#00ccff" fo:font-size="10pt" fo:language="grc" fo:country="GR" style:text-underline-style="none" fo:font-weight="normal" officeooo:rsid="0559337a" style:font-name-asian="Liberation Serif2" style:font-size-asian="10pt" style:font-weight-asian="normal" style:font-name-complex="Liberation Serif2" style:font-size-complex="10pt" style:font-weight-complex="normal"/>
    </style:style>
    <style:style style:name="T168" style:family="text">
      <style:text-properties fo:color="#00ccff" style:font-name="Liberation Serif1" fo:font-size="14pt" officeooo:rsid="001d17a7" style:font-size-asian="14pt" style:font-size-complex="14pt"/>
    </style:style>
    <style:style style:name="T169" style:family="text">
      <style:text-properties fo:color="#00ccff" style:font-name="Liberation Serif1" fo:font-size="14pt" officeooo:rsid="000641ec" style:font-size-asian="14pt" style:font-size-complex="14pt"/>
    </style:style>
    <style:style style:name="T170" style:family="text">
      <style:text-properties fo:color="#00ccff" style:font-name="Liberation Serif1" fo:font-size="14pt" officeooo:rsid="000641ec" style:font-size-asian="14pt" style:font-size-complex="14pt" loext:padding="0.049cm" loext:border="0.06pt dotted #000000" loext:shadow="none"/>
    </style:style>
    <style:style style:name="T171" style:family="text">
      <style:text-properties fo:color="#00ccff" style:font-name="Liberation Serif1" fo:font-size="14pt" officeooo:rsid="000ff59e" style:font-size-asian="14pt" style:font-size-complex="14pt"/>
    </style:style>
    <style:style style:name="T172" style:family="text">
      <style:text-properties fo:color="#00ccff" style:font-name="Liberation Serif1" fo:font-size="14pt" officeooo:rsid="00db3d20" style:font-size-asian="14pt" style:font-size-complex="14pt"/>
    </style:style>
    <style:style style:name="T173" style:family="text">
      <style:text-properties fo:color="#00ccff" style:font-name="Liberation Serif1" fo:font-size="14pt" officeooo:rsid="003243d8" style:font-size-asian="14pt" style:font-size-complex="14pt"/>
    </style:style>
    <style:style style:name="T174" style:family="text">
      <style:text-properties fo:color="#00ccff" style:font-name="Liberation Serif1" fo:font-size="14pt" fo:font-style="normal" officeooo:rsid="000641ec" style:font-size-asian="14pt" style:font-style-asian="normal" style:font-size-complex="14pt" style:font-style-complex="normal"/>
    </style:style>
    <style:style style:name="T175" style:family="text">
      <style:text-properties fo:color="#00ccff" style:font-name="Liberation Serif1" fo:font-size="10pt" fo:font-weight="bold" style:font-size-asian="10pt" style:font-weight-asian="bold" style:font-size-complex="10pt" style:font-weight-complex="bold"/>
    </style:style>
    <style:style style:name="T176" style:family="text">
      <style:text-properties fo:color="#00ccff" style:font-name="Liberation Serif1" fo:font-size="10pt" fo:font-style="normal" fo:font-weight="bold" officeooo:rsid="002bccec" style:font-size-asian="10pt" style:font-style-asian="normal" style:font-weight-asian="bold" style:font-size-complex="10pt" style:font-style-complex="normal" style:font-weight-complex="bold"/>
    </style:style>
    <style:style style:name="T177" style:family="text">
      <style:text-properties fo:color="#00ccff" style:font-name="Liberation Serif1" officeooo:rsid="000641ec"/>
    </style:style>
    <style:style style:name="T178" style:family="text">
      <style:text-properties fo:color="#00ccff" style:font-name="Liberation Serif1" officeooo:rsid="000641ec" loext:padding="0.049cm" loext:border="0.06pt dotted #000000" loext:shadow="none"/>
    </style:style>
    <style:style style:name="T179" style:family="text">
      <style:text-properties fo:color="#00ccff" style:font-name="Liberation Serif1" fo:font-weight="bold" style:font-weight-asian="bold" style:font-weight-complex="bold" loext:padding="0.049cm" loext:border-left="none" loext:border-right="0.06pt dotted #000000" loext:border-top="0.06pt dotted #000000" loext:border-bottom="0.06pt dotted #000000" loext:shadow="none"/>
    </style:style>
    <style:style style:name="T180" style:family="text">
      <style:text-properties fo:color="#00ccff" fo:font-style="italic" fo:font-weight="normal" officeooo:rsid="060bc63a" style:font-style-asian="italic" style:font-weight-asian="normal" style:font-style-complex="italic" style:font-weight-complex="normal"/>
    </style:style>
    <style:style style:name="T181" style:family="text">
      <style:text-properties fo:color="#00ccff" fo:font-style="italic" fo:font-weight="normal" officeooo:rsid="06e74d06" style:font-style-asian="italic" style:font-weight-asian="normal" style:font-style-complex="italic" style:font-weight-complex="normal"/>
    </style:style>
    <style:style style:name="T182" style:family="text">
      <style:text-properties fo:color="#00ccff" fo:font-style="italic" fo:font-weight="normal" officeooo:rsid="0605d904" style:font-style-asian="italic" style:font-weight-asian="normal" style:font-style-complex="italic" style:font-weight-complex="normal"/>
    </style:style>
    <style:style style:name="T183" style:family="text">
      <style:text-properties fo:color="#00ccff" fo:font-style="italic" fo:font-weight="normal" officeooo:rsid="05b71d8e" style:font-style-asian="italic" style:font-weight-asian="normal" style:font-style-complex="italic" style:font-weight-complex="normal"/>
    </style:style>
    <style:style style:name="T184" style:family="text">
      <style:text-properties fo:color="#00ccff" fo:font-style="italic" fo:font-weight="normal" officeooo:rsid="05b810d9" style:font-style-asian="italic" style:font-weight-asian="normal" style:font-style-complex="italic" style:font-weight-complex="normal"/>
    </style:style>
    <style:style style:name="T185" style:family="text">
      <style:text-properties fo:color="#00ccff" fo:font-style="italic" fo:font-weight="normal" officeooo:rsid="0608355e" style:font-style-asian="italic" style:font-weight-asian="normal" style:font-style-complex="italic" style:font-weight-complex="normal"/>
    </style:style>
    <style:style style:name="T186" style:family="text">
      <style:text-properties fo:color="#00ccff" fo:font-style="italic" fo:font-weight="normal" officeooo:rsid="05bc3ef1" style:font-style-asian="italic" style:font-weight-asian="normal" style:font-style-complex="italic" style:font-weight-complex="normal"/>
    </style:style>
    <style:style style:name="T187" style:family="text">
      <style:text-properties fo:color="#00ccff" officeooo:rsid="063bb236"/>
    </style:style>
    <style:style style:name="T188" style:family="text">
      <style:text-properties fo:color="#00ccff" fo:language="grc" fo:country="GR" officeooo:rsid="000641ec"/>
    </style:style>
    <style:style style:name="T189" style:family="text">
      <style:text-properties fo:color="#00ccff" fo:language="grc" fo:country="GR" fo:font-weight="bold" style:font-weight-asian="bold" style:font-weight-complex="bold"/>
    </style:style>
    <style:style style:name="T190" style:family="text">
      <style:text-properties fo:color="#00ccff" fo:language="grc" fo:country="GR" fo:font-weight="bold" officeooo:rsid="05992af0" style:font-weight-asian="bold" style:font-weight-complex="bold"/>
    </style:style>
    <style:style style:name="T191" style:family="text">
      <style:text-properties fo:color="#00ccff" fo:language="grc" fo:country="GR" style:text-underline-style="none" fo:font-weight="bold" style:font-weight-asian="bold" style:font-weight-complex="bold"/>
    </style:style>
    <style:style style:name="T192" style:family="text">
      <style:text-properties fo:color="#00ccff" fo:language="grc" fo:country="GR" style:text-underline-style="none" fo:font-weight="bold" officeooo:rsid="04abfcf5" style:font-weight-asian="bold" style:font-weight-complex="bold"/>
    </style:style>
    <style:style style:name="T193" style:family="text">
      <style:text-properties fo:color="#00ccff" fo:language="grc" fo:country="GR" style:text-underline-style="none" fo:font-weight="bold" officeooo:rsid="071c3792" style:font-name-asian="Liberation Serif2" style:font-weight-asian="bold" style:font-name-complex="Liberation Serif2" style:font-weight-complex="bold"/>
    </style:style>
    <style:style style:name="T194" style:family="text">
      <style:text-properties fo:color="#00ccff" fo:language="grc" fo:country="GR" style:text-underline-style="none" fo:font-weight="normal" officeooo:rsid="071c3792" style:font-name-asian="Liberation Serif2" style:font-weight-asian="normal" style:font-name-complex="Liberation Serif2" style:font-weight-complex="normal"/>
    </style:style>
    <style:style style:name="T195" style:family="text">
      <style:text-properties fo:color="#00ccff" fo:language="grc" fo:country="GR" fo:font-style="italic" officeooo:rsid="07023fad" style:font-style-asian="italic" style:font-style-complex="italic"/>
    </style:style>
    <style:style style:name="T196" style:family="text">
      <style:text-properties fo:color="#00ccff" fo:language="grc" fo:country="GR" fo:font-style="italic" officeooo:rsid="0703fb89" style:font-style-asian="italic" style:font-style-complex="italic"/>
    </style:style>
    <style:style style:name="T197" style:family="text">
      <style:text-properties fo:color="#00ccff" fo:font-size="14pt" officeooo:rsid="00278373" style:font-size-asian="14pt" style:font-size-complex="14pt"/>
    </style:style>
    <style:style style:name="T198" style:family="text">
      <style:text-properties fo:color="#00ccff" fo:font-size="14pt" officeooo:rsid="002e680b" style:font-size-asian="14pt" style:font-size-complex="14pt"/>
    </style:style>
    <style:style style:name="T199" style:family="text">
      <style:text-properties fo:color="#00ccff" fo:font-size="9pt" fo:font-style="italic" officeooo:rsid="00afd559" style:font-name-asian="Liberation Serif2" style:font-size-asian="9pt" style:font-style-asian="italic" style:font-name-complex="Liberation Serif2" style:font-size-complex="9pt" style:font-style-complex="italic"/>
    </style:style>
    <style:style style:name="T200" style:family="text">
      <style:text-properties fo:color="#00ccff" fo:font-size="9pt" officeooo:rsid="00bb6edf" style:font-size-asian="9pt" style:font-size-complex="9pt"/>
    </style:style>
    <style:style style:name="T201" style:family="text">
      <style:text-properties fo:color="#00ccff" fo:font-size="9pt" fo:language="grc" fo:country="GR" fo:font-style="italic" style:font-size-asian="9pt" style:font-style-asian="italic" style:font-size-complex="9pt" style:font-style-complex="italic"/>
    </style:style>
    <style:style style:name="T202" style:family="text">
      <style:text-properties fo:color="#00ccff" fo:font-size="9pt" fo:language="grc" fo:country="GR" fo:font-style="italic" officeooo:rsid="06bfcebd" style:font-size-asian="9pt" style:font-style-asian="italic" style:font-size-complex="9pt" style:font-style-complex="italic"/>
    </style:style>
    <style:style style:name="T203" style:family="text">
      <style:text-properties fo:color="#00ccff" fo:font-size="9pt" fo:language="grc" fo:country="GR" fo:font-style="italic" fo:font-weight="normal" officeooo:rsid="0727f6b3" style:font-size-asian="9pt" style:font-style-asian="italic" style:font-weight-asian="normal" style:font-size-complex="9pt" style:font-style-complex="italic" style:font-weight-complex="normal"/>
    </style:style>
    <style:style style:name="T204" style:family="text">
      <style:text-properties fo:color="#00ccff" fo:font-size="9pt" fo:language="grc" fo:country="GR" fo:font-style="italic" fo:font-weight="normal" officeooo:rsid="077ab244" style:font-size-asian="9pt" style:font-style-asian="italic" style:font-weight-asian="normal" style:font-size-complex="9pt" style:font-style-complex="italic" style:font-weight-complex="normal"/>
    </style:style>
    <style:style style:name="T205" style:family="text">
      <style:text-properties fo:color="#00ccff" fo:font-size="9pt" fo:language="grc" fo:country="GR" fo:font-style="italic" fo:font-weight="normal" officeooo:rsid="0908ec00" style:font-size-asian="9pt" style:font-style-asian="italic" style:font-weight-asian="normal" style:font-size-complex="9pt" style:font-style-complex="italic" style:font-weight-complex="normal"/>
    </style:style>
    <style:style style:name="T206" style:family="text">
      <style:text-properties fo:color="#00ccff" fo:font-size="9pt" fo:language="grc" fo:country="GR" fo:font-style="italic" fo:font-weight="normal" officeooo:rsid="085fa7e5" style:font-size-asian="9pt" style:font-style-asian="italic" style:font-weight-asian="normal" style:font-size-complex="9pt" style:font-style-complex="italic" style:font-weight-complex="normal"/>
    </style:style>
    <style:style style:name="T207" style:family="text">
      <style:text-properties fo:color="#00ccff" fo:font-size="9pt" fo:language="grc" fo:country="GR" fo:font-style="italic" fo:font-weight="normal" officeooo:rsid="08304883" style:font-size-asian="9pt" style:font-style-asian="italic" style:font-weight-asian="normal" style:font-size-complex="9pt" style:font-style-complex="italic" style:font-weight-complex="normal"/>
    </style:style>
    <style:style style:name="T208" style:family="text">
      <style:text-properties fo:color="#00ccff" fo:font-size="9pt" fo:language="grc" fo:country="GR" fo:font-style="italic" fo:font-weight="normal" officeooo:rsid="08385a0e" style:font-size-asian="9pt" style:font-style-asian="italic" style:font-weight-asian="normal" style:font-size-complex="9pt" style:font-style-complex="italic" style:font-weight-complex="normal"/>
    </style:style>
    <style:style style:name="T209" style:family="text">
      <style:text-properties fo:color="#00ccff" fo:font-size="9pt" fo:language="grc" fo:country="GR" fo:font-style="italic" fo:font-weight="normal" officeooo:rsid="0865457f" style:font-size-asian="9pt" style:font-style-asian="italic" style:font-weight-asian="normal" style:font-size-complex="9pt" style:font-style-complex="italic" style:font-weight-complex="normal"/>
    </style:style>
    <style:style style:name="T210" style:family="text">
      <style:text-properties fo:color="#00ccff" fo:font-size="9pt" fo:language="grc" fo:country="GR" fo:font-style="italic" fo:font-weight="normal" officeooo:rsid="085f4e6c" style:font-size-asian="9pt" style:font-style-asian="italic" style:font-weight-asian="normal" style:font-size-complex="9pt" style:font-style-complex="italic" style:font-weight-complex="normal"/>
    </style:style>
    <style:style style:name="T211" style:family="text">
      <style:text-properties fo:color="#00ccff" fo:font-size="9pt" fo:language="grc" fo:country="GR" fo:font-style="italic" fo:font-weight="normal" officeooo:rsid="08602f24" style:font-size-asian="9pt" style:font-style-asian="italic" style:font-weight-asian="normal" style:font-size-complex="9pt" style:font-style-complex="italic" style:font-weight-complex="normal"/>
    </style:style>
    <style:style style:name="T212" style:family="text">
      <style:text-properties fo:color="#00ccff" fo:font-size="9pt" fo:language="grc" fo:country="GR" fo:font-style="italic" fo:font-weight="normal" officeooo:rsid="08a706e3" style:font-size-asian="9pt" style:font-style-asian="italic" style:font-weight-asian="normal" style:font-size-complex="9pt" style:font-style-complex="italic" style:font-weight-complex="normal"/>
    </style:style>
    <style:style style:name="T213" style:family="text">
      <style:text-properties fo:color="#00ccff" fo:font-size="9pt" fo:language="grc" fo:country="GR" fo:font-style="italic" fo:font-weight="normal" officeooo:rsid="08d04863" style:font-size-asian="9pt" style:font-style-asian="italic" style:font-weight-asian="normal" style:font-size-complex="9pt" style:font-style-complex="italic" style:font-weight-complex="normal"/>
    </style:style>
    <style:style style:name="T214" style:family="text">
      <style:text-properties fo:color="#00ccff" officeooo:rsid="0508ff7e"/>
    </style:style>
    <style:style style:name="T215" style:family="text">
      <style:text-properties fo:color="#00ccff" officeooo:rsid="0508ff7e" loext:padding="0.049cm" loext:border="0.06pt dotted #000000" loext:shadow="none"/>
    </style:style>
    <style:style style:name="T216" style:family="text">
      <style:text-properties fo:color="#00ccff" fo:font-style="normal" fo:font-weight="bold" officeooo:rsid="064a146e" style:font-name-asian="Liberation Serif2" style:font-style-asian="normal" style:font-weight-asian="bold" style:font-name-complex="Liberation Serif2" style:font-style-complex="normal" style:font-weight-complex="bold"/>
    </style:style>
    <style:style style:name="T217" style:family="text">
      <style:text-properties fo:color="#00ccff" fo:font-weight="bold" style:font-weight-asian="bold" style:font-weight-complex="bold" loext:padding="0.049cm" loext:border-left="none" loext:border-right="0.06pt dotted #000000" loext:border-top="0.06pt dotted #000000" loext:border-bottom="0.06pt dotted #000000" loext:shadow="none"/>
    </style:style>
    <style:style style:name="T218" style:family="text">
      <style:text-properties fo:color="#00ccff" officeooo:rsid="000641ec"/>
    </style:style>
    <style:style style:name="T219" style:family="text">
      <style:text-properties fo:color="#00ccff" officeooo:rsid="04b55825"/>
    </style:style>
    <style:style style:name="T220" style:family="text">
      <style:text-properties fo:color="#00ccff" officeooo:rsid="04ba1972"/>
    </style:style>
    <style:style style:name="T221" style:family="text">
      <style:text-properties fo:color="#00ccff" officeooo:rsid="04c8d1c3" loext:padding="0.049cm" loext:border="0.06pt dotted #000000" loext:shadow="none"/>
    </style:style>
    <style:style style:name="T222" style:family="text">
      <style:text-properties fo:color="#00ccff" style:font-name="Liberation Serif" fo:font-size="14pt" officeooo:rsid="000641ec" style:font-size-asian="14pt" style:font-size-complex="14pt"/>
    </style:style>
    <style:style style:name="T223" style:family="text">
      <style:text-properties fo:color="#00ccff" style:font-name="Liberation Serif" fo:font-size="14pt" officeooo:rsid="000641ec" style:font-size-asian="14pt" style:font-size-complex="14pt" loext:padding="0.049cm" loext:border="0.06pt dotted #000000" loext:shadow="none"/>
    </style:style>
    <style:style style:name="T224" style:family="text">
      <style:text-properties fo:color="#00ccff" style:font-name="Liberation Serif" fo:font-size="10pt" fo:language="grc" fo:country="GR" style:text-underline-style="none" fo:font-weight="normal" officeooo:rsid="0559337a" style:font-size-asian="10pt" style:font-weight-asian="normal" style:font-size-complex="10pt" style:font-weight-complex="normal"/>
    </style:style>
    <style:style style:name="T225" style:family="text">
      <style:text-properties fo:color="#00ccff" officeooo:rsid="0919f7e7"/>
    </style:style>
    <style:style style:name="T226" style:family="text">
      <style:text-properties fo:color="#00ccff" officeooo:rsid="091bfa92"/>
    </style:style>
    <style:style style:name="T227" style:family="text">
      <style:text-properties fo:color="#00ccff" officeooo:rsid="091e90ed"/>
    </style:style>
    <style:style style:name="T228" style:family="text">
      <style:text-properties fo:color="#00ccff" officeooo:rsid="094da3d2"/>
    </style:style>
    <style:style style:name="T229" style:family="text">
      <style:text-properties fo:color="#ff3333"/>
    </style:style>
    <style:style style:name="T230" style:family="text">
      <style:text-properties fo:color="#ff3333" officeooo:rsid="00c0012e"/>
    </style:style>
    <style:style style:name="T231" style:family="text">
      <style:text-properties fo:color="#ff3333" officeooo:rsid="00c2bc57"/>
    </style:style>
    <style:style style:name="T232" style:family="text">
      <style:text-properties fo:color="#ff3333" officeooo:rsid="00c2bc57" loext:padding="0.049cm" loext:border="0.06pt dotted #000000" loext:shadow="none"/>
    </style:style>
    <style:style style:name="T233" style:family="text">
      <style:text-properties fo:color="#ff3333" style:text-underline-style="none" officeooo:rsid="001cde5e"/>
    </style:style>
    <style:style style:name="T234" style:family="text">
      <style:text-properties fo:color="#ff3333" officeooo:rsid="00a2b480"/>
    </style:style>
    <style:style style:name="T235" style:family="text">
      <style:text-properties fo:color="#ff3333" officeooo:rsid="00a7c486"/>
    </style:style>
    <style:style style:name="T236" style:family="text">
      <style:text-properties fo:color="#ff3333" officeooo:rsid="00a90cb9"/>
    </style:style>
    <style:style style:name="T237" style:family="text">
      <style:text-properties fo:color="#ff3333" officeooo:rsid="00b49bc2"/>
    </style:style>
    <style:style style:name="T238" style:family="text">
      <style:text-properties fo:color="#ff3333" officeooo:rsid="00b2aed7"/>
    </style:style>
    <style:style style:name="T239" style:family="text">
      <style:text-properties fo:color="#ff3333" officeooo:rsid="02998e97"/>
    </style:style>
    <style:style style:name="T240" style:family="text">
      <style:text-properties fo:color="#ff3333" officeooo:rsid="00b75106"/>
    </style:style>
    <style:style style:name="T241" style:family="text">
      <style:text-properties fo:color="#ff3333" style:font-name="Liberation Serif1" fo:font-size="14pt" officeooo:rsid="002bccec" style:font-size-asian="14pt" style:font-size-complex="14pt"/>
    </style:style>
    <style:style style:name="T242" style:family="text">
      <style:text-properties fo:color="#ff3333" style:font-name="Liberation Serif1" fo:font-size="14pt" officeooo:rsid="000641ec" style:font-size-asian="14pt" style:font-size-complex="14pt"/>
    </style:style>
    <style:style style:name="T243" style:family="text">
      <style:text-properties fo:color="#ff3333" style:font-name="Liberation Serif1" fo:font-size="14pt" officeooo:rsid="00119be4" style:font-size-asian="14pt" style:font-size-complex="14pt"/>
    </style:style>
    <style:style style:name="T244" style:family="text">
      <style:text-properties fo:color="#ff3333" style:font-name="Liberation Serif1" fo:font-size="14pt" officeooo:rsid="002af2aa" style:font-size-asian="14pt" style:font-size-complex="14pt"/>
    </style:style>
    <style:style style:name="T245" style:family="text">
      <style:text-properties fo:color="#ff3333" style:font-name="Liberation Serif1" fo:font-size="14pt" officeooo:rsid="000ff59e" style:font-size-asian="14pt" style:font-size-complex="14pt"/>
    </style:style>
    <style:style style:name="T246" style:family="text">
      <style:text-properties fo:color="#ff3333" style:font-name="Liberation Serif1" fo:font-size="14pt" officeooo:rsid="002e680b" style:font-size-asian="14pt" style:font-size-complex="14pt"/>
    </style:style>
    <style:style style:name="T247" style:family="text">
      <style:text-properties fo:color="#ff3333" style:font-name="Liberation Serif1" fo:font-size="14pt" officeooo:rsid="003243d8" style:font-size-asian="14pt" style:font-size-complex="14pt"/>
    </style:style>
    <style:style style:name="T248" style:family="text">
      <style:text-properties fo:color="#ff3333" style:font-name="Liberation Serif1" fo:font-size="14pt" officeooo:rsid="003243d8" style:font-size-asian="14pt" style:font-size-complex="14pt" loext:padding="0.049cm" loext:border="0.06pt dotted #000000" loext:shadow="none"/>
    </style:style>
    <style:style style:name="T249" style:family="text">
      <style:text-properties fo:color="#ff3333" style:font-name="Liberation Serif1" officeooo:rsid="000641ec"/>
    </style:style>
    <style:style style:name="T250" style:family="text">
      <style:text-properties fo:color="#ff3333" style:font-name="Liberation Serif1" officeooo:rsid="000641ec" loext:padding="0.049cm" loext:border="0.06pt dotted #000000" loext:shadow="none"/>
    </style:style>
    <style:style style:name="T251" style:family="text">
      <style:text-properties fo:color="#ff3333" officeooo:rsid="03ce12f1"/>
    </style:style>
    <style:style style:name="T252" style:family="text">
      <style:text-properties fo:color="#ff3333" officeooo:rsid="049a6100"/>
    </style:style>
    <style:style style:name="T253" style:family="text">
      <style:text-properties fo:color="#ff3333" fo:language="grc" fo:country="GR" fo:font-weight="bold" style:font-weight-asian="bold" style:font-weight-complex="bold"/>
    </style:style>
    <style:style style:name="T254" style:family="text">
      <style:text-properties fo:color="#ff3333" fo:language="grc" fo:country="GR" style:text-underline-style="none" fo:font-weight="bold" style:font-weight-asian="bold" style:font-weight-complex="bold"/>
    </style:style>
    <style:style style:name="T255" style:family="text">
      <style:text-properties fo:color="#ff3333" fo:language="grc" fo:country="GR" style:text-underline-style="none" fo:font-weight="bold" officeooo:rsid="000641ec" style:font-weight-asian="bold" style:font-weight-complex="bold"/>
    </style:style>
    <style:style style:name="T256" style:family="text">
      <style:text-properties fo:color="#ff3333" fo:language="grc" fo:country="GR" fo:font-style="italic" officeooo:rsid="07023fad" style:font-style-asian="italic" style:font-style-complex="italic"/>
    </style:style>
    <style:style style:name="T257" style:family="text">
      <style:text-properties fo:color="#ff3333" fo:language="grc" fo:country="GR" fo:font-style="italic" officeooo:rsid="0703fb89" style:font-style-asian="italic" style:font-style-complex="italic"/>
    </style:style>
    <style:style style:name="T258" style:family="text">
      <style:text-properties fo:color="#ff3333" fo:font-size="14pt" officeooo:rsid="001e479c" style:font-size-asian="14pt" style:font-size-complex="14pt"/>
    </style:style>
    <style:style style:name="T259" style:family="text">
      <style:text-properties fo:color="#ff3333" fo:font-size="14pt" officeooo:rsid="0024eb7b" style:font-size-asian="14pt" style:font-size-complex="14pt"/>
    </style:style>
    <style:style style:name="T260" style:family="text">
      <style:text-properties fo:color="#ff3333" fo:font-size="14pt" officeooo:rsid="002b2698" style:font-size-asian="14pt" style:font-size-complex="14pt"/>
    </style:style>
    <style:style style:name="T261" style:family="text">
      <style:text-properties fo:color="#ff3333" officeooo:rsid="0508ff7e"/>
    </style:style>
    <style:style style:name="T262" style:family="text">
      <style:text-properties fo:color="#ff3333" fo:font-style="normal" fo:font-weight="bold" style:font-name-asian="Liberation Serif2" style:font-style-asian="normal" style:font-weight-asian="bold" style:font-name-complex="Liberation Serif2" style:font-style-complex="normal" style:font-weight-complex="bold"/>
    </style:style>
    <style:style style:name="T263" style:family="text">
      <style:text-properties fo:color="#ff3333" fo:font-style="normal" fo:font-weight="bold" officeooo:rsid="0081b391" style:font-name-asian="Liberation Serif2" style:font-style-asian="normal" style:font-weight-asian="bold" style:font-name-complex="Liberation Serif2" style:font-style-complex="normal" style:font-weight-complex="bold"/>
    </style:style>
    <style:style style:name="T264" style:family="text">
      <style:text-properties fo:color="#ff3333" fo:font-weight="bold" style:font-weight-asian="bold" style:font-weight-complex="bold"/>
    </style:style>
    <style:style style:name="T265" style:family="text">
      <style:text-properties fo:color="#ff3333" fo:font-weight="bold" style:font-weight-asian="bold" style:font-weight-complex="bold" loext:padding="0.049cm" loext:border="0.06pt dotted #000000" loext:shadow="none"/>
    </style:style>
    <style:style style:name="T266" style:family="text">
      <style:text-properties fo:color="#ff3333" officeooo:rsid="000641ec"/>
    </style:style>
    <style:style style:name="T267" style:family="text">
      <style:text-properties fo:color="#ff3333" officeooo:rsid="04b55825"/>
    </style:style>
    <style:style style:name="T268" style:family="text">
      <style:text-properties fo:color="#ff3333" fo:font-style="italic" fo:font-weight="normal" officeooo:rsid="05b61e11" style:font-style-asian="italic" style:font-weight-asian="normal" style:font-style-complex="italic" style:font-weight-complex="normal"/>
    </style:style>
    <style:style style:name="T269" style:family="text">
      <style:text-properties fo:color="#ff3333" fo:font-style="italic" fo:font-weight="normal" officeooo:rsid="05bb7c7d" style:font-style-asian="italic" style:font-weight-asian="normal" style:font-style-complex="italic" style:font-weight-complex="normal"/>
    </style:style>
    <style:style style:name="T270" style:family="text">
      <style:text-properties fo:color="#ff3333" fo:font-size="9pt" fo:language="grc" fo:country="GR" fo:font-style="italic" officeooo:rsid="06bfcebd" style:font-size-asian="9pt" style:font-style-asian="italic" style:font-size-complex="9pt" style:font-style-complex="italic"/>
    </style:style>
    <style:style style:name="T271" style:family="text">
      <style:text-properties fo:color="#ff3333" fo:font-size="9pt" fo:language="grc" fo:country="GR" fo:font-style="italic" fo:font-weight="normal" officeooo:rsid="08a706e3" style:font-size-asian="9pt" style:font-style-asian="italic" style:font-weight-asian="normal" style:font-size-complex="9pt" style:font-style-complex="italic" style:font-weight-complex="normal"/>
    </style:style>
    <style:style style:name="T272" style:family="text">
      <style:text-properties fo:color="#ff3333" fo:font-size="9pt" fo:language="grc" fo:country="GR" fo:font-style="italic" fo:font-weight="normal" officeooo:rsid="08d04863" style:font-size-asian="9pt" style:font-style-asian="italic" style:font-weight-asian="normal" style:font-size-complex="9pt" style:font-style-complex="italic" style:font-weight-complex="normal"/>
    </style:style>
    <style:style style:name="T273" style:family="text">
      <style:text-properties fo:color="#00cc33" style:font-name="Liberation Serif1" fo:font-size="14pt" officeooo:rsid="001d17a7" style:font-size-asian="14pt" style:font-size-complex="14pt"/>
    </style:style>
    <style:style style:name="T274" style:family="text">
      <style:text-properties fo:color="#00cc33" style:font-name="Liberation Serif1" fo:font-size="14pt" officeooo:rsid="002225c6" style:font-size-asian="14pt" style:font-size-complex="14pt"/>
    </style:style>
    <style:style style:name="T275" style:family="text">
      <style:text-properties fo:color="#00cc33" style:font-name="Liberation Serif1" fo:font-size="14pt" officeooo:rsid="002bccec" style:font-size-asian="14pt" style:font-size-complex="14pt"/>
    </style:style>
    <style:style style:name="T276" style:family="text">
      <style:text-properties fo:color="#00cc33" style:font-name="Liberation Serif1" fo:font-size="14pt" officeooo:rsid="00131835" style:font-size-asian="14pt" style:font-size-complex="14pt"/>
    </style:style>
    <style:style style:name="T277" style:family="text">
      <style:text-properties fo:color="#00cc33" style:font-name="Liberation Serif1" fo:font-size="14pt" officeooo:rsid="000ff59e" style:font-size-asian="14pt" style:font-size-complex="14pt"/>
    </style:style>
    <style:style style:name="T278" style:family="text">
      <style:text-properties fo:color="#00cc33" style:font-name="Liberation Serif1" fo:font-size="14pt" officeooo:rsid="003243d8" style:font-size-asian="14pt" style:font-size-complex="14pt" loext:padding="0.049cm" loext:border="0.06pt dotted #000000" loext:shadow="none"/>
    </style:style>
    <style:style style:name="T279" style:family="text">
      <style:text-properties fo:color="#00cc33" style:font-name="Liberation Serif1" fo:font-size="14pt" fo:font-style="normal" officeooo:rsid="000641ec" style:font-size-asian="14pt" style:font-style-asian="normal" style:font-size-complex="14pt" style:font-style-complex="normal"/>
    </style:style>
    <style:style style:name="T280" style:family="text">
      <style:text-properties fo:color="#00cc33" style:font-name="Liberation Serif1" fo:font-size="14pt" fo:font-style="normal" officeooo:rsid="000641ec" style:font-size-asian="14pt" style:font-style-asian="normal" style:font-size-complex="14pt" style:font-style-complex="normal" loext:padding="0.049cm" loext:border="0.06pt dotted #000000" loext:shadow="none"/>
    </style:style>
    <style:style style:name="T281" style:family="text">
      <style:text-properties fo:color="#00cc33" fo:language="grc" fo:country="GR" officeooo:rsid="000641ec"/>
    </style:style>
    <style:style style:name="T282" style:family="text">
      <style:text-properties fo:color="#00cc33" officeooo:rsid="000641ec"/>
    </style:style>
    <style:style style:name="T283" style:family="text">
      <style:text-properties fo:color="#00cc33" officeooo:rsid="000641ec" loext:padding="0.049cm" loext:border="0.06pt dotted #000000" loext:shadow="none"/>
    </style:style>
    <style:style style:name="T284" style:family="text">
      <style:text-properties style:text-underline-style="dotted" style:text-underline-width="auto" style:text-underline-color="font-color"/>
    </style:style>
    <style:style style:name="T285" style:family="text">
      <style:text-properties style:text-underline-style="dotted" style:text-underline-width="auto" style:text-underline-color="font-color" officeooo:rsid="00c0012e"/>
    </style:style>
    <style:style style:name="T286" style:family="text">
      <style:text-properties style:text-underline-style="dotted" style:text-underline-width="auto" style:text-underline-color="font-color" officeooo:rsid="00c2bc57"/>
    </style:style>
    <style:style style:name="T287" style:family="text">
      <style:text-properties style:text-underline-style="dotted" style:text-underline-width="auto" style:text-underline-color="font-color" officeooo:rsid="04b55825"/>
    </style:style>
    <style:style style:name="T288" style:family="text">
      <style:text-properties style:text-underline-style="dotted" style:text-underline-width="auto" style:text-underline-color="font-color" officeooo:rsid="04b80b24"/>
    </style:style>
    <style:style style:name="T289" style:family="text">
      <style:text-properties style:use-window-font-color="true" style:font-name="Liberation Serif1" fo:font-size="14pt" officeooo:rsid="002f8851" style:font-size-asian="14pt" style:font-size-complex="14pt"/>
    </style:style>
    <style:style style:name="T290" style:family="text">
      <style:text-properties style:use-window-font-color="true" style:font-name="Liberation Serif1" fo:font-size="14pt" officeooo:rsid="00744f8b" style:font-size-asian="14pt" style:font-size-complex="14pt"/>
    </style:style>
    <style:style style:name="T291" style:family="text">
      <style:text-properties style:use-window-font-color="true" style:font-name="Liberation Serif1" fo:font-size="14pt" officeooo:rsid="000ff59e" style:font-size-asian="14pt" style:font-size-complex="14pt"/>
    </style:style>
    <style:style style:name="T292" style:family="text">
      <style:text-properties style:use-window-font-color="true" style:font-name="Liberation Serif1" fo:font-size="14pt" officeooo:rsid="000641ec" style:font-size-asian="14pt" style:font-size-complex="14pt" loext:padding="0.049cm" loext:border="0.06pt dotted #000000" loext:shadow="none"/>
    </style:style>
    <style:style style:name="T293" style:family="text">
      <style:text-properties style:use-window-font-color="true" style:font-name="Liberation Serif1" fo:font-size="14pt" fo:font-style="normal" style:text-underline-style="none" officeooo:rsid="000641ec" style:font-size-asian="14pt" style:font-style-asian="normal" style:font-size-complex="14pt" style:font-style-complex="normal" loext:padding="0.049cm" loext:border="0.06pt dotted #000000" loext:shadow="none"/>
    </style:style>
    <style:style style:name="T294" style:family="text">
      <style:text-properties style:use-window-font-color="true" style:font-name="Liberation Serif1" fo:font-size="14pt" style:text-underline-style="solid" style:text-underline-width="auto" style:text-underline-color="font-color" officeooo:rsid="000ff59e" style:font-size-asian="14pt" style:font-size-complex="14pt"/>
    </style:style>
    <style:style style:name="T295" style:family="text">
      <style:text-properties style:use-window-font-color="true" style:font-name="Liberation Serif1" style:text-underline-style="none" officeooo:rsid="000641ec"/>
    </style:style>
    <style:style style:name="T296" style:family="text">
      <style:text-properties style:use-window-font-color="true" style:font-name="Liberation Serif1" style:text-underline-style="none" officeooo:rsid="000641ec" loext:padding="0.049cm" loext:border="0.06pt dotted #000000" loext:shadow="none"/>
    </style:style>
    <style:style style:name="T297" style:family="text">
      <style:text-properties style:use-window-font-color="true" style:font-name="Liberation Serif1" style:text-underline-style="none" officeooo:rsid="000641ec" style:font-weight-asian="normal" loext:padding="0.049cm" loext:border="0.06pt dotted #000000" loext:shadow="none"/>
    </style:style>
    <style:style style:name="T298" style:family="text">
      <style:text-properties style:use-window-font-color="true" style:font-name="Liberation Serif1" officeooo:rsid="000641ec"/>
    </style:style>
    <style:style style:name="T299" style:family="text">
      <style:text-properties style:use-window-font-color="true" style:font-name="Liberation Serif1" fo:font-style="normal" fo:font-weight="normal" officeooo:rsid="000ff59e" style:font-name-asian="Liberation Serif2" style:font-style-asian="normal" style:font-weight-asian="normal" style:font-name-complex="Liberation Serif2" style:font-style-complex="normal" style:font-weight-complex="normal"/>
    </style:style>
    <style:style style:name="T300" style:family="text">
      <style:text-properties style:use-window-font-color="true" style:font-name="Liberation Serif1" fo:font-style="normal" fo:font-weight="normal" officeooo:rsid="046ea698" style:font-name-asian="Liberation Serif2" style:font-style-asian="normal" style:font-weight-asian="normal" style:font-name-complex="Liberation Serif2" style:font-style-complex="normal" style:font-weight-complex="normal"/>
    </style:style>
    <style:style style:name="T301" style:family="text">
      <style:text-properties style:use-window-font-color="true" style:font-name="Liberation Serif1" fo:font-style="normal" fo:font-weight="normal" officeooo:rsid="035612d7" style:font-name-asian="Liberation Serif2" style:font-style-asian="normal" style:font-weight-asian="normal" style:font-name-complex="Liberation Serif2" style:font-style-complex="normal" style:font-weight-complex="normal"/>
    </style:style>
    <style:style style:name="T302" style:family="text">
      <style:text-properties style:use-window-font-color="true" style:font-name="Liberation Serif1" fo:font-style="normal" fo:font-weight="normal" officeooo:rsid="0470ff7a" style:font-name-asian="Liberation Serif2" style:font-style-asian="normal" style:font-weight-asian="normal" style:font-name-complex="Liberation Serif2" style:font-style-complex="normal" style:font-weight-complex="normal"/>
    </style:style>
    <style:style style:name="T303" style:family="text">
      <style:text-properties style:use-window-font-color="true" style:font-name="Liberation Serif1" fo:font-style="normal" fo:font-weight="normal" officeooo:rsid="0479f457" style:font-name-asian="Liberation Serif2" style:font-style-asian="normal" style:font-weight-asian="normal" style:font-name-complex="Liberation Serif2" style:font-style-complex="normal" style:font-weight-complex="normal"/>
    </style:style>
    <style:style style:name="T304" style:family="text">
      <style:text-properties style:use-window-font-color="true" style:font-name="Liberation Serif1" fo:font-style="normal" fo:font-weight="normal" officeooo:rsid="047c6234" style:font-name-asian="Liberation Serif2" style:font-style-asian="normal" style:font-weight-asian="normal" style:font-name-complex="Liberation Serif2" style:font-style-complex="normal" style:font-weight-complex="normal"/>
    </style:style>
    <style:style style:name="T305" style:family="text">
      <style:text-properties style:use-window-font-color="true" style:font-name="Liberation Serif1" fo:font-size="10pt" officeooo:rsid="002b2698" style:font-size-asian="10pt" style:font-size-complex="10pt"/>
    </style:style>
    <style:style style:name="T306" style:family="text">
      <style:text-properties style:use-window-font-color="true" style:font-name="Liberation Serif1" fo:font-size="10pt" officeooo:rsid="0949e66e" style:font-size-asian="10pt" style:font-size-complex="10pt"/>
    </style:style>
    <style:style style:name="T307" style:family="text">
      <style:text-properties style:use-window-font-color="true" fo:font-weight="normal" officeooo:rsid="0184e280" style:font-name-asian="Liberation Serif2" style:font-weight-asian="normal" style:font-name-complex="Liberation Serif2" style:font-weight-complex="normal"/>
    </style:style>
    <style:style style:name="T308" style:family="text">
      <style:text-properties style:use-window-font-color="true" fo:font-weight="normal" officeooo:rsid="0300cd9a" style:font-name-asian="Liberation Serif2" style:font-weight-asian="normal" style:font-name-complex="Liberation Serif2" style:font-weight-complex="normal"/>
    </style:style>
    <style:style style:name="T309" style:family="text">
      <style:text-properties style:use-window-font-color="true" fo:font-weight="normal" officeooo:rsid="03147b6f" style:font-name-asian="Liberation Serif2" style:font-weight-asian="normal" style:font-name-complex="Liberation Serif2" style:font-weight-complex="normal"/>
    </style:style>
    <style:style style:name="T310" style:family="text">
      <style:text-properties style:use-window-font-color="true" style:font-name-asian="Liberation Serif2" style:font-name-complex="Liberation Serif2"/>
    </style:style>
    <style:style style:name="T311" style:family="text">
      <style:text-properties style:use-window-font-color="true" officeooo:rsid="000e6708" style:font-name-asian="Liberation Serif2" style:font-name-complex="Liberation Serif2"/>
    </style:style>
    <style:style style:name="T312" style:family="text">
      <style:text-properties style:use-window-font-color="true" officeooo:rsid="039fce93" style:font-name-asian="Liberation Serif2" style:font-name-complex="Liberation Serif2"/>
    </style:style>
    <style:style style:name="T313" style:family="text">
      <style:text-properties style:use-window-font-color="true" officeooo:rsid="0184e280" style:font-name-asian="Liberation Serif2" style:font-name-complex="Liberation Serif2"/>
    </style:style>
    <style:style style:name="T314" style:family="text">
      <style:text-properties style:use-window-font-color="true" officeooo:rsid="0327565e" style:font-name-asian="Liberation Serif2" style:font-name-complex="Liberation Serif2"/>
    </style:style>
    <style:style style:name="T315" style:family="text">
      <style:text-properties style:use-window-font-color="true" officeooo:rsid="0300cd9a" style:font-name-asian="Liberation Serif2" style:font-name-complex="Liberation Serif2"/>
    </style:style>
    <style:style style:name="T316" style:family="text">
      <style:text-properties style:use-window-font-color="true" officeooo:rsid="0396b66b" style:font-name-asian="Liberation Serif2" style:font-name-complex="Liberation Serif2"/>
    </style:style>
    <style:style style:name="T317" style:family="text">
      <style:text-properties style:use-window-font-color="true" officeooo:rsid="000641ec"/>
    </style:style>
    <style:style style:name="T318" style:family="text">
      <style:text-properties style:use-window-font-color="true" fo:font-style="normal" fo:font-weight="normal" officeooo:rsid="000ff59e" style:font-name-asian="Liberation Serif2" style:font-style-asian="normal" style:font-weight-asian="normal" style:font-name-complex="Liberation Serif2" style:font-style-complex="normal" style:font-weight-complex="normal"/>
    </style:style>
    <style:style style:name="T319" style:family="text">
      <style:text-properties style:use-window-font-color="true" fo:language="grc" fo:country="GR" fo:font-weight="normal" officeooo:rsid="055b785c" style:font-weight-asian="normal" style:font-weight-complex="normal"/>
    </style:style>
    <style:style style:name="T320" style:family="text">
      <style:text-properties style:use-window-font-color="true" fo:language="grc" fo:country="GR" fo:font-weight="normal" officeooo:rsid="055b48df" style:font-weight-asian="normal" style:font-weight-complex="normal"/>
    </style:style>
    <style:style style:name="T321" style:family="text">
      <style:text-properties style:use-window-font-color="true" fo:language="grc" fo:country="GR" fo:font-weight="normal" officeooo:rsid="055c715e" style:font-weight-asian="normal" style:font-weight-complex="normal"/>
    </style:style>
    <style:style style:name="T322" style:family="text">
      <style:text-properties style:use-window-font-color="true" fo:language="grc" fo:country="GR" fo:font-weight="normal" officeooo:rsid="056c61cb" style:font-weight-asian="normal" style:font-weight-complex="normal"/>
    </style:style>
    <style:style style:name="T323" style:family="text">
      <style:text-properties style:use-window-font-color="true" fo:language="grc" fo:country="GR" fo:font-weight="normal" officeooo:rsid="000641ec" style:font-weight-asian="normal" style:font-weight-complex="normal"/>
    </style:style>
    <style:style style:name="T324" style:family="text">
      <style:text-properties style:use-window-font-color="true" fo:language="grc" fo:country="GR" fo:font-weight="normal" officeooo:rsid="0564dea3" style:font-weight-asian="normal" style:font-weight-complex="normal"/>
    </style:style>
    <style:style style:name="T325" style:family="text">
      <style:text-properties style:use-window-font-color="true" fo:language="grc" fo:country="GR" style:text-underline-style="none"/>
    </style:style>
    <style:style style:name="T326" style:family="text">
      <style:text-properties style:use-window-font-color="true" fo:language="grc" fo:country="GR" style:text-underline-style="none" fo:font-weight="bold" officeooo:rsid="053ebb1d" style:font-weight-asian="bold" style:font-weight-complex="bold" loext:padding="0.049cm" loext:border="0.06pt solid #000000" loext:shadow="none"/>
    </style:style>
    <style:style style:name="T327" style:family="text">
      <style:text-properties style:use-window-font-color="true" fo:language="grc" fo:country="GR" style:text-underline-style="none" fo:font-weight="bold" officeooo:rsid="0559337a" style:font-weight-asian="bold" style:font-weight-complex="bold" loext:padding="0.049cm" loext:border="0.06pt solid #000000" loext:shadow="none"/>
    </style:style>
    <style:style style:name="T328" style:family="text">
      <style:text-properties style:use-window-font-color="true" fo:language="grc" fo:country="GR" style:text-underline-style="none" fo:font-weight="bold" officeooo:rsid="05c6f790" style:font-weight-asian="bold" style:font-weight-complex="bold" loext:padding="0.049cm" loext:border="0.06pt solid #000000" loext:shadow="none"/>
    </style:style>
    <style:style style:name="T329" style:family="text">
      <style:text-properties style:use-window-font-color="true" fo:language="grc" fo:country="GR" style:text-underline-style="none" fo:font-weight="bold" officeooo:rsid="000641ec" style:font-weight-asian="bold" style:font-weight-complex="bold"/>
    </style:style>
    <style:style style:name="T330" style:family="text">
      <style:text-properties style:use-window-font-color="true" fo:language="grc" fo:country="GR" style:text-underline-style="none" fo:font-weight="bold" officeooo:rsid="000641ec" style:font-name-asian="Liberation Serif2" style:font-weight-asian="bold" style:font-name-complex="Liberation Serif2" style:font-weight-complex="bold"/>
    </style:style>
    <style:style style:name="T331" style:family="text">
      <style:text-properties style:use-window-font-color="true" fo:language="grc" fo:country="GR" style:text-underline-style="none" fo:font-weight="bold" officeooo:rsid="053ebb1d" style:font-name-asian="Liberation Serif2" style:font-weight-asian="bold" style:font-name-complex="Liberation Serif2" style:font-weight-complex="bold" loext:padding="0.049cm" loext:border="0.06pt solid #000000" loext:shadow="none"/>
    </style:style>
    <style:style style:name="T332" style:family="text">
      <style:text-properties style:use-window-font-color="true" fo:language="grc" fo:country="GR" style:text-underline-style="none" fo:font-weight="bold" officeooo:rsid="0559337a" style:font-name-asian="Liberation Serif2" style:font-weight-asian="bold" style:font-name-complex="Liberation Serif2" style:font-weight-complex="bold" loext:padding="0.049cm" loext:border="0.06pt solid #000000" loext:shadow="none"/>
    </style:style>
    <style:style style:name="T333" style:family="text">
      <style:text-properties style:use-window-font-color="true" fo:language="grc" fo:country="GR" style:text-underline-style="none" fo:font-weight="bold" officeooo:rsid="05c6f790" style:font-name-asian="Liberation Serif2" style:font-weight-asian="bold" style:font-name-complex="Liberation Serif2" style:font-weight-complex="bold" loext:padding="0.049cm" loext:border="0.06pt solid #000000" loext:shadow="none"/>
    </style:style>
    <style:style style:name="T334" style:family="text">
      <style:text-properties style:use-window-font-color="true" fo:language="grc" fo:country="GR" style:text-underline-style="none" fo:font-weight="bold" officeooo:rsid="0798091a" style:font-name-asian="Liberation Serif2" style:font-weight-asian="bold" style:font-name-complex="Liberation Serif2" style:font-weight-complex="bold" loext:padding="0.049cm" loext:border="0.06pt solid #000000" loext:shadow="none"/>
    </style:style>
    <style:style style:name="T335" style:family="text">
      <style:text-properties style:use-window-font-color="true" fo:language="grc" fo:country="GR" style:text-underline-style="none" fo:font-weight="normal" officeooo:rsid="0559337a" style:font-weight-asian="normal" style:font-weight-complex="normal"/>
    </style:style>
    <style:style style:name="T336" style:family="text">
      <style:text-properties style:use-window-font-color="true" fo:language="grc" fo:country="GR" style:text-underline-style="none" fo:font-weight="normal" officeooo:rsid="05ceced5" style:font-weight-asian="normal" style:font-weight-complex="normal"/>
    </style:style>
    <style:style style:name="T337" style:family="text">
      <style:text-properties style:use-window-font-color="true" fo:language="grc" fo:country="GR" style:text-underline-style="none" fo:font-weight="normal" officeooo:rsid="063e8ccf" style:font-weight-asian="normal" style:font-weight-complex="normal"/>
    </style:style>
    <style:style style:name="T338" style:family="text">
      <style:text-properties style:use-window-font-color="true" fo:language="grc" fo:country="GR" style:text-underline-style="none" fo:font-weight="normal" officeooo:rsid="05c865a4" style:font-weight-asian="normal" style:font-weight-complex="normal"/>
    </style:style>
    <style:style style:name="T339" style:family="text">
      <style:text-properties style:use-window-font-color="true" fo:language="grc" fo:country="GR" style:text-underline-style="none" fo:font-weight="normal" officeooo:rsid="063f8b30" style:font-weight-asian="normal" style:font-weight-complex="normal"/>
    </style:style>
    <style:style style:name="T340" style:family="text">
      <style:text-properties style:use-window-font-color="true" fo:language="grc" fo:country="GR" style:text-underline-style="none" fo:font-weight="normal" officeooo:rsid="000641ec" style:font-weight-asian="normal" style:font-weight-complex="normal"/>
    </style:style>
    <style:style style:name="T341" style:family="text">
      <style:text-properties style:use-window-font-color="true" fo:language="grc" fo:country="GR" style:text-underline-style="none" fo:font-weight="normal" officeooo:rsid="05c9cbc7" style:font-weight-asian="normal" style:font-weight-complex="normal"/>
    </style:style>
    <style:style style:name="T342" style:family="text">
      <style:text-properties style:use-window-font-color="true" fo:language="grc" fo:country="GR" style:text-underline-style="none" fo:font-weight="normal" officeooo:rsid="05cb8e0d" style:font-weight-asian="normal" style:font-weight-complex="normal"/>
    </style:style>
    <style:style style:name="T343" style:family="text">
      <style:text-properties style:use-window-font-color="true" fo:language="grc" fo:country="GR" style:text-underline-style="none" fo:font-weight="normal" officeooo:rsid="05cce8e6" style:font-weight-asian="normal" style:font-weight-complex="normal"/>
    </style:style>
    <style:style style:name="T344" style:family="text">
      <style:text-properties style:use-window-font-color="true" fo:language="grc" fo:country="GR" style:text-underline-style="none" fo:font-weight="normal" officeooo:rsid="05d0c59c" style:font-weight-asian="normal" style:font-weight-complex="normal"/>
    </style:style>
    <style:style style:name="T345" style:family="text">
      <style:text-properties style:use-window-font-color="true" fo:language="grc" fo:country="GR" style:text-underline-style="none" fo:font-weight="normal" officeooo:rsid="06ba7581" style:font-weight-asian="normal" style:font-weight-complex="normal"/>
    </style:style>
    <style:style style:name="T346" style:family="text">
      <style:text-properties style:use-window-font-color="true" fo:language="grc" fo:country="GR" style:text-underline-style="none" fo:font-weight="normal" officeooo:rsid="06ba8c26" style:font-weight-asian="normal" style:font-weight-complex="normal"/>
    </style:style>
    <style:style style:name="T347" style:family="text">
      <style:text-properties style:use-window-font-color="true" fo:language="grc" fo:country="GR" style:text-underline-style="none" fo:font-weight="normal" officeooo:rsid="06bf807c" style:font-weight-asian="normal" style:font-weight-complex="normal"/>
    </style:style>
    <style:style style:name="T348" style:family="text">
      <style:text-properties style:use-window-font-color="true" fo:language="grc" fo:country="GR" style:text-underline-style="none" fo:font-weight="normal" officeooo:rsid="06c1ffa0" style:font-weight-asian="normal" style:font-weight-complex="normal"/>
    </style:style>
    <style:style style:name="T349" style:family="text">
      <style:text-properties style:use-window-font-color="true" fo:language="grc" fo:country="GR" style:text-underline-style="none" fo:font-weight="normal" officeooo:rsid="06c4df67" style:font-weight-asian="normal" style:font-weight-complex="normal"/>
    </style:style>
    <style:style style:name="T350" style:family="text">
      <style:text-properties style:use-window-font-color="true" fo:language="grc" fo:country="GR" style:text-underline-style="none" fo:font-weight="normal" officeooo:rsid="06c63205" style:font-weight-asian="normal" style:font-weight-complex="normal"/>
    </style:style>
    <style:style style:name="T351" style:family="text">
      <style:text-properties style:use-window-font-color="true" fo:language="grc" fo:country="GR" style:text-underline-style="none" fo:font-weight="normal" officeooo:rsid="06c7abd0" style:font-weight-asian="normal" style:font-weight-complex="normal"/>
    </style:style>
    <style:style style:name="T352" style:family="text">
      <style:text-properties style:use-window-font-color="true" fo:language="grc" fo:country="GR" style:text-underline-style="none" fo:font-weight="normal" officeooo:rsid="06c809f7" style:font-weight-asian="normal" style:font-weight-complex="normal"/>
    </style:style>
    <style:style style:name="T353" style:family="text">
      <style:text-properties style:use-window-font-color="true" fo:language="grc" fo:country="GR" style:text-underline-style="none" fo:font-weight="normal" officeooo:rsid="084e678c" style:font-weight-asian="normal" style:font-weight-complex="normal"/>
    </style:style>
    <style:style style:name="T354" style:family="text">
      <style:text-properties style:use-window-font-color="true" fo:language="grc" fo:country="GR" style:text-underline-style="none" fo:font-weight="normal" officeooo:rsid="0857de2e" style:font-weight-asian="normal" style:font-weight-complex="normal"/>
    </style:style>
    <style:style style:name="T355" style:family="text">
      <style:text-properties style:use-window-font-color="true" fo:language="grc" fo:country="GR" style:text-underline-style="none" fo:font-weight="normal" officeooo:rsid="000641ec" style:font-name-asian="Liberation Serif2" style:font-weight-asian="normal" style:font-name-complex="Liberation Serif2" style:font-weight-complex="normal"/>
    </style:style>
    <style:style style:name="T356" style:family="text">
      <style:text-properties style:use-window-font-color="true" fo:language="grc" fo:country="GR" style:text-underline-style="none" fo:font-weight="normal" officeooo:rsid="05e50c87" style:font-name-asian="Liberation Serif2" style:font-weight-asian="normal" style:font-name-complex="Liberation Serif2" style:font-weight-complex="normal"/>
    </style:style>
    <style:style style:name="T357" style:family="text">
      <style:text-properties style:use-window-font-color="true" fo:language="grc" fo:country="GR" style:text-underline-style="none" fo:font-weight="normal" officeooo:rsid="06f917ec" style:font-name-asian="Liberation Serif2" style:font-weight-asian="normal" style:font-name-complex="Liberation Serif2" style:font-weight-complex="normal"/>
    </style:style>
    <style:style style:name="T358" style:family="text">
      <style:text-properties style:use-window-font-color="true" fo:language="grc" fo:country="GR" style:text-underline-style="none" fo:font-weight="normal" officeooo:rsid="06fb4af0" style:font-name-asian="Liberation Serif2" style:font-weight-asian="normal" style:font-name-complex="Liberation Serif2" style:font-weight-complex="normal"/>
    </style:style>
    <style:style style:name="T359" style:family="text">
      <style:text-properties style:use-window-font-color="true" fo:language="grc" fo:country="GR" style:text-underline-style="none" fo:font-weight="normal" officeooo:rsid="0700d1a2" style:font-name-asian="Liberation Serif2" style:font-weight-asian="normal" style:font-name-complex="Liberation Serif2" style:font-weight-complex="normal"/>
    </style:style>
    <style:style style:name="T360" style:family="text">
      <style:text-properties style:use-window-font-color="true" fo:language="grc" fo:country="GR" style:text-underline-style="none" fo:font-weight="normal" officeooo:rsid="0709cd8c" style:font-name-asian="Liberation Serif2" style:font-weight-asian="normal" style:font-name-complex="Liberation Serif2" style:font-weight-complex="normal"/>
    </style:style>
    <style:style style:name="T361" style:family="text">
      <style:text-properties style:use-window-font-color="true" fo:language="grc" fo:country="GR" style:text-underline-style="none" fo:font-weight="normal" officeooo:rsid="071158b0" style:font-name-asian="Liberation Serif2" style:font-weight-asian="normal" style:font-name-complex="Liberation Serif2" style:font-weight-complex="normal"/>
    </style:style>
    <style:style style:name="T362" style:family="text">
      <style:text-properties style:use-window-font-color="true" fo:language="grc" fo:country="GR" style:text-underline-style="none" fo:font-weight="normal" officeooo:rsid="070c6328" style:font-name-asian="Liberation Serif2" style:font-weight-asian="normal" style:font-name-complex="Liberation Serif2" style:font-weight-complex="normal"/>
    </style:style>
    <style:style style:name="T363" style:family="text">
      <style:text-properties style:use-window-font-color="true" fo:language="grc" fo:country="GR" style:text-underline-style="none" fo:font-weight="normal" officeooo:rsid="070e9316" style:font-name-asian="Liberation Serif2" style:font-weight-asian="normal" style:font-name-complex="Liberation Serif2" style:font-weight-complex="normal"/>
    </style:style>
    <style:style style:name="T364" style:family="text">
      <style:text-properties style:use-window-font-color="true" fo:language="grc" fo:country="GR" style:text-underline-style="none" fo:font-weight="normal" officeooo:rsid="071baceb" style:font-name-asian="Liberation Serif2" style:font-weight-asian="normal" style:font-name-complex="Liberation Serif2" style:font-weight-complex="normal"/>
    </style:style>
    <style:style style:name="T365" style:family="text">
      <style:text-properties style:use-window-font-color="true" fo:language="grc" fo:country="GR" style:text-underline-style="none" fo:font-weight="normal" officeooo:rsid="07173eb3" style:font-name-asian="Liberation Serif2" style:font-weight-asian="normal" style:font-name-complex="Liberation Serif2" style:font-weight-complex="normal"/>
    </style:style>
    <style:style style:name="T366" style:family="text">
      <style:text-properties style:use-window-font-color="true" fo:language="grc" fo:country="GR" style:text-underline-style="none" fo:font-weight="normal" officeooo:rsid="071c3792" style:font-name-asian="Liberation Serif2" style:font-weight-asian="normal" style:font-name-complex="Liberation Serif2" style:font-weight-complex="normal"/>
    </style:style>
    <style:style style:name="T367" style:family="text">
      <style:text-properties style:use-window-font-color="true" fo:language="grc" fo:country="GR" style:text-underline-style="none" fo:font-weight="normal" officeooo:rsid="071ec35d" style:font-name-asian="Liberation Serif2" style:font-weight-asian="normal" style:font-name-complex="Liberation Serif2" style:font-weight-complex="normal"/>
    </style:style>
    <style:style style:name="T368" style:family="text">
      <style:text-properties style:use-window-font-color="true" fo:language="grc" fo:country="GR" style:text-underline-style="none" fo:font-weight="normal" officeooo:rsid="0559337a" style:font-name-asian="Liberation Serif2" style:font-weight-asian="normal" style:font-name-complex="Liberation Serif2" style:font-weight-complex="normal"/>
    </style:style>
    <style:style style:name="T369" style:family="text">
      <style:text-properties style:use-window-font-color="true" fo:language="grc" fo:country="GR" style:text-underline-style="none" officeooo:rsid="05d5bb3e"/>
    </style:style>
    <style:style style:name="T370" style:family="text">
      <style:text-properties style:use-window-font-color="true" fo:language="grc" fo:country="GR" style:text-underline-style="none" officeooo:rsid="000641ec"/>
    </style:style>
    <style:style style:name="T371" style:family="text">
      <style:text-properties style:use-window-font-color="true" fo:language="grc" fo:country="GR" style:text-underline-style="none" officeooo:rsid="05d6a8da"/>
    </style:style>
    <style:style style:name="T372" style:family="text">
      <style:text-properties style:use-window-font-color="true" fo:language="grc" fo:country="GR" style:text-underline-style="none" officeooo:rsid="05df5279"/>
    </style:style>
    <style:style style:name="T373" style:family="text">
      <style:text-properties style:use-window-font-color="true" fo:language="grc" fo:country="GR" style:text-underline-style="none" officeooo:rsid="05e09430"/>
    </style:style>
    <style:style style:name="T374" style:family="text">
      <style:text-properties style:use-window-font-color="true" fo:language="grc" fo:country="GR" style:text-underline-style="none" officeooo:rsid="05e3597b"/>
    </style:style>
    <style:style style:name="T375" style:family="text">
      <style:text-properties style:use-window-font-color="true" fo:language="grc" fo:country="GR" style:text-underline-style="none" officeooo:rsid="06ce240a"/>
    </style:style>
    <style:style style:name="T376" style:family="text">
      <style:text-properties style:use-window-font-color="true" fo:language="grc" fo:country="GR" style:text-underline-style="none" officeooo:rsid="06d1f0bd"/>
    </style:style>
    <style:style style:name="T377" style:family="text">
      <style:text-properties style:use-window-font-color="true" fo:language="grc" fo:country="GR" style:text-underline-style="none" officeooo:rsid="06d43ba2"/>
    </style:style>
    <style:style style:name="T378" style:family="text">
      <style:text-properties style:use-window-font-color="true" fo:language="grc" fo:country="GR" style:text-underline-style="none" officeooo:rsid="06d4c6e0"/>
    </style:style>
    <style:style style:name="T379" style:family="text">
      <style:text-properties style:use-window-font-color="true" fo:language="grc" fo:country="GR" style:text-underline-style="none" officeooo:rsid="06ecd40a"/>
    </style:style>
    <style:style style:name="T380" style:family="text">
      <style:text-properties style:use-window-font-color="true" fo:language="grc" fo:country="GR" style:text-underline-style="none" officeooo:rsid="06e97481"/>
    </style:style>
    <style:style style:name="T381" style:family="text">
      <style:text-properties style:use-window-font-color="true" fo:language="grc" fo:country="GR" style:text-underline-style="none" officeooo:rsid="06f11fa3"/>
    </style:style>
    <style:style style:name="T382" style:family="text">
      <style:text-properties style:use-window-font-color="true" fo:language="grc" fo:country="GR" style:text-underline-style="none" officeooo:rsid="0706efc0"/>
    </style:style>
    <style:style style:name="T383" style:family="text">
      <style:text-properties style:use-window-font-color="true" fo:language="grc" fo:country="GR" style:text-underline-style="none" officeooo:rsid="07082726"/>
    </style:style>
    <style:style style:name="T384" style:family="text">
      <style:text-properties style:use-window-font-color="true" fo:language="grc" fo:country="GR" style:text-underline-style="none" officeooo:rsid="0707b371"/>
    </style:style>
    <style:style style:name="T385" style:family="text">
      <style:text-properties style:use-window-font-color="true" fo:language="grc" fo:country="GR" style:text-underline-style="none" officeooo:rsid="06ed94cf"/>
    </style:style>
    <style:style style:name="T386" style:family="text">
      <style:text-properties style:use-window-font-color="true" fo:language="grc" fo:country="GR" style:text-underline-style="none" officeooo:rsid="06f168ef"/>
    </style:style>
    <style:style style:name="T387" style:family="text">
      <style:text-properties style:use-window-font-color="true" fo:language="grc" fo:country="GR" style:text-underline-style="none" officeooo:rsid="06f48b82"/>
    </style:style>
    <style:style style:name="T388" style:family="text">
      <style:text-properties style:use-window-font-color="true" fo:language="grc" fo:country="GR" style:text-underline-style="none" officeooo:rsid="0911f17f"/>
    </style:style>
    <style:style style:name="T389" style:family="text">
      <style:text-properties style:use-window-font-color="true" fo:language="grc" fo:country="GR" style:text-underline-style="solid" style:text-underline-width="auto" style:text-underline-color="font-color" fo:font-weight="bold" officeooo:rsid="000641ec" style:font-weight-asian="bold" style:font-weight-complex="bold"/>
    </style:style>
    <style:style style:name="T390" style:family="text">
      <style:text-properties style:use-window-font-color="true" fo:language="grc" fo:country="GR" style:text-underline-style="solid" style:text-underline-width="auto" style:text-underline-color="font-color" fo:font-weight="bold" officeooo:rsid="000641ec" style:font-name-asian="Liberation Serif2" style:font-weight-asian="bold" style:font-name-complex="Liberation Serif2" style:font-weight-complex="bold"/>
    </style:style>
    <style:style style:name="T391" style:family="text">
      <style:text-properties style:use-window-font-color="true" fo:font-size="14pt" officeooo:rsid="001e479c" style:font-size-asian="14pt" style:font-size-complex="14pt"/>
    </style:style>
    <style:style style:name="T392" style:family="text">
      <style:text-properties style:use-window-font-color="true" fo:font-size="14pt" officeooo:rsid="002b2698" style:font-size-asian="14pt" style:font-size-complex="14pt"/>
    </style:style>
    <style:style style:name="T393" style:family="text">
      <style:text-properties style:use-window-font-color="true" style:text-underline-style="none" officeooo:rsid="000641ec"/>
    </style:style>
    <style:style style:name="T394" style:family="text">
      <style:text-properties style:use-window-font-color="true" fo:font-size="10pt" fo:language="grc" fo:country="GR" style:text-underline-style="none" fo:font-weight="bold" officeooo:rsid="053ebb1d" style:font-name-asian="Liberation Serif2" style:font-size-asian="10pt" style:font-weight-asian="bold" style:font-name-complex="Liberation Serif2" style:font-size-complex="10pt" style:font-weight-complex="bold" loext:padding="0.049cm" loext:border="0.06pt solid #000000" loext:shadow="none"/>
    </style:style>
    <style:style style:name="T395" style:family="text">
      <style:text-properties style:use-window-font-color="true" fo:font-size="10pt" fo:language="grc" fo:country="GR" style:text-underline-style="none" fo:font-weight="bold" officeooo:rsid="0559337a" style:font-name-asian="Liberation Serif2" style:font-size-asian="10pt" style:font-weight-asian="bold" style:font-name-complex="Liberation Serif2" style:font-size-complex="10pt" style:font-weight-complex="bold" loext:padding="0.049cm" loext:border="0.06pt solid #000000" loext:shadow="none"/>
    </style:style>
    <style:style style:name="T396" style:family="text">
      <style:text-properties style:use-window-font-color="true" fo:font-size="10pt" fo:language="grc" fo:country="GR" style:text-underline-style="none" fo:font-weight="bold" officeooo:rsid="086c67c7" style:font-name-asian="Liberation Serif2" style:font-size-asian="10pt" style:font-weight-asian="bold" style:font-name-complex="Liberation Serif2" style:font-size-complex="10pt" style:font-weight-complex="bold" loext:padding="0.049cm" loext:border="0.06pt solid #000000" loext:shadow="none"/>
    </style:style>
    <style:style style:name="T397" style:family="text">
      <style:text-properties style:use-window-font-color="true" fo:font-size="10pt" fo:language="grc" fo:country="GR" style:text-underline-style="none" fo:font-weight="normal" officeooo:rsid="0559337a" style:font-name-asian="Liberation Serif2" style:font-size-asian="10pt" style:font-weight-asian="normal" style:font-name-complex="Liberation Serif2" style:font-size-complex="10pt" style:font-weight-complex="normal"/>
    </style:style>
    <style:style style:name="T398" style:family="text">
      <style:text-properties style:use-window-font-color="true" style:font-name="Liberation Serif" fo:font-size="14pt" style:text-underline-style="none" officeooo:rsid="000641ec" style:font-size-asian="14pt" style:font-size-complex="14pt"/>
    </style:style>
    <style:style style:name="T399" style:family="text">
      <style:text-properties style:use-window-font-color="true" style:font-name="Liberation Serif" fo:font-size="14pt" officeooo:rsid="000641ec" style:font-size-asian="14pt" style:font-size-complex="14pt"/>
    </style:style>
    <style:style style:name="T400" style:family="text">
      <style:text-properties style:use-window-font-color="true" style:font-name="Liberation Serif" fo:font-size="10pt" fo:language="grc" fo:country="GR" style:text-underline-style="none" fo:font-weight="bold" officeooo:rsid="053ebb1d" style:font-size-asian="10pt" style:font-weight-asian="bold" style:font-size-complex="10pt" style:font-weight-complex="bold" loext:padding="0.049cm" loext:border="0.06pt solid #000000" loext:shadow="none"/>
    </style:style>
    <style:style style:name="T401" style:family="text">
      <style:text-properties style:use-window-font-color="true" style:font-name="Liberation Serif" fo:font-size="10pt" fo:language="grc" fo:country="GR" style:text-underline-style="none" fo:font-weight="bold" officeooo:rsid="0559337a" style:font-size-asian="10pt" style:font-weight-asian="bold" style:font-size-complex="10pt" style:font-weight-complex="bold" loext:padding="0.049cm" loext:border="0.06pt solid #000000" loext:shadow="none"/>
    </style:style>
    <style:style style:name="T402" style:family="text">
      <style:text-properties style:use-window-font-color="true" style:font-name="Liberation Serif" fo:font-size="10pt" fo:language="grc" fo:country="GR" style:text-underline-style="none" fo:font-weight="bold" officeooo:rsid="0798091a" style:font-size-asian="10pt" style:font-weight-asian="bold" style:font-size-complex="10pt" style:font-weight-complex="bold" loext:padding="0.049cm" loext:border="0.06pt solid #000000" loext:shadow="none"/>
    </style:style>
    <style:style style:name="T403" style:family="text">
      <style:text-properties style:use-window-font-color="true" style:font-name="Liberation Serif" fo:font-size="10pt" fo:language="grc" fo:country="GR" style:text-underline-style="none" fo:font-weight="normal" officeooo:rsid="0559337a" style:font-size-asian="10pt" style:font-weight-asian="normal" style:font-size-complex="10pt" style:font-weight-complex="normal"/>
    </style:style>
    <style:style style:name="T404" style:family="text">
      <style:text-properties style:use-window-font-color="true" style:font-name="Liberation Serif" fo:font-size="10pt" fo:language="grc" fo:country="GR" style:text-underline-style="solid" style:text-underline-width="auto" style:text-underline-color="font-color" fo:font-weight="bold" officeooo:rsid="000641ec" style:font-size-asian="10pt" style:font-weight-asian="bold" style:font-size-complex="10pt" style:font-weight-complex="bold"/>
    </style:style>
    <style:style style:name="T405" style:family="text">
      <style:text-properties style:use-window-font-color="true" style:font-name="Liberation Serif" style:text-underline-style="none"/>
    </style:style>
    <style:style style:name="T406" style:family="text">
      <style:text-properties style:use-window-font-color="true"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officeooo:rsid="002f8851" style:font-weight-asian="bold" style:font-weight-complex="bold"/>
    </style:style>
    <style:style style:name="T409" style:family="text">
      <style:text-properties fo:font-weight="bold" officeooo:rsid="000ff59e" style:font-weight-asian="bold" style:font-weight-complex="bold"/>
    </style:style>
    <style:style style:name="T410" style:family="text">
      <style:text-properties fo:font-weight="bold" officeooo:rsid="00c0012e" style:font-weight-asian="bold" style:font-weight-complex="bold"/>
    </style:style>
    <style:style style:name="T411" style:family="text">
      <style:text-properties fo:font-weight="bold" officeooo:rsid="00c2bc57" style:font-weight-asian="bold" style:font-weight-complex="bold"/>
    </style:style>
    <style:style style:name="T412" style:family="text">
      <style:text-properties fo:font-weight="bold" officeooo:rsid="00026856" style:font-weight-asian="bold" style:font-weight-complex="bold"/>
    </style:style>
    <style:style style:name="T413" style:family="text">
      <style:text-properties fo:font-weight="bold" officeooo:rsid="0040cc0d" style:font-weight-asian="bold" style:font-weight-complex="bold"/>
    </style:style>
    <style:style style:name="T414" style:family="text">
      <style:text-properties fo:font-weight="bold" officeooo:rsid="0034cd45" style:font-weight-asian="bold" style:font-weight-complex="bold"/>
    </style:style>
    <style:style style:name="T415" style:family="text">
      <style:text-properties fo:font-weight="bold" officeooo:rsid="00310a9c" style:font-weight-asian="bold" style:font-weight-complex="bold"/>
    </style:style>
    <style:style style:name="T416" style:family="text">
      <style:text-properties fo:font-weight="bold" officeooo:rsid="0108d877" style:font-weight-asian="bold" style:font-weight-complex="bold"/>
    </style:style>
    <style:style style:name="T417" style:family="text">
      <style:text-properties fo:font-weight="bold" officeooo:rsid="01260c46" style:font-weight-asian="bold" style:font-weight-complex="bold"/>
    </style:style>
    <style:style style:name="T418" style:family="text">
      <style:text-properties fo:font-weight="bold" officeooo:rsid="02a7a4ad" style:font-weight-asian="bold" style:font-weight-complex="bold"/>
    </style:style>
    <style:style style:name="T419" style:family="text">
      <style:text-properties fo:font-weight="bold" officeooo:rsid="02a832d7" style:font-weight-asian="bold" style:font-weight-complex="bold"/>
    </style:style>
    <style:style style:name="T420" style:family="text">
      <style:text-properties fo:font-weight="bold" officeooo:rsid="010b5668" style:font-weight-asian="bold" style:font-weight-complex="bold"/>
    </style:style>
    <style:style style:name="T421" style:family="text">
      <style:text-properties fo:font-weight="bold" officeooo:rsid="0337d5c8" style:font-weight-asian="bold" style:font-weight-complex="bold"/>
    </style:style>
    <style:style style:name="T422" style:family="text">
      <style:text-properties fo:font-weight="bold" officeooo:rsid="046779cc" style:font-weight-asian="bold" style:font-weight-complex="bold"/>
    </style:style>
    <style:style style:name="T423" style:family="text">
      <style:text-properties fo:font-weight="bold" officeooo:rsid="049d3b7c" style:font-weight-asian="bold" style:font-weight-complex="bold"/>
    </style:style>
    <style:style style:name="T424" style:family="text">
      <style:text-properties fo:font-weight="bold" officeooo:rsid="045d195b" style:font-weight-asian="bold" style:font-weight-complex="bold"/>
    </style:style>
    <style:style style:name="T425" style:family="text">
      <style:text-properties fo:font-weight="bold" officeooo:rsid="017f6cc0" style:font-weight-asian="bold" style:font-weight-complex="bold"/>
    </style:style>
    <style:style style:name="T426" style:family="text">
      <style:text-properties fo:font-weight="bold" officeooo:rsid="00718ccc" style:font-weight-asian="bold" style:font-weight-complex="bold"/>
    </style:style>
    <style:style style:name="T427" style:family="text">
      <style:text-properties fo:font-weight="bold" officeooo:rsid="003fd494" style:font-weight-asian="bold" style:font-weight-complex="bold"/>
    </style:style>
    <style:style style:name="T428" style:family="text">
      <style:text-properties fo:font-weight="bold" officeooo:rsid="00368a16" style:font-weight-asian="bold" style:font-weight-complex="bold"/>
    </style:style>
    <style:style style:name="T429" style:family="text">
      <style:text-properties fo:font-weight="bold" style:font-weight-asian="bold" style:font-weight-complex="bold" loext:padding="0.049cm" loext:border="0.06pt dotted #000000" loext:shadow="none"/>
    </style:style>
    <style:style style:name="T430" style:family="text">
      <style:text-properties fo:font-weight="bold" style:font-weight-asian="bold" style:font-weight-complex="bold" loext:padding="0.049cm" loext:border-left="0.06pt dotted #000000" loext:border-right="none" loext:border-top="0.06pt dotted #000000" loext:border-bottom="0.06pt dotted #000000" loext:shadow="none"/>
    </style:style>
    <style:style style:name="T431" style:family="text">
      <style:text-properties fo:font-weight="bold" officeooo:rsid="000641ec" style:font-weight-asian="bold" style:font-weight-complex="bold"/>
    </style:style>
    <style:style style:name="T432" style:family="text">
      <style:text-properties fo:font-weight="bold" officeooo:rsid="04b4be3c" style:font-weight-asian="bold" style:font-weight-complex="bold"/>
    </style:style>
    <style:style style:name="T433" style:family="text">
      <style:text-properties fo:font-weight="bold" officeooo:rsid="04c8d1c3" style:font-weight-asian="bold" style:font-weight-complex="bold"/>
    </style:style>
    <style:style style:name="T434" style:family="text">
      <style:text-properties fo:font-weight="bold" officeooo:rsid="0081b391" style:font-name-asian="Liberation Serif2" style:font-weight-asian="bold" style:font-name-complex="Liberation Serif2" style:font-weight-complex="bold"/>
    </style:style>
    <style:style style:name="T435" style:family="text">
      <style:text-properties officeooo:rsid="0081b391"/>
    </style:style>
    <style:style style:name="T436" style:family="text">
      <style:text-properties fo:color="#996600"/>
    </style:style>
    <style:style style:name="T437" style:family="text">
      <style:text-properties fo:color="#996600" style:font-name="Liberation Serif1" fo:font-size="14pt" officeooo:rsid="000641ec" style:font-size-asian="14pt" style:font-size-complex="14pt"/>
    </style:style>
    <style:style style:name="T438" style:family="text">
      <style:text-properties fo:color="#996600" style:font-name="Liberation Serif1" fo:font-size="14pt" fo:font-style="normal" officeooo:rsid="000641ec" style:font-size-asian="14pt" style:font-style-asian="normal" style:font-size-complex="14pt" style:font-style-complex="normal"/>
    </style:style>
    <style:style style:name="T439" style:family="text">
      <style:text-properties fo:color="#996600" style:font-name="Liberation Serif1" fo:font-weight="bold" style:font-weight-asian="bold" style:font-weight-complex="bold"/>
    </style:style>
    <style:style style:name="T440" style:family="text">
      <style:text-properties fo:color="#996600" fo:font-size="10pt" fo:language="grc" fo:country="GR" fo:font-weight="bold" style:font-size-asian="10pt" style:font-weight-asian="bold" style:font-size-complex="10pt" style:font-weight-complex="bold"/>
    </style:style>
    <style:style style:name="T441" style:family="text">
      <style:text-properties fo:color="#996600" fo:font-weight="bold" style:font-weight-asian="bold" style:font-weight-complex="bold"/>
    </style:style>
    <style:style style:name="T442" style:family="text">
      <style:text-properties fo:color="#996600" officeooo:rsid="04b4be3c"/>
    </style:style>
    <style:style style:name="T443" style:family="text">
      <style:text-properties officeooo:rsid="009c2073"/>
    </style:style>
    <style:style style:name="T444" style:family="text">
      <style:text-properties officeooo:rsid="009e9e8c"/>
    </style:style>
    <style:style style:name="T445" style:family="text">
      <style:text-properties officeooo:rsid="00a2b480"/>
    </style:style>
    <style:style style:name="T446" style:family="text">
      <style:text-properties officeooo:rsid="00a7c486"/>
    </style:style>
    <style:style style:name="T447" style:family="text">
      <style:text-properties officeooo:rsid="00a90cb9"/>
    </style:style>
    <style:style style:name="T448" style:family="text">
      <style:text-properties officeooo:rsid="00b2aed7"/>
    </style:style>
    <style:style style:name="T449" style:family="text">
      <style:text-properties officeooo:rsid="00b49bc2"/>
    </style:style>
    <style:style style:name="T450" style:family="text">
      <style:text-properties officeooo:rsid="00b75106"/>
    </style:style>
    <style:style style:name="T451" style:family="text">
      <style:text-properties officeooo:rsid="00c0012e"/>
    </style:style>
    <style:style style:name="T452" style:family="text">
      <style:text-properties officeooo:rsid="00c2bc57"/>
    </style:style>
    <style:style style:name="T453" style:family="text">
      <style:text-properties officeooo:rsid="00c2bc57" loext:padding="0.049cm" loext:border="0.06pt dotted #000000" loext:shadow="none"/>
    </style:style>
    <style:style style:name="T454" style:family="text">
      <style:text-properties officeooo:rsid="002b08d8"/>
    </style:style>
    <style:style style:name="T455" style:family="text">
      <style:text-properties fo:font-weight="normal" style:font-weight-asian="normal" style:font-weight-complex="normal"/>
    </style:style>
    <style:style style:name="T456" style:family="text">
      <style:text-properties fo:font-weight="normal" officeooo:rsid="002b08d8" style:font-weight-asian="normal" style:font-weight-complex="normal"/>
    </style:style>
    <style:style style:name="T457" style:family="text">
      <style:text-properties fo:font-weight="normal" officeooo:rsid="002be004" style:font-weight-asian="normal" style:font-weight-complex="normal"/>
    </style:style>
    <style:style style:name="T458" style:family="text">
      <style:text-properties fo:font-weight="normal" officeooo:rsid="0034cd45" style:font-weight-asian="normal" style:font-weight-complex="normal"/>
    </style:style>
    <style:style style:name="T459" style:family="text">
      <style:text-properties fo:font-weight="normal" officeooo:rsid="0040cc0d" style:font-weight-asian="normal" style:font-weight-complex="normal"/>
    </style:style>
    <style:style style:name="T460" style:family="text">
      <style:text-properties fo:font-weight="normal" officeooo:rsid="00310a9c" style:font-weight-asian="normal" style:font-weight-complex="normal"/>
    </style:style>
    <style:style style:name="T461" style:family="text">
      <style:text-properties fo:font-weight="normal" officeooo:rsid="001ca783" style:font-weight-asian="normal" style:font-weight-complex="normal"/>
    </style:style>
    <style:style style:name="T462" style:family="text">
      <style:text-properties fo:font-weight="normal" officeooo:rsid="000e6708" style:font-weight-asian="normal" style:font-weight-complex="normal"/>
    </style:style>
    <style:style style:name="T463" style:family="text">
      <style:text-properties fo:font-weight="normal" officeooo:rsid="011297cc" style:font-weight-asian="normal" style:font-weight-complex="normal"/>
    </style:style>
    <style:style style:name="T464" style:family="text">
      <style:text-properties fo:font-weight="normal" officeooo:rsid="00f86694" style:font-weight-asian="normal" style:font-weight-complex="normal"/>
    </style:style>
    <style:style style:name="T465" style:family="text">
      <style:text-properties fo:font-weight="normal" officeooo:rsid="00131835" style:font-weight-asian="normal" style:font-weight-complex="normal"/>
    </style:style>
    <style:style style:name="T466" style:family="text">
      <style:text-properties fo:font-weight="normal" officeooo:rsid="01284cdf" style:font-weight-asian="normal" style:font-weight-complex="normal"/>
    </style:style>
    <style:style style:name="T467" style:family="text">
      <style:text-properties fo:font-weight="normal" officeooo:rsid="027c4e73" style:font-weight-asian="normal" style:font-weight-complex="normal"/>
    </style:style>
    <style:style style:name="T468" style:family="text">
      <style:text-properties fo:font-weight="normal" officeooo:rsid="027e80e8" style:font-weight-asian="normal" style:font-weight-complex="normal"/>
    </style:style>
    <style:style style:name="T469" style:family="text">
      <style:text-properties fo:font-weight="normal" officeooo:rsid="011d1b93" style:font-weight-asian="normal" style:font-weight-complex="normal"/>
    </style:style>
    <style:style style:name="T470" style:family="text">
      <style:text-properties fo:font-weight="normal" officeooo:rsid="00fbd1e8" style:font-weight-asian="normal" style:font-weight-complex="normal"/>
    </style:style>
    <style:style style:name="T471" style:family="text">
      <style:text-properties fo:font-weight="normal" officeooo:rsid="00fbe192" style:font-weight-asian="normal" style:font-weight-complex="normal"/>
    </style:style>
    <style:style style:name="T472" style:family="text">
      <style:text-properties fo:font-weight="normal" officeooo:rsid="000641ec" style:font-weight-asian="normal" style:font-weight-complex="normal"/>
    </style:style>
    <style:style style:name="T473" style:family="text">
      <style:text-properties fo:font-weight="normal" officeooo:rsid="00fccf56" style:font-weight-asian="normal" style:font-weight-complex="normal"/>
    </style:style>
    <style:style style:name="T474" style:family="text">
      <style:text-properties fo:font-weight="normal" officeooo:rsid="0104fe40" style:font-weight-asian="normal" style:font-weight-complex="normal"/>
    </style:style>
    <style:style style:name="T475" style:family="text">
      <style:text-properties fo:font-weight="normal" officeooo:rsid="00fe7d84" style:font-weight-asian="normal" style:font-weight-complex="normal"/>
    </style:style>
    <style:style style:name="T476" style:family="text">
      <style:text-properties fo:font-weight="normal" officeooo:rsid="000cbb5e" style:font-weight-asian="normal" style:font-weight-complex="normal"/>
    </style:style>
    <style:style style:name="T477" style:family="text">
      <style:text-properties fo:font-weight="normal" officeooo:rsid="00f6cc38" style:font-weight-asian="normal" style:font-weight-complex="normal"/>
    </style:style>
    <style:style style:name="T478" style:family="text">
      <style:text-properties fo:font-weight="normal" officeooo:rsid="010dc101" style:font-weight-asian="normal" style:font-weight-complex="normal"/>
    </style:style>
    <style:style style:name="T479" style:family="text">
      <style:text-properties fo:font-weight="normal" officeooo:rsid="0254504a" style:font-weight-asian="normal" style:font-weight-complex="normal"/>
    </style:style>
    <style:style style:name="T480" style:family="text">
      <style:text-properties fo:font-weight="normal" officeooo:rsid="010b5668" style:font-weight-asian="normal" style:font-weight-complex="normal"/>
    </style:style>
    <style:style style:name="T481" style:family="text">
      <style:text-properties fo:font-weight="normal" officeooo:rsid="00026856" style:font-weight-asian="normal" style:font-weight-complex="normal"/>
    </style:style>
    <style:style style:name="T482" style:family="text">
      <style:text-properties fo:font-weight="normal" officeooo:rsid="032c4658" style:font-weight-asian="normal" style:font-weight-complex="normal"/>
    </style:style>
    <style:style style:name="T483" style:family="text">
      <style:text-properties fo:font-weight="normal" officeooo:rsid="04482586" style:font-weight-asian="normal" style:font-weight-complex="normal"/>
    </style:style>
    <style:style style:name="T484" style:family="text">
      <style:text-properties fo:font-weight="normal" officeooo:rsid="0456b2c4" style:font-weight-asian="normal" style:font-weight-complex="normal"/>
    </style:style>
    <style:style style:name="T485" style:family="text">
      <style:text-properties fo:font-weight="normal" officeooo:rsid="045d195b" style:font-weight-asian="normal" style:font-weight-complex="normal"/>
    </style:style>
    <style:style style:name="T486" style:family="text">
      <style:text-properties fo:font-weight="normal" officeooo:rsid="07e582db" style:font-weight-asian="normal" style:font-weight-complex="normal"/>
    </style:style>
    <style:style style:name="T487" style:family="text">
      <style:text-properties fo:font-weight="normal" officeooo:rsid="07e77738" style:font-weight-asian="normal" style:font-weight-complex="normal"/>
    </style:style>
    <style:style style:name="T488" style:family="text">
      <style:text-properties fo:font-weight="normal" officeooo:rsid="07e84a60" style:font-weight-asian="normal" style:font-weight-complex="normal"/>
    </style:style>
    <style:style style:name="T489" style:family="text">
      <style:text-properties fo:font-weight="normal" officeooo:rsid="07ef8344" style:font-weight-asian="normal" style:font-weight-complex="normal"/>
    </style:style>
    <style:style style:name="T490" style:family="text">
      <style:text-properties fo:font-weight="normal" officeooo:rsid="07f27906" style:font-weight-asian="normal" style:font-weight-complex="normal"/>
    </style:style>
    <style:style style:name="T491" style:family="text">
      <style:text-properties fo:font-weight="normal" officeooo:rsid="0184e280" style:font-name-asian="Liberation Serif2" style:font-weight-asian="normal" style:font-name-complex="Liberation Serif2" style:font-weight-complex="normal"/>
    </style:style>
    <style:style style:name="T492" style:family="text">
      <style:text-properties fo:font-weight="normal" officeooo:rsid="02fc26b7" style:font-name-asian="Liberation Serif2" style:font-weight-asian="normal" style:font-name-complex="Liberation Serif2" style:font-weight-complex="normal"/>
    </style:style>
    <style:style style:name="T493" style:family="text">
      <style:text-properties fo:font-weight="normal" officeooo:rsid="02fe599f" style:font-name-asian="Liberation Serif2" style:font-weight-asian="normal" style:font-name-complex="Liberation Serif2" style:font-weight-complex="normal"/>
    </style:style>
    <style:style style:name="T494" style:family="text">
      <style:text-properties fo:font-weight="normal" officeooo:rsid="095a787a" style:font-name-asian="Liberation Serif2" style:font-weight-asian="normal" style:font-name-complex="Liberation Serif2" style:font-weight-complex="normal"/>
    </style:style>
    <style:style style:name="T495" style:family="text">
      <style:text-properties officeooo:rsid="002c8cca"/>
    </style:style>
    <style:style style:name="T496" style:family="text">
      <style:text-properties officeooo:rsid="002579ce"/>
    </style:style>
    <style:style style:name="T497" style:family="text">
      <style:text-properties officeooo:rsid="001ec481"/>
    </style:style>
    <style:style style:name="T498" style:family="text">
      <style:text-properties fo:color="#009933"/>
    </style:style>
    <style:style style:name="T499" style:family="text">
      <style:text-properties fo:color="#009933" officeooo:rsid="00c0012e"/>
    </style:style>
    <style:style style:name="T500" style:family="text">
      <style:text-properties fo:color="#009933" officeooo:rsid="00c2bc57" loext:padding="0.049cm" loext:border="0.06pt dotted #000000" loext:shadow="none"/>
    </style:style>
    <style:style style:name="T501" style:family="text">
      <style:text-properties fo:color="#009933" style:text-underline-style="none" officeooo:rsid="001cde5e"/>
    </style:style>
    <style:style style:name="T502" style:family="text">
      <style:text-properties fo:color="#009933" officeooo:rsid="00a7c486"/>
    </style:style>
    <style:style style:name="T503" style:family="text">
      <style:text-properties fo:color="#009933" officeooo:rsid="00b75106"/>
    </style:style>
    <style:style style:name="T504" style:family="text">
      <style:text-properties fo:color="#009933" style:font-name="Liberation Serif1" officeooo:rsid="000641ec" style:font-weight-asian="normal" loext:padding="0.049cm" loext:border="0.06pt dotted #000000" loext:shadow="none"/>
    </style:style>
    <style:style style:name="T505" style:family="text">
      <style:text-properties fo:color="#009933" style:font-name="Liberation Serif1" officeooo:rsid="000641ec" loext:padding="0.049cm" loext:border="0.06pt dotted #000000" loext:shadow="none"/>
    </style:style>
    <style:style style:name="T506" style:family="text">
      <style:text-properties fo:color="#009933" fo:font-style="italic" officeooo:rsid="00a6b732" style:font-style-asian="italic" style:font-style-complex="italic"/>
    </style:style>
    <style:style style:name="T507" style:family="text">
      <style:text-properties fo:color="#009933" fo:font-style="italic" officeooo:rsid="00a4c9a9" style:font-style-asian="italic" style:font-style-complex="italic"/>
    </style:style>
    <style:style style:name="T508" style:family="text">
      <style:text-properties fo:color="#009933" fo:font-style="italic" fo:font-weight="normal" officeooo:rsid="05b61e11" style:font-style-asian="italic" style:font-weight-asian="normal" style:font-style-complex="italic" style:font-weight-complex="normal"/>
    </style:style>
    <style:style style:name="T509" style:family="text">
      <style:text-properties fo:color="#009933" fo:font-style="italic" fo:font-weight="normal" officeooo:rsid="05bb7c7d" style:font-style-asian="italic" style:font-weight-asian="normal" style:font-style-complex="italic" style:font-weight-complex="normal"/>
    </style:style>
    <style:style style:name="T510" style:family="text">
      <style:text-properties fo:color="#009933" fo:font-style="italic" fo:font-weight="normal" officeooo:rsid="05bb7c7d" style:font-style-asian="italic" style:font-weight-asian="normal" style:font-style-complex="italic" style:font-weight-complex="normal" loext:padding="0.049cm" loext:border="0.06pt dotted #000000" loext:shadow="none"/>
    </style:style>
    <style:style style:name="T511" style:family="text">
      <style:text-properties fo:color="#009933" fo:font-style="italic" fo:font-weight="normal" officeooo:rsid="0621b463" style:font-style-asian="italic" style:font-weight-asian="normal" style:font-style-complex="italic" style:font-weight-complex="normal"/>
    </style:style>
    <style:style style:name="T512" style:family="text">
      <style:text-properties fo:color="#009933" fo:font-style="normal" fo:font-weight="bold" officeooo:rsid="0367f798" style:font-name-asian="Liberation Serif2" style:font-style-asian="normal" style:font-weight-asian="bold" style:font-name-complex="Liberation Serif2" style:font-style-complex="normal" style:font-weight-complex="bold"/>
    </style:style>
    <style:style style:name="T513" style:family="text">
      <style:text-properties fo:color="#009933" fo:font-style="normal" fo:font-weight="bold" officeooo:rsid="000ff59e" style:font-name-asian="Liberation Serif2" style:font-style-asian="normal" style:font-weight-asian="bold" style:font-name-complex="Liberation Serif2" style:font-style-complex="normal" style:font-weight-complex="bold"/>
    </style:style>
    <style:style style:name="T514" style:family="text">
      <style:text-properties fo:color="#009933" fo:font-weight="bold" style:font-weight-asian="bold" style:font-weight-complex="bold" loext:padding="0.049cm" loext:border="0.06pt dotted #000000" loext:shadow="none"/>
    </style:style>
    <style:style style:name="T515" style:family="text">
      <style:text-properties fo:color="#009933" fo:language="grc" fo:country="GR" fo:font-style="normal" style:text-underline-style="none" fo:font-weight="bold" officeooo:rsid="0535ad60" style:font-style-asian="normal" style:font-weight-asian="bold" style:font-style-complex="normal" style:font-weight-complex="bold"/>
    </style:style>
    <style:style style:name="T516" style:family="text">
      <style:text-properties fo:color="#009933" fo:language="grc" fo:country="GR" fo:font-weight="bold" style:font-weight-asian="bold" style:font-weight-complex="bold"/>
    </style:style>
    <style:style style:name="T517" style:family="text">
      <style:text-properties fo:color="#009933" fo:language="grc" fo:country="GR" style:text-underline-style="none" fo:font-weight="bold" style:font-weight-asian="bold" style:font-weight-complex="bold"/>
    </style:style>
    <style:style style:name="T518" style:family="text">
      <style:text-properties fo:color="#009933" fo:language="grc" fo:country="GR" fo:font-style="italic" officeooo:rsid="07023fad" style:font-style-asian="italic" style:font-style-complex="italic"/>
    </style:style>
    <style:style style:name="T519" style:family="text">
      <style:text-properties fo:color="#009933" style:font-name="Liberation Serif" fo:font-size="14pt" officeooo:rsid="000641ec" style:font-size-asian="14pt" style:font-size-complex="14pt"/>
    </style:style>
    <style:style style:name="T520" style:family="text">
      <style:text-properties fo:color="#009933" style:font-name="Liberation Serif" fo:font-size="14pt" officeooo:rsid="000641ec" style:font-size-asian="14pt" style:font-size-complex="14pt" loext:padding="0.049cm" loext:border="0.06pt dotted #000000" loext:shadow="none"/>
    </style:style>
    <style:style style:name="T521" style:family="text">
      <style:text-properties fo:color="#009933" fo:font-size="9pt" fo:language="grc" fo:country="GR" fo:font-style="italic" style:font-size-asian="9pt" style:font-style-asian="italic" style:font-size-complex="9pt" style:font-style-complex="italic"/>
    </style:style>
    <style:style style:name="T522" style:family="text">
      <style:text-properties fo:color="#009933" fo:font-size="9pt" fo:language="grc" fo:country="GR" fo:font-style="italic" fo:font-weight="normal" officeooo:rsid="0727f6b3" style:font-size-asian="9pt" style:font-style-asian="italic" style:font-weight-asian="normal" style:font-size-complex="9pt" style:font-style-complex="italic" style:font-weight-complex="normal" loext:padding="0.049cm" loext:border="0.06pt dotted #000000" loext:shadow="none"/>
    </style:style>
    <style:style style:name="T523" style:family="text">
      <style:text-properties fo:color="#009933" fo:font-size="9pt" fo:language="grc" fo:country="GR" fo:font-style="italic" fo:font-weight="normal" officeooo:rsid="082b0b21" style:font-size-asian="9pt" style:font-style-asian="italic" style:font-weight-asian="normal" style:font-size-complex="9pt" style:font-style-complex="italic" style:font-weight-complex="normal"/>
    </style:style>
    <style:style style:name="T524" style:family="text">
      <style:text-properties fo:color="#009933" fo:font-size="9pt" fo:language="grc" fo:country="GR" fo:font-style="italic" fo:font-weight="normal" officeooo:rsid="0938a646" style:font-size-asian="9pt" style:font-style-asian="italic" style:font-weight-asian="normal" style:font-size-complex="9pt" style:font-style-complex="italic" style:font-weight-complex="normal" loext:padding="0.049cm" loext:border="0.06pt dotted #000000" loext:shadow="none"/>
    </style:style>
    <style:style style:name="T525" style:family="text">
      <style:text-properties fo:color="#009933" fo:font-size="9pt" fo:language="grc" fo:country="GR" fo:font-style="italic" fo:font-weight="normal" officeooo:rsid="09360788" style:font-size-asian="9pt" style:font-style-asian="italic" style:font-weight-asian="normal" style:font-size-complex="9pt" style:font-style-complex="italic" style:font-weight-complex="normal" loext:padding="0.049cm" loext:border="0.06pt dotted #000000" loext:shadow="none"/>
    </style:style>
    <style:style style:name="T526" style:family="text">
      <style:text-properties fo:color="#009933" fo:font-size="9pt" fo:language="grc" fo:country="GR" fo:font-style="italic" fo:font-weight="normal" officeooo:rsid="08a706e3" style:font-size-asian="9pt" style:font-style-asian="italic" style:font-weight-asian="normal" style:font-size-complex="9pt" style:font-style-complex="italic" style:font-weight-complex="normal"/>
    </style:style>
    <style:style style:name="T527" style:family="text">
      <style:text-properties officeooo:rsid="0020c3ff"/>
    </style:style>
    <style:style style:name="T528" style:family="text">
      <style:text-properties officeooo:rsid="0032f08f"/>
    </style:style>
    <style:style style:name="T529" style:family="text">
      <style:text-properties officeooo:rsid="00026856"/>
    </style:style>
    <style:style style:name="T530" style:family="text">
      <style:text-properties officeooo:rsid="0034cd45"/>
    </style:style>
    <style:style style:name="T531" style:family="text">
      <style:text-properties fo:font-size="12pt" fo:font-weight="normal" style:font-size-asian="12pt" style:font-weight-asian="normal" style:font-size-complex="12pt" style:font-weight-complex="normal"/>
    </style:style>
    <style:style style:name="T532" style:family="text">
      <style:text-properties fo:font-size="12pt" fo:font-weight="normal" officeooo:rsid="00f86694" style:font-size-asian="12pt" style:font-weight-asian="normal" style:font-size-complex="12pt" style:font-weight-complex="normal"/>
    </style:style>
    <style:style style:name="T533" style:family="text">
      <style:text-properties fo:font-size="12pt" fo:font-weight="normal" officeooo:rsid="00131835" style:font-size-asian="12pt" style:font-weight-asian="normal" style:font-size-complex="12pt" style:font-weight-complex="normal"/>
    </style:style>
    <style:style style:name="T534" style:family="text">
      <style:text-properties fo:font-size="12pt" fo:font-weight="normal" officeooo:rsid="0184e280" style:font-name-asian="Liberation Serif2" style:font-size-asian="12pt" style:font-weight-asian="normal" style:font-name-complex="Liberation Serif2" style:font-size-complex="12pt" style:font-weight-complex="normal"/>
    </style:style>
    <style:style style:name="T535" style:family="text">
      <style:text-properties fo:font-size="12pt" fo:font-weight="bold" officeooo:rsid="00f1c98b" style:font-size-asian="12pt" style:font-weight-asian="bold" style:font-size-complex="12pt" style:font-weight-complex="bold"/>
    </style:style>
    <style:style style:name="T536" style:family="text">
      <style:text-properties fo:font-size="12pt" fo:font-weight="bold" officeooo:rsid="00131835" style:font-size-asian="12pt" style:font-weight-asian="bold" style:font-size-complex="12pt" style:font-weight-complex="bold"/>
    </style:style>
    <style:style style:name="T537" style:family="text">
      <style:text-properties fo:font-size="12pt" fo:font-weight="bold" officeooo:rsid="07e3b69a" style:font-size-asian="12pt" style:font-weight-asian="bold" style:font-size-complex="12pt" style:font-weight-complex="bold"/>
    </style:style>
    <style:style style:name="T538" style:family="text">
      <style:text-properties fo:font-size="12pt" fo:font-weight="bold" officeooo:rsid="0184e280" style:font-name-asian="Liberation Serif2" style:font-size-asian="12pt" style:font-weight-asian="bold" style:font-name-complex="Liberation Serif2" style:font-size-complex="12pt" style:font-weight-complex="bold"/>
    </style:style>
    <style:style style:name="T539" style:family="text">
      <style:text-properties fo:font-size="12pt" style:font-size-asian="12pt" style:font-size-complex="12pt"/>
    </style:style>
    <style:style style:name="T540" style:family="text">
      <style:text-properties fo:font-size="12pt" officeooo:rsid="002bccec" style:font-size-asian="12pt" style:font-size-complex="12pt"/>
    </style:style>
    <style:style style:name="T541" style:family="text">
      <style:text-properties fo:font-size="12pt" officeooo:rsid="002371a2" style:font-size-asian="12pt" style:font-size-complex="12pt"/>
    </style:style>
    <style:style style:name="T542" style:family="text">
      <style:text-properties fo:font-size="12pt" officeooo:rsid="0024eb7b" style:font-size-asian="12pt" style:font-size-complex="12pt"/>
    </style:style>
    <style:style style:name="T543" style:family="text">
      <style:text-properties fo:font-size="12pt" officeooo:rsid="000cbb5e" style:font-size-asian="12pt" style:font-size-complex="12pt"/>
    </style:style>
    <style:style style:name="T544" style:family="text">
      <style:text-properties fo:font-size="12pt" officeooo:rsid="000edbd7" style:font-size-asian="12pt" style:font-size-complex="12pt"/>
    </style:style>
    <style:style style:name="T545" style:family="text">
      <style:text-properties fo:font-size="12pt" fo:language="grc" fo:country="GR" fo:font-weight="normal" style:font-size-asian="12pt" style:font-weight-asian="normal" style:font-size-complex="12pt" style:font-weight-complex="normal"/>
    </style:style>
    <style:style style:name="T546" style:family="text">
      <style:text-properties fo:font-size="12pt" officeooo:rsid="0184e280" style:font-name-asian="Liberation Serif2" style:font-size-asian="12pt" style:font-name-complex="Liberation Serif2" style:font-size-complex="12pt"/>
    </style:style>
    <style:style style:name="T547" style:family="text">
      <style:text-properties fo:font-size="12pt" officeooo:rsid="0081b391" style:font-name-asian="Liberation Serif2" style:font-size-asian="12pt" style:font-name-complex="Liberation Serif2" style:font-size-complex="12pt"/>
    </style:style>
    <style:style style:name="T548" style:family="text">
      <style:text-properties fo:font-style="italic" officeooo:rsid="000cbb5e" style:font-style-asian="italic" style:font-style-complex="italic"/>
    </style:style>
    <style:style style:name="T549" style:family="text">
      <style:text-properties fo:font-style="italic" officeooo:rsid="00a6b732" style:font-style-asian="italic" style:font-style-complex="italic"/>
    </style:style>
    <style:style style:name="T550" style:family="text">
      <style:text-properties fo:font-style="italic" officeooo:rsid="05260fc8" style:font-style-asian="italic" style:font-style-complex="italic"/>
    </style:style>
    <style:style style:name="T551" style:family="text">
      <style:text-properties fo:font-style="italic" officeooo:rsid="00a4c9a9" style:font-style-asian="italic" style:font-style-complex="italic"/>
    </style:style>
    <style:style style:name="T552" style:family="text">
      <style:text-properties fo:font-style="italic" fo:font-weight="normal" officeooo:rsid="00fbe192" style:font-style-asian="italic" style:font-weight-asian="normal" style:font-style-complex="italic" style:font-weight-complex="normal"/>
    </style:style>
    <style:style style:name="T553" style:family="text">
      <style:text-properties fo:font-style="italic" fo:font-weight="normal" officeooo:rsid="0104fe40" style:font-style-asian="italic" style:font-weight-asian="normal" style:font-style-complex="italic" style:font-weight-complex="normal"/>
    </style:style>
    <style:style style:name="T554" style:family="text">
      <style:text-properties fo:font-style="italic" fo:font-weight="normal" officeooo:rsid="00fccf56" style:font-style-asian="italic" style:font-weight-asian="normal" style:font-style-complex="italic" style:font-weight-complex="normal"/>
    </style:style>
    <style:style style:name="T555" style:family="text">
      <style:text-properties fo:font-style="italic" fo:font-weight="normal" officeooo:rsid="0551fec2" style:font-style-asian="italic" style:font-weight-asian="normal" style:font-style-complex="italic" style:font-weight-complex="normal"/>
    </style:style>
    <style:style style:name="T556" style:family="text">
      <style:text-properties fo:font-style="italic" fo:font-weight="normal" officeooo:rsid="05b61e11" style:font-style-asian="italic" style:font-weight-asian="normal" style:font-style-complex="italic" style:font-weight-complex="normal"/>
    </style:style>
    <style:style style:name="T557" style:family="text">
      <style:text-properties fo:font-style="italic" fo:font-weight="normal" officeooo:rsid="05b69355" style:font-style-asian="italic" style:font-weight-asian="normal" style:font-style-complex="italic" style:font-weight-complex="normal"/>
    </style:style>
    <style:style style:name="T558" style:family="text">
      <style:text-properties fo:font-style="italic" fo:font-weight="normal" officeooo:rsid="060b1d86" style:font-style-asian="italic" style:font-weight-asian="normal" style:font-style-complex="italic" style:font-weight-complex="normal"/>
    </style:style>
    <style:style style:name="T559" style:family="text">
      <style:text-properties fo:font-style="italic" fo:font-weight="normal" officeooo:rsid="060bc63a" style:font-style-asian="italic" style:font-weight-asian="normal" style:font-style-complex="italic" style:font-weight-complex="normal"/>
    </style:style>
    <style:style style:name="T560" style:family="text">
      <style:text-properties fo:font-style="italic" fo:font-weight="normal" officeooo:rsid="05b71d8e" style:font-style-asian="italic" style:font-weight-asian="normal" style:font-style-complex="italic" style:font-weight-complex="normal"/>
    </style:style>
    <style:style style:name="T561" style:family="text">
      <style:text-properties fo:font-style="italic" fo:font-weight="normal" officeooo:rsid="05b7e490" style:font-style-asian="italic" style:font-weight-asian="normal" style:font-style-complex="italic" style:font-weight-complex="normal"/>
    </style:style>
    <style:style style:name="T562" style:family="text">
      <style:text-properties fo:font-style="italic" fo:font-weight="normal" officeooo:rsid="05b9852a" style:font-style-asian="italic" style:font-weight-asian="normal" style:font-style-complex="italic" style:font-weight-complex="normal"/>
    </style:style>
    <style:style style:name="T563" style:family="text">
      <style:text-properties fo:font-style="italic" fo:font-weight="normal" officeooo:rsid="05bab40b" style:font-style-asian="italic" style:font-weight-asian="normal" style:font-style-complex="italic" style:font-weight-complex="normal"/>
    </style:style>
    <style:style style:name="T564" style:family="text">
      <style:text-properties fo:font-style="italic" fo:font-weight="normal" officeooo:rsid="05bb7c7d" style:font-style-asian="italic" style:font-weight-asian="normal" style:font-style-complex="italic" style:font-weight-complex="normal"/>
    </style:style>
    <style:style style:name="T565" style:family="text">
      <style:text-properties fo:font-style="italic" fo:font-weight="normal" officeooo:rsid="05bc3ef1" style:font-style-asian="italic" style:font-weight-asian="normal" style:font-style-complex="italic" style:font-weight-complex="normal"/>
    </style:style>
    <style:style style:name="T566" style:family="text">
      <style:text-properties fo:font-style="italic" fo:font-weight="normal" officeooo:rsid="06e5a810" style:font-style-asian="italic" style:font-weight-asian="normal" style:font-style-complex="italic" style:font-weight-complex="normal"/>
    </style:style>
    <style:style style:name="T567" style:family="text">
      <style:text-properties fo:font-style="italic" fo:font-weight="normal" officeooo:rsid="08e5fac1" style:font-style-asian="italic" style:font-weight-asian="normal" style:font-style-complex="italic" style:font-weight-complex="normal"/>
    </style:style>
    <style:style style:name="T568" style:family="text">
      <style:text-properties fo:font-style="italic" style:text-underline-style="solid" style:text-underline-width="auto" style:text-underline-color="font-color" officeooo:rsid="00a6b732" style:font-style-asian="italic" style:font-style-complex="italic"/>
    </style:style>
    <style:style style:name="T569" style:family="text">
      <style:text-properties fo:font-style="italic" style:text-underline-style="solid" style:text-underline-width="auto" style:text-underline-color="font-color" officeooo:rsid="028d7887" style:font-style-asian="italic" style:font-style-complex="italic"/>
    </style:style>
    <style:style style:name="T570" style:family="text">
      <style:text-properties fo:font-style="italic" style:text-underline-style="solid" style:text-underline-width="auto" style:text-underline-color="font-color" officeooo:rsid="00a4c9a9" style:font-style-asian="italic" style:font-style-complex="italic"/>
    </style:style>
    <style:style style:name="T571" style:family="text">
      <style:text-properties fo:font-style="italic" style:text-underline-style="solid" style:text-underline-width="auto" style:text-underline-color="font-color" fo:font-weight="normal" officeooo:rsid="05b61e11" style:font-style-asian="italic" style:font-weight-asian="normal" style:font-style-complex="italic" style:font-weight-complex="normal"/>
    </style:style>
    <style:style style:name="T572" style:family="text">
      <style:text-properties fo:font-style="italic" style:text-underline-style="solid" style:text-underline-width="auto" style:text-underline-color="font-color" fo:font-weight="normal" officeooo:rsid="060b1d86" style:font-style-asian="italic" style:font-weight-asian="normal" style:font-style-complex="italic" style:font-weight-complex="normal"/>
    </style:style>
    <style:style style:name="T573" style:family="text">
      <style:text-properties fo:font-style="italic" style:text-underline-style="solid" style:text-underline-width="auto" style:text-underline-color="font-color" fo:font-weight="normal" officeooo:rsid="060bc63a" style:font-style-asian="italic" style:font-weight-asian="normal" style:font-style-complex="italic" style:font-weight-complex="normal"/>
    </style:style>
    <style:style style:name="T574" style:family="text">
      <style:text-properties fo:font-style="italic" style:text-underline-style="solid" style:text-underline-width="auto" style:text-underline-color="font-color" fo:font-weight="normal" officeooo:rsid="05b9852a" style:font-style-asian="italic" style:font-weight-asian="normal" style:font-style-complex="italic" style:font-weight-complex="normal"/>
    </style:style>
    <style:style style:name="T575" style:family="text">
      <style:text-properties fo:font-style="italic" style:text-underline-style="solid" style:text-underline-width="auto" style:text-underline-color="font-color" fo:font-weight="normal" officeooo:rsid="05b69355" style:font-style-asian="italic" style:font-weight-asian="normal" style:font-style-complex="italic" style:font-weight-complex="normal"/>
    </style:style>
    <style:style style:name="T576" style:family="text">
      <style:text-properties fo:font-style="italic" fo:font-weight="bold" officeooo:rsid="0551fec2" style:font-style-asian="italic" style:font-weight-asian="bold" style:font-style-complex="italic" style:font-weight-complex="bold"/>
    </style:style>
    <style:style style:name="T577" style:family="text">
      <style:text-properties officeooo:rsid="010dc101"/>
    </style:style>
    <style:style style:name="T578" style:family="text">
      <style:text-properties officeooo:rsid="000641ec"/>
    </style:style>
    <style:style style:name="T579" style:family="text">
      <style:text-properties officeooo:rsid="000641ec" loext:padding="0.049cm" loext:border="0.06pt dotted #000000" loext:shadow="none"/>
    </style:style>
    <style:style style:name="T580" style:family="text">
      <style:text-properties officeooo:rsid="01227137"/>
    </style:style>
    <style:style style:name="T581" style:family="text">
      <style:text-properties officeooo:rsid="016ccfb7"/>
    </style:style>
    <style:style style:name="T582" style:family="text">
      <style:text-properties officeooo:rsid="017f6cc0"/>
    </style:style>
    <style:style style:name="T583" style:family="text">
      <style:text-properties officeooo:rsid="0184e280"/>
    </style:style>
    <style:style style:name="T584" style:family="text">
      <style:text-properties style:font-name-asian="Liberation Serif2" style:font-name-complex="Liberation Serif2"/>
    </style:style>
    <style:style style:name="T585" style:family="text">
      <style:text-properties officeooo:rsid="0184e280" style:font-name-asian="Liberation Serif2" style:font-name-complex="Liberation Serif2"/>
    </style:style>
    <style:style style:name="T586" style:family="text">
      <style:text-properties officeooo:rsid="000e6708" style:font-name-asian="Liberation Serif2" style:font-name-complex="Liberation Serif2"/>
    </style:style>
    <style:style style:name="T587" style:family="text">
      <style:text-properties officeooo:rsid="01918956" style:font-name-asian="Liberation Serif2" style:font-name-complex="Liberation Serif2"/>
    </style:style>
    <style:style style:name="T588" style:family="text">
      <style:text-properties officeooo:rsid="00131835" style:font-name-asian="Liberation Serif2" style:font-name-complex="Liberation Serif2"/>
    </style:style>
    <style:style style:name="T589" style:family="text">
      <style:text-properties officeooo:rsid="01982f28" style:font-name-asian="Liberation Serif2" style:font-name-complex="Liberation Serif2"/>
    </style:style>
    <style:style style:name="T590" style:family="text">
      <style:text-properties officeooo:rsid="01982d97" style:font-name-asian="Liberation Serif2" style:font-name-complex="Liberation Serif2"/>
    </style:style>
    <style:style style:name="T591" style:family="text">
      <style:text-properties officeooo:rsid="01a08423" style:font-name-asian="Liberation Serif2" style:font-name-complex="Liberation Serif2"/>
    </style:style>
    <style:style style:name="T592" style:family="text">
      <style:text-properties officeooo:rsid="018da006" style:font-name-asian="Liberation Serif2" style:font-name-complex="Liberation Serif2"/>
    </style:style>
    <style:style style:name="T593" style:family="text">
      <style:text-properties officeooo:rsid="002e680b" style:font-name-asian="Liberation Serif2" style:font-name-complex="Liberation Serif2"/>
    </style:style>
    <style:style style:name="T594" style:family="text">
      <style:text-properties officeooo:rsid="0081b391" style:font-name-asian="Liberation Serif2" style:font-name-complex="Liberation Serif2"/>
    </style:style>
    <style:style style:name="T595" style:family="text">
      <style:text-properties officeooo:rsid="01d3bc5b" style:font-name-asian="Liberation Serif2" style:font-name-complex="Liberation Serif2"/>
    </style:style>
    <style:style style:name="T596" style:family="text">
      <style:text-properties officeooo:rsid="02b1ebd7" style:font-name-asian="Liberation Serif2" style:font-name-complex="Liberation Serif2"/>
    </style:style>
    <style:style style:name="T597" style:family="text">
      <style:text-properties officeooo:rsid="000641ec" style:font-name-asian="Liberation Serif2" style:font-name-complex="Liberation Serif2"/>
    </style:style>
    <style:style style:name="T598" style:family="text">
      <style:text-properties officeooo:rsid="00026856" style:font-name-asian="Liberation Serif2" style:font-name-complex="Liberation Serif2"/>
    </style:style>
    <style:style style:name="T599" style:family="text">
      <style:text-properties officeooo:rsid="01a255d3" style:font-name-asian="Liberation Serif2" style:font-name-complex="Liberation Serif2"/>
    </style:style>
    <style:style style:name="T600" style:family="text">
      <style:text-properties officeooo:rsid="002af2aa" style:font-name-asian="Liberation Serif2" style:font-name-complex="Liberation Serif2"/>
    </style:style>
    <style:style style:name="T601" style:family="text">
      <style:text-properties officeooo:rsid="001e479c" style:font-name-asian="Liberation Serif2" style:font-name-complex="Liberation Serif2"/>
    </style:style>
    <style:style style:name="T602" style:family="text">
      <style:text-properties officeooo:rsid="02560e1b" style:font-name-asian="Liberation Serif2" style:font-name-complex="Liberation Serif2"/>
    </style:style>
    <style:style style:name="T603" style:family="text">
      <style:text-properties officeooo:rsid="02d42ba6" style:font-name-asian="Liberation Serif2" style:font-name-complex="Liberation Serif2"/>
    </style:style>
    <style:style style:name="T604" style:family="text">
      <style:text-properties officeooo:rsid="039c57a1" style:font-name-asian="Liberation Serif2" style:font-name-complex="Liberation Serif2"/>
    </style:style>
    <style:style style:name="T605" style:family="text">
      <style:text-properties officeooo:rsid="001e91bc" style:font-name-asian="Liberation Serif2" style:font-name-complex="Liberation Serif2"/>
    </style:style>
    <style:style style:name="T606" style:family="text">
      <style:text-properties officeooo:rsid="0154115d" style:font-name-asian="Liberation Serif2" style:font-name-complex="Liberation Serif2"/>
    </style:style>
    <style:style style:name="T607" style:family="text">
      <style:text-properties officeooo:rsid="07daac51" style:font-name-asian="Liberation Serif2" style:font-name-complex="Liberation Serif2"/>
    </style:style>
    <style:style style:name="T608" style:family="text">
      <style:text-properties officeooo:rsid="095a787a" style:font-name-asian="Liberation Serif2" style:font-name-complex="Liberation Serif2"/>
    </style:style>
    <style:style style:name="T609" style:family="text">
      <style:text-properties fo:text-transform="lowercase"/>
    </style:style>
    <style:style style:name="T610" style:family="text">
      <style:text-properties fo:text-transform="lowercase" officeooo:rsid="0184e280" style:font-name-asian="Liberation Serif2" style:font-name-complex="Liberation Serif2" loext:shadow="none"/>
    </style:style>
    <style:style style:name="T611" style:family="text">
      <style:text-properties fo:text-transform="lowercase" style:font-name-asian="Liberation Serif2" style:font-name-complex="Liberation Serif2" loext:shadow="none"/>
    </style:style>
    <style:style style:name="T612" style:family="text">
      <style:text-properties fo:text-transform="lowercase" officeooo:rsid="000e6708" style:font-name-asian="Liberation Serif2" style:font-name-complex="Liberation Serif2" loext:shadow="none"/>
    </style:style>
    <style:style style:name="T613" style:family="text">
      <style:text-properties fo:text-transform="lowercase" officeooo:rsid="01b5dd5c" style:font-name-asian="Liberation Serif2" style:font-name-complex="Liberation Serif2" loext:shadow="none"/>
    </style:style>
    <style:style style:name="T614" style:family="text">
      <style:text-properties fo:text-transform="lowercase" officeooo:rsid="01b87b2e" style:font-name-asian="Liberation Serif2" style:font-name-complex="Liberation Serif2" loext:shadow="none"/>
    </style:style>
    <style:style style:name="T615" style:family="text">
      <style:text-properties fo:text-transform="lowercase" officeooo:rsid="01baa192" style:font-name-asian="Liberation Serif2" style:font-name-complex="Liberation Serif2" loext:shadow="none"/>
    </style:style>
    <style:style style:name="T616" style:family="text">
      <style:text-properties fo:text-transform="lowercase" officeooo:rsid="01c09d78" style:font-name-asian="Liberation Serif2" style:font-name-complex="Liberation Serif2" loext:shadow="none"/>
    </style:style>
    <style:style style:name="T617" style:family="text">
      <style:text-properties fo:text-transform="lowercase" officeooo:rsid="00026856" style:font-name-asian="Liberation Serif2" style:font-name-complex="Liberation Serif2" loext:shadow="none"/>
    </style:style>
    <style:style style:name="T618" style:family="text">
      <style:text-properties fo:text-transform="lowercase" officeooo:rsid="01c6b9d4" style:font-name-asian="Liberation Serif2" style:font-name-complex="Liberation Serif2" loext:shadow="none"/>
    </style:style>
    <style:style style:name="T619" style:family="text">
      <style:text-properties fo:text-transform="lowercase" officeooo:rsid="01cb05a3" style:font-name-asian="Liberation Serif2" style:font-name-complex="Liberation Serif2" loext:shadow="none"/>
    </style:style>
    <style:style style:name="T620" style:family="text">
      <style:text-properties fo:text-transform="lowercase" officeooo:rsid="01ad6c82" style:font-name-asian="Liberation Serif2" style:font-name-complex="Liberation Serif2" loext:shadow="none"/>
    </style:style>
    <style:style style:name="T621" style:family="text">
      <style:text-properties fo:text-transform="lowercase" officeooo:rsid="000ff59e" style:font-name-asian="Liberation Serif2" style:font-name-complex="Liberation Serif2" loext:shadow="none"/>
    </style:style>
    <style:style style:name="T622" style:family="text">
      <style:text-properties fo:text-transform="lowercase" officeooo:rsid="02b8214c" style:font-name-asian="Liberation Serif2" style:font-name-complex="Liberation Serif2" loext:shadow="none"/>
    </style:style>
    <style:style style:name="T623" style:family="text">
      <style:text-properties fo:text-transform="lowercase" officeooo:rsid="02b987f8" style:font-name-asian="Liberation Serif2" style:font-name-complex="Liberation Serif2" loext:shadow="none"/>
    </style:style>
    <style:style style:name="T624" style:family="text">
      <style:text-properties fo:text-transform="lowercase" officeooo:rsid="00131835" style:font-name-asian="Liberation Serif2" style:font-name-complex="Liberation Serif2" loext:shadow="none"/>
    </style:style>
    <style:style style:name="T625" style:family="text">
      <style:text-properties fo:text-transform="lowercase" officeooo:rsid="002e680b" style:font-name-asian="Liberation Serif2" style:font-name-complex="Liberation Serif2" loext:shadow="none"/>
    </style:style>
    <style:style style:name="T626" style:family="text">
      <style:text-properties fo:text-transform="lowercase" officeooo:rsid="02bf607d" style:font-name-asian="Liberation Serif2" style:font-name-complex="Liberation Serif2" loext:shadow="none"/>
    </style:style>
    <style:style style:name="T627" style:family="text">
      <style:text-properties fo:text-transform="lowercase" officeooo:rsid="002af2aa" style:font-name-asian="Liberation Serif2" style:font-name-complex="Liberation Serif2" loext:shadow="none"/>
    </style:style>
    <style:style style:name="T628" style:family="text">
      <style:text-properties fo:text-transform="lowercase" officeooo:rsid="02c4da4e" style:font-name-asian="Liberation Serif2" style:font-name-complex="Liberation Serif2" loext:shadow="none"/>
    </style:style>
    <style:style style:name="T629" style:family="text">
      <style:text-properties fo:text-transform="lowercase" officeooo:rsid="02cf3c37" style:font-name-asian="Liberation Serif2" style:font-name-complex="Liberation Serif2" loext:shadow="none"/>
    </style:style>
    <style:style style:name="T630" style:family="text">
      <style:text-properties fo:text-transform="lowercase" officeooo:rsid="018bb45d" style:font-name-asian="Liberation Serif2" style:font-name-complex="Liberation Serif2" loext:shadow="none"/>
    </style:style>
    <style:style style:name="T631" style:family="text">
      <style:text-properties fo:text-transform="lowercase" officeooo:rsid="019d3a95" style:font-name-asian="Liberation Serif2" style:font-name-complex="Liberation Serif2" loext:shadow="none"/>
    </style:style>
    <style:style style:name="T632" style:family="text">
      <style:text-properties fo:text-transform="lowercase" officeooo:rsid="0978e28d" style:font-name-asian="Liberation Serif2" style:font-name-complex="Liberation Serif2" loext:shadow="none"/>
    </style:style>
    <style:style style:name="T633" style:family="text">
      <style:text-properties fo:text-transform="lowercase" officeooo:rsid="00131835" loext:shadow="none"/>
    </style:style>
    <style:style style:name="T634" style:family="text">
      <style:text-properties fo:text-transform="lowercase" officeooo:rsid="0184e280" loext:shadow="none"/>
    </style:style>
    <style:style style:name="T635" style:family="text">
      <style:text-properties fo:text-transform="lowercase" officeooo:rsid="002e680b" loext:shadow="none"/>
    </style:style>
    <style:style style:name="T636" style:family="text">
      <style:text-properties fo:text-transform="lowercase" officeooo:rsid="02231922" loext:shadow="none"/>
    </style:style>
    <style:style style:name="T637" style:family="text">
      <style:text-properties fo:text-transform="lowercase" officeooo:rsid="03063484" loext:shadow="none"/>
    </style:style>
    <style:style style:name="T638" style:family="text">
      <style:text-properties fo:text-transform="lowercase" loext:shadow="none"/>
    </style:style>
    <style:style style:name="T639" style:family="text">
      <style:text-properties fo:text-transform="lowercase" officeooo:rsid="030af212" loext:shadow="none"/>
    </style:style>
    <style:style style:name="T640" style:family="text">
      <style:text-properties fo:text-transform="lowercase" officeooo:rsid="000641ec" loext:shadow="none"/>
    </style:style>
    <style:style style:name="T641" style:family="text">
      <style:text-properties fo:text-transform="lowercase" officeooo:rsid="03114ab2" loext:shadow="none"/>
    </style:style>
    <style:style style:name="T642" style:family="text">
      <style:text-properties fo:text-transform="lowercase" officeooo:rsid="00026856" loext:shadow="none"/>
    </style:style>
    <style:style style:name="T643" style:family="text">
      <style:text-properties fo:text-transform="lowercase" officeooo:rsid="036fb61f" loext:shadow="none"/>
    </style:style>
    <style:style style:name="T644" style:family="text">
      <style:text-properties fo:text-transform="lowercase" officeooo:rsid="000ff59e" loext:shadow="none"/>
    </style:style>
    <style:style style:name="T645" style:family="text">
      <style:text-properties fo:text-transform="lowercase" officeooo:rsid="03785da2" loext:shadow="none"/>
    </style:style>
    <style:style style:name="T646" style:family="text">
      <style:text-properties fo:text-transform="lowercase" officeooo:rsid="038059ea" loext:shadow="none"/>
    </style:style>
    <style:style style:name="T647" style:family="text">
      <style:text-properties fo:text-transform="lowercase" officeooo:rsid="01c09d78" loext:shadow="none"/>
    </style:style>
    <style:style style:name="T648" style:family="text">
      <style:text-properties fo:text-transform="lowercase" officeooo:rsid="03863791" loext:shadow="none"/>
    </style:style>
    <style:style style:name="T649" style:family="text">
      <style:text-properties fo:text-transform="lowercase" officeooo:rsid="038b0073" loext:shadow="none"/>
    </style:style>
    <style:style style:name="T650" style:family="text">
      <style:text-properties fo:text-transform="lowercase" officeooo:rsid="038e1d06" loext:shadow="none"/>
    </style:style>
    <style:style style:name="T651" style:family="text">
      <style:text-properties fo:text-transform="lowercase" officeooo:rsid="038faac6"/>
    </style:style>
    <style:style style:name="T652" style:family="text">
      <style:text-properties fo:text-transform="lowercase" fo:font-weight="bold" style:font-weight-asian="bold" style:font-weight-complex="bold" loext:padding="0.049cm" loext:border="0.06pt dotted #000000" loext:shadow="none"/>
    </style:style>
    <style:style style:name="T653" style:family="text">
      <style:text-properties fo:text-transform="lowercase" fo:font-weight="normal" officeooo:rsid="0184e280" style:font-name-asian="Liberation Serif2" style:font-weight-asian="normal" style:font-name-complex="Liberation Serif2" style:font-weight-complex="normal" loext:shadow="none"/>
    </style:style>
    <style:style style:name="T654" style:family="text">
      <style:text-properties fo:text-transform="lowercase" fo:language="grc" fo:country="GR" fo:font-weight="bold" officeooo:rsid="000641ec" style:font-weight-asian="bold" style:font-weight-complex="bold" loext:shadow="none"/>
    </style:style>
    <style:style style:name="T655" style:family="text">
      <style:text-properties fo:text-transform="lowercase" fo:language="grc" fo:country="GR" fo:font-style="normal" style:text-underline-style="none" fo:font-weight="normal" officeooo:rsid="002bccec" style:font-style-asian="normal" style:font-weight-asian="normal" style:font-style-complex="normal" style:font-weight-complex="normal"/>
    </style:style>
    <style:style style:name="T656" style:family="text">
      <style:text-properties fo:text-transform="lowercase" fo:language="grc" fo:country="GR" fo:font-style="normal" style:text-underline-style="none" fo:font-weight="normal" officeooo:rsid="0535ad60" style:font-style-asian="normal" style:font-weight-asian="normal" style:font-style-complex="normal" style:font-weight-complex="normal"/>
    </style:style>
    <style:style style:name="T657" style:family="text">
      <style:text-properties fo:text-transform="lowercase" fo:language="grc" fo:country="GR" style:text-underline-style="solid" style:text-underline-width="auto" style:text-underline-color="font-color" fo:font-weight="bold" style:font-weight-asian="bold" style:font-weight-complex="bold" loext:shadow="none"/>
    </style:style>
    <style:style style:name="T658" style:family="text">
      <style:text-properties fo:text-transform="lowercase" fo:font-style="normal" officeooo:rsid="0081b391" style:font-name-asian="Liberation Serif2" style:font-style-asian="normal" style:font-name-complex="Liberation Serif2" style:font-style-complex="normal"/>
    </style:style>
    <style:style style:name="T659" style:family="text">
      <style:text-properties fo:text-transform="lowercase" fo:font-style="normal" officeooo:rsid="07ed12ca" style:font-style-asian="normal" style:font-style-complex="normal" loext:shadow="none"/>
    </style:style>
    <style:style style:name="T660" style:family="text">
      <style:text-properties fo:text-transform="lowercase" fo:font-style="normal" officeooo:rsid="07fe9111" style:font-style-asian="normal" style:font-style-complex="normal" loext:shadow="none"/>
    </style:style>
    <style:style style:name="T661" style:family="text">
      <style:text-properties fo:text-transform="lowercase" fo:font-style="normal" officeooo:rsid="0802383b" style:font-style-asian="normal" style:font-style-complex="normal" loext:shadow="none"/>
    </style:style>
    <style:style style:name="T662" style:family="text">
      <style:text-properties fo:text-transform="lowercase" fo:font-style="normal" officeooo:rsid="08028170" style:font-style-asian="normal" style:font-style-complex="normal" loext:shadow="none"/>
    </style:style>
    <style:style style:name="T663" style:family="text">
      <style:text-properties fo:text-transform="lowercase" fo:font-style="normal" officeooo:rsid="08047f32" style:font-style-asian="normal" style:font-style-complex="normal" loext:shadow="none"/>
    </style:style>
    <style:style style:name="T664" style:family="text">
      <style:text-properties fo:text-transform="lowercase" fo:font-style="normal" officeooo:rsid="0809bd54" style:font-style-asian="normal" style:font-style-complex="normal" loext:shadow="none"/>
    </style:style>
    <style:style style:name="T665" style:family="text">
      <style:text-properties fo:text-transform="lowercase" fo:font-style="normal" officeooo:rsid="080b69a0" style:font-style-asian="normal" style:font-style-complex="normal" loext:shadow="none"/>
    </style:style>
    <style:style style:name="T666" style:family="text">
      <style:text-properties fo:text-transform="lowercase" fo:font-style="normal" officeooo:rsid="080c9704" style:font-style-asian="normal" style:font-style-complex="normal" loext:shadow="none"/>
    </style:style>
    <style:style style:name="T667" style:family="text">
      <style:text-properties fo:text-transform="lowercase" fo:font-style="normal" officeooo:rsid="080caae1" style:font-style-asian="normal" style:font-style-complex="normal" loext:shadow="none"/>
    </style:style>
    <style:style style:name="T668" style:family="text">
      <style:text-properties fo:text-transform="lowercase" fo:font-style="normal" officeooo:rsid="080d08c0" style:font-style-asian="normal" style:font-style-complex="normal" loext:shadow="none"/>
    </style:style>
    <style:style style:name="T669" style:family="text">
      <style:text-properties fo:text-transform="lowercase" fo:font-style="normal" officeooo:rsid="080e9375" style:font-style-asian="normal" style:font-style-complex="normal" loext:shadow="none"/>
    </style:style>
    <style:style style:name="T670" style:family="text">
      <style:text-properties fo:text-transform="lowercase" fo:font-style="normal" officeooo:rsid="08576164" style:font-style-asian="normal" style:font-style-complex="normal" loext:shadow="none"/>
    </style:style>
    <style:style style:name="T671" style:family="text">
      <style:text-properties fo:text-transform="lowercase" fo:font-style="normal" officeooo:rsid="086a829e" style:font-style-asian="normal" style:font-style-complex="normal" loext:shadow="none"/>
    </style:style>
    <style:style style:name="T672" style:family="text">
      <style:text-properties fo:text-transform="lowercase" fo:font-style="normal" style:text-underline-style="none" officeooo:rsid="07ed12ca" style:font-style-asian="normal" style:font-style-complex="normal" loext:shadow="none"/>
    </style:style>
    <style:style style:name="T673" style:family="text">
      <style:text-properties fo:text-transform="lowercase" fo:font-style="normal" style:text-underline-style="none" officeooo:rsid="07fe9111" style:font-style-asian="normal" style:font-style-complex="normal" loext:shadow="none"/>
    </style:style>
    <style:style style:name="T674" style:family="text">
      <style:text-properties fo:text-transform="lowercase" fo:font-style="normal" style:text-underline-style="none" officeooo:rsid="0802383b" style:font-style-asian="normal" style:font-style-complex="normal" loext:shadow="none"/>
    </style:style>
    <style:style style:name="T675" style:family="text">
      <style:text-properties fo:text-transform="lowercase" style:font-name="Liberation Serif1" fo:font-size="10pt" fo:font-style="normal" fo:font-weight="bold" officeooo:rsid="002bccec" style:font-size-asian="10pt" style:font-style-asian="normal" style:font-weight-asian="bold" style:font-size-complex="10pt" style:font-style-complex="normal" style:font-weight-complex="bold"/>
    </style:style>
    <style:style style:name="T676" style:family="text">
      <style:text-properties fo:text-transform="lowercase" style:font-name="Liberation Serif1" fo:font-size="10pt" fo:font-style="normal" fo:font-weight="normal" officeooo:rsid="002bccec" style:font-size-asian="10pt" style:font-style-asian="normal" style:font-weight-asian="normal" style:font-size-complex="10pt" style:font-style-complex="normal" style:font-weight-complex="normal"/>
    </style:style>
    <style:style style:name="T677" style:family="text">
      <style:text-properties fo:text-transform="lowercase" style:font-name="Liberation Serif1" fo:font-size="10pt" fo:font-style="normal" officeooo:rsid="002bccec" style:font-size-asian="10pt" style:font-style-asian="normal" style:font-size-complex="10pt" style:font-style-complex="normal"/>
    </style:style>
    <style:style style:name="T678" style:family="text">
      <style:text-properties fo:text-transform="lowercase" style:font-name="Liberation Serif1" style:text-underline-style="solid" style:text-underline-width="auto" style:text-underline-color="font-color" fo:font-weight="bold" style:font-weight-asian="bold" style:font-weight-complex="bold"/>
    </style:style>
    <style:style style:name="T679" style:family="text">
      <style:text-properties fo:text-transform="lowercase" fo:color="#ff3333" fo:font-style="normal" fo:font-weight="bold" style:font-name-asian="Liberation Serif2" style:font-style-asian="normal" style:font-weight-asian="bold" style:font-name-complex="Liberation Serif2" style:font-style-complex="normal" style:font-weight-complex="bold"/>
    </style:style>
    <style:style style:name="T680" style:family="text">
      <style:text-properties fo:text-transform="lowercase" fo:color="#ff3333" fo:font-style="normal" fo:font-weight="bold" officeooo:rsid="0081b391" style:font-name-asian="Liberation Serif2" style:font-style-asian="normal" style:font-weight-asian="bold" style:font-name-complex="Liberation Serif2" style:font-style-complex="normal" style:font-weight-complex="bold"/>
    </style:style>
    <style:style style:name="T681" style:family="text">
      <style:text-properties fo:text-transform="lowercase" fo:color="#ff3333" style:font-name="Liberation Serif1" fo:font-size="10pt" fo:font-style="normal" fo:font-weight="bold" officeooo:rsid="002bccec" style:font-size-asian="10pt" style:font-style-asian="normal" style:font-weight-asian="bold" style:font-size-complex="10pt" style:font-style-complex="normal" style:font-weight-complex="bold"/>
    </style:style>
    <style:style style:name="T682" style:family="text">
      <style:text-properties fo:text-transform="lowercase" style:use-window-font-color="true" fo:font-size="10pt" fo:language="grc" fo:country="GR" fo:font-style="normal" style:text-underline-style="solid" style:text-underline-width="auto" style:text-underline-color="font-color" fo:font-weight="bold" officeooo:rsid="0559337a" style:font-name-asian="Liberation Serif2" style:font-size-asian="10pt" style:font-style-asian="normal" style:font-weight-asian="bold" style:font-name-complex="Liberation Serif2" style:font-size-complex="10pt" style:font-style-complex="normal" style:font-weight-complex="bold"/>
    </style:style>
    <style:style style:name="T683" style:family="text">
      <style:text-properties fo:text-transform="lowercase" style:use-window-font-color="true" fo:font-weight="normal" officeooo:rsid="003243d8" style:font-name-asian="Liberation Serif2" style:font-weight-asian="normal" style:font-name-complex="Liberation Serif2" style:font-weight-complex="normal"/>
    </style:style>
    <style:style style:name="T684" style:family="text">
      <style:text-properties fo:text-transform="lowercase" style:use-window-font-color="true" style:font-name="Liberation Serif" fo:font-size="10pt" fo:language="grc" fo:country="GR" fo:font-style="normal" style:text-underline-style="none" fo:font-weight="normal" officeooo:rsid="0184e280"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685" style:family="text">
      <style:text-properties fo:text-transform="lowercase" style:use-window-font-color="true" style:font-name="Liberation Serif" fo:font-size="10pt" fo:language="grc" fo:country="GR" fo:font-style="normal" style:text-underline-style="none" fo:font-weight="normal" officeooo:rsid="07c2dad5"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686" style:family="text">
      <style:text-properties fo:text-transform="lowercase" style:use-window-font-color="true" fo:font-style="normal" officeooo:rsid="07ed12ca" style:font-name-asian="Liberation Serif2" style:font-style-asian="normal" style:font-name-complex="Liberation Serif2" style:font-style-complex="normal" loext:shadow="none"/>
    </style:style>
    <style:style style:name="T687" style:family="text">
      <style:text-properties fo:text-transform="lowercase" style:use-window-font-color="true" fo:font-style="normal" officeooo:rsid="07fe9111" style:font-name-asian="Liberation Serif2" style:font-style-asian="normal" style:font-name-complex="Liberation Serif2" style:font-style-complex="normal" loext:shadow="none"/>
    </style:style>
    <style:style style:name="T688" style:family="text">
      <style:text-properties fo:text-transform="lowercase" style:use-window-font-color="true" fo:font-style="normal" officeooo:rsid="08047f32" style:font-name-asian="Liberation Serif2" style:font-style-asian="normal" style:font-name-complex="Liberation Serif2" style:font-style-complex="normal" loext:shadow="none"/>
    </style:style>
    <style:style style:name="T689" style:family="text">
      <style:text-properties fo:text-transform="lowercase" officeooo:rsid="07ed12ca" loext:shadow="none"/>
    </style:style>
    <style:style style:name="T690" style:family="text">
      <style:text-properties fo:text-transform="lowercase" officeooo:rsid="07fb047e" loext:shadow="none"/>
    </style:style>
    <style:style style:name="T691" style:family="text">
      <style:text-properties fo:text-transform="lowercase" officeooo:rsid="07fe9111" loext:shadow="none"/>
    </style:style>
    <style:style style:name="T692" style:family="text">
      <style:text-properties fo:language="grc" fo:country="GR"/>
    </style:style>
    <style:style style:name="T693" style:family="text">
      <style:text-properties fo:language="grc" fo:country="GR" officeooo:rsid="0177a415"/>
    </style:style>
    <style:style style:name="T694" style:family="text">
      <style:text-properties fo:language="grc" fo:country="GR" fo:font-weight="normal" style:font-weight-asian="normal" style:font-weight-complex="normal"/>
    </style:style>
    <style:style style:name="T695" style:family="text">
      <style:text-properties fo:language="grc" fo:country="GR" fo:font-weight="normal" officeooo:rsid="052d5109" style:font-weight-asian="normal" style:font-weight-complex="normal"/>
    </style:style>
    <style:style style:name="T696" style:family="text">
      <style:text-properties fo:language="grc" fo:country="GR" fo:font-weight="normal" officeooo:rsid="052d58a6" style:font-weight-asian="normal" style:font-weight-complex="normal"/>
    </style:style>
    <style:style style:name="T697" style:family="text">
      <style:text-properties fo:language="grc" fo:country="GR" fo:font-weight="normal" officeooo:rsid="053ce8a2" style:font-weight-asian="normal" style:font-weight-complex="normal"/>
    </style:style>
    <style:style style:name="T698" style:family="text">
      <style:text-properties fo:language="grc" fo:country="GR" fo:font-weight="normal" officeooo:rsid="055636e6" style:font-weight-asian="normal" style:font-weight-complex="normal"/>
    </style:style>
    <style:style style:name="T699" style:family="text">
      <style:text-properties fo:language="grc" fo:country="GR" fo:font-weight="normal" officeooo:rsid="053bd074" style:font-weight-asian="normal" style:font-weight-complex="normal"/>
    </style:style>
    <style:style style:name="T700" style:family="text">
      <style:text-properties fo:language="grc" fo:country="GR" fo:font-weight="normal" officeooo:rsid="053ebb1d" style:font-weight-asian="normal" style:font-weight-complex="normal"/>
    </style:style>
    <style:style style:name="T701" style:family="text">
      <style:text-properties fo:language="grc" fo:country="GR" fo:font-weight="normal" officeooo:rsid="05eac0a2" style:font-weight-asian="normal" style:font-weight-complex="normal"/>
    </style:style>
    <style:style style:name="T702" style:family="text">
      <style:text-properties fo:language="grc" fo:country="GR" fo:font-weight="normal" officeooo:rsid="05ee825f" style:font-weight-asian="normal" style:font-weight-complex="normal"/>
    </style:style>
    <style:style style:name="T703" style:family="text">
      <style:text-properties fo:language="grc" fo:country="GR" fo:font-weight="normal" officeooo:rsid="05ef21e7" style:font-weight-asian="normal" style:font-weight-complex="normal"/>
    </style:style>
    <style:style style:name="T704" style:family="text">
      <style:text-properties fo:language="grc" fo:country="GR" fo:font-weight="normal" officeooo:rsid="0559337a" style:font-weight-asian="normal" style:font-weight-complex="normal"/>
    </style:style>
    <style:style style:name="T705" style:family="text">
      <style:text-properties fo:language="grc" fo:country="GR" fo:font-weight="normal" officeooo:rsid="000641ec" style:font-weight-asian="normal" style:font-weight-complex="normal"/>
    </style:style>
    <style:style style:name="T706" style:family="text">
      <style:text-properties fo:language="grc" fo:country="GR" fo:font-weight="normal" officeooo:rsid="05597f13" style:font-weight-asian="normal" style:font-weight-complex="normal"/>
    </style:style>
    <style:style style:name="T707" style:family="text">
      <style:text-properties fo:language="grc" fo:country="GR" fo:font-weight="normal" officeooo:rsid="055b48df" style:font-weight-asian="normal" style:font-weight-complex="normal"/>
    </style:style>
    <style:style style:name="T708" style:family="text">
      <style:text-properties fo:language="grc" fo:country="GR" fo:font-weight="normal" officeooo:rsid="055b785c" style:font-weight-asian="normal" style:font-weight-complex="normal"/>
    </style:style>
    <style:style style:name="T709" style:family="text">
      <style:text-properties fo:language="grc" fo:country="GR" fo:font-weight="normal" officeooo:rsid="056c61cb" style:font-weight-asian="normal" style:font-weight-complex="normal"/>
    </style:style>
    <style:style style:name="T710" style:family="text">
      <style:text-properties fo:language="grc" fo:country="GR" fo:font-weight="normal" officeooo:rsid="055c715e" style:font-weight-asian="normal" style:font-weight-complex="normal"/>
    </style:style>
    <style:style style:name="T711" style:family="text">
      <style:text-properties fo:language="grc" fo:country="GR" fo:font-weight="normal" officeooo:rsid="0564dea3" style:font-weight-asian="normal" style:font-weight-complex="normal"/>
    </style:style>
    <style:style style:name="T712" style:family="text">
      <style:text-properties fo:language="grc" fo:country="GR" fo:font-weight="normal" officeooo:rsid="05aa93ca" style:font-weight-asian="normal" style:font-weight-complex="normal"/>
    </style:style>
    <style:style style:name="T713" style:family="text">
      <style:text-properties fo:language="grc" fo:country="GR" fo:font-weight="normal" officeooo:rsid="05abc4a2" style:font-weight-asian="normal" style:font-weight-complex="normal"/>
    </style:style>
    <style:style style:name="T714" style:family="text">
      <style:text-properties fo:language="grc" fo:country="GR" fo:font-weight="bold" style:font-weight-asian="bold" style:font-weight-complex="bold"/>
    </style:style>
    <style:style style:name="T715" style:family="text">
      <style:text-properties fo:language="grc" fo:country="GR" fo:font-weight="bold" officeooo:rsid="053ebb1d" style:font-weight-asian="bold" style:font-weight-complex="bold" loext:padding="0.049cm" loext:border="0.06pt solid #000000" loext:shadow="none"/>
    </style:style>
    <style:style style:name="T716" style:family="text">
      <style:text-properties fo:language="grc" fo:country="GR" fo:font-weight="bold" officeooo:rsid="0559337a" style:font-weight-asian="bold" style:font-weight-complex="bold" loext:padding="0.049cm" loext:border="0.06pt solid #000000" loext:shadow="none"/>
    </style:style>
    <style:style style:name="T717" style:family="text">
      <style:text-properties fo:language="grc" fo:country="GR" fo:font-weight="bold" officeooo:rsid="000641ec" style:font-weight-asian="bold" style:font-weight-complex="bold"/>
    </style:style>
    <style:style style:name="T718" style:family="text">
      <style:text-properties fo:language="grc" fo:country="GR" officeooo:rsid="04abfcf5"/>
    </style:style>
    <style:style style:name="T719" style:family="text">
      <style:text-properties fo:language="grc" fo:country="GR" officeooo:rsid="04ad8c5b"/>
    </style:style>
    <style:style style:name="T720" style:family="text">
      <style:text-properties fo:language="grc" fo:country="GR" officeooo:rsid="04bb57f9"/>
    </style:style>
    <style:style style:name="T721" style:family="text">
      <style:text-properties fo:language="grc" fo:country="GR" officeooo:rsid="04bd6c25"/>
    </style:style>
    <style:style style:name="T722" style:family="text">
      <style:text-properties fo:language="grc" fo:country="GR" fo:font-style="normal" fo:font-weight="bold" officeooo:rsid="046779cc" style:font-name-asian="Liberation Serif2" style:font-style-asian="normal" style:font-weight-asian="bold" style:font-name-complex="Liberation Serif2" style:font-style-complex="normal" style:font-weight-complex="bold" loext:padding="0.049cm" loext:border="0.06pt solid #000000" loext:shadow="none"/>
    </style:style>
    <style:style style:name="T723" style:family="text">
      <style:text-properties fo:language="grc" fo:country="GR" fo:font-style="normal" fo:font-weight="bold" officeooo:rsid="05297cfb" style:font-name-asian="Liberation Serif2" style:font-style-asian="normal" style:font-weight-asian="bold" style:font-name-complex="Liberation Serif2" style:font-style-complex="normal" style:font-weight-complex="bold" loext:padding="0.049cm" loext:border="0.06pt solid #000000" loext:shadow="none"/>
    </style:style>
    <style:style style:name="T724" style:family="text">
      <style:text-properties fo:language="grc" fo:country="GR" fo:font-style="normal" officeooo:rsid="051d8907" style:font-style-asian="normal" style:font-style-complex="normal"/>
    </style:style>
    <style:style style:name="T725" style:family="text">
      <style:text-properties fo:language="grc" fo:country="GR" fo:font-style="normal" style:text-underline-style="none" fo:font-weight="normal" officeooo:rsid="0532b4b6" style:font-style-asian="normal" style:font-weight-asian="normal" style:font-style-complex="normal" style:font-weight-complex="normal"/>
    </style:style>
    <style:style style:name="T726" style:family="text">
      <style:text-properties fo:language="grc" fo:country="GR" fo:font-style="normal" style:text-underline-style="none" fo:font-weight="normal" officeooo:rsid="0535ad60" style:font-style-asian="normal" style:font-weight-asian="normal" style:font-style-complex="normal" style:font-weight-complex="normal"/>
    </style:style>
    <style:style style:name="T727" style:family="text">
      <style:text-properties fo:language="grc" fo:country="GR" fo:font-style="normal" style:text-underline-style="none" fo:font-weight="bold" officeooo:rsid="0535ad60" style:font-style-asian="normal" style:font-weight-asian="bold" style:font-style-complex="normal" style:font-weight-complex="bold"/>
    </style:style>
    <style:style style:name="T728" style:family="text">
      <style:text-properties fo:language="grc" fo:country="GR" style:text-underline-style="none" fo:font-weight="normal" officeooo:rsid="000641ec" style:font-weight-asian="normal" style:font-weight-complex="normal"/>
    </style:style>
    <style:style style:name="T729" style:family="text">
      <style:text-properties fo:language="grc" fo:country="GR" style:text-underline-style="none" fo:font-weight="normal" officeooo:rsid="052d58a6" style:font-weight-asian="normal" style:font-weight-complex="normal"/>
    </style:style>
    <style:style style:name="T730" style:family="text">
      <style:text-properties fo:language="grc" fo:country="GR" style:text-underline-style="none" fo:font-weight="normal" officeooo:rsid="0532b4b6" style:font-weight-asian="normal" style:font-weight-complex="normal"/>
    </style:style>
    <style:style style:name="T731" style:family="text">
      <style:text-properties fo:language="grc" fo:country="GR" style:text-underline-style="solid" style:text-underline-width="auto" style:text-underline-color="font-color"/>
    </style:style>
    <style:style style:name="T732" style:family="text">
      <style:text-properties fo:language="grc" fo:country="GR" style:text-underline-style="solid" style:text-underline-width="auto" style:text-underline-color="font-color" fo:font-weight="bold" style:font-weight-asian="bold" style:font-weight-complex="bold"/>
    </style:style>
    <style:style style:name="T733" style:family="text">
      <style:text-properties fo:language="grc" fo:country="GR" officeooo:rsid="04c22542"/>
    </style:style>
    <style:style style:name="T734" style:family="text">
      <style:text-properties fo:language="grc" fo:country="GR" fo:font-style="italic" style:font-style-asian="italic" style:font-style-complex="italic"/>
    </style:style>
    <style:style style:name="T735" style:family="text">
      <style:text-properties fo:language="grc" fo:country="GR" fo:font-style="italic" officeooo:rsid="06c23a55" style:font-style-asian="italic" style:font-style-complex="italic"/>
    </style:style>
    <style:style style:name="T736" style:family="text">
      <style:text-properties fo:language="grc" fo:country="GR" fo:font-style="italic" officeooo:rsid="06de2e96" style:font-style-asian="italic" style:font-style-complex="italic"/>
    </style:style>
    <style:style style:name="T737" style:family="text">
      <style:text-properties fo:language="grc" fo:country="GR" fo:font-style="italic" officeooo:rsid="06e08fb8" style:font-style-asian="italic" style:font-style-complex="italic"/>
    </style:style>
    <style:style style:name="T738" style:family="text">
      <style:text-properties fo:language="grc" fo:country="GR" fo:font-style="italic" officeooo:rsid="07023fad" style:font-style-asian="italic" style:font-style-complex="italic"/>
    </style:style>
    <style:style style:name="T739" style:family="text">
      <style:text-properties fo:language="grc" fo:country="GR" fo:font-style="italic" officeooo:rsid="0703fb89" style:font-style-asian="italic" style:font-style-complex="italic"/>
    </style:style>
    <style:style style:name="T740" style:family="text">
      <style:text-properties fo:language="grc" fo:country="GR" fo:font-style="italic" style:text-underline-style="solid" style:text-underline-width="auto" style:text-underline-color="font-color" officeooo:rsid="06c23a55" style:font-style-asian="italic" style:font-style-complex="italic"/>
    </style:style>
    <style:style style:name="T741" style:family="text">
      <style:text-properties fo:language="grc" fo:country="GR" officeooo:rsid="0564dea3"/>
    </style:style>
    <style:style style:name="T742" style:family="text">
      <style:text-properties fo:language="grc" fo:country="GR" officeooo:rsid="056a2c87"/>
    </style:style>
    <style:style style:name="T743" style:family="text">
      <style:text-properties fo:language="grc" fo:country="GR" officeooo:rsid="05bfb78a"/>
    </style:style>
    <style:style style:name="T744" style:family="text">
      <style:text-properties fo:language="grc" fo:country="GR" officeooo:rsid="05efee43"/>
    </style:style>
    <style:style style:name="T745" style:family="text">
      <style:text-properties fo:language="grc" fo:country="GR" officeooo:rsid="05f3ded9"/>
    </style:style>
    <style:style style:name="T746" style:family="text">
      <style:text-properties fo:language="grc" fo:country="GR" officeooo:rsid="05fa6faa"/>
    </style:style>
    <style:style style:name="T747" style:family="text">
      <style:text-properties fo:language="grc" fo:country="GR" officeooo:rsid="05e6f9ae"/>
    </style:style>
    <style:style style:name="T748" style:family="text">
      <style:text-properties fo:language="grc" fo:country="GR" officeooo:rsid="05f87fce"/>
    </style:style>
    <style:style style:name="T749" style:family="text">
      <style:text-properties fo:language="grc" fo:country="GR" officeooo:rsid="05f9302c"/>
    </style:style>
    <style:style style:name="T750" style:family="text">
      <style:text-properties fo:language="grc" fo:country="GR" officeooo:rsid="05941428"/>
    </style:style>
    <style:style style:name="T751" style:family="text">
      <style:text-properties fo:language="grc" fo:country="GR" officeooo:rsid="05fb05b6"/>
    </style:style>
    <style:style style:name="T752" style:family="text">
      <style:text-properties fo:language="grc" fo:country="GR" officeooo:rsid="05fdcae5"/>
    </style:style>
    <style:style style:name="T753" style:family="text">
      <style:text-properties fo:language="grc" fo:country="GR" officeooo:rsid="05fc9918"/>
    </style:style>
    <style:style style:name="T754" style:family="text">
      <style:text-properties fo:language="grc" fo:country="GR" officeooo:rsid="05e8e6e1"/>
    </style:style>
    <style:style style:name="T755" style:family="text">
      <style:text-properties fo:language="grc" fo:country="GR" officeooo:rsid="05feb660"/>
    </style:style>
    <style:style style:name="T756" style:family="text">
      <style:text-properties fo:language="grc" fo:country="GR" officeooo:rsid="05e91534"/>
    </style:style>
    <style:style style:name="T757" style:family="text">
      <style:text-properties fo:language="grc" fo:country="GR" officeooo:rsid="05aa93ca"/>
    </style:style>
    <style:style style:name="T758" style:family="text">
      <style:text-properties fo:language="grc" fo:country="GR" officeooo:rsid="05b4ea57"/>
    </style:style>
    <style:style style:name="T759" style:family="text">
      <style:text-properties fo:language="grc" fo:country="GR" officeooo:rsid="05c3cfbc"/>
    </style:style>
    <style:style style:name="T760" style:family="text">
      <style:text-properties fo:language="grc" fo:country="GR" officeooo:rsid="061f5270"/>
    </style:style>
    <style:style style:name="T761" style:family="text">
      <style:text-properties fo:language="grc" fo:country="GR" officeooo:rsid="060d8659"/>
    </style:style>
    <style:style style:name="T762" style:family="text">
      <style:text-properties fo:language="grc" fo:country="GR" officeooo:rsid="05af62c4"/>
    </style:style>
    <style:style style:name="T763" style:family="text">
      <style:text-properties fo:language="grc" fo:country="GR" officeooo:rsid="0621b463"/>
    </style:style>
    <style:style style:name="T764" style:family="text">
      <style:text-properties fo:language="grc" fo:country="GR" officeooo:rsid="05992af0"/>
    </style:style>
    <style:style style:name="T765" style:family="text">
      <style:text-properties fo:language="grc" fo:country="GR" officeooo:rsid="059ad06c"/>
    </style:style>
    <style:style style:name="T766" style:family="text">
      <style:text-properties fo:language="grc" fo:country="GR" officeooo:rsid="059bcbd4"/>
    </style:style>
    <style:style style:name="T767" style:family="text">
      <style:text-properties fo:language="grc" fo:country="GR" officeooo:rsid="05a7bfe4"/>
    </style:style>
    <style:style style:name="T768" style:family="text">
      <style:text-properties fo:language="grc" fo:country="GR" officeooo:rsid="05a5fe61"/>
    </style:style>
    <style:style style:name="T769" style:family="text">
      <style:text-properties fo:language="grc" fo:country="GR" officeooo:rsid="063d82c1"/>
    </style:style>
    <style:style style:name="T770" style:family="text">
      <style:text-properties fo:language="grc" fo:country="GR" officeooo:rsid="05a16b7c"/>
    </style:style>
    <style:style style:name="T771" style:family="text">
      <style:text-properties fo:language="grc" fo:country="GR" officeooo:rsid="0694390b"/>
    </style:style>
    <style:style style:name="T772" style:family="text">
      <style:text-properties fo:language="grc" fo:country="GR" style:text-underline-style="dotted" style:text-underline-width="auto" style:text-underline-color="font-color" fo:font-weight="bold" style:font-weight-asian="bold" style:font-weight-complex="bold" loext:shadow="none"/>
    </style:style>
    <style:style style:name="T773" style:family="text">
      <style:text-properties fo:language="grc" fo:country="GR" style:text-underline-style="dotted" style:text-underline-width="auto" style:text-underline-color="font-color" fo:font-weight="bold" style:font-weight-asian="normal" style:font-weight-complex="normal" loext:shadow="none"/>
    </style:style>
    <style:style style:name="T774" style:family="text">
      <style:text-properties fo:language="grc" fo:country="GR" officeooo:rsid="06ffde1f"/>
    </style:style>
    <style:style style:name="T775" style:family="text">
      <style:text-properties fo:language="grc" fo:country="GR" officeooo:rsid="06e97481"/>
    </style:style>
    <style:style style:name="T776" style:family="text">
      <style:text-properties fo:language="grc" fo:country="GR" officeooo:rsid="06ecd40a"/>
    </style:style>
    <style:style style:name="T777" style:family="text">
      <style:text-properties fo:language="grc" fo:country="GR" officeooo:rsid="0784415f"/>
    </style:style>
    <style:style style:name="T778" style:family="text">
      <style:text-properties fo:language="grc" fo:country="GR" officeooo:rsid="0791eb07"/>
    </style:style>
    <style:style style:name="T779" style:family="text">
      <style:text-properties loext:padding="0.049cm" loext:border="0.06pt dotted #000000" loext:shadow="none"/>
    </style:style>
    <style:style style:name="T780" style:family="text">
      <style:text-properties officeooo:rsid="01f86c93"/>
    </style:style>
    <style:style style:name="T781" style:family="text">
      <style:text-properties officeooo:rsid="0252a579"/>
    </style:style>
    <style:style style:name="T782" style:family="text">
      <style:text-properties officeooo:rsid="027c4e73"/>
    </style:style>
    <style:style style:name="T783" style:family="text">
      <style:text-properties officeooo:rsid="027e80e8"/>
    </style:style>
    <style:style style:name="T784" style:family="text">
      <style:text-properties officeooo:rsid="02809a18"/>
    </style:style>
    <style:style style:name="T785" style:family="text">
      <style:text-properties officeooo:rsid="0281e758"/>
    </style:style>
    <style:style style:name="T786" style:family="text">
      <style:text-properties fo:font-size="10pt" style:font-size-asian="10pt" style:font-size-complex="10pt"/>
    </style:style>
    <style:style style:name="T787" style:family="text">
      <style:text-properties fo:font-size="10pt" officeooo:rsid="00119be4" style:font-size-asian="10pt" style:font-size-complex="10pt"/>
    </style:style>
    <style:style style:name="T788" style:family="text">
      <style:text-properties fo:font-size="10pt" officeooo:rsid="07ef8344" style:font-size-asian="10pt" style:font-size-complex="10pt"/>
    </style:style>
    <style:style style:name="T789" style:family="text">
      <style:text-properties fo:font-size="10pt" fo:language="grc" fo:country="GR" fo:font-style="normal" fo:font-weight="bold" officeooo:rsid="046779cc" style:font-name-asian="Liberation Serif2" style:font-size-asian="10pt" style:font-style-asian="normal" style:font-weight-asian="bold" style:font-name-complex="Liberation Serif2" style:font-size-complex="10pt" style:font-style-complex="normal" style:font-weight-complex="bold" loext:padding="0.049cm" loext:border="0.06pt solid #000000" loext:shadow="none"/>
    </style:style>
    <style:style style:name="T790" style:family="text">
      <style:text-properties fo:font-size="10pt" fo:language="grc" fo:country="GR" fo:font-style="normal" fo:font-weight="bold" officeooo:rsid="04d9fea9" style:font-name-asian="Liberation Serif2" style:font-size-asian="10pt" style:font-style-asian="normal" style:font-weight-asian="bold" style:font-name-complex="Liberation Serif2" style:font-size-complex="10pt" style:font-style-complex="normal" style:font-weight-complex="bold" loext:padding="0.049cm" loext:border="0.06pt solid #000000" loext:shadow="none"/>
    </style:style>
    <style:style style:name="T791" style:family="text">
      <style:text-properties fo:font-size="10pt" fo:language="grc" fo:country="GR" fo:font-style="normal" style:font-size-asian="10pt" style:font-style-asian="normal" style:font-size-complex="10pt" style:font-style-complex="normal"/>
    </style:style>
    <style:style style:name="T792" style:family="text">
      <style:text-properties fo:font-size="10pt" fo:language="grc" fo:country="GR" fo:font-weight="bold" officeooo:rsid="0081b391" style:font-name-asian="Liberation Serif2" style:font-size-asian="10pt" style:font-weight-asian="bold" style:font-name-complex="Liberation Serif2" style:font-size-complex="10pt" style:font-weight-complex="bold"/>
    </style:style>
    <style:style style:name="T793" style:family="text">
      <style:text-properties fo:font-size="10pt" fo:language="grc" fo:country="GR" style:font-size-asian="10pt" style:font-size-complex="10pt"/>
    </style:style>
    <style:style style:name="T794" style:family="text">
      <style:text-properties fo:font-size="10pt" fo:language="grc" fo:country="GR" officeooo:rsid="04e2c894" style:font-size-asian="10pt" style:font-size-complex="10pt"/>
    </style:style>
    <style:style style:name="T795" style:family="text">
      <style:text-properties fo:font-size="10pt" fo:language="grc" fo:country="GR" officeooo:rsid="04f28e68" style:font-size-asian="10pt" style:font-size-complex="10pt"/>
    </style:style>
    <style:style style:name="T796" style:family="text">
      <style:text-properties fo:font-size="10pt" fo:language="grc" fo:country="GR" officeooo:rsid="04f85ccc" style:font-size-asian="10pt" style:font-size-complex="10pt"/>
    </style:style>
    <style:style style:name="T797" style:family="text">
      <style:text-properties fo:font-size="10pt" fo:language="grc" fo:country="GR" officeooo:rsid="04f82f8a" style:font-size-asian="10pt" style:font-size-complex="10pt"/>
    </style:style>
    <style:style style:name="T798" style:family="text">
      <style:text-properties fo:font-size="10pt" fo:language="grc" fo:country="GR" officeooo:rsid="04fde3d5" style:font-size-asian="10pt" style:font-size-complex="10pt"/>
    </style:style>
    <style:style style:name="T799" style:family="text">
      <style:text-properties fo:font-size="10pt" fo:language="grc" fo:country="GR" officeooo:rsid="0501086f" style:font-size-asian="10pt" style:font-size-complex="10pt"/>
    </style:style>
    <style:style style:name="T800" style:family="text">
      <style:text-properties fo:font-size="10pt" fo:language="grc" fo:country="GR" officeooo:rsid="050a03cb" style:font-size-asian="10pt" style:font-size-complex="10pt"/>
    </style:style>
    <style:style style:name="T801" style:family="text">
      <style:text-properties fo:font-size="10pt" fo:language="grc" fo:country="GR" officeooo:rsid="0510eafb" style:font-size-asian="10pt" style:font-size-complex="10pt"/>
    </style:style>
    <style:style style:name="T802" style:family="text">
      <style:text-properties fo:font-size="10pt" fo:language="grc" fo:country="GR" officeooo:rsid="051d8907" style:font-size-asian="10pt" style:font-size-complex="10pt"/>
    </style:style>
    <style:style style:name="T803" style:family="text">
      <style:text-properties fo:font-size="10pt" fo:language="grc" fo:country="GR" officeooo:rsid="0924a0df" style:font-size-asian="10pt" style:font-size-complex="10pt"/>
    </style:style>
    <style:style style:name="T804" style:family="text">
      <style:text-properties fo:font-size="10pt" fo:language="grc" fo:country="GR" style:text-underline-style="solid" style:text-underline-width="auto" style:text-underline-color="font-color" fo:font-weight="bold" style:font-size-asian="10pt" style:font-weight-asian="bold" style:font-size-complex="10pt" style:font-weight-complex="bold"/>
    </style:style>
    <style:style style:name="T805" style:family="text">
      <style:text-properties fo:font-size="10pt" fo:language="grc" fo:country="GR" fo:font-weight="normal" style:font-size-asian="10pt" style:font-weight-asian="normal" style:font-size-complex="10pt" style:font-weight-complex="normal"/>
    </style:style>
    <style:style style:name="T806" style:family="text">
      <style:text-properties fo:font-size="10pt" fo:language="grc" fo:country="GR" fo:font-style="italic" style:font-size-asian="10pt" style:font-style-asian="italic" style:font-size-complex="10pt" style:font-style-complex="italic"/>
    </style:style>
    <style:style style:name="T807" style:family="text">
      <style:text-properties fo:font-size="10pt" style:text-underline-style="solid" style:text-underline-width="auto" style:text-underline-color="font-color" fo:font-weight="bold" officeooo:rsid="00368a16" style:font-size-asian="10pt" style:font-weight-asian="bold" style:font-size-complex="10pt" style:font-weight-complex="bold"/>
    </style:style>
    <style:style style:name="T808" style:family="text">
      <style:text-properties style:font-name="Liberation Serif1"/>
    </style:style>
    <style:style style:name="T809" style:family="text">
      <style:text-properties style:font-name="Liberation Serif1" fo:font-size="12pt" officeooo:rsid="000ff59e" style:font-size-asian="12pt" style:font-size-complex="12pt"/>
    </style:style>
    <style:style style:name="T810" style:family="text">
      <style:text-properties style:font-name="Liberation Serif1" fo:font-size="12pt" officeooo:rsid="0024eb7b" style:font-size-asian="12pt" style:font-size-complex="12pt"/>
    </style:style>
    <style:style style:name="T811" style:family="text">
      <style:text-properties style:font-name="Liberation Serif1" fo:font-size="12pt" officeooo:rsid="001cd888" style:font-size-asian="12pt" style:font-size-complex="12pt"/>
    </style:style>
    <style:style style:name="T812" style:family="text">
      <style:text-properties style:font-name="Liberation Serif1" fo:font-size="12pt" officeooo:rsid="001f966f" style:font-size-asian="12pt" style:font-size-complex="12pt"/>
    </style:style>
    <style:style style:name="T813" style:family="text">
      <style:text-properties style:font-name="Liberation Serif1" fo:font-size="12pt" officeooo:rsid="002225c6" style:font-size-asian="12pt" style:font-size-complex="12pt"/>
    </style:style>
    <style:style style:name="T814" style:family="text">
      <style:text-properties style:font-name="Liberation Serif1" fo:font-size="12pt" officeooo:rsid="00278373" style:font-size-asian="12pt" style:font-size-complex="12pt"/>
    </style:style>
    <style:style style:name="T815" style:family="text">
      <style:text-properties style:font-name="Liberation Serif1" fo:font-size="12pt" officeooo:rsid="002b2d24" style:font-size-asian="12pt" style:font-size-complex="12pt"/>
    </style:style>
    <style:style style:name="T816" style:family="text">
      <style:text-properties style:font-name="Liberation Serif1" fo:font-size="12pt" officeooo:rsid="002f8851" style:font-size-asian="12pt" style:font-size-complex="12pt"/>
    </style:style>
    <style:style style:name="T817" style:family="text">
      <style:text-properties style:font-name="Liberation Serif1" fo:font-size="12pt" officeooo:rsid="043b7375" style:font-size-asian="12pt" style:font-size-complex="12pt"/>
    </style:style>
    <style:style style:name="T818" style:family="text">
      <style:text-properties style:font-name="Liberation Serif1" fo:font-size="12pt" officeooo:rsid="003243d8" style:font-size-asian="12pt" style:font-size-complex="12pt"/>
    </style:style>
    <style:style style:name="T819" style:family="text">
      <style:text-properties style:font-name="Liberation Serif1" fo:font-size="12pt" officeooo:rsid="0081b391" style:font-name-asian="Liberation Serif2" style:font-size-asian="12pt" style:font-name-complex="Liberation Serif2" style:font-size-complex="12pt"/>
    </style:style>
    <style:style style:name="T820" style:family="text">
      <style:text-properties style:font-name="Liberation Serif1" fo:font-size="12pt" fo:font-style="normal" fo:font-weight="bold" officeooo:rsid="046779cc" style:font-size-asian="12pt" style:font-style-asian="normal" style:font-weight-asian="bold" style:font-size-complex="12pt" style:font-style-complex="normal" style:font-weight-complex="bold"/>
    </style:style>
    <style:style style:name="T821" style:family="text">
      <style:text-properties style:font-name="Liberation Serif1" fo:font-size="12pt" fo:font-style="normal" fo:font-weight="bold" officeooo:rsid="049d3b7c" style:font-size-asian="12pt" style:font-style-asian="normal" style:font-weight-asian="bold" style:font-size-complex="12pt" style:font-style-complex="normal" style:font-weight-complex="bold"/>
    </style:style>
    <style:style style:name="T822" style:family="text">
      <style:text-properties style:font-name="Liberation Serif1" fo:font-size="12pt" fo:font-weight="bold" officeooo:rsid="046779cc" style:font-size-asian="12pt" style:font-weight-asian="bold" style:font-size-complex="12pt" style:font-weight-complex="bold"/>
    </style:style>
    <style:style style:name="T823" style:family="text">
      <style:text-properties style:font-name="Liberation Serif1" fo:font-size="12pt" fo:font-weight="bold" officeooo:rsid="049d3b7c" style:font-size-asian="12pt" style:font-weight-asian="bold" style:font-size-complex="12pt" style:font-weight-complex="bold"/>
    </style:style>
    <style:style style:name="T824" style:family="text">
      <style:text-properties style:font-name="Liberation Serif1" fo:font-size="12pt" fo:font-weight="bold" officeooo:rsid="043b7375" style:font-size-asian="12pt" style:font-weight-asian="bold" style:font-size-complex="12pt" style:font-weight-complex="bold"/>
    </style:style>
    <style:style style:name="T825" style:family="text">
      <style:text-properties style:font-name="Liberation Serif1" fo:font-size="12pt" fo:font-weight="bold" officeooo:rsid="0442a0ce" style:font-size-asian="12pt" style:font-weight-asian="bold" style:font-size-complex="12pt" style:font-weight-complex="bold"/>
    </style:style>
    <style:style style:name="T826" style:family="text">
      <style:text-properties style:font-name="Liberation Serif1" fo:font-size="10pt" fo:font-style="normal" fo:font-weight="bold" style:font-size-asian="10pt" style:font-style-asian="normal" style:font-weight-asian="bold" style:font-size-complex="10pt" style:font-style-complex="normal" style:font-weight-complex="bold"/>
    </style:style>
    <style:style style:name="T827" style:family="text">
      <style:text-properties style:font-name="Liberation Serif1" fo:font-size="10pt" fo:font-style="normal" fo:font-weight="bold" style:font-size-asian="10pt" style:font-style-asian="normal" style:font-weight-asian="bold" style:font-size-complex="10pt" style:font-style-complex="normal" style:font-weight-complex="bold" loext:padding="0.049cm" loext:border="0.06pt solid #000000" loext:shadow="none"/>
    </style:style>
    <style:style style:name="T828" style:family="text">
      <style:text-properties style:font-name="Liberation Serif1" fo:font-size="10pt" fo:font-style="normal" fo:font-weight="bold" officeooo:rsid="043b7375" style:font-size-asian="10pt" style:font-style-asian="normal" style:font-weight-asian="bold" style:font-size-complex="10pt" style:font-style-complex="normal" style:font-weight-complex="bold" loext:padding="0.049cm" loext:border="0.06pt solid #000000" loext:shadow="none"/>
    </style:style>
    <style:style style:name="T829" style:family="text">
      <style:text-properties style:font-name="Liberation Serif1" fo:font-size="10pt" fo:font-style="normal" fo:font-weight="bold" officeooo:rsid="002bccec" style:font-size-asian="10pt" style:font-style-asian="normal" style:font-weight-asian="bold" style:font-size-complex="10pt" style:font-style-complex="normal" style:font-weight-complex="bold"/>
    </style:style>
    <style:style style:name="T830" style:family="text">
      <style:text-properties style:font-name="Liberation Serif1" fo:font-size="10pt" fo:font-style="normal" fo:font-weight="bold" officeooo:rsid="002bccec" style:font-size-asian="10pt" style:font-style-asian="normal" style:font-weight-asian="bold" style:font-size-complex="10pt" style:font-style-complex="normal" style:font-weight-complex="bold" loext:padding="0.049cm" loext:border="0.06pt solid #000000" loext:shadow="none"/>
    </style:style>
    <style:style style:name="T831" style:family="text">
      <style:text-properties style:font-name="Liberation Serif1" fo:font-size="10pt" fo:font-style="normal" fo:font-weight="bold" officeooo:rsid="03c99d9a" style:font-name-asian="Liberation Serif2" style:font-size-asian="10pt" style:font-style-asian="normal" style:font-weight-asian="bold" style:font-name-complex="Liberation Serif2" style:font-size-complex="10pt" style:font-style-complex="normal" style:font-weight-complex="bold"/>
    </style:style>
    <style:style style:name="T832" style:family="text">
      <style:text-properties style:font-name="Liberation Serif1" fo:font-size="10pt" fo:font-style="normal" fo:font-weight="bold" officeooo:rsid="03c99d9a" style:font-name-asian="Liberation Serif2" style:font-size-asian="10pt" style:font-style-asian="normal" style:font-weight-asian="bold" style:font-name-complex="Liberation Serif2" style:font-size-complex="10pt" style:font-style-complex="normal" style:font-weight-complex="bold" loext:padding="0.049cm" loext:border="0.06pt solid #000000" loext:shadow="none"/>
    </style:style>
    <style:style style:name="T833" style:family="text">
      <style:text-properties style:font-name="Liberation Serif1" fo:font-size="10pt" fo:font-style="normal" fo:font-weight="bold" officeooo:rsid="0949e66e" style:font-name-asian="Liberation Serif2" style:font-size-asian="10pt" style:font-style-asian="normal" style:font-weight-asian="bold" style:font-name-complex="Liberation Serif2" style:font-size-complex="10pt" style:font-style-complex="normal" style:font-weight-complex="bold" loext:padding="0.049cm" loext:border="0.06pt solid #000000" loext:shadow="none"/>
    </style:style>
    <style:style style:name="T834" style:family="text">
      <style:text-properties style:font-name="Liberation Serif1" fo:font-size="10pt" fo:font-style="normal" style:font-size-asian="10pt" style:font-style-asian="normal" style:font-size-complex="10pt" style:font-style-complex="normal"/>
    </style:style>
    <style:style style:name="T835" style:family="text">
      <style:text-properties style:font-name="Liberation Serif1" fo:font-size="10pt" fo:font-style="normal" officeooo:rsid="03ebb4ef" style:font-size-asian="10pt" style:font-style-asian="normal" style:font-size-complex="10pt" style:font-style-complex="normal"/>
    </style:style>
    <style:style style:name="T836" style:family="text">
      <style:text-properties style:font-name="Liberation Serif1" fo:font-size="10pt" fo:font-style="normal" officeooo:rsid="041ac574" style:font-size-asian="10pt" style:font-style-asian="normal" style:font-size-complex="10pt" style:font-style-complex="normal"/>
    </style:style>
    <style:style style:name="T837" style:family="text">
      <style:text-properties style:font-name="Liberation Serif1" fo:font-size="10pt" fo:font-style="normal" officeooo:rsid="041a09d6" style:font-size-asian="10pt" style:font-style-asian="normal" style:font-size-complex="10pt" style:font-style-complex="normal"/>
    </style:style>
    <style:style style:name="T838" style:family="text">
      <style:text-properties style:font-name="Liberation Serif1" fo:font-size="10pt" fo:font-style="normal" officeooo:rsid="03f03e90" style:font-size-asian="10pt" style:font-style-asian="normal" style:font-size-complex="10pt" style:font-style-complex="normal"/>
    </style:style>
    <style:style style:name="T839" style:family="text">
      <style:text-properties style:font-name="Liberation Serif1" fo:font-size="10pt" fo:font-style="normal" officeooo:rsid="04325ad9" style:font-size-asian="10pt" style:font-style-asian="normal" style:font-size-complex="10pt" style:font-style-complex="normal"/>
    </style:style>
    <style:style style:name="T840" style:family="text">
      <style:text-properties style:font-name="Liberation Serif1" fo:font-size="10pt" fo:font-style="normal" officeooo:rsid="03f1e18a" style:font-size-asian="10pt" style:font-style-asian="normal" style:font-size-complex="10pt" style:font-style-complex="normal"/>
    </style:style>
    <style:style style:name="T841" style:family="text">
      <style:text-properties style:font-name="Liberation Serif1" fo:font-size="10pt" fo:font-style="normal" officeooo:rsid="002bccec" style:font-size-asian="10pt" style:font-style-asian="normal" style:font-size-complex="10pt" style:font-style-complex="normal"/>
    </style:style>
    <style:style style:name="T842" style:family="text">
      <style:text-properties style:font-name="Liberation Serif1" fo:font-size="10pt" fo:font-style="normal" officeooo:rsid="03dadee8" style:font-size-asian="10pt" style:font-style-asian="normal" style:font-size-complex="10pt" style:font-style-complex="normal"/>
    </style:style>
    <style:style style:name="T843" style:family="text">
      <style:text-properties style:font-name="Liberation Serif1" fo:font-size="10pt" fo:font-style="normal" officeooo:rsid="03d8e706" style:font-size-asian="10pt" style:font-style-asian="normal" style:font-size-complex="10pt" style:font-style-complex="normal"/>
    </style:style>
    <style:style style:name="T844" style:family="text">
      <style:text-properties style:font-name="Liberation Serif1" fo:font-size="10pt" fo:font-style="normal" fo:font-weight="normal" style:font-size-asian="10pt" style:font-style-asian="normal" style:font-weight-asian="normal" style:font-size-complex="10pt" style:font-style-complex="normal" style:font-weight-complex="normal"/>
    </style:style>
    <style:style style:name="T845" style:family="text">
      <style:text-properties style:font-name="Liberation Serif1" fo:font-size="10pt" fo:font-style="normal" fo:font-weight="normal" officeooo:rsid="002bccec" style:font-size-asian="10pt" style:font-style-asian="normal" style:font-weight-asian="normal" style:font-size-complex="10pt" style:font-style-complex="normal" style:font-weight-complex="normal"/>
    </style:style>
    <style:style style:name="T846" style:family="text">
      <style:text-properties style:font-name="Liberation Serif1" fo:font-size="10pt" fo:font-style="normal" fo:font-weight="normal" officeooo:rsid="03ed17e1" style:font-size-asian="10pt" style:font-style-asian="normal" style:font-weight-asian="normal" style:font-size-complex="10pt" style:font-style-complex="normal" style:font-weight-complex="normal"/>
    </style:style>
    <style:style style:name="T847" style:family="text">
      <style:text-properties style:font-name="Liberation Serif1" fo:font-size="10pt" fo:font-style="normal" fo:font-weight="normal" officeooo:rsid="03edc464" style:font-size-asian="10pt" style:font-style-asian="normal" style:font-weight-asian="normal" style:font-size-complex="10pt" style:font-style-complex="normal" style:font-weight-complex="normal"/>
    </style:style>
    <style:style style:name="T848" style:family="text">
      <style:text-properties style:font-name="Liberation Serif1" fo:font-size="10pt" fo:font-style="normal" fo:font-weight="normal" officeooo:rsid="03f03e90" style:font-size-asian="10pt" style:font-style-asian="normal" style:font-weight-asian="normal" style:font-size-complex="10pt" style:font-style-complex="normal" style:font-weight-complex="normal"/>
    </style:style>
    <style:style style:name="T849" style:family="text">
      <style:text-properties style:font-name="Liberation Serif1" fo:font-size="10pt" fo:font-style="normal" fo:font-weight="normal" officeooo:rsid="035612d7" style:font-name-asian="Liberation Serif2" style:font-size-asian="10pt" style:font-style-asian="normal" style:font-weight-asian="normal" style:font-name-complex="Liberation Serif2" style:font-size-complex="10pt" style:font-style-complex="normal" style:font-weight-complex="normal"/>
    </style:style>
    <style:style style:name="T850" style:family="text">
      <style:text-properties style:font-name="Liberation Serif1" fo:font-size="10pt" fo:font-style="normal" style:text-underline-style="dotted" style:text-underline-width="auto" style:text-underline-color="font-color" fo:font-weight="bold" style:font-size-asian="10pt" style:font-style-asian="normal" style:font-weight-asian="bold" style:font-size-complex="10pt" style:font-style-complex="normal" style:font-weight-complex="bold"/>
    </style:style>
    <style:style style:name="T851" style:family="text">
      <style:text-properties style:font-name="Liberation Serif1" fo:font-size="10pt" fo:font-style="normal" style:text-underline-style="dotted" style:text-underline-width="auto" style:text-underline-color="font-color" fo:font-weight="bold" officeooo:rsid="002bccec" style:font-size-asian="10pt" style:font-style-asian="normal" style:font-weight-asian="bold" style:font-size-complex="10pt" style:font-style-complex="normal" style:font-weight-complex="bold" loext:shadow="none"/>
    </style:style>
    <style:style style:name="T852" style:family="text">
      <style:text-properties style:font-name="Liberation Serif1" fo:font-size="10pt" fo:font-style="normal" officeooo:rsid="0081b391" style:font-name-asian="Liberation Serif2" style:font-size-asian="10pt" style:font-style-asian="normal" style:font-name-complex="Liberation Serif2" style:font-size-complex="10pt" style:font-style-complex="normal"/>
    </style:style>
    <style:style style:name="T853" style:family="text">
      <style:text-properties style:font-name="Liberation Serif1" fo:font-size="10pt" fo:font-style="normal" style:text-underline-style="solid" style:text-underline-width="auto" style:text-underline-color="font-color" fo:font-weight="bold" officeooo:rsid="002bccec" style:font-size-asian="10pt" style:font-style-asian="normal" style:font-weight-asian="bold" style:font-size-complex="10pt" style:font-style-complex="normal" style:font-weight-complex="bold"/>
    </style:style>
    <style:style style:name="T854" style:family="text">
      <style:text-properties style:font-name="Liberation Serif1" fo:font-size="10pt" fo:font-style="normal" style:text-underline-style="none" officeooo:rsid="002e680b" style:font-size-asian="10pt" style:font-style-asian="normal" style:font-size-complex="10pt" style:font-style-complex="normal"/>
    </style:style>
    <style:style style:name="T855" style:family="text">
      <style:text-properties style:font-name="Liberation Serif1" fo:font-size="10pt" fo:font-style="normal" style:text-underline-style="none" officeooo:rsid="03dbf3ee" style:font-size-asian="10pt" style:font-style-asian="normal" style:font-size-complex="10pt" style:font-style-complex="normal"/>
    </style:style>
    <style:style style:name="T856" style:family="text">
      <style:text-properties style:font-name="Liberation Serif1" fo:font-size="10pt" fo:font-weight="bold" style:font-size-asian="10pt" style:font-weight-asian="bold" style:font-size-complex="10pt" style:font-weight-complex="bold"/>
    </style:style>
    <style:style style:name="T857" style:family="text">
      <style:text-properties style:font-name="Liberation Serif1" fo:font-size="10pt" fo:font-weight="bold" officeooo:rsid="04258b00" style:font-size-asian="10pt" style:font-weight-asian="bold" style:font-size-complex="10pt" style:font-weight-complex="bold"/>
    </style:style>
    <style:style style:name="T858" style:family="text">
      <style:text-properties style:font-name="Liberation Serif1" fo:font-size="10pt" fo:font-weight="normal" style:font-size-asian="10pt" style:font-weight-asian="normal" style:font-size-complex="10pt" style:font-weight-complex="normal"/>
    </style:style>
    <style:style style:name="T859" style:family="text">
      <style:text-properties style:font-name="Liberation Serif1" fo:font-size="10pt" fo:font-weight="normal" officeooo:rsid="03ffc7ab" style:font-size-asian="10pt" style:font-weight-asian="normal" style:font-size-complex="10pt" style:font-weight-complex="normal"/>
    </style:style>
    <style:style style:name="T860" style:family="text">
      <style:text-properties style:font-name="Liberation Serif1" fo:font-size="10pt" style:font-size-asian="10pt" style:font-size-complex="10pt"/>
    </style:style>
    <style:style style:name="T861" style:family="text">
      <style:text-properties style:font-name="Liberation Serif1" fo:font-size="10pt" officeooo:rsid="03f66253" style:font-size-asian="10pt" style:font-size-complex="10pt"/>
    </style:style>
    <style:style style:name="T862" style:family="text">
      <style:text-properties style:font-name="Liberation Serif1" fo:font-size="10pt" officeooo:rsid="06377094" style:font-size-asian="10pt" style:font-size-complex="10pt"/>
    </style:style>
    <style:style style:name="T863" style:family="text">
      <style:text-properties style:font-name="Liberation Serif1" fo:font-size="10pt" officeooo:rsid="0405cb8d" style:font-size-asian="10pt" style:font-size-complex="10pt"/>
    </style:style>
    <style:style style:name="T864" style:family="text">
      <style:text-properties style:font-name="Liberation Serif1" fo:font-size="10pt" officeooo:rsid="041c6452" style:font-size-asian="10pt" style:font-size-complex="10pt"/>
    </style:style>
    <style:style style:name="T865" style:family="text">
      <style:text-properties style:font-name="Liberation Serif1" fo:font-size="10pt" officeooo:rsid="04214503" style:font-size-asian="10pt" style:font-size-complex="10pt"/>
    </style:style>
    <style:style style:name="T866" style:family="text">
      <style:text-properties style:font-name="Liberation Serif1" fo:font-size="10pt" officeooo:rsid="042c363f" style:font-size-asian="10pt" style:font-size-complex="10pt"/>
    </style:style>
    <style:style style:name="T867" style:family="text">
      <style:text-properties style:font-name="Liberation Serif1" fo:font-size="10pt" officeooo:rsid="042e25d5" style:font-size-asian="10pt" style:font-size-complex="10pt"/>
    </style:style>
    <style:style style:name="T868" style:family="text">
      <style:text-properties style:font-name="Liberation Serif1" fo:font-size="10pt" style:text-underline-style="solid" style:text-underline-width="auto" style:text-underline-color="font-color" fo:font-weight="bold" officeooo:rsid="04258b00" style:font-size-asian="10pt" style:font-weight-asian="bold" style:font-size-complex="10pt" style:font-weight-complex="bold"/>
    </style:style>
    <style:style style:name="T869" style:family="text">
      <style:text-properties style:font-name="Liberation Serif1" fo:font-size="14pt" style:font-size-asian="14pt" style:font-size-complex="14pt"/>
    </style:style>
    <style:style style:name="T870" style:family="text">
      <style:text-properties style:font-name="Liberation Serif1" fo:font-size="14pt" officeooo:rsid="001d17a7" style:font-size-asian="14pt" style:font-size-complex="14pt"/>
    </style:style>
    <style:style style:name="T871" style:family="text">
      <style:text-properties style:font-name="Liberation Serif1" fo:font-size="14pt" officeooo:rsid="002225c6" style:font-size-asian="14pt" style:font-size-complex="14pt"/>
    </style:style>
    <style:style style:name="T872" style:family="text">
      <style:text-properties style:font-name="Liberation Serif1" fo:font-size="14pt" officeooo:rsid="002bccec" style:font-size-asian="14pt" style:font-size-complex="14pt"/>
    </style:style>
    <style:style style:name="T873" style:family="text">
      <style:text-properties style:font-name="Liberation Serif1" fo:font-size="14pt" officeooo:rsid="000641ec" style:font-size-asian="14pt" style:font-size-complex="14pt"/>
    </style:style>
    <style:style style:name="T874" style:family="text">
      <style:text-properties style:font-name="Liberation Serif1" fo:font-size="14pt" officeooo:rsid="000641ec" style:font-size-asian="14pt" style:font-size-complex="14pt" loext:padding="0.049cm" loext:border="0.06pt dotted #000000" loext:shadow="none"/>
    </style:style>
    <style:style style:name="T875" style:family="text">
      <style:text-properties style:font-name="Liberation Serif1" fo:font-size="14pt" style:font-size-asian="14pt" style:font-size-complex="14pt" loext:padding="0.049cm" loext:border="0.06pt dotted #000000" loext:shadow="none"/>
    </style:style>
    <style:style style:name="T876" style:family="text">
      <style:text-properties style:font-name="Liberation Serif1" fo:font-size="14pt" officeooo:rsid="000ff59e" style:font-size-asian="14pt" style:font-size-complex="14pt"/>
    </style:style>
    <style:style style:name="T877" style:family="text">
      <style:text-properties style:font-name="Liberation Serif1" fo:font-size="14pt" officeooo:rsid="00119be4" style:font-size-asian="14pt" style:font-size-complex="14pt"/>
    </style:style>
    <style:style style:name="T878" style:family="text">
      <style:text-properties style:font-name="Liberation Serif1" fo:font-size="14pt" officeooo:rsid="00131835" style:font-size-asian="14pt" style:font-size-complex="14pt"/>
    </style:style>
    <style:style style:name="T879" style:family="text">
      <style:text-properties style:font-name="Liberation Serif1" fo:font-size="14pt" officeooo:rsid="002af2aa" style:font-size-asian="14pt" style:font-size-complex="14pt"/>
    </style:style>
    <style:style style:name="T880" style:family="text">
      <style:text-properties style:font-name="Liberation Serif1" fo:font-size="14pt" officeooo:rsid="002e680b" style:font-size-asian="14pt" style:font-size-complex="14pt"/>
    </style:style>
    <style:style style:name="T881" style:family="text">
      <style:text-properties style:font-name="Liberation Serif1" fo:font-size="14pt" officeooo:rsid="00db3d20" style:font-size-asian="14pt" style:font-size-complex="14pt"/>
    </style:style>
    <style:style style:name="T882" style:family="text">
      <style:text-properties style:font-name="Liberation Serif1" fo:font-size="14pt" officeooo:rsid="003243d8" style:font-size-asian="14pt" style:font-size-complex="14pt"/>
    </style:style>
    <style:style style:name="T883" style:family="text">
      <style:text-properties style:font-name="Liberation Serif1" fo:font-size="14pt" officeooo:rsid="003243d8" style:font-size-asian="14pt" style:font-size-complex="14pt" loext:padding="0.049cm" loext:border="0.06pt dotted #000000" loext:shadow="none"/>
    </style:style>
    <style:style style:name="T884" style:family="text">
      <style:text-properties style:font-name="Liberation Serif1" fo:font-size="14pt" style:text-underline-style="solid" style:text-underline-width="auto" style:text-underline-color="font-color" officeooo:rsid="002225c6" style:font-size-asian="14pt" style:font-size-complex="14pt" loext:padding="0cm" loext:border="none" loext:shadow="none"/>
    </style:style>
    <style:style style:name="T885" style:family="text">
      <style:text-properties style:font-name="Liberation Serif1" fo:font-size="14pt" style:text-underline-style="solid" style:text-underline-width="auto" style:text-underline-color="font-color" officeooo:rsid="002bccec" style:font-size-asian="14pt" style:font-size-complex="14pt"/>
    </style:style>
    <style:style style:name="T886" style:family="text">
      <style:text-properties style:font-name="Liberation Serif1" fo:font-size="14pt" style:text-underline-style="solid" style:text-underline-width="auto" style:text-underline-color="font-color" officeooo:rsid="000641ec" style:font-size-asian="14pt" style:font-size-complex="14pt"/>
    </style:style>
    <style:style style:name="T887" style:family="text">
      <style:text-properties style:font-name="Liberation Serif1" fo:font-size="14pt" style:text-underline-style="solid" style:text-underline-width="auto" style:text-underline-color="font-color" officeooo:rsid="00119be4" style:font-size-asian="14pt" style:font-size-complex="14pt" loext:padding="0cm" loext:border="none" loext:shadow="none"/>
    </style:style>
    <style:style style:name="T888" style:family="text">
      <style:text-properties style:font-name="Liberation Serif1" fo:font-size="14pt" style:text-underline-style="solid" style:text-underline-width="auto" style:text-underline-color="font-color" officeooo:rsid="002af2aa" style:font-size-asian="14pt" style:font-size-complex="14pt"/>
    </style:style>
    <style:style style:name="T889" style:family="text">
      <style:text-properties style:font-name="Liberation Serif1" fo:font-size="14pt" style:text-underline-style="solid" style:text-underline-width="auto" style:text-underline-color="font-color" officeooo:rsid="000ff59e" style:font-size-asian="14pt" style:font-size-complex="14pt"/>
    </style:style>
    <style:style style:name="T890" style:family="text">
      <style:text-properties style:font-name="Liberation Serif1" fo:font-size="14pt" style:text-underline-style="solid" style:text-underline-width="auto" style:text-underline-color="font-color" officeooo:rsid="00db3d20" style:font-size-asian="14pt" style:font-size-complex="14pt"/>
    </style:style>
    <style:style style:name="T891" style:family="text">
      <style:text-properties style:font-name="Liberation Serif1" fo:font-size="14pt" style:text-underline-style="solid" style:text-underline-width="auto" style:text-underline-color="font-color" officeooo:rsid="003243d8" style:font-size-asian="14pt" style:font-size-complex="14pt"/>
    </style:style>
    <style:style style:name="T892" style:family="text">
      <style:text-properties style:font-name="Liberation Serif1" fo:font-size="14pt" style:text-underline-style="dotted" style:text-underline-width="auto" style:text-underline-color="font-color" officeooo:rsid="000641ec" style:font-size-asian="14pt" style:font-weight-asian="normal" style:font-size-complex="14pt" loext:padding="0cm" loext:border="none" loext:shadow="none"/>
    </style:style>
    <style:style style:name="T893" style:family="text">
      <style:text-properties style:font-name="Liberation Serif1" fo:font-size="14pt" style:text-underline-style="dotted" style:text-underline-width="auto" style:text-underline-color="font-color" officeooo:rsid="000ff59e" style:font-size-asian="14pt" style:font-size-complex="14pt"/>
    </style:style>
    <style:style style:name="T894" style:family="text">
      <style:text-properties style:font-name="Liberation Serif1" fo:font-size="14pt" style:text-underline-style="dotted" style:text-underline-width="auto" style:text-underline-color="font-color" officeooo:rsid="003243d8" style:font-size-asian="14pt" style:font-size-complex="14pt"/>
    </style:style>
    <style:style style:name="T895" style:family="text">
      <style:text-properties style:font-name="Liberation Serif1" fo:font-size="14pt" fo:font-weight="bold" officeooo:rsid="000641ec" style:font-size-asian="14pt" style:font-weight-asian="bold" style:font-size-complex="14pt" style:font-weight-complex="bold"/>
    </style:style>
    <style:style style:name="T896" style:family="text">
      <style:text-properties style:font-name="Liberation Serif1" fo:font-size="14pt" fo:font-weight="bold" officeooo:rsid="02a7a4ad" style:font-size-asian="14pt" style:font-weight-asian="bold" style:font-size-complex="14pt" style:font-weight-complex="bold"/>
    </style:style>
    <style:style style:name="T897" style:family="text">
      <style:text-properties style:font-name="Liberation Serif1" fo:font-size="14pt" style:text-underline-style="none" officeooo:rsid="000ff59e" style:font-size-asian="14pt" style:font-size-complex="14pt"/>
    </style:style>
    <style:style style:name="T898" style:family="text">
      <style:text-properties style:font-name="Liberation Serif1" fo:font-size="14pt" style:text-underline-style="none" officeooo:rsid="000641ec" style:font-size-asian="14pt" style:font-size-complex="14pt"/>
    </style:style>
    <style:style style:name="T899" style:family="text">
      <style:text-properties style:font-name="Liberation Serif1" fo:font-size="14pt" fo:font-style="normal" fo:font-weight="bold" officeooo:rsid="000641ec" style:font-size-asian="14pt" style:font-style-asian="normal" style:font-weight-asian="bold" style:font-size-complex="14pt" style:font-style-complex="normal" style:font-weight-complex="bold"/>
    </style:style>
    <style:style style:name="T900" style:family="text">
      <style:text-properties style:font-name="Liberation Serif1" fo:font-size="14pt" fo:font-style="normal" fo:font-weight="bold" officeooo:rsid="02a7a4ad" style:font-size-asian="14pt" style:font-style-asian="normal" style:font-weight-asian="bold" style:font-size-complex="14pt" style:font-style-complex="normal" style:font-weight-complex="bold"/>
    </style:style>
    <style:style style:name="T901" style:family="text">
      <style:text-properties style:font-name="Liberation Serif1" fo:font-size="14pt" fo:font-style="normal" style:text-underline-style="solid" style:text-underline-width="auto" style:text-underline-color="font-color" officeooo:rsid="000641ec" style:font-size-asian="14pt" style:font-style-asian="normal" style:font-size-complex="14pt" style:font-style-complex="normal"/>
    </style:style>
    <style:style style:name="T902" style:family="text">
      <style:text-properties style:font-name="Liberation Serif1" fo:font-size="14pt" fo:font-style="normal" style:text-underline-style="none" officeooo:rsid="000641ec" style:font-size-asian="14pt" style:font-style-asian="normal" style:font-size-complex="14pt" style:font-style-complex="normal"/>
    </style:style>
    <style:style style:name="T903" style:family="text">
      <style:text-properties style:font-name="Liberation Serif1" fo:font-size="14pt" fo:font-style="normal" officeooo:rsid="000641ec" style:font-size-asian="14pt" style:font-style-asian="normal" style:font-size-complex="14pt" style:font-style-complex="normal"/>
    </style:style>
    <style:style style:name="T904" style:family="text">
      <style:text-properties style:font-name="Liberation Serif1" fo:font-size="14pt" fo:font-style="normal" officeooo:rsid="000641ec" style:font-size-asian="14pt" style:font-style-asian="normal" style:font-size-complex="14pt" style:font-style-complex="normal" loext:padding="0.049cm" loext:border="0.06pt dotted #000000" loext:shadow="none"/>
    </style:style>
    <style:style style:name="T905" style:family="text">
      <style:text-properties style:font-name="Liberation Serif1" fo:font-size="14pt" fo:font-style="normal" style:text-underline-style="dotted" style:text-underline-width="auto" style:text-underline-color="font-color" officeooo:rsid="000641ec" style:font-size-asian="14pt" style:font-style-asian="normal" style:font-weight-asian="normal" style:font-size-complex="14pt" style:font-style-complex="normal" style:font-weight-complex="normal" loext:shadow="none"/>
    </style:style>
    <style:style style:name="T906" style:family="text">
      <style:text-properties style:font-name="Liberation Serif1" fo:font-weight="bold" style:font-weight-asian="bold" style:font-weight-complex="bold"/>
    </style:style>
    <style:style style:name="T907" style:family="text">
      <style:text-properties style:font-name="Liberation Serif1" fo:font-weight="bold" officeooo:rsid="046779cc" style:font-weight-asian="bold" style:font-weight-complex="bold"/>
    </style:style>
    <style:style style:name="T908" style:family="text">
      <style:text-properties style:font-name="Liberation Serif1" fo:font-weight="bold" officeooo:rsid="049d3b7c" style:font-weight-asian="bold" style:font-weight-complex="bold"/>
    </style:style>
    <style:style style:name="T909" style:family="text">
      <style:text-properties style:font-name="Liberation Serif1" fo:font-weight="bold" officeooo:rsid="000641ec" style:font-weight-asian="bold" style:font-weight-complex="bold"/>
    </style:style>
    <style:style style:name="T910" style:family="text">
      <style:text-properties style:font-name="Liberation Serif1" fo:font-weight="bold" officeooo:rsid="02a7a4ad" style:font-weight-asian="bold" style:font-weight-complex="bold"/>
    </style:style>
    <style:style style:name="T911" style:family="text">
      <style:text-properties style:font-name="Liberation Serif1" fo:font-weight="bold" officeooo:rsid="07248b89" style:font-weight-asian="bold" style:font-weight-complex="bold"/>
    </style:style>
    <style:style style:name="T912" style:family="text">
      <style:text-properties style:font-name="Liberation Serif1" fo:font-weight="bold" officeooo:rsid="0081b391" style:font-name-asian="Liberation Serif2" style:font-weight-asian="bold" style:font-name-complex="Liberation Serif2" style:font-weight-complex="bold"/>
    </style:style>
    <style:style style:name="T913" style:family="text">
      <style:text-properties style:font-name="Liberation Serif1" officeooo:rsid="000641ec"/>
    </style:style>
    <style:style style:name="T914" style:family="text">
      <style:text-properties style:font-name="Liberation Serif1" officeooo:rsid="000641ec" loext:padding="0.049cm" loext:border="0.06pt dotted #000000" loext:shadow="none"/>
    </style:style>
    <style:style style:name="T915" style:family="text">
      <style:text-properties style:font-name="Liberation Serif1" style:text-underline-style="solid" style:text-underline-width="auto" style:text-underline-color="font-color" officeooo:rsid="000641ec"/>
    </style:style>
    <style:style style:name="T916" style:family="text">
      <style:text-properties style:font-name="Liberation Serif1" style:text-underline-style="solid" style:text-underline-width="auto" style:text-underline-color="font-color" fo:font-weight="bold" style:font-weight-asian="bold" style:font-weight-complex="bold"/>
    </style:style>
    <style:style style:name="T917" style:family="text">
      <style:text-properties style:font-name="Liberation Serif1" style:text-underline-style="solid" style:text-underline-width="auto" style:text-underline-color="font-color" fo:font-weight="normal" style:font-weight-asian="normal" style:font-weight-complex="normal"/>
    </style:style>
    <style:style style:name="T918" style:family="text">
      <style:text-properties style:font-name="Liberation Serif1" officeooo:rsid="000641ec" style:font-weight-asian="normal" loext:padding="0.049cm" loext:border="0.06pt dotted #000000" loext:shadow="none"/>
    </style:style>
    <style:style style:name="T919" style:family="text">
      <style:text-properties style:font-name="Liberation Serif1" fo:font-style="normal" fo:font-weight="bold" officeooo:rsid="046779cc" style:font-name-asian="Liberation Serif2" style:font-style-asian="normal" style:font-weight-asian="bold" style:font-name-complex="Liberation Serif2" style:font-style-complex="normal" style:font-weight-complex="bold" loext:padding="0.049cm" loext:border="0.06pt solid #000000" loext:shadow="none"/>
    </style:style>
    <style:style style:name="T920" style:family="text">
      <style:text-properties style:font-name="Liberation Serif1" fo:font-weight="normal" style:font-weight-asian="normal" style:font-weight-complex="normal"/>
    </style:style>
    <style:style style:name="T921" style:family="text">
      <style:text-properties style:font-name="Liberation Serif1" fo:font-weight="normal" officeooo:rsid="046ea698" style:font-weight-asian="normal" style:font-weight-complex="normal"/>
    </style:style>
    <style:style style:name="T922" style:family="text">
      <style:text-properties style:font-name="Liberation Serif1" fo:font-weight="normal" officeooo:rsid="046f6aa8" style:font-weight-asian="normal" style:font-weight-complex="normal"/>
    </style:style>
    <style:style style:name="T923" style:family="text">
      <style:text-properties style:font-name="Liberation Serif1" fo:font-weight="normal" officeooo:rsid="08726d88" style:font-weight-asian="normal" style:font-weight-complex="normal"/>
    </style:style>
    <style:style style:name="T924" style:family="text">
      <style:text-properties style:font-name="Liberation Serif1" officeooo:rsid="048223f4"/>
    </style:style>
    <style:style style:name="T925" style:family="text">
      <style:text-properties style:font-name="Liberation Serif1" officeooo:rsid="04842ba8"/>
    </style:style>
    <style:style style:name="T926" style:family="text">
      <style:text-properties style:font-name="Liberation Serif1" officeooo:rsid="048c0c81"/>
    </style:style>
    <style:style style:name="T927" style:family="text">
      <style:text-properties style:font-name="Liberation Serif1" officeooo:rsid="0493e908"/>
    </style:style>
    <style:style style:name="T928" style:family="text">
      <style:text-properties style:font-name="Liberation Serif1" officeooo:rsid="0492fcb8"/>
    </style:style>
    <style:style style:name="T929" style:family="text">
      <style:text-properties style:font-name="Liberation Serif1" officeooo:rsid="0495c167"/>
    </style:style>
    <style:style style:name="T930" style:family="text">
      <style:text-properties style:font-name="Liberation Serif1" fo:language="grc" fo:country="GR" officeooo:rsid="0495c167"/>
    </style:style>
    <style:style style:name="T931" style:family="text">
      <style:text-properties style:font-name="Liberation Serif1" fo:language="grc" fo:country="GR" fo:font-weight="normal" officeooo:rsid="0495c167" style:font-weight-asian="normal" style:font-weight-complex="normal"/>
    </style:style>
    <style:style style:name="T932" style:family="text">
      <style:text-properties style:font-name="Liberation Serif1" fo:language="grc" fo:country="GR" officeooo:rsid="04977f21"/>
    </style:style>
    <style:style style:name="T933" style:family="text">
      <style:text-properties style:font-name="Liberation Serif1" fo:language="grc" fo:country="GR" officeooo:rsid="0496a44f"/>
    </style:style>
    <style:style style:name="T934" style:family="text">
      <style:text-properties style:font-name="Liberation Serif1" fo:language="grc" fo:country="GR" officeooo:rsid="094f51ab"/>
    </style:style>
    <style:style style:name="T935" style:family="text">
      <style:text-properties officeooo:rsid="0011c421"/>
    </style:style>
    <style:style style:name="T936" style:family="text">
      <style:text-properties officeooo:rsid="02fe599f"/>
    </style:style>
    <style:style style:name="T937" style:family="text">
      <style:text-properties officeooo:rsid="0300cd9a"/>
    </style:style>
    <style:style style:name="T938" style:family="text">
      <style:text-properties officeooo:rsid="03043700"/>
    </style:style>
    <style:style style:name="T939" style:family="text">
      <style:text-properties officeooo:rsid="02f4ee6a"/>
    </style:style>
    <style:style style:name="T940" style:family="text">
      <style:text-properties officeooo:rsid="030fa3e4"/>
    </style:style>
    <style:style style:name="T941" style:family="text">
      <style:text-properties officeooo:rsid="00f86694"/>
    </style:style>
    <style:style style:name="T942" style:family="text">
      <style:text-properties officeooo:rsid="032c4658"/>
    </style:style>
    <style:style style:name="T943" style:family="text">
      <style:text-properties style:font-name="Liberation Serif2" officeooo:rsid="033c9ddb" style:font-name-asian="Liberation Serif2" style:font-name-complex="Liberation Serif2"/>
    </style:style>
    <style:style style:name="T944" style:family="text">
      <style:text-properties style:font-name="Liberation Serif2" style:text-underline-style="none" officeooo:rsid="033c9ddb" style:font-name-asian="Liberation Serif2" style:font-name-complex="Liberation Serif2"/>
    </style:style>
    <style:style style:name="T945" style:family="text">
      <style:text-properties style:font-name="Liberation Serif2" fo:font-weight="bold" officeooo:rsid="033c9ddb" style:font-name-asian="Liberation Serif2" style:font-weight-asian="bold" style:font-name-complex="Liberation Serif2" style:font-weight-complex="bold"/>
    </style:style>
    <style:style style:name="T946" style:family="text">
      <style:text-properties style:font-name="Liberation Serif2" officeooo:rsid="07e77738"/>
    </style:style>
    <style:style style:name="T947" style:family="text">
      <style:text-properties officeooo:rsid="03480253"/>
    </style:style>
    <style:style style:name="T948" style:family="text">
      <style:text-properties officeooo:rsid="0389200c"/>
    </style:style>
    <style:style style:name="T949" style:family="text">
      <style:text-properties officeooo:rsid="038faac6"/>
    </style:style>
    <style:style style:name="T950" style:family="text">
      <style:text-properties officeooo:rsid="040dda52"/>
    </style:style>
    <style:style style:name="T951" style:family="text">
      <style:text-properties officeooo:rsid="0412f2a0"/>
    </style:style>
    <style:style style:name="T952" style:family="text">
      <style:text-properties fo:font-size="9pt" officeooo:rsid="00bb6edf" style:font-size-asian="9pt" style:font-size-complex="9pt"/>
    </style:style>
    <style:style style:name="T953" style:family="text">
      <style:text-properties fo:font-size="9pt" fo:font-style="italic" officeooo:rsid="00afd559" style:font-name-asian="Liberation Serif2" style:font-size-asian="9pt" style:font-style-asian="italic" style:font-name-complex="Liberation Serif2" style:font-size-complex="9pt" style:font-style-complex="italic"/>
    </style:style>
    <style:style style:name="T954" style:family="text">
      <style:text-properties fo:font-size="9pt" fo:font-style="italic" style:text-underline-style="solid" style:text-underline-width="auto" style:text-underline-color="font-color" officeooo:rsid="00afd559" style:font-name-asian="Liberation Serif2" style:font-size-asian="9pt" style:font-style-asian="italic" style:font-name-complex="Liberation Serif2" style:font-size-complex="9pt" style:font-style-complex="italic"/>
    </style:style>
    <style:style style:name="T955" style:family="text">
      <style:text-properties fo:font-size="9pt" style:text-underline-style="solid" style:text-underline-width="auto" style:text-underline-color="font-color" officeooo:rsid="00bb6edf" style:font-size-asian="9pt" style:font-size-complex="9pt"/>
    </style:style>
    <style:style style:name="T956" style:family="text">
      <style:text-properties fo:font-size="9pt" style:text-underline-style="dotted" style:text-underline-width="auto" style:text-underline-color="font-color" officeooo:rsid="00bb6edf" style:font-size-asian="9pt" style:font-size-complex="9pt"/>
    </style:style>
    <style:style style:name="T957" style:family="text">
      <style:text-properties fo:font-size="9pt" fo:language="grc" fo:country="GR" fo:font-style="italic" fo:font-weight="bold" style:font-size-asian="9pt" style:font-style-asian="italic" style:font-weight-asian="bold" style:font-size-complex="9pt" style:font-style-complex="italic" style:font-weight-complex="bold"/>
    </style:style>
    <style:style style:name="T958" style:family="text">
      <style:text-properties fo:font-size="9pt" fo:language="grc" fo:country="GR" fo:font-style="italic" style:font-size-asian="9pt" style:font-style-asian="italic" style:font-size-complex="9pt" style:font-style-complex="italic"/>
    </style:style>
    <style:style style:name="T959" style:family="text">
      <style:text-properties fo:font-size="9pt" fo:language="grc" fo:country="GR" fo:font-style="italic" officeooo:rsid="06bfcebd" style:font-size-asian="9pt" style:font-style-asian="italic" style:font-size-complex="9pt" style:font-style-complex="italic"/>
    </style:style>
    <style:style style:name="T960" style:family="text">
      <style:text-properties fo:font-size="9pt" fo:language="grc" fo:country="GR" fo:font-style="italic" officeooo:rsid="06bfd6aa" style:font-size-asian="9pt" style:font-style-asian="italic" style:font-size-complex="9pt" style:font-style-complex="italic"/>
    </style:style>
    <style:style style:name="T961" style:family="text">
      <style:text-properties fo:font-size="9pt" fo:language="grc" fo:country="GR" fo:font-style="italic" officeooo:rsid="06c23a55" style:font-size-asian="9pt" style:font-style-asian="italic" style:font-size-complex="9pt" style:font-style-complex="italic"/>
    </style:style>
    <style:style style:name="T962" style:family="text">
      <style:text-properties fo:font-size="9pt" fo:language="grc" fo:country="GR" fo:font-style="italic" officeooo:rsid="082a6982" style:font-size-asian="9pt" style:font-style-asian="italic" style:font-size-complex="9pt" style:font-style-complex="italic"/>
    </style:style>
    <style:style style:name="T963" style:family="text">
      <style:text-properties fo:font-size="9pt" fo:language="grc" fo:country="GR" fo:font-style="italic" officeooo:rsid="08a706e3" style:font-size-asian="9pt" style:font-style-asian="italic" style:font-size-complex="9pt" style:font-style-complex="italic"/>
    </style:style>
    <style:style style:name="T964" style:family="text">
      <style:text-properties fo:font-size="9pt" fo:language="grc" fo:country="GR" fo:font-style="italic" officeooo:rsid="0953408d" style:font-size-asian="9pt" style:font-style-asian="italic" style:font-size-complex="9pt" style:font-style-complex="italic"/>
    </style:style>
    <style:style style:name="T965" style:family="text">
      <style:text-properties fo:font-size="9pt" fo:language="grc" fo:country="GR" fo:font-style="italic" fo:font-weight="normal" officeooo:rsid="0726d01b" style:font-size-asian="9pt" style:font-style-asian="italic" style:font-weight-asian="normal" style:font-size-complex="9pt" style:font-style-complex="italic" style:font-weight-complex="normal"/>
    </style:style>
    <style:style style:name="T966" style:family="text">
      <style:text-properties fo:font-size="9pt" fo:language="grc" fo:country="GR" fo:font-style="italic" fo:font-weight="normal" officeooo:rsid="0727f6b3" style:font-size-asian="9pt" style:font-style-asian="italic" style:font-weight-asian="normal" style:font-size-complex="9pt" style:font-style-complex="italic" style:font-weight-complex="normal"/>
    </style:style>
    <style:style style:name="T967" style:family="text">
      <style:text-properties fo:font-size="9pt" fo:language="grc" fo:country="GR" fo:font-style="italic" fo:font-weight="normal" officeooo:rsid="0727f6b3" style:font-size-asian="9pt" style:font-style-asian="italic" style:font-weight-asian="normal" style:font-size-complex="9pt" style:font-style-complex="italic" style:font-weight-complex="normal" loext:padding="0.049cm" loext:border="0.06pt dotted #000000" loext:shadow="none"/>
    </style:style>
    <style:style style:name="T968" style:family="text">
      <style:text-properties fo:font-size="9pt" fo:language="grc" fo:country="GR" fo:font-style="italic" fo:font-weight="normal" officeooo:rsid="077ab244" style:font-size-asian="9pt" style:font-style-asian="italic" style:font-weight-asian="normal" style:font-size-complex="9pt" style:font-style-complex="italic" style:font-weight-complex="normal"/>
    </style:style>
    <style:style style:name="T969" style:family="text">
      <style:text-properties fo:font-size="9pt" fo:language="grc" fo:country="GR" fo:font-style="italic" fo:font-weight="normal" officeooo:rsid="082b0b21" style:font-size-asian="9pt" style:font-style-asian="italic" style:font-weight-asian="normal" style:font-size-complex="9pt" style:font-style-complex="italic" style:font-weight-complex="normal"/>
    </style:style>
    <style:style style:name="T970" style:family="text">
      <style:text-properties fo:font-size="9pt" fo:language="grc" fo:country="GR" fo:font-style="italic" fo:font-weight="normal" officeooo:rsid="082cba97" style:font-size-asian="9pt" style:font-style-asian="italic" style:font-weight-asian="normal" style:font-size-complex="9pt" style:font-style-complex="italic" style:font-weight-complex="normal"/>
    </style:style>
    <style:style style:name="T971" style:family="text">
      <style:text-properties fo:font-size="9pt" fo:language="grc" fo:country="GR" fo:font-style="italic" fo:font-weight="normal" officeooo:rsid="085fa7e5" style:font-size-asian="9pt" style:font-style-asian="italic" style:font-weight-asian="normal" style:font-size-complex="9pt" style:font-style-complex="italic" style:font-weight-complex="normal"/>
    </style:style>
    <style:style style:name="T972" style:family="text">
      <style:text-properties fo:font-size="9pt" fo:language="grc" fo:country="GR" fo:font-style="italic" fo:font-weight="normal" officeooo:rsid="08304883" style:font-size-asian="9pt" style:font-style-asian="italic" style:font-weight-asian="normal" style:font-size-complex="9pt" style:font-style-complex="italic" style:font-weight-complex="normal"/>
    </style:style>
    <style:style style:name="T973" style:family="text">
      <style:text-properties fo:font-size="9pt" fo:language="grc" fo:country="GR" fo:font-style="italic" fo:font-weight="normal" officeooo:rsid="08602f24" style:font-size-asian="9pt" style:font-style-asian="italic" style:font-weight-asian="normal" style:font-size-complex="9pt" style:font-style-complex="italic" style:font-weight-complex="normal" loext:padding="0.049cm" loext:border="0.06pt dotted #000000" loext:shadow="none"/>
    </style:style>
    <style:style style:name="T974" style:family="text">
      <style:text-properties fo:font-size="9pt" fo:language="grc" fo:country="GR" fo:font-style="italic" fo:font-weight="normal" officeooo:rsid="083712b3" style:font-size-asian="9pt" style:font-style-asian="italic" style:font-weight-asian="normal" style:font-size-complex="9pt" style:font-style-complex="italic" style:font-weight-complex="normal"/>
    </style:style>
    <style:style style:name="T975" style:family="text">
      <style:text-properties fo:font-size="9pt" fo:language="grc" fo:country="GR" fo:font-style="italic" fo:font-weight="normal" officeooo:rsid="085f4e6c" style:font-size-asian="9pt" style:font-style-asian="italic" style:font-weight-asian="normal" style:font-size-complex="9pt" style:font-style-complex="italic" style:font-weight-complex="normal"/>
    </style:style>
    <style:style style:name="T976" style:family="text">
      <style:text-properties fo:font-size="9pt" fo:language="grc" fo:country="GR" fo:font-style="italic" fo:font-weight="normal" officeooo:rsid="08385a0e" style:font-size-asian="9pt" style:font-style-asian="italic" style:font-weight-asian="normal" style:font-size-complex="9pt" style:font-style-complex="italic" style:font-weight-complex="normal"/>
    </style:style>
    <style:style style:name="T977" style:family="text">
      <style:text-properties fo:font-size="9pt" fo:language="grc" fo:country="GR" fo:font-style="italic" fo:font-weight="normal" officeooo:rsid="08a706e3" style:font-size-asian="9pt" style:font-style-asian="italic" style:font-weight-asian="normal" style:font-size-complex="9pt" style:font-style-complex="italic" style:font-weight-complex="normal"/>
    </style:style>
    <style:style style:name="T978" style:family="text">
      <style:text-properties fo:font-size="9pt" fo:language="grc" fo:country="GR" fo:font-style="italic" fo:font-weight="normal" officeooo:rsid="08aaa382" style:font-size-asian="9pt" style:font-style-asian="italic" style:font-weight-asian="normal" style:font-size-complex="9pt" style:font-style-complex="italic" style:font-weight-complex="normal"/>
    </style:style>
    <style:style style:name="T979" style:family="text">
      <style:text-properties fo:font-size="9pt" fo:language="grc" fo:country="GR" fo:font-style="italic" fo:font-weight="normal" officeooo:rsid="08d0082e" style:font-size-asian="9pt" style:font-style-asian="italic" style:font-weight-asian="normal" style:font-size-complex="9pt" style:font-style-complex="italic" style:font-weight-complex="normal"/>
    </style:style>
    <style:style style:name="T980" style:family="text">
      <style:text-properties fo:font-size="9pt" fo:language="grc" fo:country="GR" fo:font-style="italic" fo:font-weight="normal" officeooo:rsid="08d04863" style:font-size-asian="9pt" style:font-style-asian="italic" style:font-weight-asian="normal" style:font-size-complex="9pt" style:font-style-complex="italic" style:font-weight-complex="normal"/>
    </style:style>
    <style:style style:name="T981" style:family="text">
      <style:text-properties fo:font-size="9pt" fo:language="grc" fo:country="GR" fo:font-style="italic" fo:font-weight="normal" officeooo:rsid="0906f0fe" style:font-size-asian="9pt" style:font-style-asian="italic" style:font-weight-asian="normal" style:font-size-complex="9pt" style:font-style-complex="italic" style:font-weight-complex="normal"/>
    </style:style>
    <style:style style:name="T982" style:family="text">
      <style:text-properties fo:font-size="9pt" fo:language="grc" fo:country="GR" fo:font-style="italic" fo:font-weight="normal" officeooo:rsid="0906f0fe" style:font-size-asian="9pt" style:font-style-asian="italic" style:font-weight-asian="normal" style:font-size-complex="9pt" style:font-style-complex="italic" style:font-weight-complex="normal" loext:padding="0.049cm" loext:border="0.06pt dotted #000000" loext:shadow="none"/>
    </style:style>
    <style:style style:name="T983" style:family="text">
      <style:text-properties fo:font-size="9pt" fo:language="grc" fo:country="GR" fo:font-style="italic" fo:font-weight="normal" officeooo:rsid="09076e7e" style:font-size-asian="9pt" style:font-style-asian="italic" style:font-weight-asian="normal" style:font-size-complex="9pt" style:font-style-complex="italic" style:font-weight-complex="normal"/>
    </style:style>
    <style:style style:name="T984" style:family="text">
      <style:text-properties fo:font-size="9pt" fo:language="grc" fo:country="GR" fo:font-style="italic" fo:font-weight="normal" officeooo:rsid="09076e7e" style:font-size-asian="9pt" style:font-style-asian="italic" style:font-weight-asian="normal" style:font-size-complex="9pt" style:font-style-complex="italic" style:font-weight-complex="normal" loext:padding="0.049cm" loext:border="0.06pt dotted #000000" loext:shadow="none"/>
    </style:style>
    <style:style style:name="T985" style:family="text">
      <style:text-properties fo:font-size="9pt" fo:language="grc" fo:country="GR" fo:font-style="italic" fo:font-weight="normal" officeooo:rsid="0908ec00" style:font-size-asian="9pt" style:font-style-asian="italic" style:font-weight-asian="normal" style:font-size-complex="9pt" style:font-style-complex="italic" style:font-weight-complex="normal"/>
    </style:style>
    <style:style style:name="T986" style:family="text">
      <style:text-properties fo:font-size="9pt" fo:language="grc" fo:country="GR" fo:font-style="italic" fo:font-weight="normal" officeooo:rsid="09360788" style:font-size-asian="9pt" style:font-style-asian="italic" style:font-weight-asian="normal" style:font-size-complex="9pt" style:font-style-complex="italic" style:font-weight-complex="normal"/>
    </style:style>
    <style:style style:name="T987" style:family="text">
      <style:text-properties fo:font-size="9pt" fo:language="grc" fo:country="GR" fo:font-style="italic" fo:font-weight="normal" officeooo:rsid="0938a646" style:font-size-asian="9pt" style:font-style-asian="italic" style:font-weight-asian="normal" style:font-size-complex="9pt" style:font-style-complex="italic" style:font-weight-complex="normal" loext:padding="0.049cm" loext:border="0.06pt dotted #000000" loext:shadow="none"/>
    </style:style>
    <style:style style:name="T988" style:family="text">
      <style:text-properties fo:font-size="9pt" fo:language="grc" fo:country="GR" fo:font-style="italic" style:text-underline-style="solid" style:text-underline-width="auto" style:text-underline-color="font-color" style:font-size-asian="9pt" style:font-style-asian="italic" style:font-size-complex="9pt" style:font-style-complex="italic"/>
    </style:style>
    <style:style style:name="T989" style:family="text">
      <style:text-properties fo:font-size="9pt" fo:language="grc" fo:country="GR" fo:font-style="italic" style:text-underline-style="solid" style:text-underline-width="auto" style:text-underline-color="font-color" officeooo:rsid="06bfcebd" style:font-size-asian="9pt" style:font-style-asian="italic" style:font-size-complex="9pt" style:font-style-complex="italic"/>
    </style:style>
    <style:style style:name="T990" style:family="text">
      <style:text-properties fo:font-size="9pt" fo:language="grc" fo:country="GR" fo:font-style="italic" style:text-underline-style="solid" style:text-underline-width="auto" style:text-underline-color="font-color" fo:font-weight="normal" officeooo:rsid="0727f6b3" style:font-size-asian="9pt" style:font-style-asian="italic" style:font-weight-asian="normal" style:font-size-complex="9pt" style:font-style-complex="italic" style:font-weight-complex="normal"/>
    </style:style>
    <style:style style:name="T991" style:family="text">
      <style:text-properties fo:font-size="9pt" fo:language="grc" fo:country="GR" fo:font-style="italic" style:text-underline-style="solid" style:text-underline-width="auto" style:text-underline-color="font-color" fo:font-weight="normal" officeooo:rsid="09076e7e" style:font-size-asian="9pt" style:font-style-asian="italic" style:font-weight-asian="normal" style:font-size-complex="9pt" style:font-style-complex="italic" style:font-weight-complex="normal"/>
    </style:style>
    <style:style style:name="T992" style:family="text">
      <style:text-properties fo:font-size="9pt" fo:language="grc" fo:country="GR" fo:font-style="italic" style:text-underline-style="solid" style:text-underline-width="auto" style:text-underline-color="font-color" fo:font-weight="normal" officeooo:rsid="0908ec00" style:font-size-asian="9pt" style:font-style-asian="italic" style:font-weight-asian="normal" style:font-size-complex="9pt" style:font-style-complex="italic" style:font-weight-complex="normal"/>
    </style:style>
    <style:style style:name="T993" style:family="text">
      <style:text-properties fo:font-size="9pt" fo:language="grc" fo:country="GR" fo:font-style="italic" style:text-underline-style="solid" style:text-underline-width="auto" style:text-underline-color="font-color" fo:font-weight="normal" officeooo:rsid="090f07b6" style:font-size-asian="9pt" style:font-style-asian="italic" style:font-weight-asian="normal" style:font-size-complex="9pt" style:font-style-complex="italic" style:font-weight-complex="normal"/>
    </style:style>
    <style:style style:name="T994" style:family="text">
      <style:text-properties fo:font-size="9pt" fo:language="grc" fo:country="GR" fo:font-style="italic" style:text-underline-style="solid" style:text-underline-width="auto" style:text-underline-color="font-color" fo:font-weight="normal" officeooo:rsid="082b0b21" style:font-size-asian="9pt" style:font-style-asian="italic" style:font-weight-asian="normal" style:font-size-complex="9pt" style:font-style-complex="italic" style:font-weight-complex="normal"/>
    </style:style>
    <style:style style:name="T995" style:family="text">
      <style:text-properties fo:font-size="9pt" fo:language="grc" fo:country="GR" fo:font-style="italic" style:text-underline-style="solid" style:text-underline-width="auto" style:text-underline-color="font-color" fo:font-weight="normal" officeooo:rsid="085fa7e5" style:font-size-asian="9pt" style:font-style-asian="italic" style:font-weight-asian="normal" style:font-size-complex="9pt" style:font-style-complex="italic" style:font-weight-complex="normal"/>
    </style:style>
    <style:style style:name="T996" style:family="text">
      <style:text-properties fo:font-size="9pt" fo:language="grc" fo:country="GR" fo:font-style="italic" style:text-underline-style="solid" style:text-underline-width="auto" style:text-underline-color="font-color" fo:font-weight="normal" officeooo:rsid="08304883" style:font-size-asian="9pt" style:font-style-asian="italic" style:font-weight-asian="normal" style:font-size-complex="9pt" style:font-style-complex="italic" style:font-weight-complex="normal"/>
    </style:style>
    <style:style style:name="T997" style:family="text">
      <style:text-properties fo:font-size="9pt" fo:language="grc" fo:country="GR" fo:font-style="italic" style:text-underline-style="solid" style:text-underline-width="auto" style:text-underline-color="font-color" fo:font-weight="normal" officeooo:rsid="08385a0e" style:font-size-asian="9pt" style:font-style-asian="italic" style:font-weight-asian="normal" style:font-size-complex="9pt" style:font-style-complex="italic" style:font-weight-complex="normal"/>
    </style:style>
    <style:style style:name="T998" style:family="text">
      <style:text-properties fo:font-size="9pt" fo:language="grc" fo:country="GR" fo:font-style="italic" style:text-underline-style="solid" style:text-underline-width="auto" style:text-underline-color="font-color" fo:font-weight="normal" officeooo:rsid="08a706e3" style:font-size-asian="9pt" style:font-style-asian="italic" style:font-weight-asian="normal" style:font-size-complex="9pt" style:font-style-complex="italic" style:font-weight-complex="normal"/>
    </style:style>
    <style:style style:name="T999" style:family="text">
      <style:text-properties fo:font-size="9pt" fo:language="grc" fo:country="GR" fo:font-style="italic" style:text-underline-style="dotted" style:text-underline-width="auto" style:text-underline-color="font-color" style:font-size-asian="9pt" style:font-style-asian="italic" style:font-size-complex="9pt" style:font-style-complex="italic"/>
    </style:style>
    <style:style style:name="T1000" style:family="text">
      <style:text-properties fo:font-size="9pt" fo:language="grc" fo:country="GR" fo:font-style="italic" style:text-underline-style="dotted" style:text-underline-width="auto" style:text-underline-color="font-color" fo:font-weight="normal" officeooo:rsid="08d04863" style:font-size-asian="9pt" style:font-style-asian="italic" style:font-weight-asian="normal" style:font-size-complex="9pt" style:font-style-complex="italic" style:font-weight-complex="normal" loext:shadow="none"/>
    </style:style>
    <style:style style:name="T1001" style:family="text">
      <style:text-properties officeooo:rsid="04535539"/>
    </style:style>
    <style:style style:name="T1002" style:family="text">
      <style:text-properties officeooo:rsid="045d195b"/>
    </style:style>
    <style:style style:name="T1003" style:family="text">
      <style:text-properties officeooo:rsid="049a6100"/>
    </style:style>
    <style:style style:name="T1004" style:family="text">
      <style:text-properties fo:font-style="normal" fo:font-weight="bold" style:font-name-asian="Liberation Serif2" style:font-style-asian="normal" style:font-weight-asian="bold" style:font-name-complex="Liberation Serif2" style:font-style-complex="normal" style:font-weight-complex="bold"/>
    </style:style>
    <style:style style:name="T1005" style:family="text">
      <style:text-properties fo:font-style="normal" fo:font-weight="bold" officeooo:rsid="0444b3b1" style:font-name-asian="Liberation Serif2" style:font-style-asian="normal" style:font-weight-asian="bold" style:font-name-complex="Liberation Serif2" style:font-style-complex="normal" style:font-weight-complex="bold" loext:padding="0.049cm" loext:border="0.06pt solid #000000" loext:shadow="none"/>
    </style:style>
    <style:style style:name="T1006" style:family="text">
      <style:text-properties fo:font-style="normal" fo:font-weight="bold" officeooo:rsid="0442a0ce" style:font-name-asian="Liberation Serif2" style:font-style-asian="normal" style:font-weight-asian="bold" style:font-name-complex="Liberation Serif2" style:font-style-complex="normal" style:font-weight-complex="bold" loext:padding="0.049cm" loext:border="0.06pt solid #000000" loext:shadow="none"/>
    </style:style>
    <style:style style:name="T1007" style:family="text">
      <style:text-properties fo:font-style="normal" fo:font-weight="bold" officeooo:rsid="046779cc" style:font-name-asian="Liberation Serif2" style:font-style-asian="normal" style:font-weight-asian="bold" style:font-name-complex="Liberation Serif2" style:font-style-complex="normal" style:font-weight-complex="bold" loext:padding="0.049cm" loext:border="0.06pt solid #000000" loext:shadow="none"/>
    </style:style>
    <style:style style:name="T1008" style:family="text">
      <style:text-properties fo:font-style="normal" fo:font-weight="bold" officeooo:rsid="049f9974" style:font-name-asian="Liberation Serif2" style:font-style-asian="normal" style:font-weight-asian="bold" style:font-name-complex="Liberation Serif2" style:font-style-complex="normal" style:font-weight-complex="bold" loext:padding="0.049cm" loext:border="0.06pt solid #000000" loext:shadow="none"/>
    </style:style>
    <style:style style:name="T1009" style:family="text">
      <style:text-properties fo:font-style="normal" fo:font-weight="bold" officeooo:rsid="04c01d79" style:font-name-asian="Liberation Serif2" style:font-style-asian="normal" style:font-weight-asian="bold" style:font-name-complex="Liberation Serif2" style:font-style-complex="normal" style:font-weight-complex="bold" loext:padding="0.049cm" loext:border="0.06pt solid #000000" loext:shadow="none"/>
    </style:style>
    <style:style style:name="T1010" style:family="text">
      <style:text-properties fo:font-style="normal" fo:font-weight="bold" officeooo:rsid="0081b391" style:font-name-asian="Liberation Serif2" style:font-style-asian="normal" style:font-weight-asian="bold" style:font-name-complex="Liberation Serif2" style:font-style-complex="normal" style:font-weight-complex="bold"/>
    </style:style>
    <style:style style:name="T1011" style:family="text">
      <style:text-properties fo:font-style="normal" fo:font-weight="bold" officeooo:rsid="0081b391" style:font-name-asian="Liberation Serif2" style:font-style-asian="normal" style:font-weight-asian="bold" style:font-name-complex="Liberation Serif2" style:font-style-complex="normal" style:font-weight-complex="bold" loext:padding="0.049cm" loext:border="0.06pt solid #000000" loext:shadow="none"/>
    </style:style>
    <style:style style:name="T1012" style:family="text">
      <style:text-properties fo:font-style="normal" fo:font-weight="bold" officeooo:rsid="0364dac6" style:font-name-asian="Liberation Serif2" style:font-style-asian="normal" style:font-weight-asian="bold" style:font-name-complex="Liberation Serif2" style:font-style-complex="normal" style:font-weight-complex="bold"/>
    </style:style>
    <style:style style:name="T1013" style:family="text">
      <style:text-properties fo:font-style="normal" fo:font-weight="bold" officeooo:rsid="0364dac6" style:font-name-asian="Liberation Serif2" style:font-style-asian="normal" style:font-weight-asian="bold" style:font-name-complex="Liberation Serif2" style:font-style-complex="normal" style:font-weight-complex="bold" loext:padding="0.049cm" loext:border="0.06pt solid #000000" loext:shadow="none"/>
    </style:style>
    <style:style style:name="T1014" style:family="text">
      <style:text-properties fo:font-style="normal" fo:font-weight="bold" officeooo:rsid="035f00ff" style:font-name-asian="Liberation Serif2" style:font-style-asian="normal" style:font-weight-asian="bold" style:font-name-complex="Liberation Serif2" style:font-style-complex="normal" style:font-weight-complex="bold"/>
    </style:style>
    <style:style style:name="T1015" style:family="text">
      <style:text-properties fo:font-style="normal" fo:font-weight="bold" officeooo:rsid="03a6c234" style:font-name-asian="Liberation Serif2" style:font-style-asian="normal" style:font-weight-asian="bold" style:font-name-complex="Liberation Serif2" style:font-style-complex="normal" style:font-weight-complex="bold" loext:padding="0.049cm" loext:border="0.06pt solid #000000" loext:shadow="none"/>
    </style:style>
    <style:style style:name="T1016" style:family="text">
      <style:text-properties fo:font-style="normal" fo:font-weight="bold" officeooo:rsid="064a146e" style:font-name-asian="Liberation Serif2" style:font-style-asian="normal" style:font-weight-asian="bold" style:font-name-complex="Liberation Serif2" style:font-style-complex="normal" style:font-weight-complex="bold"/>
    </style:style>
    <style:style style:name="T1017" style:family="text">
      <style:text-properties fo:font-style="normal" fo:font-weight="bold" officeooo:rsid="064a146e" style:font-name-asian="Liberation Serif2" style:font-style-asian="normal" style:font-weight-asian="bold" style:font-name-complex="Liberation Serif2" style:font-style-complex="normal" style:font-weight-complex="bold" loext:padding="0.049cm" loext:border="0.06pt solid #000000" loext:shadow="none"/>
    </style:style>
    <style:style style:name="T1018" style:family="text">
      <style:text-properties fo:font-style="normal" fo:font-weight="bold" officeooo:rsid="035c7388" style:font-name-asian="Liberation Serif2" style:font-style-asian="normal" style:font-weight-asian="bold" style:font-name-complex="Liberation Serif2" style:font-style-complex="normal" style:font-weight-complex="bold"/>
    </style:style>
    <style:style style:name="T1019" style:family="text">
      <style:text-properties fo:font-style="normal" fo:font-weight="bold" officeooo:rsid="035c7388" style:font-name-asian="Liberation Serif2" style:font-style-asian="normal" style:font-weight-asian="bold" style:font-name-complex="Liberation Serif2" style:font-style-complex="normal" style:font-weight-complex="bold" loext:padding="0.049cm" loext:border="0.06pt solid #000000" loext:shadow="none"/>
    </style:style>
    <style:style style:name="T1020" style:family="text">
      <style:text-properties fo:font-style="normal" fo:font-weight="bold" officeooo:rsid="03c6a793" style:font-name-asian="Liberation Serif2" style:font-style-asian="normal" style:font-weight-asian="bold" style:font-name-complex="Liberation Serif2" style:font-style-complex="normal" style:font-weight-complex="bold" loext:padding="0.049cm" loext:border="0.06pt solid #000000" loext:shadow="none"/>
    </style:style>
    <style:style style:name="T1021" style:family="text">
      <style:text-properties fo:font-style="normal" fo:font-weight="bold" style:font-name-asian="Liberation Serif2" style:font-style-asian="normal" style:font-weight-asian="bold" style:font-name-complex="Liberation Serif2" style:font-style-complex="normal" style:font-weight-complex="bold" loext:padding="0.049cm" loext:border="0.06pt solid #000000" loext:shadow="none"/>
    </style:style>
    <style:style style:name="T1022" style:family="text">
      <style:text-properties fo:font-style="normal" fo:font-weight="normal" officeooo:rsid="0367f798" style:font-name-asian="Liberation Serif2" style:font-style-asian="normal" style:font-weight-asian="normal" style:font-name-complex="Liberation Serif2" style:font-style-complex="normal" style:font-weight-complex="normal"/>
    </style:style>
    <style:style style:name="T1023" style:family="text">
      <style:text-properties fo:font-style="normal" fo:font-weight="normal" officeooo:rsid="04482586" style:font-name-asian="Liberation Serif2" style:font-style-asian="normal" style:font-weight-asian="normal" style:font-name-complex="Liberation Serif2" style:font-style-complex="normal" style:font-weight-complex="normal"/>
    </style:style>
    <style:style style:name="T1024" style:family="text">
      <style:text-properties fo:font-style="normal" fo:font-weight="normal" officeooo:rsid="04488f24" style:font-name-asian="Liberation Serif2" style:font-style-asian="normal" style:font-weight-asian="normal" style:font-name-complex="Liberation Serif2" style:font-style-complex="normal" style:font-weight-complex="normal"/>
    </style:style>
    <style:style style:name="T1025" style:family="text">
      <style:text-properties fo:font-style="normal" fo:font-weight="normal" officeooo:rsid="044bc179" style:font-name-asian="Liberation Serif2" style:font-style-asian="normal" style:font-weight-asian="normal" style:font-name-complex="Liberation Serif2" style:font-style-complex="normal" style:font-weight-complex="normal"/>
    </style:style>
    <style:style style:name="T1026" style:family="text">
      <style:text-properties fo:font-style="normal" fo:font-weight="normal" officeooo:rsid="044d2568" style:font-name-asian="Liberation Serif2" style:font-style-asian="normal" style:font-weight-asian="normal" style:font-name-complex="Liberation Serif2" style:font-style-complex="normal" style:font-weight-complex="normal"/>
    </style:style>
    <style:style style:name="T1027" style:family="text">
      <style:text-properties fo:font-style="normal" fo:font-weight="normal" officeooo:rsid="035f00ff" style:font-name-asian="Liberation Serif2" style:font-style-asian="normal" style:font-weight-asian="normal" style:font-name-complex="Liberation Serif2" style:font-style-complex="normal" style:font-weight-complex="normal"/>
    </style:style>
    <style:style style:name="T1028" style:family="text">
      <style:text-properties fo:font-style="normal" style:font-name-asian="Liberation Serif2" style:font-style-asian="normal" style:font-name-complex="Liberation Serif2" style:font-style-complex="normal"/>
    </style:style>
    <style:style style:name="T1029" style:family="text">
      <style:text-properties fo:font-style="normal" officeooo:rsid="0081b391" style:font-name-asian="Liberation Serif2" style:font-style-asian="normal" style:font-name-complex="Liberation Serif2" style:font-style-complex="normal"/>
    </style:style>
    <style:style style:name="T1030" style:family="text">
      <style:text-properties fo:font-style="normal" officeooo:rsid="035f00ff" style:font-name-asian="Liberation Serif2" style:font-style-asian="normal" style:font-name-complex="Liberation Serif2" style:font-style-complex="normal"/>
    </style:style>
    <style:style style:name="T1031" style:family="text">
      <style:text-properties fo:font-style="normal" officeooo:rsid="03614d61" style:font-name-asian="Liberation Serif2" style:font-style-asian="normal" style:font-name-complex="Liberation Serif2" style:font-style-complex="normal"/>
    </style:style>
    <style:style style:name="T1032" style:family="text">
      <style:text-properties fo:font-style="normal" officeooo:rsid="0364dac6" style:font-name-asian="Liberation Serif2" style:font-style-asian="normal" style:font-name-complex="Liberation Serif2" style:font-style-complex="normal"/>
    </style:style>
    <style:style style:name="T1033" style:family="text">
      <style:text-properties fo:font-style="normal" officeooo:rsid="0367f798" style:font-name-asian="Liberation Serif2" style:font-style-asian="normal" style:font-name-complex="Liberation Serif2" style:font-style-complex="normal"/>
    </style:style>
    <style:style style:name="T1034" style:family="text">
      <style:text-properties fo:font-style="normal" officeooo:rsid="0369dd13" style:font-name-asian="Liberation Serif2" style:font-style-asian="normal" style:font-name-complex="Liberation Serif2" style:font-style-complex="normal"/>
    </style:style>
    <style:style style:name="T1035" style:family="text">
      <style:text-properties fo:font-style="normal" officeooo:rsid="03a55de9" style:font-name-asian="Liberation Serif2" style:font-style-asian="normal" style:font-name-complex="Liberation Serif2" style:font-style-complex="normal"/>
    </style:style>
    <style:style style:name="T1036" style:family="text">
      <style:text-properties fo:font-style="normal" officeooo:rsid="064a146e" style:font-name-asian="Liberation Serif2" style:font-style-asian="normal" style:font-name-complex="Liberation Serif2" style:font-style-complex="normal"/>
    </style:style>
    <style:style style:name="T1037" style:family="text">
      <style:text-properties fo:font-style="normal" officeooo:rsid="03aacf76" style:font-name-asian="Liberation Serif2" style:font-style-asian="normal" style:font-name-complex="Liberation Serif2" style:font-style-complex="normal"/>
    </style:style>
    <style:style style:name="T1038" style:family="text">
      <style:text-properties fo:font-style="normal" officeooo:rsid="03adfa92" style:font-name-asian="Liberation Serif2" style:font-style-asian="normal" style:font-name-complex="Liberation Serif2" style:font-style-complex="normal"/>
    </style:style>
    <style:style style:name="T1039" style:family="text">
      <style:text-properties fo:font-style="normal" officeooo:rsid="03a8d453" style:font-name-asian="Liberation Serif2" style:font-style-asian="normal" style:font-name-complex="Liberation Serif2" style:font-style-complex="normal"/>
    </style:style>
    <style:style style:name="T1040" style:family="text">
      <style:text-properties fo:font-style="normal" officeooo:rsid="03a6c234" style:font-name-asian="Liberation Serif2" style:font-style-asian="normal" style:font-name-complex="Liberation Serif2" style:font-style-complex="normal"/>
    </style:style>
    <style:style style:name="T1041" style:family="text">
      <style:text-properties fo:font-style="normal" officeooo:rsid="03c523d6" style:font-name-asian="Liberation Serif2" style:font-style-asian="normal" style:font-name-complex="Liberation Serif2" style:font-style-complex="normal"/>
    </style:style>
    <style:style style:name="T1042" style:family="text">
      <style:text-properties fo:font-style="normal" officeooo:rsid="03bffe77" style:font-name-asian="Liberation Serif2" style:font-style-asian="normal" style:font-name-complex="Liberation Serif2" style:font-style-complex="normal"/>
    </style:style>
    <style:style style:name="T1043" style:family="text">
      <style:text-properties fo:font-style="normal" officeooo:rsid="06615ff6" style:font-name-asian="Liberation Serif2" style:font-style-asian="normal" style:font-name-complex="Liberation Serif2" style:font-style-complex="normal"/>
    </style:style>
    <style:style style:name="T1044" style:family="text">
      <style:text-properties fo:font-style="normal" officeooo:rsid="06809ff6" style:font-name-asian="Liberation Serif2" style:font-style-asian="normal" style:font-name-complex="Liberation Serif2" style:font-style-complex="normal"/>
    </style:style>
    <style:style style:name="T1045" style:family="text">
      <style:text-properties fo:font-style="normal" officeooo:rsid="03c99d9a" style:font-name-asian="Liberation Serif2" style:font-style-asian="normal" style:font-name-complex="Liberation Serif2" style:font-style-complex="normal"/>
    </style:style>
    <style:style style:name="T1046" style:family="text">
      <style:text-properties fo:font-style="normal" style:text-underline-style="none" fo:font-weight="bold" officeooo:rsid="03b2c6f5" style:font-name-asian="Liberation Serif2" style:font-style-asian="normal" style:font-weight-asian="bold" style:font-name-complex="Liberation Serif2" style:font-style-complex="normal" style:font-weight-complex="bold"/>
    </style:style>
    <style:style style:name="T1047" style:family="text">
      <style:text-properties fo:font-style="normal" style:text-underline-style="none" fo:font-weight="bold" officeooo:rsid="03b2c6f5" style:font-name-asian="Liberation Serif2" style:font-style-asian="normal" style:font-weight-asian="bold" style:font-name-complex="Liberation Serif2" style:font-style-complex="normal" style:font-weight-complex="bold" loext:padding="0.049cm" loext:border="0.06pt solid #000000" loext:shadow="none"/>
    </style:style>
    <style:style style:name="T1048" style:family="text">
      <style:text-properties fo:font-style="normal" style:text-underline-style="solid" style:text-underline-width="auto" style:text-underline-color="font-color" fo:font-weight="bold" officeooo:rsid="0081b391" style:font-name-asian="Liberation Serif2" style:font-style-asian="normal" style:font-weight-asian="bold" style:font-name-complex="Liberation Serif2" style:font-style-complex="normal" style:font-weight-complex="bold"/>
    </style:style>
    <style:style style:name="T1049" style:family="text">
      <style:text-properties fo:font-style="normal" style:text-underline-style="solid" style:text-underline-width="auto" style:text-underline-color="font-color" fo:font-weight="bold" officeooo:rsid="035f00ff" style:font-name-asian="Liberation Serif2" style:font-style-asian="normal" style:font-weight-asian="bold" style:font-name-complex="Liberation Serif2" style:font-style-complex="normal" style:font-weight-complex="bold"/>
    </style:style>
    <style:style style:name="T1050" style:family="text">
      <style:text-properties fo:font-style="normal" style:text-underline-style="solid" style:text-underline-width="auto" style:text-underline-color="font-color" fo:font-weight="bold" officeooo:rsid="064a146e" style:font-name-asian="Liberation Serif2" style:font-style-asian="normal" style:font-weight-asian="bold" style:font-name-complex="Liberation Serif2" style:font-style-complex="normal" style:font-weight-complex="bold"/>
    </style:style>
    <style:style style:name="T1051" style:family="text">
      <style:text-properties officeooo:rsid="044bc179"/>
    </style:style>
    <style:style style:name="T1052" style:family="text">
      <style:text-properties officeooo:rsid="04476d2d"/>
    </style:style>
    <style:style style:name="T1053" style:family="text">
      <style:text-properties officeooo:rsid="04482586"/>
    </style:style>
    <style:style style:name="T1054" style:family="text">
      <style:text-properties fo:font-variant="normal" fo:text-transform="none" fo:language="grc" fo:country="GR"/>
    </style:style>
    <style:style style:name="T1055" style:family="text">
      <style:text-properties fo:font-variant="normal" fo:text-transform="none" fo:language="grc" fo:country="GR" fo:font-style="normal" style:text-underline-style="none" fo:font-weight="normal" officeooo:rsid="0535ad60" style:font-style-asian="normal" style:font-weight-asian="normal" style:font-style-complex="normal" style:font-weight-complex="normal"/>
    </style:style>
    <style:style style:name="T1056" style:family="text">
      <style:text-properties fo:font-variant="normal" fo:text-transform="none" fo:language="grc" fo:country="GR" fo:font-style="normal" style:text-underline-style="none" fo:font-weight="normal" officeooo:rsid="002bccec" style:font-style-asian="normal" style:font-weight-asian="normal" style:font-style-complex="normal" style:font-weight-complex="normal"/>
    </style:style>
    <style:style style:name="T1057" style:family="text">
      <style:text-properties fo:font-variant="normal" fo:text-transform="none" fo:language="grc" fo:country="GR" fo:font-style="normal" style:text-underline-style="none" fo:font-weight="normal" officeooo:rsid="0537b4c0" style:font-style-asian="normal" style:font-weight-asian="normal" style:font-style-complex="normal" style:font-weight-complex="normal"/>
    </style:style>
    <style:style style:name="T1058" style:family="text">
      <style:text-properties fo:font-variant="normal" fo:text-transform="none" fo:language="grc" fo:country="GR" fo:font-style="normal" style:text-underline-style="none" fo:font-weight="normal" officeooo:rsid="0536041c" style:font-style-asian="normal" style:font-weight-asian="normal" style:font-style-complex="normal" style:font-weight-complex="normal"/>
    </style:style>
    <style:style style:name="T1059" style:family="text">
      <style:text-properties fo:font-variant="normal" fo:text-transform="none" fo:language="grc" fo:country="GR" fo:font-style="normal" style:text-underline-style="none" fo:font-weight="normal" officeooo:rsid="0537c416" style:font-style-asian="normal" style:font-weight-asian="normal" style:font-style-complex="normal" style:font-weight-complex="normal"/>
    </style:style>
    <style:style style:name="T1060" style:family="text">
      <style:text-properties fo:font-variant="normal" fo:text-transform="none" fo:language="grc" fo:country="GR" fo:font-style="normal" officeooo:rsid="002bccec" style:font-style-asian="normal" style:font-style-complex="normal"/>
    </style:style>
    <style:style style:name="T1061" style:family="text">
      <style:text-properties fo:font-variant="normal" fo:text-transform="none" style:use-window-font-color="true" fo:language="grc" fo:country="GR" fo:font-style="normal" style:text-underline-style="none" fo:font-weight="normal" officeooo:rsid="05e50c87" style:font-name-asian="Liberation Serif2" style:font-style-asian="normal" style:font-weight-asian="normal" style:font-name-complex="Liberation Serif2" style:font-style-complex="normal" style:font-weight-complex="normal"/>
    </style:style>
    <style:style style:name="T1062" style:family="text">
      <style:text-properties fo:font-variant="normal" fo:text-transform="none" style:use-window-font-color="true" fo:language="grc" fo:country="GR" fo:font-style="normal" style:text-underline-style="none" fo:font-weight="normal" officeooo:rsid="05e50c87" style:font-name-asian="Liberation Serif2" style:font-style-asian="normal" style:font-weight-asian="normal" style:font-name-complex="Liberation Serif2" style:font-style-complex="normal" style:font-weight-complex="normal" loext:shadow="none"/>
    </style:style>
    <style:style style:name="T1063" style:family="text">
      <style:text-properties fo:font-variant="normal" fo:text-transform="none" style:use-window-font-color="true" fo:language="grc" fo:country="GR" fo:font-style="normal" style:text-underline-style="none" fo:font-weight="normal" officeooo:rsid="000641ec" style:font-name-asian="Liberation Serif2" style:font-style-asian="normal" style:font-weight-asian="normal" style:font-name-complex="Liberation Serif2" style:font-style-complex="normal" style:font-weight-complex="normal"/>
    </style:style>
    <style:style style:name="T1064" style:family="text">
      <style:text-properties fo:font-variant="normal" fo:text-transform="none" style:use-window-font-color="true" fo:language="grc" fo:country="GR" fo:font-style="normal" style:text-underline-style="none" fo:font-weight="normal" officeooo:rsid="07302a81" style:font-name-asian="Liberation Serif2" style:font-style-asian="normal" style:font-weight-asian="normal" style:font-name-complex="Liberation Serif2" style:font-style-complex="normal" style:font-weight-complex="normal"/>
    </style:style>
    <style:style style:name="T1065" style:family="text">
      <style:text-properties fo:font-variant="normal" fo:text-transform="none" style:use-window-font-color="true" fo:language="grc" fo:country="GR" fo:font-style="normal" style:text-underline-style="none" fo:font-weight="normal" officeooo:rsid="073179b5" style:font-name-asian="Liberation Serif2" style:font-style-asian="normal" style:font-weight-asian="normal" style:font-name-complex="Liberation Serif2" style:font-style-complex="normal" style:font-weight-complex="normal"/>
    </style:style>
    <style:style style:name="T1066" style:family="text">
      <style:text-properties fo:font-variant="normal" fo:text-transform="none" style:use-window-font-color="true" fo:language="grc" fo:country="GR" fo:font-style="normal" style:text-underline-style="none" fo:font-weight="normal" officeooo:rsid="0733a7cf" style:font-name-asian="Liberation Serif2" style:font-style-asian="normal" style:font-weight-asian="normal" style:font-name-complex="Liberation Serif2" style:font-style-complex="normal" style:font-weight-complex="normal"/>
    </style:style>
    <style:style style:name="T1067" style:family="text">
      <style:text-properties fo:font-variant="normal" fo:text-transform="none" style:use-window-font-color="true" fo:language="grc" fo:country="GR" fo:font-style="normal" style:text-underline-style="none" fo:font-weight="normal" officeooo:rsid="073aadcf" style:font-name-asian="Liberation Serif2" style:font-style-asian="normal" style:font-weight-asian="normal" style:font-name-complex="Liberation Serif2" style:font-style-complex="normal" style:font-weight-complex="normal"/>
    </style:style>
    <style:style style:name="T1068" style:family="text">
      <style:text-properties fo:font-variant="normal" fo:text-transform="none" style:use-window-font-color="true" fo:language="grc" fo:country="GR" fo:font-style="normal" style:text-underline-style="none" fo:font-weight="normal" officeooo:rsid="073e6544" style:font-name-asian="Liberation Serif2" style:font-style-asian="normal" style:font-weight-asian="normal" style:font-name-complex="Liberation Serif2" style:font-style-complex="normal" style:font-weight-complex="normal"/>
    </style:style>
    <style:style style:name="T1069" style:family="text">
      <style:text-properties fo:font-variant="normal" fo:text-transform="none" style:use-window-font-color="true" fo:language="grc" fo:country="GR" fo:font-style="normal" style:text-underline-style="none" fo:font-weight="normal" officeooo:rsid="0752d9ca" style:font-name-asian="Liberation Serif2" style:font-style-asian="normal" style:font-weight-asian="normal" style:font-name-complex="Liberation Serif2" style:font-style-complex="normal" style:font-weight-complex="normal"/>
    </style:style>
    <style:style style:name="T1070" style:family="text">
      <style:text-properties fo:font-variant="normal" fo:text-transform="none" style:use-window-font-color="true" fo:language="grc" fo:country="GR" fo:font-style="normal" style:text-underline-style="none" fo:font-weight="normal" officeooo:rsid="074da4b0" style:font-name-asian="Liberation Serif2" style:font-style-asian="normal" style:font-weight-asian="normal" style:font-name-complex="Liberation Serif2" style:font-style-complex="normal" style:font-weight-complex="normal"/>
    </style:style>
    <style:style style:name="T1071" style:family="text">
      <style:text-properties fo:font-variant="normal" fo:text-transform="none" style:use-window-font-color="true" fo:language="grc" fo:country="GR" fo:font-style="normal" style:text-underline-style="none" fo:font-weight="normal" officeooo:rsid="074c2dea" style:font-name-asian="Liberation Serif2" style:font-style-asian="normal" style:font-weight-asian="normal" style:font-name-complex="Liberation Serif2" style:font-style-complex="normal" style:font-weight-complex="normal"/>
    </style:style>
    <style:style style:name="T1072" style:family="text">
      <style:text-properties fo:font-variant="normal" fo:text-transform="none" style:use-window-font-color="true" fo:language="grc" fo:country="GR" fo:font-style="normal" style:text-underline-style="none" fo:font-weight="normal" officeooo:rsid="0745833f" style:font-name-asian="Liberation Serif2" style:font-style-asian="normal" style:font-weight-asian="normal" style:font-name-complex="Liberation Serif2" style:font-style-complex="normal" style:font-weight-complex="normal"/>
    </style:style>
    <style:style style:name="T1073" style:family="text">
      <style:text-properties fo:font-variant="normal" fo:text-transform="none" style:use-window-font-color="true" fo:language="grc" fo:country="GR" fo:font-style="normal" style:text-underline-style="none" fo:font-weight="normal" officeooo:rsid="07490875" style:font-name-asian="Liberation Serif2" style:font-style-asian="normal" style:font-weight-asian="normal" style:font-name-complex="Liberation Serif2" style:font-style-complex="normal" style:font-weight-complex="normal"/>
    </style:style>
    <style:style style:name="T1074" style:family="text">
      <style:text-properties fo:font-variant="normal" fo:text-transform="none" style:use-window-font-color="true" fo:language="grc" fo:country="GR" fo:font-style="normal" style:text-underline-style="none" fo:font-weight="normal" officeooo:rsid="0750e87d" style:font-name-asian="Liberation Serif2" style:font-style-asian="normal" style:font-weight-asian="normal" style:font-name-complex="Liberation Serif2" style:font-style-complex="normal" style:font-weight-complex="normal"/>
    </style:style>
    <style:style style:name="T1075" style:family="text">
      <style:text-properties fo:font-variant="normal" fo:text-transform="none" style:use-window-font-color="true" fo:language="grc" fo:country="GR" fo:font-style="normal" style:text-underline-style="none" fo:font-weight="normal" officeooo:rsid="07546715" style:font-name-asian="Liberation Serif2" style:font-style-asian="normal" style:font-weight-asian="normal" style:font-name-complex="Liberation Serif2" style:font-style-complex="normal" style:font-weight-complex="normal"/>
    </style:style>
    <style:style style:name="T1076" style:family="text">
      <style:text-properties fo:font-variant="normal" fo:text-transform="none" style:use-window-font-color="true" fo:language="grc" fo:country="GR" fo:font-style="normal" style:text-underline-style="none" fo:font-weight="normal" officeooo:rsid="075307cf" style:font-name-asian="Liberation Serif2" style:font-style-asian="normal" style:font-weight-asian="normal" style:font-name-complex="Liberation Serif2" style:font-style-complex="normal" style:font-weight-complex="normal"/>
    </style:style>
    <style:style style:name="T1077" style:family="text">
      <style:text-properties fo:font-variant="normal" fo:text-transform="none" style:use-window-font-color="true" fo:language="grc" fo:country="GR" fo:font-style="normal" style:text-underline-style="none" fo:font-weight="normal" officeooo:rsid="075b3c5d" style:font-name-asian="Liberation Serif2" style:font-style-asian="normal" style:font-weight-asian="normal" style:font-name-complex="Liberation Serif2" style:font-style-complex="normal" style:font-weight-complex="normal"/>
    </style:style>
    <style:style style:name="T1078" style:family="text">
      <style:text-properties fo:font-variant="normal" fo:text-transform="none" style:use-window-font-color="true" fo:language="grc" fo:country="GR" fo:font-style="normal" style:text-underline-style="none" fo:font-weight="normal" officeooo:rsid="075c798a" style:font-name-asian="Liberation Serif2" style:font-style-asian="normal" style:font-weight-asian="normal" style:font-name-complex="Liberation Serif2" style:font-style-complex="normal" style:font-weight-complex="normal"/>
    </style:style>
    <style:style style:name="T1079" style:family="text">
      <style:text-properties fo:font-variant="normal" fo:text-transform="none" style:use-window-font-color="true" fo:language="grc" fo:country="GR" fo:font-style="normal" style:text-underline-style="none" fo:font-weight="normal" officeooo:rsid="075e56a6" style:font-name-asian="Liberation Serif2" style:font-style-asian="normal" style:font-weight-asian="normal" style:font-name-complex="Liberation Serif2" style:font-style-complex="normal" style:font-weight-complex="normal"/>
    </style:style>
    <style:style style:name="T1080" style:family="text">
      <style:text-properties fo:font-variant="normal" fo:text-transform="none" style:use-window-font-color="true" fo:language="grc" fo:country="GR" fo:font-style="normal" style:text-underline-style="none" fo:font-weight="normal" officeooo:rsid="075fc325" style:font-name-asian="Liberation Serif2" style:font-style-asian="normal" style:font-weight-asian="normal" style:font-name-complex="Liberation Serif2" style:font-style-complex="normal" style:font-weight-complex="normal"/>
    </style:style>
    <style:style style:name="T1081" style:family="text">
      <style:text-properties fo:font-variant="normal" fo:text-transform="none" style:use-window-font-color="true" fo:language="grc" fo:country="GR" fo:font-style="normal" style:text-underline-style="none" fo:font-weight="normal" officeooo:rsid="07605d2e" style:font-name-asian="Liberation Serif2" style:font-style-asian="normal" style:font-weight-asian="normal" style:font-name-complex="Liberation Serif2" style:font-style-complex="normal" style:font-weight-complex="normal"/>
    </style:style>
    <style:style style:name="T1082" style:family="text">
      <style:text-properties fo:font-variant="normal" fo:text-transform="none" style:use-window-font-color="true" fo:language="grc" fo:country="GR" fo:font-style="normal" style:text-underline-style="none" fo:font-weight="normal" officeooo:rsid="07653fdd" style:font-name-asian="Liberation Serif2" style:font-style-asian="normal" style:font-weight-asian="normal" style:font-name-complex="Liberation Serif2" style:font-style-complex="normal" style:font-weight-complex="normal"/>
    </style:style>
    <style:style style:name="T1083" style:family="text">
      <style:text-properties fo:font-variant="normal" fo:text-transform="none" style:use-window-font-color="true" fo:language="grc" fo:country="GR" fo:font-style="normal" style:text-underline-style="none" fo:font-weight="normal" officeooo:rsid="0769b2e8" style:font-name-asian="Liberation Serif2" style:font-style-asian="normal" style:font-weight-asian="normal" style:font-name-complex="Liberation Serif2" style:font-style-complex="normal" style:font-weight-complex="normal"/>
    </style:style>
    <style:style style:name="T1084" style:family="text">
      <style:text-properties fo:font-variant="normal" fo:text-transform="none" style:use-window-font-color="true" fo:language="grc" fo:country="GR" fo:font-style="normal" style:text-underline-style="none" fo:font-weight="normal" officeooo:rsid="0766d784" style:font-name-asian="Liberation Serif2" style:font-style-asian="normal" style:font-weight-asian="normal" style:font-name-complex="Liberation Serif2" style:font-style-complex="normal" style:font-weight-complex="normal"/>
    </style:style>
    <style:style style:name="T1085" style:family="text">
      <style:text-properties fo:font-variant="normal" fo:text-transform="none" style:use-window-font-color="true" fo:language="grc" fo:country="GR" fo:font-style="normal" style:text-underline-style="none" fo:font-weight="normal" officeooo:rsid="0772801a" style:font-name-asian="Liberation Serif2" style:font-style-asian="normal" style:font-weight-asian="normal" style:font-name-complex="Liberation Serif2" style:font-style-complex="normal" style:font-weight-complex="normal"/>
    </style:style>
    <style:style style:name="T1086" style:family="text">
      <style:text-properties fo:font-variant="normal" fo:text-transform="none" style:use-window-font-color="true" fo:language="grc" fo:country="GR" fo:font-style="normal" style:text-underline-style="none" fo:font-weight="normal" officeooo:rsid="05aa93ca" style:font-name-asian="Liberation Serif2" style:font-style-asian="normal" style:font-weight-asian="normal" style:font-name-complex="Liberation Serif2" style:font-style-complex="normal" style:font-weight-complex="normal"/>
    </style:style>
    <style:style style:name="T1087" style:family="text">
      <style:text-properties fo:font-variant="normal" fo:text-transform="none" style:use-window-font-color="true" fo:language="grc" fo:country="GR" fo:font-style="normal" style:text-underline-style="none" fo:font-weight="normal" officeooo:rsid="07770108" style:font-name-asian="Liberation Serif2" style:font-style-asian="normal" style:font-weight-asian="normal" style:font-name-complex="Liberation Serif2" style:font-style-complex="normal" style:font-weight-complex="normal"/>
    </style:style>
    <style:style style:name="T1088" style:family="text">
      <style:text-properties fo:font-variant="normal" fo:text-transform="none" style:use-window-font-color="true" fo:language="grc" fo:country="GR" fo:font-style="normal" style:text-underline-style="none" fo:font-weight="normal" officeooo:rsid="07867b2a" style:font-name-asian="Liberation Serif2" style:font-style-asian="normal" style:font-weight-asian="normal" style:font-name-complex="Liberation Serif2" style:font-style-complex="normal" style:font-weight-complex="normal"/>
    </style:style>
    <style:style style:name="T1089" style:family="text">
      <style:text-properties fo:font-variant="normal" fo:text-transform="none" style:use-window-font-color="true" fo:language="grc" fo:country="GR" fo:font-style="normal" style:text-underline-style="none" fo:font-weight="normal" officeooo:rsid="07868d9b" style:font-name-asian="Liberation Serif2" style:font-style-asian="normal" style:font-weight-asian="normal" style:font-name-complex="Liberation Serif2" style:font-style-complex="normal" style:font-weight-complex="normal"/>
    </style:style>
    <style:style style:name="T1090" style:family="text">
      <style:text-properties fo:font-variant="normal" fo:text-transform="none" style:use-window-font-color="true" fo:language="grc" fo:country="GR" fo:font-style="normal" style:text-underline-style="none" fo:font-weight="normal" officeooo:rsid="078883e4" style:font-name-asian="Liberation Serif2" style:font-style-asian="normal" style:font-weight-asian="normal" style:font-name-complex="Liberation Serif2" style:font-style-complex="normal" style:font-weight-complex="normal"/>
    </style:style>
    <style:style style:name="T1091" style:family="text">
      <style:text-properties fo:font-variant="normal" fo:text-transform="none" style:use-window-font-color="true" fo:language="grc" fo:country="GR" fo:font-style="normal" style:text-underline-style="none" fo:font-weight="normal" officeooo:rsid="078bb6b0" style:font-name-asian="Liberation Serif2" style:font-style-asian="normal" style:font-weight-asian="normal" style:font-name-complex="Liberation Serif2" style:font-style-complex="normal" style:font-weight-complex="normal"/>
    </style:style>
    <style:style style:name="T1092" style:family="text">
      <style:text-properties fo:font-variant="normal" fo:text-transform="none" style:use-window-font-color="true" fo:language="grc" fo:country="GR" fo:font-style="normal" style:text-underline-style="solid" style:text-underline-width="auto" style:text-underline-color="font-color" fo:font-weight="bold" officeooo:rsid="000641ec" style:font-name-asian="Liberation Serif2" style:font-style-asian="normal" style:font-weight-asian="bold" style:font-name-complex="Liberation Serif2" style:font-style-complex="normal" style:font-weight-complex="bold"/>
    </style:style>
    <style:style style:name="T1093" style:family="text">
      <style:text-properties fo:font-variant="normal" fo:text-transform="none" style:use-window-font-color="true" style:font-name="Liberation Serif" fo:font-size="10pt" fo:language="grc" fo:country="GR" fo:font-style="normal" style:text-underline-style="none" fo:font-weight="normal" officeooo:rsid="000641ec" style:font-name-asian="Liberation Serif2" style:font-size-asian="10pt" style:font-style-asian="normal" style:font-weight-asian="normal" style:font-name-complex="Liberation Serif2" style:font-size-complex="10pt" style:font-style-complex="normal" style:font-weight-complex="normal"/>
    </style:style>
    <style:style style:name="T1094" style:family="text">
      <style:text-properties fo:font-variant="normal" fo:text-transform="none" style:use-window-font-color="true" style:font-name="Liberation Serif" fo:font-size="10pt" fo:language="grc" fo:country="GR" fo:font-style="normal" style:text-underline-style="none" fo:font-weight="normal" officeooo:rsid="000641ec"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095" style:family="text">
      <style:text-properties fo:font-variant="normal" fo:text-transform="none" style:use-window-font-color="true" style:font-name="Liberation Serif" fo:font-size="10pt" fo:language="grc" fo:country="GR" fo:font-style="normal" style:text-underline-style="none" fo:font-weight="normal" officeooo:rsid="085c2256"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096" style:family="text">
      <style:text-properties fo:font-variant="normal" fo:text-transform="none" style:use-window-font-color="true" style:font-name="Liberation Serif" fo:font-size="10pt" fo:language="grc" fo:country="GR" fo:font-style="normal" style:text-underline-style="none" fo:font-weight="normal" officeooo:rsid="085c5b9d"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097" style:family="text">
      <style:text-properties fo:font-variant="normal" fo:text-transform="none" style:use-window-font-color="true" style:font-name="Liberation Serif" fo:font-size="10pt" fo:language="grc" fo:country="GR" fo:font-style="normal" style:text-underline-style="none" fo:font-weight="normal" officeooo:rsid="05e50c87" style:font-name-asian="Liberation Serif2" style:font-size-asian="10pt" style:font-style-asian="normal" style:font-weight-asian="normal" style:font-name-complex="Liberation Serif2" style:font-size-complex="10pt" style:font-style-complex="normal" style:font-weight-complex="normal"/>
    </style:style>
    <style:style style:name="T1098" style:family="text">
      <style:text-properties fo:font-variant="normal" fo:text-transform="none" style:use-window-font-color="true" style:font-name="Liberation Serif" fo:font-size="10pt" fo:language="grc" fo:country="GR" fo:font-style="normal" style:text-underline-style="none" fo:font-weight="normal" officeooo:rsid="05e50c87"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099" style:family="text">
      <style:text-properties fo:font-variant="normal" fo:text-transform="none" style:use-window-font-color="true" style:font-name="Liberation Serif" fo:font-size="10pt" fo:language="grc" fo:country="GR" fo:font-style="normal" style:text-underline-style="none" fo:font-weight="normal" officeooo:rsid="08353759"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00" style:family="text">
      <style:text-properties fo:font-variant="normal" fo:text-transform="none" style:use-window-font-color="true" style:font-name="Liberation Serif" fo:font-size="10pt" fo:language="grc" fo:country="GR" fo:font-style="normal" style:text-underline-style="none" fo:font-weight="normal" officeooo:rsid="083d8663"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01" style:family="text">
      <style:text-properties fo:font-variant="normal" fo:text-transform="none" style:use-window-font-color="true" style:font-name="Liberation Serif" fo:font-size="10pt" fo:language="grc" fo:country="GR" fo:font-style="normal" style:text-underline-style="none" fo:font-weight="normal" officeooo:rsid="079e9938" style:font-name-asian="Liberation Serif2" style:font-size-asian="10pt" style:font-style-asian="normal" style:font-weight-asian="normal" style:font-name-complex="Liberation Serif2" style:font-size-complex="10pt" style:font-style-complex="normal" style:font-weight-complex="normal"/>
    </style:style>
    <style:style style:name="T1102" style:family="text">
      <style:text-properties fo:font-variant="normal" fo:text-transform="none" style:use-window-font-color="true" style:font-name="Liberation Serif" fo:font-size="10pt" fo:language="grc" fo:country="GR" fo:font-style="normal" style:text-underline-style="none" fo:font-weight="normal" officeooo:rsid="081c9088" style:font-name-asian="Liberation Serif2" style:font-size-asian="10pt" style:font-style-asian="normal" style:font-weight-asian="normal" style:font-name-complex="Liberation Serif2" style:font-size-complex="10pt" style:font-style-complex="normal" style:font-weight-complex="normal"/>
    </style:style>
    <style:style style:name="T1103" style:family="text">
      <style:text-properties fo:font-variant="normal" fo:text-transform="none" style:use-window-font-color="true" style:font-name="Liberation Serif" fo:font-size="10pt" fo:language="grc" fo:country="GR" fo:font-style="normal" style:text-underline-style="none" fo:font-weight="normal" officeooo:rsid="07a01a7f" style:font-name-asian="Liberation Serif2" style:font-size-asian="10pt" style:font-style-asian="normal" style:font-weight-asian="normal" style:font-name-complex="Liberation Serif2" style:font-size-complex="10pt" style:font-style-complex="normal" style:font-weight-complex="normal"/>
    </style:style>
    <style:style style:name="T1104" style:family="text">
      <style:text-properties fo:font-variant="normal" fo:text-transform="none" style:use-window-font-color="true" style:font-name="Liberation Serif" fo:font-size="10pt" fo:language="grc" fo:country="GR" fo:font-style="normal" style:text-underline-style="none" fo:font-weight="normal" officeooo:rsid="07a19388" style:font-name-asian="Liberation Serif2" style:font-size-asian="10pt" style:font-style-asian="normal" style:font-weight-asian="normal" style:font-name-complex="Liberation Serif2" style:font-size-complex="10pt" style:font-style-complex="normal" style:font-weight-complex="normal"/>
    </style:style>
    <style:style style:name="T1105" style:family="text">
      <style:text-properties fo:font-variant="normal" fo:text-transform="none" style:use-window-font-color="true" style:font-name="Liberation Serif" fo:font-size="10pt" fo:language="grc" fo:country="GR" fo:font-style="normal" style:text-underline-style="none" fo:font-weight="normal" officeooo:rsid="07a9965b" style:font-name-asian="Liberation Serif2" style:font-size-asian="10pt" style:font-style-asian="normal" style:font-weight-asian="normal" style:font-name-complex="Liberation Serif2" style:font-size-complex="10pt" style:font-style-complex="normal" style:font-weight-complex="normal"/>
    </style:style>
    <style:style style:name="T1106" style:family="text">
      <style:text-properties fo:font-variant="normal" fo:text-transform="none" style:use-window-font-color="true" style:font-name="Liberation Serif" fo:font-size="10pt" fo:language="grc" fo:country="GR" fo:font-style="normal" style:text-underline-style="none" fo:font-weight="normal" officeooo:rsid="07ac17b6" style:font-name-asian="Liberation Serif2" style:font-size-asian="10pt" style:font-style-asian="normal" style:font-weight-asian="normal" style:font-name-complex="Liberation Serif2" style:font-size-complex="10pt" style:font-style-complex="normal" style:font-weight-complex="normal"/>
    </style:style>
    <style:style style:name="T1107" style:family="text">
      <style:text-properties fo:font-variant="normal" fo:text-transform="none" style:use-window-font-color="true" style:font-name="Liberation Serif" fo:font-size="10pt" fo:language="grc" fo:country="GR" fo:font-style="normal" style:text-underline-style="none" fo:font-weight="normal" officeooo:rsid="07af81a4" style:font-name-asian="Liberation Serif2" style:font-size-asian="10pt" style:font-style-asian="normal" style:font-weight-asian="normal" style:font-name-complex="Liberation Serif2" style:font-size-complex="10pt" style:font-style-complex="normal" style:font-weight-complex="normal"/>
    </style:style>
    <style:style style:name="T1108" style:family="text">
      <style:text-properties fo:font-variant="normal" fo:text-transform="none" style:use-window-font-color="true" style:font-name="Liberation Serif" fo:font-size="10pt" fo:language="grc" fo:country="GR" fo:font-style="normal" style:text-underline-style="none" fo:font-weight="normal" officeooo:rsid="07ade4f1" style:font-name-asian="Liberation Serif2" style:font-size-asian="10pt" style:font-style-asian="normal" style:font-weight-asian="normal" style:font-name-complex="Liberation Serif2" style:font-size-complex="10pt" style:font-style-complex="normal" style:font-weight-complex="normal"/>
    </style:style>
    <style:style style:name="T1109" style:family="text">
      <style:text-properties fo:font-variant="normal" fo:text-transform="none" style:use-window-font-color="true" style:font-name="Liberation Serif" fo:font-size="10pt" fo:language="grc" fo:country="GR" fo:font-style="normal" style:text-underline-style="none" fo:font-weight="normal" officeooo:rsid="07ad3fda" style:font-name-asian="Liberation Serif2" style:font-size-asian="10pt" style:font-style-asian="normal" style:font-weight-asian="normal" style:font-name-complex="Liberation Serif2" style:font-size-complex="10pt" style:font-style-complex="normal" style:font-weight-complex="normal"/>
    </style:style>
    <style:style style:name="T1110" style:family="text">
      <style:text-properties fo:font-variant="normal" fo:text-transform="none" style:use-window-font-color="true" style:font-name="Liberation Serif" fo:font-size="10pt" fo:language="grc" fo:country="GR" fo:font-style="normal" style:text-underline-style="none" fo:font-weight="normal" officeooo:rsid="07c2479d" style:font-name-asian="Liberation Serif2" style:font-size-asian="10pt" style:font-style-asian="normal" style:font-weight-asian="normal" style:font-name-complex="Liberation Serif2" style:font-size-complex="10pt" style:font-style-complex="normal" style:font-weight-complex="normal"/>
    </style:style>
    <style:style style:name="T1111" style:family="text">
      <style:text-properties fo:font-variant="normal" fo:text-transform="none" style:use-window-font-color="true" style:font-name="Liberation Serif" fo:font-size="10pt" fo:language="grc" fo:country="GR" fo:font-style="normal" style:text-underline-style="none" fo:font-weight="normal" officeooo:rsid="0184e280" style:font-name-asian="Liberation Serif2" style:font-size-asian="10pt" style:font-style-asian="normal" style:font-weight-asian="normal" style:font-name-complex="Liberation Serif2" style:font-size-complex="10pt" style:font-style-complex="normal" style:font-weight-complex="normal"/>
    </style:style>
    <style:style style:name="T1112" style:family="text">
      <style:text-properties fo:font-variant="normal" fo:text-transform="none" style:use-window-font-color="true" style:font-name="Liberation Serif" fo:font-size="10pt" fo:language="grc" fo:country="GR" fo:font-style="normal" style:text-underline-style="none" fo:font-weight="normal" officeooo:rsid="0184e280"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13" style:family="text">
      <style:text-properties fo:font-variant="normal" fo:text-transform="none" style:use-window-font-color="true" style:font-name="Liberation Serif" fo:font-size="10pt" fo:language="grc" fo:country="GR" fo:font-style="normal" style:text-underline-style="none" fo:font-weight="normal" officeooo:rsid="03114ab2"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14" style:family="text">
      <style:text-properties fo:font-variant="normal" fo:text-transform="none" style:use-window-font-color="true" style:font-name="Liberation Serif" fo:font-size="10pt" fo:language="grc" fo:country="GR" fo:font-style="normal" style:text-underline-style="none" fo:font-weight="normal" officeooo:rsid="07c2dad5"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15" style:family="text">
      <style:text-properties fo:font-variant="normal" fo:text-transform="none" style:use-window-font-color="true" style:font-name="Liberation Serif" fo:font-size="10pt" fo:language="grc" fo:country="GR" fo:font-style="normal" style:text-underline-style="none" fo:font-weight="normal" officeooo:rsid="07b349f4" style:font-name-asian="Liberation Serif2" style:font-size-asian="10pt" style:font-style-asian="normal" style:font-weight-asian="normal" style:font-name-complex="Liberation Serif2" style:font-size-complex="10pt" style:font-style-complex="normal" style:font-weight-complex="normal"/>
    </style:style>
    <style:style style:name="T1116" style:family="text">
      <style:text-properties fo:font-variant="normal" fo:text-transform="none" style:use-window-font-color="true" style:font-name="Liberation Serif" fo:font-size="10pt" fo:language="grc" fo:country="GR" fo:font-style="normal" style:text-underline-style="none" fo:font-weight="normal" officeooo:rsid="07b5b9f0" style:font-name-asian="Liberation Serif2" style:font-size-asian="10pt" style:font-style-asian="normal" style:font-weight-asian="normal" style:font-name-complex="Liberation Serif2" style:font-size-complex="10pt" style:font-style-complex="normal" style:font-weight-complex="normal"/>
    </style:style>
    <style:style style:name="T1117" style:family="text">
      <style:text-properties fo:font-variant="normal" fo:text-transform="none" style:use-window-font-color="true" style:font-name="Liberation Serif" fo:font-size="10pt" fo:language="grc" fo:country="GR" fo:font-style="normal" style:text-underline-style="none" fo:font-weight="normal" officeooo:rsid="07b6f800" style:font-name-asian="Liberation Serif2" style:font-size-asian="10pt" style:font-style-asian="normal" style:font-weight-asian="normal" style:font-name-complex="Liberation Serif2" style:font-size-complex="10pt" style:font-style-complex="normal" style:font-weight-complex="normal"/>
    </style:style>
    <style:style style:name="T1118" style:family="text">
      <style:text-properties fo:font-variant="normal" fo:text-transform="none" style:use-window-font-color="true" style:font-name="Liberation Serif" fo:font-size="10pt" fo:language="grc" fo:country="GR" fo:font-style="normal" style:text-underline-style="none" fo:font-weight="normal" officeooo:rsid="082e28b7"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19" style:family="text">
      <style:text-properties fo:font-variant="normal" fo:text-transform="none" style:use-window-font-color="true" style:font-name="Liberation Serif" fo:font-size="10pt" fo:language="grc" fo:country="GR" fo:font-style="normal" style:text-underline-style="none" fo:font-weight="normal" officeooo:rsid="07bf2b23" style:font-name-asian="Liberation Serif2" style:font-size-asian="10pt" style:font-style-asian="normal" style:font-weight-asian="normal" style:font-name-complex="Liberation Serif2" style:font-size-complex="10pt" style:font-style-complex="normal" style:font-weight-complex="normal"/>
    </style:style>
    <style:style style:name="T1120" style:family="text">
      <style:text-properties fo:font-variant="normal" fo:text-transform="none" style:use-window-font-color="true" style:font-name="Liberation Serif" fo:font-size="10pt" fo:language="grc" fo:country="GR" fo:font-style="normal" style:text-underline-style="none" fo:font-weight="normal" officeooo:rsid="07c0eae4"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21" style:family="text">
      <style:text-properties fo:font-variant="normal" fo:text-transform="none" style:use-window-font-color="true" style:font-name="Liberation Serif" fo:font-size="10pt" fo:language="grc" fo:country="GR" fo:font-style="normal" style:text-underline-style="none" fo:font-weight="normal" officeooo:rsid="07c67a7c" style:font-name-asian="Liberation Serif2" style:font-size-asian="10pt" style:font-style-asian="normal" style:font-weight-asian="normal" style:font-name-complex="Liberation Serif2" style:font-size-complex="10pt" style:font-style-complex="normal" style:font-weight-complex="normal"/>
    </style:style>
    <style:style style:name="T1122" style:family="text">
      <style:text-properties fo:font-variant="normal" fo:text-transform="none" style:use-window-font-color="true" style:font-name="Liberation Serif" fo:font-size="10pt" fo:language="grc" fo:country="GR" fo:font-style="normal" style:text-underline-style="none" fo:font-weight="normal" officeooo:rsid="07c878b0" style:font-name-asian="Liberation Serif2" style:font-size-asian="10pt" style:font-style-asian="normal" style:font-weight-asian="normal" style:font-name-complex="Liberation Serif2" style:font-size-complex="10pt" style:font-style-complex="normal" style:font-weight-complex="normal"/>
    </style:style>
    <style:style style:name="T1123" style:family="text">
      <style:text-properties fo:font-variant="normal" fo:text-transform="none" style:use-window-font-color="true" style:font-name="Liberation Serif" fo:font-size="10pt" fo:language="grc" fo:country="GR" fo:font-style="normal" style:text-underline-style="none" fo:font-weight="normal" officeooo:rsid="08304667"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24" style:family="text">
      <style:text-properties fo:font-variant="normal" fo:text-transform="none" style:use-window-font-color="true" style:font-name="Liberation Serif" fo:font-size="10pt" fo:language="grc" fo:country="GR" fo:font-style="normal" style:text-underline-style="none" fo:font-weight="normal" officeooo:rsid="08316334"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25" style:family="text">
      <style:text-properties fo:font-variant="normal" fo:text-transform="none" style:use-window-font-color="true" style:font-name="Liberation Serif" fo:font-size="10pt" fo:language="grc" fo:country="GR" fo:font-style="normal" style:text-underline-style="none" fo:font-weight="normal" officeooo:rsid="084209c9"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26" style:family="text">
      <style:text-properties fo:font-variant="normal" fo:text-transform="none" style:use-window-font-color="true" style:font-name="Liberation Serif" fo:font-size="10pt" fo:language="grc" fo:country="GR" fo:font-style="normal" style:text-underline-style="none" fo:font-weight="normal" officeooo:rsid="08412ae7"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27" style:family="text">
      <style:text-properties fo:font-variant="normal" fo:text-transform="none" style:use-window-font-color="true" style:font-name="Liberation Serif" fo:font-size="10pt" fo:language="grc" fo:country="GR" fo:font-style="normal" style:text-underline-style="none" fo:font-weight="normal" officeooo:rsid="08427214"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28" style:family="text">
      <style:text-properties fo:font-variant="normal" fo:text-transform="none" style:use-window-font-color="true" style:font-name="Liberation Serif" fo:font-size="10pt" fo:language="grc" fo:country="GR" fo:font-style="normal" style:text-underline-style="none" fo:font-weight="normal" officeooo:rsid="0845b76f"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29" style:family="text">
      <style:text-properties fo:font-variant="normal" fo:text-transform="none" style:use-window-font-color="true" style:font-name="Liberation Serif" fo:font-size="10pt" fo:language="grc" fo:country="GR" fo:font-style="normal" style:text-underline-style="none" fo:font-weight="normal" officeooo:rsid="0847aee8"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30" style:family="text">
      <style:text-properties fo:font-variant="normal" fo:text-transform="none" style:use-window-font-color="true" style:font-name="Liberation Serif" fo:font-size="10pt" fo:language="grc" fo:country="GR" fo:font-style="normal" style:text-underline-style="none" fo:font-weight="normal" officeooo:rsid="0848972f"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31" style:family="text">
      <style:text-properties fo:font-variant="normal" fo:text-transform="none" style:use-window-font-color="true" style:font-name="Liberation Serif" fo:font-size="10pt" fo:language="grc" fo:country="GR" fo:font-style="normal" style:text-underline-style="none" fo:font-weight="normal" officeooo:rsid="0848a2e4"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32" style:family="text">
      <style:text-properties fo:font-variant="normal" fo:text-transform="none" style:use-window-font-color="true" style:font-name="Liberation Serif" fo:font-size="10pt" fo:language="grc" fo:country="GR" fo:font-style="normal" style:text-underline-style="none" fo:font-weight="normal" officeooo:rsid="06ba8c26"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33" style:family="text">
      <style:text-properties fo:font-variant="normal" fo:text-transform="none" style:use-window-font-color="true" style:font-name="Liberation Serif" fo:font-size="10pt" fo:language="grc" fo:country="GR" fo:font-style="normal" style:text-underline-style="none" fo:font-weight="normal" officeooo:rsid="08543e7a"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34" style:family="text">
      <style:text-properties fo:font-variant="normal" fo:text-transform="none" style:use-window-font-color="true" style:font-name="Liberation Serif" fo:font-size="10pt" fo:language="grc" fo:country="GR" fo:font-style="normal" style:text-underline-style="none" fo:font-weight="normal" officeooo:rsid="06ba7581"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35" style:family="text">
      <style:text-properties fo:font-variant="normal" fo:text-transform="none" style:use-window-font-color="true" style:font-name="Liberation Serif" fo:font-size="10pt" fo:language="grc" fo:country="GR" fo:font-style="normal" style:text-underline-style="none" fo:font-weight="normal" officeooo:rsid="084a2350"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36" style:family="text">
      <style:text-properties fo:font-variant="normal" fo:text-transform="none" style:use-window-font-color="true" style:font-name="Liberation Serif" fo:font-size="10pt" fo:language="grc" fo:country="GR" fo:font-style="normal" style:text-underline-style="none" fo:font-weight="normal" officeooo:rsid="05c865a4"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37" style:family="text">
      <style:text-properties fo:font-variant="normal" fo:text-transform="none" style:use-window-font-color="true" style:font-name="Liberation Serif" fo:font-size="10pt" fo:language="grc" fo:country="GR" fo:font-style="normal" style:text-underline-style="none" fo:font-weight="normal" officeooo:rsid="05ceced5"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38" style:family="text">
      <style:text-properties fo:font-variant="normal" fo:text-transform="none" style:use-window-font-color="true" style:font-name="Liberation Serif" fo:font-size="10pt" fo:language="grc" fo:country="GR" fo:font-style="normal" style:text-underline-style="none" fo:font-weight="normal" officeooo:rsid="084b39f8"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39" style:family="text">
      <style:text-properties fo:font-variant="normal" fo:text-transform="none" style:use-window-font-color="true" style:font-name="Liberation Serif" fo:font-size="10pt" fo:language="grc" fo:country="GR" fo:font-style="normal" style:text-underline-style="none" fo:font-weight="normal" officeooo:rsid="085a40de"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40" style:family="text">
      <style:text-properties fo:font-variant="normal" fo:text-transform="none" style:use-window-font-color="true" style:font-name="Liberation Serif" fo:font-size="10pt" fo:language="grc" fo:country="GR" fo:font-style="normal" style:text-underline-style="none" fo:font-weight="normal" officeooo:rsid="085e098a"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41" style:family="text">
      <style:text-properties fo:font-variant="normal" fo:text-transform="none" style:use-window-font-color="true" style:font-name="Liberation Serif" fo:font-size="10pt" fo:language="grc" fo:country="GR" fo:font-style="normal" style:text-underline-style="none" fo:font-weight="normal" officeooo:rsid="085e8010"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42" style:family="text">
      <style:text-properties fo:font-variant="normal" fo:text-transform="none" style:use-window-font-color="true" style:font-name="Liberation Serif" fo:font-size="10pt" fo:language="grc" fo:country="GR" fo:font-style="normal" style:text-underline-style="none" fo:font-weight="normal" officeooo:rsid="09169978"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43" style:family="text">
      <style:text-properties fo:font-variant="normal" fo:text-transform="none" style:use-window-font-color="true" style:font-name="Liberation Serif" fo:font-size="10pt" fo:language="grc" fo:country="GR" fo:font-style="normal" style:text-underline-style="none" fo:font-weight="normal" officeooo:rsid="0924a0df"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44" style:family="text">
      <style:text-properties fo:font-variant="normal" fo:text-transform="none" style:use-window-font-color="true" style:font-name="Liberation Serif" fo:font-size="10pt" fo:language="grc" fo:country="GR" fo:font-style="normal" style:text-underline-style="none" fo:font-weight="normal" officeooo:rsid="000ff59e" style:font-name-asian="Liberation Serif2" style:font-size-asian="10pt" style:font-style-asian="normal" style:font-weight-asian="normal" style:font-name-complex="Liberation Serif2" style:font-size-complex="10pt" style:font-style-complex="normal" style:font-weight-complex="normal"/>
    </style:style>
    <style:style style:name="T1145" style:family="text">
      <style:text-properties fo:font-variant="normal" fo:text-transform="none" style:use-window-font-color="true" style:font-name="Liberation Serif" fo:font-size="10pt" fo:language="grc" fo:country="GR" fo:font-style="normal" style:text-underline-style="none" fo:font-weight="normal" officeooo:rsid="000ff59e"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46" style:family="text">
      <style:text-properties fo:font-variant="normal" fo:text-transform="none" style:use-window-font-color="true" style:font-name="Liberation Serif" fo:font-size="10pt" fo:language="grc" fo:country="GR" fo:font-style="normal" style:text-underline-style="none" fo:font-weight="bold" officeooo:rsid="000641ec" style:font-name-asian="Liberation Serif2" style:font-size-asian="10pt" style:font-style-asian="normal" style:font-weight-asian="bold" style:font-name-complex="Liberation Serif2" style:font-size-complex="10pt" style:font-style-complex="normal" style:font-weight-complex="bold"/>
    </style:style>
    <style:style style:name="T1147" style:family="text">
      <style:text-properties fo:font-variant="normal" fo:text-transform="none" style:use-window-font-color="true" style:font-name="Liberation Serif" fo:font-size="10pt" fo:language="grc" fo:country="GR" fo:font-style="normal" style:text-underline-style="none" fo:font-weight="bold" officeooo:rsid="000641ec" style:font-name-asian="Liberation Serif2" style:font-size-asian="10pt" style:font-style-asian="normal" style:font-weight-asian="bold" style:font-name-complex="Liberation Serif2" style:font-size-complex="10pt" style:font-style-complex="normal" style:font-weight-complex="bold" loext:padding="0.049cm" loext:border="0.06pt dotted #000000" loext:shadow="none"/>
    </style:style>
    <style:style style:name="T1148" style:family="text">
      <style:text-properties fo:font-variant="normal" fo:text-transform="none" style:use-window-font-color="true" style:font-name="Liberation Serif" fo:font-size="10pt" fo:language="grc" fo:country="GR" fo:font-style="normal" style:text-underline-style="none" fo:font-weight="bold" officeooo:rsid="000641ec" style:font-name-asian="Liberation Serif2" style:font-size-asian="10pt" style:font-style-asian="normal" style:font-weight-asian="bold" style:font-name-complex="Liberation Serif2" style:font-size-complex="10pt" style:font-style-complex="normal" style:font-weight-complex="bold" loext:shadow="none"/>
    </style:style>
    <style:style style:name="T1149" style:family="text">
      <style:text-properties fo:font-variant="normal" fo:text-transform="none" style:use-window-font-color="true" style:font-name="Liberation Serif" fo:font-size="10pt" fo:language="grc" fo:country="GR" fo:font-style="normal" style:text-underline-style="none" officeooo:rsid="05e50c87" style:font-name-asian="Liberation Serif2" style:font-size-asian="10pt" style:font-style-asian="normal" style:font-name-complex="Liberation Serif2" style:font-size-complex="10pt" style:font-style-complex="normal" loext:shadow="none"/>
    </style:style>
    <style:style style:name="T1150" style:family="text">
      <style:text-properties fo:font-variant="normal" fo:text-transform="none" style:use-window-font-color="true" style:font-name="Liberation Serif" fo:font-size="10pt" fo:language="grc" fo:country="GR" fo:font-style="normal" style:text-underline-style="none" officeooo:rsid="0924a0df" style:font-name-asian="Liberation Serif2" style:font-size-asian="10pt" style:font-style-asian="normal" style:font-name-complex="Liberation Serif2" style:font-size-complex="10pt" style:font-style-complex="normal" loext:shadow="none"/>
    </style:style>
    <style:style style:name="T1151" style:family="text">
      <style:text-properties fo:font-variant="normal" fo:text-transform="none" style:use-window-font-color="true" style:font-name="Liberation Serif" fo:font-size="10pt" fo:language="grc" fo:country="GR" fo:font-style="normal" style:text-underline-style="none" officeooo:rsid="092c83e7" style:font-name-asian="Liberation Serif2" style:font-size-asian="10pt" style:font-style-asian="normal" style:font-name-complex="Liberation Serif2" style:font-size-complex="10pt" style:font-style-complex="normal" loext:shadow="none"/>
    </style:style>
    <style:style style:name="T1152" style:family="text">
      <style:text-properties fo:font-variant="normal" fo:text-transform="none" style:use-window-font-color="true" style:font-name="Liberation Serif" fo:font-size="10pt" fo:language="grc" fo:country="GR" fo:font-style="normal" style:text-underline-style="solid" style:text-underline-width="auto" style:text-underline-color="font-color" fo:font-weight="bold" officeooo:rsid="000641ec" style:font-name-asian="Liberation Serif2" style:font-size-asian="10pt" style:font-style-asian="normal" style:font-weight-asian="bold" style:font-name-complex="Liberation Serif2" style:font-size-complex="10pt" style:font-style-complex="normal" style:font-weight-complex="bold"/>
    </style:style>
    <style:style style:name="T1153" style:family="text">
      <style:text-properties fo:font-variant="normal" fo:text-transform="none" style:use-window-font-color="true" style:font-name="Liberation Serif" fo:font-size="10pt" fo:language="grc" fo:country="GR" fo:font-style="normal" style:text-underline-style="dotted" style:text-underline-width="auto" style:text-underline-color="font-color" fo:font-weight="bold" officeooo:rsid="000641ec" style:font-name-asian="Liberation Serif2" style:font-size-asian="10pt" style:font-style-asian="normal" style:font-weight-asian="bold" style:font-name-complex="Liberation Serif2" style:font-size-complex="10pt" style:font-style-complex="normal" style:font-weight-complex="bold" loext:shadow="none"/>
    </style:style>
    <style:style style:name="T1154" style:family="text">
      <style:text-properties fo:font-variant="normal" fo:text-transform="none" style:use-window-font-color="true" style:font-name="Liberation Serif" fo:language="grc" fo:country="GR" fo:font-style="normal" style:text-underline-style="none" fo:font-weight="normal" officeooo:rsid="05e50c87" style:font-name-asian="Liberation Serif2" style:font-style-asian="normal" style:font-weight-asian="normal" style:font-name-complex="Liberation Serif2" style:font-style-complex="normal" style:font-weight-complex="normal" loext:shadow="none"/>
    </style:style>
    <style:style style:name="T1155" style:family="text">
      <style:text-properties fo:font-variant="normal" fo:text-transform="none" style:use-window-font-color="true" style:font-name="Liberation Serif" fo:language="grc" fo:country="GR" fo:font-style="normal" style:text-underline-style="none" fo:font-weight="normal" officeooo:rsid="09450823" style:font-style-asian="normal" style:font-weight-asian="normal" style:font-style-complex="normal" style:font-weight-complex="normal" loext:shadow="none"/>
    </style:style>
    <style:style style:name="T1156" style:family="text">
      <style:text-properties fo:font-variant="normal" fo:text-transform="none" style:use-window-font-color="true" style:font-name="Liberation Serif" fo:language="grc" fo:country="GR" fo:font-style="normal" style:text-underline-style="none" fo:font-weight="normal" officeooo:rsid="0949dffb" style:font-style-asian="normal" style:font-weight-asian="normal" style:font-style-complex="normal" style:font-weight-complex="normal" loext:shadow="none"/>
    </style:style>
    <style:style style:name="T1157" style:family="text">
      <style:text-properties fo:font-variant="normal" fo:text-transform="none" style:use-window-font-color="true" style:font-name="Liberation Serif" fo:language="grc" fo:country="GR" fo:font-style="normal" style:text-underline-style="none" fo:font-weight="normal" officeooo:rsid="00119be4" style:font-style-asian="normal" style:font-weight-asian="normal" style:font-style-complex="normal" style:font-weight-complex="normal" loext:padding="0cm" loext:border="none" loext:shadow="none"/>
    </style:style>
    <style:style style:name="T1158" style:family="text">
      <style:text-properties fo:font-variant="normal" fo:text-transform="none" style:use-window-font-color="true" style:font-name="Liberation Serif" fo:language="grc" fo:country="GR" fo:font-style="normal" style:text-underline-style="none" fo:font-weight="normal" officeooo:rsid="035612d7" style:font-style-asian="normal" style:font-weight-asian="normal" style:font-style-complex="normal" style:font-weight-complex="normal" loext:shadow="none"/>
    </style:style>
    <style:style style:name="T1159" style:family="text">
      <style:text-properties fo:font-variant="normal" fo:text-transform="none" style:use-window-font-color="true" style:font-name="Liberation Serif" fo:language="grc" fo:country="GR" fo:font-style="normal" style:text-underline-style="none" fo:font-weight="normal" officeooo:rsid="067d8287" style:font-style-asian="normal" style:font-weight-asian="normal" style:font-style-complex="normal" style:font-weight-complex="normal" loext:shadow="none"/>
    </style:style>
    <style:style style:name="T1160" style:family="text">
      <style:text-properties fo:font-variant="normal" fo:text-transform="none" style:use-window-font-color="true" style:font-name="Liberation Serif" fo:language="grc" fo:country="GR" fo:font-style="normal" style:text-underline-style="none" fo:font-weight="normal" officeooo:rsid="067d1c1a" style:font-style-asian="normal" style:font-weight-asian="normal" style:font-style-complex="normal" style:font-weight-complex="normal" loext:shadow="none"/>
    </style:style>
    <style:style style:name="T1161" style:family="text">
      <style:text-properties fo:font-variant="normal" fo:text-transform="none" style:use-window-font-color="true" style:font-name="Liberation Serif" fo:language="grc" fo:country="GR" fo:font-style="normal" style:text-underline-style="none" fo:font-weight="normal" officeooo:rsid="067e23cd" style:font-style-asian="normal" style:font-weight-asian="normal" style:font-style-complex="normal" style:font-weight-complex="normal" loext:shadow="none"/>
    </style:style>
    <style:style style:name="T1162" style:family="text">
      <style:text-properties fo:font-variant="normal" fo:text-transform="none" style:use-window-font-color="true" style:font-name="Liberation Serif" fo:language="grc" fo:country="GR" fo:font-style="normal" style:text-underline-style="none" fo:font-weight="bold" officeooo:rsid="0357c13a" style:font-style-asian="normal" style:font-weight-asian="bold" style:font-style-complex="normal" style:font-weight-complex="bold" loext:padding="0.049cm" loext:border="0.06pt solid #000000" loext:shadow="none"/>
    </style:style>
    <style:style style:name="T1163" style:family="text">
      <style:text-properties fo:font-variant="normal" fo:text-transform="none" style:use-window-font-color="true" style:font-name="Liberation Serif" fo:language="grc" fo:country="GR" fo:font-style="normal" style:text-underline-style="none" fo:font-weight="bold" officeooo:rsid="0357c13a" style:font-style-asian="normal" style:font-weight-asian="bold" style:font-style-complex="normal" style:font-weight-complex="bold" loext:shadow="none"/>
    </style:style>
    <style:style style:name="T1164" style:family="text">
      <style:text-properties fo:font-variant="normal" fo:text-transform="none" style:use-window-font-color="true" style:font-name="Liberation Serif" fo:language="grc" fo:country="GR" fo:font-style="normal" style:text-underline-style="none" fo:font-weight="bold" officeooo:rsid="09450823" style:font-style-asian="normal" style:font-weight-asian="bold" style:font-style-complex="normal" style:font-weight-complex="bold" loext:shadow="none"/>
    </style:style>
    <style:style style:name="T1165" style:family="text">
      <style:text-properties fo:font-variant="normal" fo:text-transform="none" style:use-window-font-color="true" style:font-name="Liberation Serif" fo:language="grc" fo:country="GR" fo:font-style="normal" style:text-underline-style="none" fo:font-weight="bold" officeooo:rsid="06615ff6" style:font-style-asian="normal" style:font-weight-asian="bold" style:font-style-complex="normal" style:font-weight-complex="bold" loext:shadow="none"/>
    </style:style>
    <style:style style:name="T1166" style:family="text">
      <style:text-properties fo:font-variant="normal" fo:text-transform="none" style:use-window-font-color="true" style:font-name="Liberation Serif" fo:language="grc" fo:country="GR" fo:font-style="normal" style:text-underline-style="none" fo:font-weight="bold" officeooo:rsid="0944edc7" style:font-style-asian="normal" style:font-weight-asian="bold" style:font-style-complex="normal" style:font-weight-complex="bold" loext:shadow="none"/>
    </style:style>
    <style:style style:name="T1167" style:family="text">
      <style:text-properties fo:font-variant="normal" fo:text-transform="none" style:use-window-font-color="true" style:font-name="Liberation Serif" fo:language="grc" fo:country="GR" fo:font-style="normal" style:text-underline-style="none" fo:font-weight="bold" officeooo:rsid="035612d7" style:font-style-asian="normal" style:font-weight-asian="bold" style:font-style-complex="normal" style:font-weight-complex="bold" loext:shadow="none"/>
    </style:style>
    <style:style style:name="T1168" style:family="text">
      <style:text-properties fo:font-variant="normal" fo:text-transform="none" style:use-window-font-color="true" style:font-name="Liberation Serif" fo:font-size="14pt" fo:language="grc" fo:country="GR" fo:font-style="normal" style:text-underline-style="none" fo:font-weight="normal" officeooo:rsid="00119be4" style:font-size-asian="14pt" style:font-style-asian="normal" style:font-weight-asian="normal" style:font-size-complex="14pt" style:font-style-complex="normal" style:font-weight-complex="normal" loext:padding="0cm" loext:border="none" loext:shadow="none"/>
    </style:style>
    <style:style style:name="T1169" style:family="text">
      <style:text-properties fo:font-variant="normal" fo:text-transform="none" style:use-window-font-color="true" fo:font-size="10pt" fo:language="grc" fo:country="GR" fo:font-style="normal" style:text-underline-style="none" fo:font-weight="normal" officeooo:rsid="000641ec" style:font-name-asian="Liberation Serif2" style:font-size-asian="10pt" style:font-style-asian="normal" style:font-weight-asian="normal" style:font-name-complex="Liberation Serif2" style:font-size-complex="10pt" style:font-style-complex="normal" style:font-weight-complex="normal"/>
    </style:style>
    <style:style style:name="T1170" style:family="text">
      <style:text-properties fo:font-variant="normal" fo:text-transform="none" style:use-window-font-color="true" fo:font-size="10pt" fo:language="grc" fo:country="GR" fo:font-style="normal" style:text-underline-style="none" fo:font-weight="normal" officeooo:rsid="05e50c87"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171" style:family="text">
      <style:text-properties fo:font-variant="normal" fo:text-transform="none" style:use-window-font-color="true" fo:font-size="10pt" fo:language="grc" fo:country="GR" fo:font-style="normal" style:text-underline-style="none" fo:font-weight="normal" officeooo:rsid="08b66230" style:font-name-asian="Liberation Serif2" style:font-size-asian="10pt" style:font-style-asian="normal" style:font-weight-asian="normal" style:font-name-complex="Liberation Serif2" style:font-size-complex="10pt" style:font-style-complex="normal" style:font-weight-complex="normal"/>
    </style:style>
    <style:style style:name="T1172" style:family="text">
      <style:text-properties fo:font-variant="normal" fo:text-transform="none" style:use-window-font-color="true" fo:font-size="10pt" fo:language="grc" fo:country="GR" fo:font-style="normal" style:text-underline-style="none" fo:font-weight="normal" officeooo:rsid="0559337a" style:font-name-asian="Liberation Serif2" style:font-size-asian="10pt" style:font-style-asian="normal" style:font-weight-asian="normal" style:font-name-complex="Liberation Serif2" style:font-size-complex="10pt" style:font-style-complex="normal" style:font-weight-complex="normal"/>
    </style:style>
    <style:style style:name="T1173" style:family="text">
      <style:text-properties fo:font-variant="normal" fo:text-transform="none" style:use-window-font-color="true" fo:font-size="10pt" fo:language="grc" fo:country="GR" fo:font-style="normal" style:text-underline-style="none" fo:font-weight="normal" officeooo:rsid="0871a402" style:font-name-asian="Liberation Serif2" style:font-size-asian="10pt" style:font-style-asian="normal" style:font-weight-asian="normal" style:font-name-complex="Liberation Serif2" style:font-size-complex="10pt" style:font-style-complex="normal" style:font-weight-complex="normal"/>
    </style:style>
    <style:style style:name="T1174" style:family="text">
      <style:text-properties fo:font-variant="normal" fo:text-transform="none" style:use-window-font-color="true" fo:font-size="10pt" fo:language="grc" fo:country="GR" fo:font-style="normal" style:text-underline-style="none" fo:font-weight="normal" officeooo:rsid="08783ea9" style:font-name-asian="Liberation Serif2" style:font-size-asian="10pt" style:font-style-asian="normal" style:font-weight-asian="normal" style:font-name-complex="Liberation Serif2" style:font-size-complex="10pt" style:font-style-complex="normal" style:font-weight-complex="normal"/>
    </style:style>
    <style:style style:name="T1175" style:family="text">
      <style:text-properties fo:font-variant="normal" fo:text-transform="none" style:use-window-font-color="true" fo:font-size="10pt" fo:language="grc" fo:country="GR" fo:font-style="normal" style:text-underline-style="none" fo:font-weight="normal" officeooo:rsid="087cac5c" style:font-name-asian="Liberation Serif2" style:font-size-asian="10pt" style:font-style-asian="normal" style:font-weight-asian="normal" style:font-name-complex="Liberation Serif2" style:font-size-complex="10pt" style:font-style-complex="normal" style:font-weight-complex="normal"/>
    </style:style>
    <style:style style:name="T1176" style:family="text">
      <style:text-properties fo:font-variant="normal" fo:text-transform="none" style:use-window-font-color="true" fo:font-size="10pt" fo:language="grc" fo:country="GR" fo:font-style="normal" style:text-underline-style="none" fo:font-weight="normal" officeooo:rsid="087af43f" style:font-name-asian="Liberation Serif2" style:font-size-asian="10pt" style:font-style-asian="normal" style:font-weight-asian="normal" style:font-name-complex="Liberation Serif2" style:font-size-complex="10pt" style:font-style-complex="normal" style:font-weight-complex="normal"/>
    </style:style>
    <style:style style:name="T1177" style:family="text">
      <style:text-properties fo:font-variant="normal" fo:text-transform="none" style:use-window-font-color="true" fo:font-size="10pt" fo:language="grc" fo:country="GR" fo:font-style="normal" style:text-underline-style="none" fo:font-weight="normal" officeooo:rsid="08842c12" style:font-name-asian="Liberation Serif2" style:font-size-asian="10pt" style:font-style-asian="normal" style:font-weight-asian="normal" style:font-name-complex="Liberation Serif2" style:font-size-complex="10pt" style:font-style-complex="normal" style:font-weight-complex="normal"/>
    </style:style>
    <style:style style:name="T1178" style:family="text">
      <style:text-properties fo:font-variant="normal" fo:text-transform="none" style:use-window-font-color="true" fo:font-size="10pt" fo:language="grc" fo:country="GR" fo:font-style="normal" style:text-underline-style="none" fo:font-weight="normal" officeooo:rsid="088acf37" style:font-name-asian="Liberation Serif2" style:font-size-asian="10pt" style:font-style-asian="normal" style:font-weight-asian="normal" style:font-name-complex="Liberation Serif2" style:font-size-complex="10pt" style:font-style-complex="normal" style:font-weight-complex="normal"/>
    </style:style>
    <style:style style:name="T1179" style:family="text">
      <style:text-properties fo:font-variant="normal" fo:text-transform="none" style:use-window-font-color="true" fo:font-size="10pt" fo:language="grc" fo:country="GR" fo:font-style="normal" style:text-underline-style="none" fo:font-weight="normal" officeooo:rsid="0892dc6d" style:font-name-asian="Liberation Serif2" style:font-size-asian="10pt" style:font-style-asian="normal" style:font-weight-asian="normal" style:font-name-complex="Liberation Serif2" style:font-size-complex="10pt" style:font-style-complex="normal" style:font-weight-complex="normal"/>
    </style:style>
    <style:style style:name="T1180" style:family="text">
      <style:text-properties fo:font-variant="normal" fo:text-transform="none" style:use-window-font-color="true" fo:font-size="10pt" fo:language="grc" fo:country="GR" fo:font-style="normal" style:text-underline-style="none" fo:font-weight="normal" officeooo:rsid="0893b6b7" style:font-name-asian="Liberation Serif2" style:font-size-asian="10pt" style:font-style-asian="normal" style:font-weight-asian="normal" style:font-name-complex="Liberation Serif2" style:font-size-complex="10pt" style:font-style-complex="normal" style:font-weight-complex="normal"/>
    </style:style>
    <style:style style:name="T1181" style:family="text">
      <style:text-properties fo:font-variant="normal" fo:text-transform="none" style:use-window-font-color="true" fo:font-size="10pt" fo:language="grc" fo:country="GR" fo:font-style="normal" style:text-underline-style="none" fo:font-weight="normal" officeooo:rsid="08959411" style:font-name-asian="Liberation Serif2" style:font-size-asian="10pt" style:font-style-asian="normal" style:font-weight-asian="normal" style:font-name-complex="Liberation Serif2" style:font-size-complex="10pt" style:font-style-complex="normal" style:font-weight-complex="normal"/>
    </style:style>
    <style:style style:name="T1182" style:family="text">
      <style:text-properties fo:font-variant="normal" fo:text-transform="none" style:use-window-font-color="true" fo:font-size="10pt" fo:language="grc" fo:country="GR" fo:font-style="normal" style:text-underline-style="none" fo:font-weight="normal" officeooo:rsid="0895ca5b" style:font-name-asian="Liberation Serif2" style:font-size-asian="10pt" style:font-style-asian="normal" style:font-weight-asian="normal" style:font-name-complex="Liberation Serif2" style:font-size-complex="10pt" style:font-style-complex="normal" style:font-weight-complex="normal"/>
    </style:style>
    <style:style style:name="T1183" style:family="text">
      <style:text-properties fo:font-variant="normal" fo:text-transform="none" style:use-window-font-color="true" fo:font-size="10pt" fo:language="grc" fo:country="GR" fo:font-style="normal" style:text-underline-style="none" fo:font-weight="normal" officeooo:rsid="0898976e" style:font-name-asian="Liberation Serif2" style:font-size-asian="10pt" style:font-style-asian="normal" style:font-weight-asian="normal" style:font-name-complex="Liberation Serif2" style:font-size-complex="10pt" style:font-style-complex="normal" style:font-weight-complex="normal"/>
    </style:style>
    <style:style style:name="T1184" style:family="text">
      <style:text-properties fo:font-variant="normal" fo:text-transform="none" style:use-window-font-color="true" fo:font-size="10pt" fo:language="grc" fo:country="GR" fo:font-style="normal" style:text-underline-style="none" fo:font-weight="normal" officeooo:rsid="089b58ec" style:font-name-asian="Liberation Serif2" style:font-size-asian="10pt" style:font-style-asian="normal" style:font-weight-asian="normal" style:font-name-complex="Liberation Serif2" style:font-size-complex="10pt" style:font-style-complex="normal" style:font-weight-complex="normal"/>
    </style:style>
    <style:style style:name="T1185" style:family="text">
      <style:text-properties fo:font-variant="normal" fo:text-transform="none" style:use-window-font-color="true" fo:font-size="10pt" fo:language="grc" fo:country="GR" fo:font-style="normal" style:text-underline-style="none" fo:font-weight="normal" officeooo:rsid="08a3be62" style:font-name-asian="Liberation Serif2" style:font-size-asian="10pt" style:font-style-asian="normal" style:font-weight-asian="normal" style:font-name-complex="Liberation Serif2" style:font-size-complex="10pt" style:font-style-complex="normal" style:font-weight-complex="normal"/>
    </style:style>
    <style:style style:name="T1186" style:family="text">
      <style:text-properties fo:font-variant="normal" fo:text-transform="none" style:use-window-font-color="true" fo:font-size="10pt" fo:language="grc" fo:country="GR" fo:font-style="normal" style:text-underline-style="none" fo:font-weight="normal" officeooo:rsid="08afe2cd" style:font-name-asian="Liberation Serif2" style:font-size-asian="10pt" style:font-style-asian="normal" style:font-weight-asian="normal" style:font-name-complex="Liberation Serif2" style:font-size-complex="10pt" style:font-style-complex="normal" style:font-weight-complex="normal"/>
    </style:style>
    <style:style style:name="T1187" style:family="text">
      <style:text-properties fo:font-variant="normal" fo:text-transform="none" style:use-window-font-color="true" fo:font-size="10pt" fo:language="grc" fo:country="GR" fo:font-style="normal" style:text-underline-style="none" fo:font-weight="normal" officeooo:rsid="0470ff7a" style:font-name-asian="Liberation Serif2" style:font-size-asian="10pt" style:font-style-asian="normal" style:font-weight-asian="normal" style:font-name-complex="Liberation Serif2" style:font-size-complex="10pt" style:font-style-complex="normal" style:font-weight-complex="normal"/>
    </style:style>
    <style:style style:name="T1188" style:family="text">
      <style:text-properties fo:font-variant="normal" fo:text-transform="none" style:use-window-font-color="true" fo:font-size="10pt" fo:language="grc" fo:country="GR" fo:font-style="normal" style:text-underline-style="none" fo:font-weight="normal" officeooo:rsid="0479f457" style:font-name-asian="Liberation Serif2" style:font-size-asian="10pt" style:font-style-asian="normal" style:font-weight-asian="normal" style:font-name-complex="Liberation Serif2" style:font-size-complex="10pt" style:font-style-complex="normal" style:font-weight-complex="normal"/>
    </style:style>
    <style:style style:name="T1189" style:family="text">
      <style:text-properties fo:font-variant="normal" fo:text-transform="none" style:use-window-font-color="true" fo:font-size="10pt" fo:language="grc" fo:country="GR" fo:font-style="normal" style:text-underline-style="none" fo:font-weight="normal" officeooo:rsid="047c6234" style:font-name-asian="Liberation Serif2" style:font-size-asian="10pt" style:font-style-asian="normal" style:font-weight-asian="normal" style:font-name-complex="Liberation Serif2" style:font-size-complex="10pt" style:font-style-complex="normal" style:font-weight-complex="normal"/>
    </style:style>
    <style:style style:name="T1190" style:family="text">
      <style:text-properties fo:font-variant="normal" fo:text-transform="none" style:use-window-font-color="true" fo:font-size="10pt" fo:language="grc" fo:country="GR" fo:font-style="normal" style:text-underline-style="none" fo:font-weight="normal" officeooo:rsid="000ff59e" style:font-name-asian="Liberation Serif2" style:font-size-asian="10pt" style:font-style-asian="normal" style:font-weight-asian="normal" style:font-name-complex="Liberation Serif2" style:font-size-complex="10pt" style:font-style-complex="normal" style:font-weight-complex="normal"/>
    </style:style>
    <style:style style:name="T1191" style:family="text">
      <style:text-properties fo:font-variant="normal" fo:text-transform="none" style:use-window-font-color="true" fo:font-size="10pt" fo:language="grc" fo:country="GR" fo:font-style="normal" style:text-underline-style="none" fo:font-weight="normal" officeooo:rsid="08bd27cc" style:font-name-asian="Liberation Serif2" style:font-size-asian="10pt" style:font-style-asian="normal" style:font-weight-asian="normal" style:font-name-complex="Liberation Serif2" style:font-size-complex="10pt" style:font-style-complex="normal" style:font-weight-complex="normal"/>
    </style:style>
    <style:style style:name="T1192" style:family="text">
      <style:text-properties fo:font-variant="normal" fo:text-transform="none" style:use-window-font-color="true" fo:font-size="10pt" fo:language="grc" fo:country="GR" fo:font-style="normal" style:text-underline-style="none" fo:font-weight="normal" officeooo:rsid="046ea698" style:font-name-asian="Liberation Serif2" style:font-size-asian="10pt" style:font-style-asian="normal" style:font-weight-asian="normal" style:font-name-complex="Liberation Serif2" style:font-size-complex="10pt" style:font-style-complex="normal" style:font-weight-complex="normal"/>
    </style:style>
    <style:style style:name="T1193" style:family="text">
      <style:text-properties fo:font-variant="normal" fo:text-transform="none" style:use-window-font-color="true" fo:font-size="10pt" fo:language="grc" fo:country="GR" fo:font-style="normal" style:text-underline-style="none" fo:font-weight="normal" officeooo:rsid="046f6aa8" style:font-name-asian="Liberation Serif2" style:font-size-asian="10pt" style:font-style-asian="normal" style:font-weight-asian="normal" style:font-name-complex="Liberation Serif2" style:font-size-complex="10pt" style:font-style-complex="normal" style:font-weight-complex="normal"/>
    </style:style>
    <style:style style:name="T1194" style:family="text">
      <style:text-properties fo:font-variant="normal" fo:text-transform="none" style:use-window-font-color="true" fo:font-size="10pt" fo:language="grc" fo:country="GR" fo:font-style="normal" style:text-underline-style="none" fo:font-weight="normal" officeooo:rsid="035612d7" style:font-name-asian="Liberation Serif2" style:font-size-asian="10pt" style:font-style-asian="normal" style:font-weight-asian="normal" style:font-name-complex="Liberation Serif2" style:font-size-complex="10pt" style:font-style-complex="normal" style:font-weight-complex="normal"/>
    </style:style>
    <style:style style:name="T1195" style:family="text">
      <style:text-properties fo:font-variant="normal" fo:text-transform="none" style:use-window-font-color="true" fo:font-size="10pt" fo:language="grc" fo:country="GR" fo:font-style="normal" style:text-underline-style="none" fo:font-weight="normal" officeooo:rsid="08ba3f2c" style:font-name-asian="Liberation Serif2" style:font-size-asian="10pt" style:font-style-asian="normal" style:font-weight-asian="normal" style:font-name-complex="Liberation Serif2" style:font-size-complex="10pt" style:font-style-complex="normal" style:font-weight-complex="normal"/>
    </style:style>
    <style:style style:name="T1196" style:family="text">
      <style:text-properties fo:font-variant="normal" fo:text-transform="none" style:use-window-font-color="true" fo:font-size="10pt" fo:language="grc" fo:country="GR" fo:font-style="normal" style:text-underline-style="none" fo:font-weight="normal" officeooo:rsid="08c5aa1a" style:font-name-asian="Liberation Serif2" style:font-size-asian="10pt" style:font-style-asian="normal" style:font-weight-asian="normal" style:font-name-complex="Liberation Serif2" style:font-size-complex="10pt" style:font-style-complex="normal" style:font-weight-complex="normal"/>
    </style:style>
    <style:style style:name="T1197" style:family="text">
      <style:text-properties fo:font-variant="normal" fo:text-transform="none" style:use-window-font-color="true" fo:font-size="10pt" fo:language="grc" fo:country="GR" fo:font-style="normal" style:text-underline-style="none" fo:font-weight="normal" officeooo:rsid="08c7b5f7" style:font-name-asian="Liberation Serif2" style:font-size-asian="10pt" style:font-style-asian="normal" style:font-weight-asian="normal" style:font-name-complex="Liberation Serif2" style:font-size-complex="10pt" style:font-style-complex="normal" style:font-weight-complex="normal"/>
    </style:style>
    <style:style style:name="T1198" style:family="text">
      <style:text-properties fo:font-variant="normal" fo:text-transform="none" style:use-window-font-color="true" fo:font-size="10pt" fo:language="grc" fo:country="GR" fo:font-style="normal" style:text-underline-style="none" fo:font-weight="normal" officeooo:rsid="08cb71ad" style:font-name-asian="Liberation Serif2" style:font-size-asian="10pt" style:font-style-asian="normal" style:font-weight-asian="normal" style:font-name-complex="Liberation Serif2" style:font-size-complex="10pt" style:font-style-complex="normal" style:font-weight-complex="normal"/>
    </style:style>
    <style:style style:name="T1199" style:family="text">
      <style:text-properties fo:font-variant="normal" fo:text-transform="none" style:use-window-font-color="true" fo:font-size="10pt" fo:language="grc" fo:country="GR" fo:font-style="normal" style:text-underline-style="none" fo:font-weight="normal" officeooo:rsid="08cca21d" style:font-name-asian="Liberation Serif2" style:font-size-asian="10pt" style:font-style-asian="normal" style:font-weight-asian="normal" style:font-name-complex="Liberation Serif2" style:font-size-complex="10pt" style:font-style-complex="normal" style:font-weight-complex="normal"/>
    </style:style>
    <style:style style:name="T1200" style:family="text">
      <style:text-properties fo:font-variant="normal" fo:text-transform="none" style:use-window-font-color="true" fo:font-size="10pt" fo:language="grc" fo:country="GR" fo:font-style="normal" style:text-underline-style="none" fo:font-weight="bold" officeooo:rsid="000641ec" style:font-name-asian="Liberation Serif2" style:font-size-asian="10pt" style:font-style-asian="normal" style:font-weight-asian="bold" style:font-name-complex="Liberation Serif2" style:font-size-complex="10pt" style:font-style-complex="normal" style:font-weight-complex="bold"/>
    </style:style>
    <style:style style:name="T1201" style:family="text">
      <style:text-properties fo:font-variant="normal" fo:text-transform="none" style:use-window-font-color="true" fo:font-size="10pt" fo:language="grc" fo:country="GR" fo:font-style="normal" style:text-underline-style="none" fo:font-weight="bold" officeooo:rsid="08c5aa1a" style:font-name-asian="Liberation Serif2" style:font-size-asian="10pt" style:font-style-asian="normal" style:font-weight-asian="bold" style:font-name-complex="Liberation Serif2" style:font-size-complex="10pt" style:font-style-complex="normal" style:font-weight-complex="bold"/>
    </style:style>
    <style:style style:name="T1202" style:family="text">
      <style:text-properties fo:font-variant="normal" fo:text-transform="none" style:use-window-font-color="true" fo:font-size="10pt" fo:language="grc" fo:country="GR" fo:font-style="normal" style:text-underline-style="solid" style:text-underline-width="auto" style:text-underline-color="font-color" fo:font-weight="bold" officeooo:rsid="000641ec" style:font-name-asian="Liberation Serif2" style:font-size-asian="10pt" style:font-style-asian="normal" style:font-weight-asian="bold" style:font-name-complex="Liberation Serif2" style:font-size-complex="10pt" style:font-style-complex="normal" style:font-weight-complex="bold"/>
    </style:style>
    <style:style style:name="T1203" style:family="text">
      <style:text-properties fo:font-variant="normal" fo:text-transform="none" style:use-window-font-color="true" fo:font-size="10pt" fo:language="grc" fo:country="GR" fo:font-style="normal" style:text-underline-style="solid" style:text-underline-width="auto" style:text-underline-color="font-color" fo:font-weight="bold" officeooo:rsid="0559337a" style:font-name-asian="Liberation Serif2" style:font-size-asian="10pt" style:font-style-asian="normal" style:font-weight-asian="bold" style:font-name-complex="Liberation Serif2" style:font-size-complex="10pt" style:font-style-complex="normal" style:font-weight-complex="bold"/>
    </style:style>
    <style:style style:name="T1204" style:family="text">
      <style:text-properties fo:font-variant="normal" fo:text-transform="none" style:use-window-font-color="true" fo:font-size="10pt" fo:language="grc" fo:country="GR" fo:font-style="normal" style:text-underline-style="solid" style:text-underline-width="auto" style:text-underline-color="font-color" fo:font-weight="normal" officeooo:rsid="0559337a" style:font-name-asian="Liberation Serif2" style:font-size-asian="10pt" style:font-style-asian="normal" style:font-weight-asian="normal" style:font-name-complex="Liberation Serif2" style:font-size-complex="10pt" style:font-style-complex="normal" style:font-weight-complex="normal"/>
    </style:style>
    <style:style style:name="T1205" style:family="text">
      <style:text-properties fo:font-variant="normal" fo:text-transform="none" style:use-window-font-color="true" fo:font-size="10pt" fo:language="grc" fo:country="GR" fo:font-style="normal" style:text-underline-style="dotted" style:text-underline-width="auto" style:text-underline-color="font-color" fo:font-weight="bold" officeooo:rsid="000ff59e" style:font-name-asian="Liberation Serif2" style:font-size-asian="10pt" style:font-style-asian="normal" style:font-weight-asian="bold" style:font-name-complex="Liberation Serif2" style:font-size-complex="10pt" style:font-style-complex="normal" style:font-weight-complex="bold" loext:shadow="none"/>
    </style:style>
    <style:style style:name="T1206" style:family="text">
      <style:text-properties fo:font-variant="normal" fo:text-transform="none" fo:color="#009933" fo:language="grc" fo:country="GR" fo:font-weight="bold" style:font-weight-asian="bold" style:font-weight-complex="bold"/>
    </style:style>
    <style:style style:name="T1207" style:family="text">
      <style:text-properties fo:font-variant="normal" fo:text-transform="none" fo:color="#009933" fo:language="grc" fo:country="GR" style:text-underline-style="none" fo:font-weight="bold" officeooo:rsid="05e50c87" style:font-name-asian="Liberation Serif2" style:font-weight-asian="bold" style:font-name-complex="Liberation Serif2" style:font-weight-complex="bold"/>
    </style:style>
    <style:style style:name="T1208" style:family="text">
      <style:text-properties fo:font-variant="normal" fo:text-transform="none" fo:color="#009933" fo:language="grc" fo:country="GR" fo:font-style="normal" style:text-underline-style="none" fo:font-weight="bold" officeooo:rsid="0772801a" style:font-name-asian="Liberation Serif2" style:font-style-asian="normal" style:font-weight-asian="bold" style:font-name-complex="Liberation Serif2" style:font-style-complex="normal" style:font-weight-complex="bold"/>
    </style:style>
    <style:style style:name="T1209" style:family="text">
      <style:text-properties fo:font-variant="normal" fo:text-transform="none" fo:color="#00ccff" fo:language="grc" fo:country="GR" fo:font-style="normal" style:text-underline-style="none" fo:font-weight="bold" officeooo:rsid="000641ec" style:font-name-asian="Liberation Serif2" style:font-style-asian="normal" style:font-weight-asian="bold" style:font-name-complex="Liberation Serif2" style:font-style-complex="normal" style:font-weight-complex="bold"/>
    </style:style>
    <style:style style:name="T1210" style:family="text">
      <style:text-properties fo:font-variant="normal" fo:text-transform="none" fo:color="#00ccff" fo:language="grc" fo:country="GR" fo:font-style="normal" style:text-underline-style="none" fo:font-weight="normal" officeooo:rsid="000641ec" style:font-name-asian="Liberation Serif2" style:font-style-asian="normal" style:font-weight-asian="normal" style:font-name-complex="Liberation Serif2" style:font-style-complex="normal" style:font-weight-complex="normal"/>
    </style:style>
    <style:style style:name="T1211" style:family="text">
      <style:text-properties fo:font-variant="normal" fo:text-transform="none" fo:color="#00ccff" style:font-name="Liberation Serif" fo:font-size="10pt" fo:language="grc" fo:country="GR" fo:font-style="normal" style:text-underline-style="none" fo:font-weight="normal" officeooo:rsid="000641ec" style:font-name-asian="Liberation Serif2" style:font-size-asian="10pt" style:font-style-asian="normal" style:font-weight-asian="normal" style:font-name-complex="Liberation Serif2" style:font-size-complex="10pt" style:font-style-complex="normal" style:font-weight-complex="normal" loext:shadow="none"/>
    </style:style>
    <style:style style:name="T1212" style:family="text">
      <style:text-properties fo:font-variant="normal" fo:text-transform="none" fo:color="#00ccff" style:font-name="Liberation Serif" fo:font-size="10pt" fo:language="grc" fo:country="GR" fo:font-style="normal" style:text-underline-style="none" fo:font-weight="bold" officeooo:rsid="000641ec" style:font-name-asian="Liberation Serif2" style:font-size-asian="10pt" style:font-style-asian="normal" style:font-weight-asian="bold" style:font-name-complex="Liberation Serif2" style:font-size-complex="10pt" style:font-style-complex="normal" style:font-weight-complex="bold" loext:padding="0.049cm" loext:border="0.06pt dotted #000000" loext:shadow="none"/>
    </style:style>
    <style:style style:name="T1213" style:family="text">
      <style:text-properties fo:font-variant="normal" fo:text-transform="none" fo:color="#00ccff" style:font-name="Liberation Serif" fo:font-size="10pt" fo:language="grc" fo:country="GR" fo:font-style="normal" style:text-underline-style="none" fo:font-weight="bold" officeooo:rsid="000641ec" style:font-name-asian="Liberation Serif2" style:font-size-asian="10pt" style:font-style-asian="normal" style:font-weight-asian="bold" style:font-name-complex="Liberation Serif2" style:font-size-complex="10pt" style:font-style-complex="normal" style:font-weight-complex="bold" loext:shadow="none"/>
    </style:style>
    <style:style style:name="T1214" style:family="text">
      <style:text-properties fo:font-variant="normal" fo:text-transform="none" fo:color="#00ccff" fo:font-size="10pt" fo:language="grc" fo:country="GR" fo:font-style="normal" style:text-underline-style="none" fo:font-weight="bold" officeooo:rsid="000641ec" style:font-name-asian="Liberation Serif2" style:font-size-asian="10pt" style:font-style-asian="normal" style:font-weight-asian="bold" style:font-name-complex="Liberation Serif2" style:font-size-complex="10pt" style:font-style-complex="normal" style:font-weight-complex="bold"/>
    </style:style>
    <style:style style:name="T1215" style:family="text">
      <style:text-properties fo:font-variant="normal" fo:text-transform="none" fo:color="#00ccff" fo:font-size="10pt" fo:language="grc" fo:country="GR" fo:font-style="normal" style:text-underline-style="none" fo:font-weight="bold" officeooo:rsid="0040cc0d" style:font-name-asian="Liberation Serif2" style:font-size-asian="10pt" style:font-style-asian="normal" style:font-weight-asian="bold" style:font-name-complex="Liberation Serif2" style:font-size-complex="10pt" style:font-style-complex="normal" style:font-weight-complex="bold"/>
    </style:style>
    <style:style style:name="T1216" style:family="text">
      <style:text-properties fo:font-variant="normal" fo:text-transform="none" fo:color="#00ccff" fo:font-size="10pt" fo:language="grc" fo:country="GR" fo:font-style="normal" style:text-underline-style="none" fo:font-weight="bold" officeooo:rsid="0043a52a" style:font-name-asian="Liberation Serif2" style:font-size-asian="10pt" style:font-style-asian="normal" style:font-weight-asian="bold" style:font-name-complex="Liberation Serif2" style:font-size-complex="10pt" style:font-style-complex="normal" style:font-weight-complex="bold"/>
    </style:style>
    <style:style style:name="T1217" style:family="text">
      <style:text-properties fo:font-variant="normal" fo:text-transform="none" fo:color="#00ccff" fo:font-size="10pt" fo:language="grc" fo:country="GR" fo:font-style="normal" style:text-underline-style="none" fo:font-weight="bold" officeooo:rsid="0559337a" style:font-name-asian="Liberation Serif2" style:font-size-asian="10pt" style:font-style-asian="normal" style:font-weight-asian="bold" style:font-name-complex="Liberation Serif2" style:font-size-complex="10pt" style:font-style-complex="normal" style:font-weight-complex="bold"/>
    </style:style>
    <style:style style:name="T1218" style:family="text">
      <style:text-properties fo:font-variant="normal" fo:text-transform="none" fo:color="#00ccff" fo:font-size="10pt" fo:language="grc" fo:country="GR" fo:font-style="normal" style:text-underline-style="none" fo:font-weight="bold" officeooo:rsid="0888164b" style:font-name-asian="Liberation Serif2" style:font-size-asian="10pt" style:font-style-asian="normal" style:font-weight-asian="bold" style:font-name-complex="Liberation Serif2" style:font-size-complex="10pt" style:font-style-complex="normal" style:font-weight-complex="bold"/>
    </style:style>
    <style:style style:name="T1219" style:family="text">
      <style:text-properties fo:font-variant="normal" fo:text-transform="none" fo:color="#00ccff" fo:font-size="10pt" fo:language="grc" fo:country="GR" fo:font-style="normal" style:text-underline-style="none" fo:font-weight="normal" officeooo:rsid="000641ec" style:font-name-asian="Liberation Serif2" style:font-size-asian="10pt" style:font-style-asian="normal" style:font-weight-asian="normal" style:font-name-complex="Liberation Serif2" style:font-size-complex="10pt" style:font-style-complex="normal" style:font-weight-complex="normal"/>
    </style:style>
    <style:style style:name="T1220" style:family="text">
      <style:text-properties fo:font-variant="normal" fo:text-transform="none" fo:color="#9900ff" fo:language="grc" fo:country="GR" fo:font-style="normal" style:text-underline-style="none" fo:font-weight="normal" officeooo:rsid="000641ec" style:font-name-asian="Liberation Serif2" style:font-style-asian="normal" style:font-weight-asian="normal" style:font-name-complex="Liberation Serif2" style:font-style-complex="normal" style:font-weight-complex="normal"/>
    </style:style>
    <style:style style:name="T1221" style:family="text">
      <style:text-properties fo:font-variant="normal" fo:text-transform="none" fo:color="#9900ff" fo:language="grc" fo:country="GR" fo:font-style="normal" style:text-underline-style="none" fo:font-weight="bold" officeooo:rsid="000641ec" style:font-name-asian="Liberation Serif2" style:font-style-asian="normal" style:font-weight-asian="bold" style:font-name-complex="Liberation Serif2" style:font-style-complex="normal" style:font-weight-complex="bold"/>
    </style:style>
    <style:style style:name="T1222" style:family="text">
      <style:text-properties fo:font-variant="normal" fo:text-transform="none" fo:color="#9900ff" fo:font-size="10pt" fo:language="grc" fo:country="GR" fo:font-style="normal" style:text-underline-style="none" fo:font-weight="bold" officeooo:rsid="000641ec" style:font-name-asian="Liberation Serif2" style:font-size-asian="10pt" style:font-style-asian="normal" style:font-weight-asian="bold" style:font-name-complex="Liberation Serif2" style:font-size-complex="10pt" style:font-style-complex="normal" style:font-weight-complex="bold"/>
    </style:style>
    <style:style style:name="T1223" style:family="text">
      <style:text-properties fo:font-variant="normal" fo:text-transform="none" fo:color="#9900ff" fo:font-size="10pt" fo:language="grc" fo:country="GR" fo:font-style="normal" style:text-underline-style="none" fo:font-weight="normal" officeooo:rsid="000641ec" style:font-name-asian="Liberation Serif2" style:font-size-asian="10pt" style:font-style-asian="normal" style:font-weight-asian="normal" style:font-name-complex="Liberation Serif2" style:font-size-complex="10pt" style:font-style-complex="normal" style:font-weight-complex="normal"/>
    </style:style>
    <style:style style:name="T1224" style:family="text">
      <style:text-properties fo:font-variant="normal" fo:text-transform="none" fo:color="#9900ff" style:font-name="Liberation Serif" fo:font-size="10pt" fo:language="grc" fo:country="GR" fo:font-style="normal" style:text-underline-style="none" fo:font-weight="bold" officeooo:rsid="000641ec" style:font-name-asian="Liberation Serif2" style:font-size-asian="10pt" style:font-style-asian="normal" style:font-weight-asian="bold" style:font-name-complex="Liberation Serif2" style:font-size-complex="10pt" style:font-style-complex="normal" style:font-weight-complex="bold"/>
    </style:style>
    <style:style style:name="T1225" style:family="text">
      <style:text-properties fo:font-variant="normal" fo:text-transform="none" fo:color="#9900ff" style:font-name="Liberation Serif" fo:font-size="10pt" fo:language="grc" fo:country="GR" fo:font-style="normal" style:text-underline-style="none" fo:font-weight="normal" officeooo:rsid="000641ec" style:font-name-asian="Liberation Serif2" style:font-size-asian="10pt" style:font-style-asian="normal" style:font-weight-asian="normal" style:font-name-complex="Liberation Serif2" style:font-size-complex="10pt" style:font-style-complex="normal" style:font-weight-complex="normal"/>
    </style:style>
    <style:style style:name="T1226" style:family="text">
      <style:text-properties fo:font-variant="normal" fo:text-transform="none" fo:color="#ff3333" fo:language="grc" fo:country="GR" fo:font-style="normal" style:text-underline-style="none" fo:font-weight="bold" officeooo:rsid="07653fdd" style:font-name-asian="Liberation Serif2" style:font-style-asian="normal" style:font-weight-asian="bold" style:font-name-complex="Liberation Serif2" style:font-style-complex="normal" style:font-weight-complex="bold"/>
    </style:style>
    <style:style style:name="T1227" style:family="text">
      <style:text-properties fo:font-variant="normal" fo:text-transform="none" fo:color="#ff3333" fo:font-size="10pt" fo:language="grc" fo:country="GR" fo:font-style="normal" style:text-underline-style="none" fo:font-weight="bold" officeooo:rsid="000641ec" style:font-name-asian="Liberation Serif2" style:font-size-asian="10pt" style:font-style-asian="normal" style:font-weight-asian="bold" style:font-name-complex="Liberation Serif2" style:font-size-complex="10pt" style:font-style-complex="normal" style:font-weight-complex="bold"/>
    </style:style>
    <style:style style:name="T1228" style:family="text">
      <style:text-properties fo:font-variant="normal" fo:text-transform="none" fo:color="#ff3333" style:font-name="Liberation Serif" fo:language="grc" fo:country="GR" fo:font-style="normal" style:text-underline-style="none" fo:font-weight="bold" officeooo:rsid="035612d7" style:font-style-asian="normal" style:font-weight-asian="bold" style:font-style-complex="normal" style:font-weight-complex="bold" loext:shadow="none"/>
    </style:style>
    <style:style style:name="T1229" style:family="text">
      <style:text-properties fo:font-variant="normal" fo:text-transform="none" fo:color="#ff3333" style:font-name="Liberation Serif" fo:language="grc" fo:country="GR" fo:font-style="normal" style:text-underline-style="none" fo:font-weight="bold" officeooo:rsid="000ff59e" style:font-style-asian="normal" style:font-weight-asian="bold" style:font-style-complex="normal" style:font-weight-complex="bold" loext:shadow="none"/>
    </style:style>
    <style:style style:name="T1230" style:family="text">
      <style:text-properties fo:font-variant="normal" fo:text-transform="none" fo:color="#996600" fo:font-size="10pt" fo:language="grc" fo:country="GR" fo:font-style="normal" style:text-underline-style="none" fo:font-weight="bold" officeooo:rsid="000641ec" style:font-name-asian="Liberation Serif2" style:font-size-asian="10pt" style:font-style-asian="normal" style:font-weight-asian="bold" style:font-name-complex="Liberation Serif2" style:font-size-complex="10pt" style:font-style-complex="normal" style:font-weight-complex="bold"/>
    </style:style>
    <style:style style:name="T1231" style:family="text">
      <style:text-properties fo:font-size="14pt" style:font-size-asian="14pt" style:font-size-complex="14pt"/>
    </style:style>
    <style:style style:name="T1232" style:family="text">
      <style:text-properties fo:font-size="14pt" officeooo:rsid="001e479c" style:font-size-asian="14pt" style:font-size-complex="14pt"/>
    </style:style>
    <style:style style:name="T1233" style:family="text">
      <style:text-properties fo:font-size="14pt" officeooo:rsid="0024eb7b" style:font-size-asian="14pt" style:font-size-complex="14pt"/>
    </style:style>
    <style:style style:name="T1234" style:family="text">
      <style:text-properties fo:font-size="14pt" officeooo:rsid="002371a2" style:font-size-asian="14pt" style:font-size-complex="14pt"/>
    </style:style>
    <style:style style:name="T1235" style:family="text">
      <style:text-properties fo:font-size="14pt" officeooo:rsid="00278373" style:font-size-asian="14pt" style:font-size-complex="14pt"/>
    </style:style>
    <style:style style:name="T1236" style:family="text">
      <style:text-properties fo:font-size="14pt" officeooo:rsid="002b2698" style:font-size-asian="14pt" style:font-size-complex="14pt"/>
    </style:style>
    <style:style style:name="T1237" style:family="text">
      <style:text-properties fo:font-size="14pt" officeooo:rsid="002e680b" style:font-size-asian="14pt" style:font-size-complex="14pt"/>
    </style:style>
    <style:style style:name="T1238" style:family="text">
      <style:text-properties fo:font-size="14pt" style:text-underline-style="solid" style:text-underline-width="auto" style:text-underline-color="font-color" officeooo:rsid="0024eb7b" style:font-size-asian="14pt" style:font-size-complex="14pt" loext:padding="0cm" loext:border="none" loext:shadow="none"/>
    </style:style>
    <style:style style:name="T1239" style:family="text">
      <style:text-properties fo:font-size="14pt" style:text-underline-style="solid" style:text-underline-width="auto" style:text-underline-color="font-color" officeooo:rsid="00278373" style:font-size-asian="14pt" style:font-size-complex="14pt" loext:padding="0cm" loext:border="none" loext:shadow="none"/>
    </style:style>
    <style:style style:name="T1240" style:family="text">
      <style:text-properties fo:font-size="14pt" style:text-underline-style="solid" style:text-underline-width="auto" style:text-underline-color="font-color" officeooo:rsid="002b2698" style:font-size-asian="14pt" style:font-size-complex="14pt"/>
    </style:style>
    <style:style style:name="T1241" style:family="text">
      <style:text-properties fo:font-size="14pt" style:text-underline-style="solid" style:text-underline-width="auto" style:text-underline-color="font-color" officeooo:rsid="002e680b" style:font-size-asian="14pt" style:font-size-complex="14pt"/>
    </style:style>
    <style:style style:name="T1242" style:family="text">
      <style:text-properties fo:font-size="14pt" style:text-underline-style="dotted" style:text-underline-width="auto" style:text-underline-color="font-color" officeooo:rsid="002e680b" style:font-size-asian="14pt" style:font-size-complex="14pt"/>
    </style:style>
    <style:style style:name="T1243" style:family="text">
      <style:text-properties officeooo:rsid="04c22542"/>
    </style:style>
    <style:style style:name="T1244" style:family="text">
      <style:text-properties fo:font-variant="small-caps" fo:font-style="normal" style:text-underline-style="none" officeooo:rsid="0671a4cf" style:font-style-asian="normal" style:font-style-complex="normal" loext:border-line-width-top="0.018cm 0.004cm 0.018cm" loext:border-line-width-bottom="0.018cm 0.004cm 0.018cm" loext:padding="0.049cm" loext:border-left="none" loext:border-right="none" loext:border-top="1.11pt double-thin #000000" loext:border-bottom="1.11pt double-thin #000000" loext:shadow="none"/>
    </style:style>
    <style:style style:name="T1245" style:family="text">
      <style:text-properties fo:font-variant="small-caps" fo:font-style="normal" officeooo:rsid="0671a4cf" style:font-style-asian="normal" style:font-style-complex="normal" loext:border-line-width-top="0.018cm 0.004cm 0.018cm" loext:border-line-width-bottom="0.018cm 0.004cm 0.018cm" loext:padding="0.049cm" loext:border-left="none" loext:border-right="none" loext:border-top="1.11pt double-thin #000000" loext:border-bottom="1.11pt double-thin #000000" loext:shadow="none"/>
    </style:style>
    <style:style style:name="T1246" style:family="text">
      <style:text-properties fo:font-variant="small-caps" fo:font-size="9pt" fo:font-style="normal" style:text-underline-style="none" officeooo:rsid="0671a4cf" style:font-name-asian="Liberation Serif2" style:font-size-asian="9pt" style:font-style-asian="normal" style:font-name-complex="Liberation Serif2" style:font-size-complex="9pt" style:font-style-complex="normal" loext:border-line-width-top="0.018cm 0.004cm 0.018cm" loext:border-line-width-bottom="0.018cm 0.004cm 0.018cm" loext:padding="0.049cm" loext:border-left="none" loext:border-right="none" loext:border-top="1.11pt double-thin #000000" loext:border-bottom="1.11pt double-thin #000000" loext:shadow="none"/>
    </style:style>
    <style:style style:name="T1247" style:family="text">
      <style:text-properties fo:font-variant="small-caps" fo:font-size="9pt" fo:font-style="normal" style:text-underline-style="none" officeooo:rsid="0671a4cf" style:font-size-asian="9pt" style:font-style-asian="normal" style:font-size-complex="9pt" style:font-style-complex="normal" loext:border-line-width-top="0.018cm 0.004cm 0.018cm" loext:border-line-width-bottom="0.018cm 0.004cm 0.018cm" loext:padding="0.049cm" loext:border-left="none" loext:border-right="none" loext:border-top="1.11pt double-thin #000000" loext:border-bottom="1.11pt double-thin #000000" loext:shadow="none"/>
    </style:style>
    <style:style style:name="T1248" style:family="text">
      <style:text-properties fo:font-variant="small-caps" fo:font-size="9pt" fo:language="grc" fo:country="GR" fo:font-style="normal" style:text-underline-style="none" officeooo:rsid="0671a4cf" style:font-size-asian="9pt" style:font-style-asian="normal" style:font-size-complex="9pt" style:font-style-complex="normal" loext:border-line-width-top="0.018cm 0.004cm 0.018cm" loext:border-line-width-bottom="0.018cm 0.004cm 0.018cm" loext:padding="0.049cm" loext:border-left="none" loext:border-right="none" loext:border-top="1.11pt double-thin #000000" loext:border-bottom="1.11pt double-thin #000000" loext:shadow="none"/>
    </style:style>
    <style:style style:name="T1249" style:family="text">
      <style:text-properties fo:font-variant="small-caps" style:font-name="Liberation Serif1" fo:font-style="normal" style:text-underline-style="none" officeooo:rsid="0671a4cf" style:font-style-asian="normal" style:font-style-complex="normal" loext:border-line-width-top="0.018cm 0.004cm 0.018cm" loext:border-line-width-bottom="0.018cm 0.004cm 0.018cm" loext:padding="0.049cm" loext:border-left="none" loext:border-right="none" loext:border-top="1.11pt double-thin #000000" loext:border-bottom="1.11pt double-thin #000000" loext:shadow="none"/>
    </style:style>
    <style:style style:name="T1250" style:family="text">
      <style:text-properties fo:font-variant="small-caps" style:use-window-font-color="true" fo:language="grc" fo:country="GR" style:text-underline-style="none" officeooo:rsid="06ef2b7a"/>
    </style:style>
    <style:style style:name="T1251" style:family="text">
      <style:text-properties officeooo:rsid="04e4f4db"/>
    </style:style>
    <style:style style:name="T1252" style:family="text">
      <style:text-properties officeooo:rsid="0508ff7e"/>
    </style:style>
    <style:style style:name="T1253" style:family="text">
      <style:text-properties officeooo:rsid="0508ff7e" loext:padding="0.049cm" loext:border="0.06pt dotted #000000" loext:shadow="none"/>
    </style:style>
    <style:style style:name="T1254" style:family="text">
      <style:text-properties officeooo:rsid="0671a4cf"/>
    </style:style>
    <style:style style:name="T1255" style:family="text">
      <style:text-properties officeooo:rsid="07d3a453"/>
    </style:style>
    <style:style style:name="T1256" style:family="text">
      <style:text-properties officeooo:rsid="07d7387f"/>
    </style:style>
    <style:style style:name="T1257" style:family="text">
      <style:text-properties officeooo:rsid="07daac51"/>
    </style:style>
    <style:style style:name="T1258" style:family="text">
      <style:text-properties officeooo:rsid="07ee8567"/>
    </style:style>
    <style:style style:name="T1259" style:family="text">
      <style:text-properties officeooo:rsid="07f4c348"/>
    </style:style>
    <style:style style:name="T1260" style:family="text">
      <style:text-properties officeooo:rsid="01fb066e"/>
    </style:style>
    <style:style style:name="T1261" style:family="text">
      <style:text-properties officeooo:rsid="04b4be3c"/>
    </style:style>
    <style:style style:name="T1262" style:family="text">
      <style:text-properties officeooo:rsid="04b55825"/>
    </style:style>
    <style:style style:name="T1263" style:family="text">
      <style:text-properties officeooo:rsid="04c8d1c3"/>
    </style:style>
    <style:style style:name="T1264" style:family="text">
      <style:text-properties officeooo:rsid="04c8d1c3" loext:padding="0.049cm" loext:border="0.06pt dotted #000000" loext:shadow="none"/>
    </style:style>
    <style:style style:name="T1265" style:family="text">
      <style:text-properties style:font-name="Liberation Serif" fo:font-size="10pt" fo:language="grc" fo:country="GR" style:font-size-asian="10pt" style:font-size-complex="10pt"/>
    </style:style>
    <style:style style:name="T1266" style:family="text">
      <style:text-properties style:font-name="Liberation Serif" fo:font-size="10pt" fo:language="grc" fo:country="GR" officeooo:rsid="079e9938" style:font-size-asian="10pt" style:font-size-complex="10pt"/>
    </style:style>
    <style:style style:name="T1267" style:family="text">
      <style:text-properties style:font-name="Liberation Serif" fo:font-size="10pt" fo:language="grc" fo:country="GR" officeooo:rsid="07be654f" style:font-size-asian="10pt" style:font-size-complex="10pt"/>
    </style:style>
    <style:style style:name="T1268" style:family="text">
      <style:text-properties style:font-name="Liberation Serif" fo:font-size="10pt" fo:language="grc" fo:country="GR" officeooo:rsid="082e28b7" style:font-size-asian="10pt" style:font-size-complex="10pt"/>
    </style:style>
    <style:style style:name="T1269" style:family="text">
      <style:text-properties style:font-name="Liberation Serif" fo:font-size="10pt" fo:language="grc" fo:country="GR" officeooo:rsid="07bf2b23" style:font-size-asian="10pt" style:font-size-complex="10pt"/>
    </style:style>
    <style:style style:name="T1270" style:family="text">
      <style:text-properties style:font-name="Liberation Serif" fo:font-size="10pt" fo:language="grc" fo:country="GR" style:text-underline-style="solid" style:text-underline-width="auto" style:text-underline-color="font-color" fo:font-weight="bold" style:font-size-asian="10pt" style:font-weight-asian="bold" style:font-size-complex="10pt" style:font-weight-complex="bold"/>
    </style:style>
    <style:style style:name="T1271" style:family="text">
      <style:text-properties style:font-name="Liberation Serif" fo:font-size="14pt" fo:font-weight="bold" officeooo:rsid="046779cc" style:font-size-asian="14pt" style:font-weight-asian="bold" style:font-size-complex="14pt" style:font-weight-complex="bold"/>
    </style:style>
    <style:style style:name="T1272" style:family="text">
      <style:text-properties style:font-name="Liberation Serif" fo:font-size="14pt" fo:font-weight="bold" officeooo:rsid="049d3b7c" style:font-size-asian="14pt" style:font-weight-asian="bold" style:font-size-complex="14pt" style:font-weight-complex="bold"/>
    </style:style>
    <style:style style:name="T1273" style:family="text">
      <style:text-properties style:font-name="Liberation Serif" fo:font-size="14pt" fo:font-weight="bold" officeooo:rsid="000641ec" style:font-size-asian="14pt" style:font-weight-asian="bold" style:font-size-complex="14pt" style:font-weight-complex="bold"/>
    </style:style>
    <style:style style:name="T1274" style:family="text">
      <style:text-properties style:font-name="Liberation Serif" fo:font-size="14pt" fo:font-weight="bold" officeooo:rsid="02a7a4ad" style:font-size-asian="14pt" style:font-weight-asian="bold" style:font-size-complex="14pt" style:font-weight-complex="bold"/>
    </style:style>
    <style:style style:name="T1275" style:family="text">
      <style:text-properties style:font-name="Liberation Serif" fo:font-size="14pt" style:font-size-asian="14pt" style:font-size-complex="14pt"/>
    </style:style>
    <style:style style:name="T1276" style:family="text">
      <style:text-properties style:font-name="Liberation Serif" fo:font-size="14pt" officeooo:rsid="000641ec" style:font-size-asian="14pt" style:font-size-complex="14pt"/>
    </style:style>
    <style:style style:name="T1277" style:family="text">
      <style:text-properties style:font-name="Liberation Serif" fo:font-size="14pt" officeooo:rsid="000641ec" style:font-size-asian="14pt" style:font-size-complex="14pt" loext:padding="0.049cm" loext:border="0.06pt dotted #000000" loext:shadow="none"/>
    </style:style>
    <style:style style:name="T1278" style:family="text">
      <style:text-properties style:font-name="Liberation Serif" fo:font-size="14pt" style:text-underline-style="solid" style:text-underline-width="auto" style:text-underline-color="font-color" officeooo:rsid="000641ec" style:font-size-asian="14pt" style:font-size-complex="14pt"/>
    </style:style>
    <style:style style:name="T1279" style:family="text">
      <style:text-properties style:font-name="Liberation Serif" fo:font-size="14pt" style:text-underline-style="dotted" style:text-underline-width="auto" style:text-underline-color="font-color" officeooo:rsid="000641ec" style:font-size-asian="14pt" style:font-size-complex="14pt" loext:shadow="none"/>
    </style:style>
    <style:style style:name="T1280" style:family="text">
      <style:text-properties officeooo:rsid="0833a58f"/>
    </style:style>
    <style:style style:name="T1281" style:family="text">
      <style:text-properties fo:color="#d27e2b"/>
    </style:style>
    <style:style style:name="T1282" style:family="text">
      <style:text-properties fo:color="#d27e2b" fo:font-size="9pt" fo:language="grc" fo:country="GR" fo:font-style="italic" style:font-size-asian="9pt" style:font-style-asian="italic" style:font-size-complex="9pt" style:font-style-complex="italic"/>
    </style:style>
    <style:style style:name="T1283" style:family="text">
      <style:text-properties fo:color="#d27e2b" fo:font-size="9pt" fo:language="grc" fo:country="GR" fo:font-style="italic" fo:font-weight="normal" officeooo:rsid="08d0082e" style:font-size-asian="9pt" style:font-style-asian="italic" style:font-weight-asian="normal" style:font-size-complex="9pt"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2"/>
      <text:p text:style-name="P235">PROGRAMME DE GREC ANCIEN</text:p>
      <text:p text:style-name="P236">(~ 30 heures de cours)</text:p>
      <text:p text:style-name="P236"/>
      <text:p text:style-name="P237">μὲν… δὲ…<text:note text:id="ftn1" text:note-class="footnote"><text:note-citation>1</text:note-citation><text:note-body><text:p text:style-name="P280">« d’une part… d’autre part… »</text:p></text:note-body></text:note></text:p>
      <text:p text:style-name="P234"/>
      <text:p text:style-name="P113"/>
      <text:p text:style-name="P113"><text:span text:style-name="T943">― </text:span>GRAMMAIRE <text:span text:style-name="T943">―</text:span></text:p>
      <text:p text:style-name="P117"/>
      <text:p text:style-name="P156"><text:span text:style-name="T535">(0) </text:span><text:span text:style-name="T536">prononciation </text:span><text:span text:style-name="T537">et orthographe</text:span></text:p>
      <text:p text:style-name="P137"/>
      <text:p text:style-name="P76"><text:tab/>ΑΒΓΔΕΖΗΘΙΚΛΜΝΞΟΠΡΣΤΥΦΧΨΩ</text:p>
      <text:p text:style-name="P76"><text:tab/>αβγδεζηθικλμνξοπρστυφχψω</text:p>
      <text:p text:style-name="P76"><text:tab/> ϐ <text:s text:c="14"/>ς</text:p>
      <text:p text:style-name="P76"/>
      <text:p text:style-name="P77"><text:span text:style-name="T532"><text:tab/>a</text:span><text:span text:style-name="T531">bgdé ê iklmnxoprstu <text:s text:c="2"/>ô</text:span></text:p>
      <text:p text:style-name="P51"><text:span text:style-name="T455"><text:s/><text:tab/></text:span><text:span text:style-name="T464">ζ<text:tab/></text:span><text:span text:style-name="T469">[ </text:span><text:span text:style-name="T470">zd / </text:span><text:span text:style-name="T471">mais d</text:span><text:span text:style-name="T486">z</text:span><text:span text:style-name="T471"> dans </text:span><text:span text:style-name="T472">Ζεύς </text:span><text:span text:style-name="T469">]<text:tab/><text:tab/></text:span><text:span text:style-name="T473">→ zd</text:span></text:p>
      <text:p text:style-name="P51"><text:span text:style-name="T464"><text:tab/>θ<text:tab/></text:span><text:span text:style-name="T469">[ </text:span><text:span text:style-name="T471">t+expiration (anglais </text:span><text:span text:style-name="T552">table</text:span><text:span text:style-name="T471">) </text:span><text:span text:style-name="T469">]</text:span><text:span text:style-name="T471"><text:tab/>→ t</text:span></text:p>
      <text:p text:style-name="P51"><text:span text:style-name="T471"><text:tab/></text:span><text:span text:style-name="T464">φ<text:tab/></text:span><text:span text:style-name="T469">[ </text:span><text:span text:style-name="T474">p+expiration (anglais </text:span><text:span text:style-name="T553">pop</text:span><text:span text:style-name="T474">) </text:span><text:span text:style-name="T469">]</text:span><text:span text:style-name="T474"><text:tab/>→ p</text:span></text:p>
      <text:p text:style-name="P51"><text:span text:style-name="T471"><text:tab/></text:span><text:span text:style-name="T464">χ<text:tab/></text:span><text:span text:style-name="T469">[ </text:span><text:span text:style-name="T473">k+expiration (anglais </text:span><text:span text:style-name="T554">cat</text:span><text:span text:style-name="T473">) </text:span><text:span text:style-name="T469">]</text:span><text:span text:style-name="T473"><text:tab/>→ k </text:span></text:p>
      <text:p text:style-name="P51"><text:span text:style-name="T473"><text:tab/></text:span><text:span text:style-name="T464">ψ<text:tab/></text:span><text:span text:style-name="T469">[ </text:span><text:span text:style-name="T473">ps </text:span><text:span text:style-name="T469">]</text:span><text:span text:style-name="T473"><text:tab/><text:tab/><text:tab/><text:tab/></text:span><text:span text:style-name="T475">→ ps</text:span></text:p>
      <text:p text:style-name="P45"/>
      <text:p text:style-name="P158"><text:span text:style-name="T407"><text:tab/></text:span><text:span text:style-name="T416">diphtongue</text:span><text:span text:style-name="T417">s</text:span><text:span text:style-name="T416"> :</text:span></text:p>
      <text:p text:style-name="P158"><text:tab/><text:tab/>ει [<text:span text:style-name="T577">é long</text:span>] <text:tab/>: <text:span text:style-name="T946">κ</text:span>ρίνει (i<text:span text:style-name="T942">l distingue</text:span>)</text:p>
      <text:p text:style-name="P158"><text:tab/><text:tab/>αι <text:span text:style-name="T580">[a+ï]<text:tab/><text:tab/>: </text:span><text:span text:style-name="T459">αἱ γλῶ</text:span><text:span text:style-name="T491">ττα</text:span><text:span text:style-name="T459">ι </text:span><text:span text:style-name="T487">(les langues)</text:span></text:p>
      <text:p text:style-name="P158"><text:span text:style-name="T455"><text:tab/><text:tab/></text:span><text:span text:style-name="T462">οι <text:s/></text:span><text:span text:style-name="T463">[o+ï]<text:tab/><text:tab/>: τoῖς δώροις </text:span><text:span text:style-name="T488">(aux cadeaux)</text:span></text:p>
      <text:p text:style-name="P158"><text:span text:style-name="T4"><text:tab/><text:tab/>ου [long </text:span><text:span text:style-name="T548">ou</text:span><text:span text:style-name="T5">] <text:tab/>: φέρουσιν (ils portent)</text:span></text:p>
      <text:p text:style-name="P158"><text:tab/><text:tab/><text:span text:style-name="T464">ε</text:span><text:span text:style-name="T465">υ </text:span><text:span text:style-name="T466">[é+ou]</text:span> <text:tab/>: <text:span text:style-name="T578">ὦ Ζεῦ (ô Zeus!)</text:span></text:p>
      <text:p text:style-name="P52"><text:span text:style-name="T461"><text:tab/><text:tab/>α</text:span><text:span text:style-name="T476">υ </text:span><text:span text:style-name="T477">[</text:span><text:span text:style-name="T478">a+ou</text:span><text:span text:style-name="T477">]<text:tab/>: </text:span><text:span text:style-name="T472">αὐτίκα </text:span><text:span text:style-name="T479">(</text:span><text:span text:style-name="T482">aussitôt</text:span><text:span text:style-name="T479">)</text:span></text:p>
      <text:p text:style-name="P50"/>
      <text:p text:style-name="P50"/>
      <text:p text:style-name="P50"/>
      <text:p text:style-name="P50"/>
      <text:p text:style-name="P73">[1]</text:p>
      <text:p text:style-name="P54"><text:tab/>accents :</text:p>
      <text:p text:style-name="P46"><text:tab/><text:tab/>α ά ὰ ᾶ</text:p>
      <text:p text:style-name="P46"><text:tab/><text:tab/>ι ί ὶ ῖ</text:p>
      <text:p text:style-name="P46"><text:tab/><text:tab/>ω ώ ὼ ῶ</text:p>
      <text:p text:style-name="P56"/>
      <text:p text:style-name="P49"><text:span text:style-name="T416"><text:tab/>iota souscrit :</text:span><text:span text:style-name="T941"><text:tab/></text:span></text:p>
      <text:p text:style-name="P45"><text:tab/><text:tab/>ᾳ … ῳ<text:tab/>[ai, ôi]<text:tab/>: <text:s/>τῇ γλώσσῃ <text:span text:style-name="T1258">(à la langue)</text:span></text:p>
      <text:p text:style-name="P45"/>
      <text:p text:style-name="P52"><text:span text:style-name="T464"><text:tab/></text:span><text:span text:style-name="T420">esprit rude </text:span><text:span text:style-name="T421">et esprit doux </text:span><text:span text:style-name="T420">:</text:span><text:span text:style-name="T480"> <text:s/></text:span></text:p>
      <text:p text:style-name="P52"><text:span text:style-name="T480"><text:tab/><text:tab/></text:span><text:span text:style-name="T481">ὁ, <text:s/>οἱ, <text:s/></text:span><text:span text:style-name="T459">αἱ, … </text:span><text:span text:style-name="T489">(le, les</text:span><text:span text:style-name="T490">-masculin</text:span><text:span text:style-name="T489">, les</text:span><text:span text:style-name="T490">-féminin</text:span><text:span text:style-name="T489">)</text:span></text:p>
      <text:p text:style-name="P65"><text:span text:style-name="T786"><text:tab/><text:tab/> </text:span><text:span text:style-name="T64">ἆ</text:span><text:span text:style-name="T787">ρ' ἐστὶ </text:span><text:span text:style-name="T788">(est-ce qu’il est...)</text:span></text:p>
      <text:p text:style-name="P44"/>
      <text:p text:style-name="P59">(1) cas et fonctions</text:p>
      <text:p text:style-name="P60"/>
      <text:p text:style-name="P60">(1.a) <text:span text:style-name="T454">sujet et attribut du sujet</text:span></text:p>
      <text:p text:style-name="P60"/>
      <text:p text:style-name="P60"><text:span text:style-name="T456">La vieille voiture </text:span><text:span text:style-name="T19">est</text:span><text:span text:style-name="T456"> verte.</text:span></text:p>
      <text:p text:style-name="P47"><text:tab/>La vie<text:span text:style-name="T1259">i</text:span>lle voiture : sujet de « est »</text:p>
      <text:p text:style-name="P47"><text:tab/>verte : attribut du sujet de « est ».</text:p>
      <text:p text:style-name="P48"/>
      <text:p text:style-name="P60"><text:span text:style-name="T69">La vieille voiture</text:span><text:span text:style-name="T456"> </text:span><text:span text:style-name="T19">est</text:span><text:span text:style-name="T456"> </text:span><text:span text:style-name="T69">verte</text:span><text:span text:style-name="T456">.</text:span></text:p>
      <text:p text:style-name="P55"><text:span text:style-name="T457"><text:tab/></text:span><text:span text:style-name="T70">La vie</text:span><text:span text:style-name="T71">i</text:span><text:span text:style-name="T70">lle voiture</text:span><text:span text:style-name="T457"> : </text:span><text:span text:style-name="T467">nominatif</text:span></text:p>
      <text:p text:style-name="P47"><text:tab/><text:span text:style-name="T67">verte </text:span>: <text:span text:style-name="T782">nominatif</text:span></text:p>
      <text:p text:style-name="P47"/>
      <text:p text:style-name="P61"><text:span text:style-name="T454">(</text:span>1.b) sujet, COD, <text:span text:style-name="T495">CdN et CC</text:span></text:p>
      <text:p text:style-name="P61"/>
      <text:p text:style-name="P68"><text:span text:style-name="T40">Le chat </text:span><text:span text:style-name="T20">mange</text:span><text:span text:style-name="T40"> les souris du voisin avec ses dents.</text:span></text:p>
      <text:p text:style-name="P57"><text:tab/><text:span text:style-name="T496">le chat : sujet de « mange »</text:span></text:p>
      <text:p text:style-name="P57"><text:tab/><text:tab/> <text:s text:c="2"/><text:span text:style-name="T496">les souris du voisin : complément du verbe « mange »</text:span></text:p>
      <text:p text:style-name="P53"><text:tab/><text:tab/><text:tab/> <text:s text:c="5"/><text:span text:style-name="T497">du voisin : CdN de « les souris »</text:span></text:p>
      <text:p text:style-name="P53"><text:tab/><text:tab/><text:tab/><text:tab/><text:tab/><text:tab/><text:span text:style-name="T496">avec ses dents : CC de moyen</text:span></text:p>
      <text:p text:style-name="P53"/>
      <text:p text:style-name="P68"><text:span text:style-name="T74">Le chat</text:span><text:span text:style-name="T40"> </text:span><text:span text:style-name="T20">mange</text:span><text:span text:style-name="T40"> </text:span><text:span text:style-name="T163">les souris</text:span><text:span text:style-name="T40"> </text:span><text:span text:style-name="T233">du voisin</text:span><text:span text:style-name="T40"> </text:span><text:span text:style-name="T501">avec ses dents</text:span><text:span text:style-name="T40">.</text:span></text:p>
      <text:p text:style-name="P68"><text:span text:style-name="T40"><text:s text:c="5"/></text:span><text:span text:style-name="T527">N.<text:tab/><text:tab/> <text:s text:c="3"/>Acc.<text:tab/> <text:s text:c="10"/>G. <text:s text:c="11"/>D.</text:span></text:p>
      <text:p text:style-name="P68"/>
      <text:p text:style-name="P68"/>
      <text:p text:style-name="P75">[2]</text:p>
      <text:p text:style-name="P59"><text:soft-page-break/></text:p>
      <text:p text:style-name="P59">(<text:span text:style-name="T528">2</text:span>) les mots du type <text:span text:style-name="T529">ὁ </text:span>ἄνθρωπος</text:p>
      <text:p text:style-name="P69"/>
      <text:p text:style-name="P69"><text:span text:style-name="T529">nominatif <text:tab/></text:span><text:span text:style-name="T412">ὁ</text:span><text:span text:style-name="T529"> </text:span>ἄνθρωπ<text:span text:style-name="T407">ος</text:span><text:tab/><text:tab/><text:span text:style-name="T407">οἱ</text:span> ἄνθρωπ<text:span text:style-name="T407">οι</text:span><text:tab/><text:tab/></text:p>
      <text:p text:style-name="P69"><text:span text:style-name="T529">accusatif<text:tab/></text:span><text:span text:style-name="T412">τὸν</text:span><text:span text:style-name="T529"> </text:span>ἄνθρωπ<text:span text:style-name="T407">ον<text:tab/></text:span><text:tab/><text:span text:style-name="T407">τοὺς</text:span> ἀνθρώπ<text:span text:style-name="T407">ους</text:span></text:p>
      <text:p text:style-name="P69"><text:span text:style-name="T529">génitif<text:tab/><text:tab/></text:span><text:span text:style-name="T412">τοῦ</text:span><text:span text:style-name="T529"> </text:span>ἀνθρώπ<text:span text:style-name="T407">ου<text:tab/></text:span><text:tab/><text:span text:style-name="T407">τῶν</text:span> ἀνθρώπ<text:span text:style-name="T407">ων</text:span></text:p>
      <text:p text:style-name="P69"><text:span text:style-name="T529">datif<text:tab/><text:tab/></text:span><text:span text:style-name="T412">τῷ</text:span><text:span text:style-name="T529"> </text:span>ἀνθρώπ<text:span text:style-name="T407">ῳ</text:span><text:tab/><text:tab/><text:span text:style-name="T407">τoῖς</text:span> ἀνθρώπ<text:span text:style-name="T407">οις </text:span></text:p>
      <text:p text:style-name="P62"/>
      <text:p text:style-name="P62"><text:span text:style-name="T468">nominatif<text:tab/></text:span><text:span text:style-name="T455">τὸ δῶρ</text:span>ον<text:tab/><text:tab/>τὰ <text:span text:style-name="T455">δῶρ</text:span>α</text:p>
      <text:p text:style-name="P1"><text:span text:style-name="T783">accusatif</text:span><text:tab/><text:span text:style-name="T407">τὸ</text:span> δῶρ<text:span text:style-name="T407">ον</text:span><text:tab/><text:tab/><text:span text:style-name="T407">τὰ </text:span>δῶρ<text:span text:style-name="T407">α</text:span></text:p>
      <text:p text:style-name="P62"><text:span text:style-name="T468">génitif</text:span><text:tab/><text:tab/>τοῦ<text:span text:style-name="T455"> δώρ</text:span>ου<text:tab/><text:tab/>τῶν<text:span text:style-name="T455"> δώρ</text:span>ων</text:p>
      <text:p text:style-name="P1"><text:span text:style-name="T783">datif<text:tab/><text:tab/></text:span><text:span text:style-name="T407">τῷ</text:span> δώρ<text:span text:style-name="T407">ῳ</text:span><text:tab/><text:tab/><text:span text:style-name="T407">τoῖς </text:span>δώρ<text:span text:style-name="T407">οις</text:span></text:p>
      <text:p text:style-name="P58"/>
      <text:p text:style-name="P69"><text:span text:style-name="T427">(3) </text:span><text:span text:style-name="T413">les mots du type ἡ γλῶ</text:span><text:span text:style-name="T538">ττ</text:span><text:span text:style-name="T414">α</text:span></text:p>
      <text:p text:style-name="P64"/>
      <text:p text:style-name="P70"><text:span text:style-name="T458">n</text:span><text:span text:style-name="T455">ominatif<text:tab/></text:span><text:span text:style-name="T413">ἡ </text:span><text:span text:style-name="T459">γλῶ</text:span><text:span text:style-name="T534">ττ</text:span><text:span text:style-name="T459">α<text:tab/><text:tab/></text:span><text:span text:style-name="T413">αἱ </text:span><text:span text:style-name="T459">γλῶ</text:span><text:span text:style-name="T534">ττ</text:span><text:span text:style-name="T413">αι</text:span></text:p>
      <text:p text:style-name="P66">accusatif<text:tab/><text:span text:style-name="T407">τὴν</text:span> γλῶ<text:span text:style-name="T546">ττ</text:span><text:span text:style-name="T530">α</text:span><text:span text:style-name="T407">ν<text:tab/><text:tab/>τὰς </text:span>γλώ<text:span text:style-name="T546">ττ</text:span><text:span text:style-name="T413">α</text:span><text:span text:style-name="T407">ς</text:span></text:p>
      <text:p text:style-name="P66">génitif<text:tab/><text:tab/><text:span text:style-name="T407">τῆς</text:span> γλώ<text:span text:style-name="T546">ττ</text:span>η<text:span text:style-name="T407">ς<text:tab/><text:tab/>τῶν </text:span>γλω<text:span text:style-name="T546">ττ</text:span><text:span text:style-name="T407">ῶν</text:span></text:p>
      <text:p text:style-name="P66">datif<text:tab/><text:tab/><text:span text:style-name="T407">τῇ </text:span>γλώ<text:span text:style-name="T546">ττ</text:span><text:span text:style-name="T407">ῃ<text:tab/><text:tab/>ταῖς </text:span>γλώ<text:span text:style-name="T546">ττ</text:span><text:span text:style-name="T407">αις</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4">[3]</text:p>
      <text:p text:style-name="P63">(<text:span text:style-name="T528">4</text:span>) les verbes du type λύειν</text:p>
      <text:p text:style-name="P69"/>
      <text:p text:style-name="P69"><text:span text:style-name="T784">A.inf.présent</text:span><text:tab/><text:tab/><text:span text:style-name="T784">A.ind.présent<text:tab/><text:tab/><text:tab/>M//P.ind.présent<text:tab/></text:span></text:p>
      <text:p text:style-name="P67"/>
      <text:p text:style-name="P69"><text:span text:style-name="T460">λύ</text:span><text:span text:style-name="T415">ειν</text:span></text:p>
      <text:p text:style-name="P71"><text:tab/><text:tab/><text:tab/>1S<text:tab/>λύ<text:span text:style-name="T407">ω</text:span></text:p>
      <text:p text:style-name="P71"><text:tab/><text:tab/><text:tab/>2S<text:tab/>λύ<text:span text:style-name="T407">εις</text:span></text:p>
      <text:p text:style-name="P71"><text:tab/><text:tab/><text:tab/>3S<text:tab/>λύ<text:span text:style-name="T407">ει<text:tab/><text:tab/><text:tab/></text:span><text:span text:style-name="T455">λύ</text:span><text:span text:style-name="T407">εται</text:span></text:p>
      <text:p text:style-name="P71"><text:tab/><text:tab/><text:tab/>1P<text:tab/>λύ<text:span text:style-name="T407">ομεν</text:span></text:p>
      <text:p text:style-name="P71"><text:tab/><text:tab/><text:tab/>2P<text:tab/>λύ<text:span text:style-name="T407">ετε</text:span></text:p>
      <text:p text:style-name="P71"><text:tab/><text:tab/><text:tab/>3P<text:tab/>λύ<text:span text:style-name="T407">ουσι</text:span>(ν)<text:tab/><text:tab/>λύ<text:span text:style-name="T407">ονται</text:span></text:p>
      <text:p text:style-name="P215"/>
      <text:p text:style-name="P215">(5) le verbe <text:span text:style-name="T693">εἶναι</text:span></text:p>
      <text:p text:style-name="P214"/>
      <text:p text:style-name="P69"><text:span text:style-name="T785">A.inf.présent</text:span><text:tab/><text:tab/><text:span text:style-name="T785">A.ind..présent</text:span></text:p>
      <text:p text:style-name="P69"/>
      <text:p text:style-name="P72">εἶναι</text:p>
      <text:p text:style-name="P69"/>
      <text:p text:style-name="P71"><text:tab/><text:tab/><text:tab/>1S<text:tab/><text:span text:style-name="T533">εἰμί </text:span></text:p>
      <text:p text:style-name="P71"><text:tab/><text:tab/><text:tab/>2S<text:tab/><text:span text:style-name="T533">εἶ</text:span></text:p>
      <text:p text:style-name="P71"><text:tab/><text:tab/><text:tab/>3S<text:tab/><text:span text:style-name="T533">ἐστὶ</text:span><text:span text:style-name="T545">(ν)</text:span></text:p>
      <text:p text:style-name="P64"><text:tab/><text:tab/><text:tab/>1P<text:tab/><text:span text:style-name="T693">ἐσμέν</text:span></text:p>
      <text:p text:style-name="P64"><text:tab/><text:tab/><text:tab/>2P<text:tab/><text:span text:style-name="T693">ἐστέ</text:span></text:p>
      <text:p text:style-name="P71"><text:tab/><text:tab/><text:tab/>3P<text:tab/><text:span text:style-name="T692">εἰσί(ν)</text:span></text:p>
      <text:p text:style-name="P114"/>
      <text:p text:style-name="P114"/>
      <text:p text:style-name="P114"/>
      <text:p text:style-name="P114"/>
      <text:p text:style-name="P114"/>
      <text:p text:style-name="P114"/>
      <text:p text:style-name="P114"/>
      <text:p text:style-name="P114"/>
      <text:p text:style-name="P216">[4]</text:p>
      <text:p text:style-name="P115"><text:soft-page-break/><text:span text:style-name="T944">― </text:span><text:span text:style-name="T38">VOCABULAIRE </text:span><text:span text:style-name="T944">―</text:span></text:p>
      <text:p text:style-name="P198"/>
      <text:p text:style-name="P82">Les mots suivis d’un astérisque <text:span text:style-name="T1256">ne font pas partie du programme grammatical : demandez conseil pour les fléchir ou les conjuguer.</text:span></text:p>
      <text:p text:style-name="P82"/>
      <text:p text:style-name="P83"><text:span text:style-name="T605">PREMIERE PARTIE : </text:span><text:span text:style-name="T606">textes 1.</text:span><text:span text:style-name="T607">0</text:span><text:span text:style-name="T606">1 </text:span><text:span text:style-name="T607">à 1.10</text:span></text:p>
      <text:p text:style-name="P84"><text:span text:style-name="T585">■ </text:span><text:span text:style-name="T584">mais<text:tab/><text:tab/><text:tab/></text:span><text:span text:style-name="T588">ἀ</text:span><text:span text:style-name="T585">λλὰ</text:span></text:p>
      <text:p text:style-name="P85"><text:span text:style-name="T585">■ </text:span><text:span text:style-name="T587">en effet<text:tab/><text:tab/></text:span><text:span text:style-name="T588">γὰρ</text:span></text:p>
      <text:p text:style-name="P85"><text:span text:style-name="T585">■ </text:span><text:span text:style-name="T589">et<text:tab/><text:tab/><text:tab/></text:span><text:span text:style-name="T586">κ</text:span><text:span text:style-name="T588">αὶ</text:span></text:p>
      <text:p text:style-name="P85"><text:span text:style-name="T585">■ </text:span><text:span text:style-name="T590">donc<text:tab/><text:tab/><text:tab/></text:span><text:span text:style-name="T588">οὖν</text:span></text:p>
      <text:p text:style-name="P87"><text:span text:style-name="T585">■ </text:span><text:span text:style-name="T595">maintenant<text:tab/><text:tab/></text:span><text:span text:style-name="T593">νῦν</text:span></text:p>
      <text:p text:style-name="P274">■ dans<text:tab/><text:tab/><text:tab/>ἐν + datif</text:p>
      <text:p text:style-name="P80"/>
      <text:p text:style-name="P86"><text:span text:style-name="T585">■ </text:span><text:span text:style-name="T591">l’homme<text:tab/><text:tab/></text:span><text:span text:style-name="T585">ὁ </text:span><text:span text:style-name="T591">ἄνθρωπος</text:span><text:span text:style-name="T597">, </text:span><text:span text:style-name="T598">τοῦ </text:span><text:span text:style-name="T588">ἀνθρώπο</text:span><text:span text:style-name="T593">υ</text:span></text:p>
      <text:p text:style-name="P238"><text:span text:style-name="T634">■ </text:span><text:span text:style-name="T643">la maladie<text:tab/><text:tab/></text:span><text:span text:style-name="T2">ἡ νόσοϛ, </text:span><text:span text:style-name="T634">τῆς </text:span><text:span text:style-name="T644">νόσο</text:span><text:span text:style-name="T638">υ</text:span></text:p>
      <text:p text:style-name="P96"><text:span text:style-name="T583">■ la vie<text:tab/><text:tab/><text:tab/></text:span><text:span text:style-name="T634">ὁ </text:span><text:span text:style-name="T14">βίος, τοῦ βίου</text:span></text:p>
      <text:p text:style-name="P85"><text:span text:style-name="T585">■ </text:span><text:span text:style-name="T592">la parole<text:tab/><text:tab/></text:span><text:span text:style-name="T585">ὁ </text:span><text:span text:style-name="T588">λόγο</text:span><text:span text:style-name="T597">ς, </text:span><text:span text:style-name="T598">τοῦ </text:span><text:span text:style-name="T588">λόγο</text:span><text:span text:style-name="T593">υ</text:span></text:p>
      <text:p text:style-name="P96"><text:span text:style-name="T583">■ le fruit<text:tab/><text:tab/></text:span><text:span text:style-name="T634">ὁ </text:span><text:span text:style-name="T583">καρπός, τοῦ καρποῦ</text:span></text:p>
      <text:p text:style-name="P85"><text:span text:style-name="T585">■ </text:span><text:span text:style-name="T599">le dieu<text:tab/><text:tab/></text:span><text:span text:style-name="T585">ὁ </text:span><text:span text:style-name="T588">θεός, </text:span><text:span text:style-name="T598">τοῦ </text:span><text:span text:style-name="T588">θεοῦ</text:span></text:p>
      <text:p text:style-name="P88"><text:span text:style-name="T585">■ </text:span><text:span text:style-name="T583">l’ami<text:tab/><text:tab/><text:tab/>ὁ </text:span>φίλο<text:span text:style-name="T578">ς</text:span>, <text:span text:style-name="T529">τοῦ </text:span>φίλο<text:span text:style-name="T14">υ</text:span></text:p>
      <text:p text:style-name="P89"><text:span text:style-name="T585">■ </text:span><text:span text:style-name="T596">l’enseignant<text:tab/><text:tab/></text:span><text:span text:style-name="T585">ὁ </text:span><text:span text:style-name="T5">διδάσκαλοϛ, τοῦ <text:s/>διδασκάλου</text:span></text:p>
      <text:p text:style-name="P85"><text:span text:style-name="T610">■ </text:span><text:span text:style-name="T630">le sommeil<text:tab/><text:tab/></text:span><text:span text:style-name="T610">ὁ </text:span><text:span text:style-name="T633">ὕπνοϛ, </text:span><text:span text:style-name="T642">τοῦ </text:span><text:span text:style-name="T633">ὕπνο</text:span><text:span text:style-name="T635">υ</text:span></text:p>
      <text:p text:style-name="P85"><text:span text:style-name="T610">■ </text:span><text:span text:style-name="T631">le cheval<text:tab/><text:tab/></text:span><text:span text:style-name="T610">ὁ </text:span><text:span text:style-name="T633">ἵπποϛ, </text:span><text:span text:style-name="T642">τοῦ </text:span><text:span text:style-name="T633">ἵππο</text:span><text:span text:style-name="T635">υ</text:span></text:p>
      <text:p text:style-name="P88"><text:span text:style-name="T610">■ </text:span><text:span text:style-name="T620">l’occasion<text:tab/><text:tab/></text:span><text:span text:style-name="T610">ὁ </text:span><text:span text:style-name="T586">καιρόϛ, </text:span><text:span text:style-name="T617">τοῦ </text:span><text:span text:style-name="T612">καιροῦ</text:span></text:p>
      <text:p text:style-name="P90"><text:span text:style-name="T610">■ </text:span><text:span text:style-name="T623">le comportement <text:tab/></text:span><text:span text:style-name="T610">ὁ </text:span><text:span text:style-name="T611">τρόπ</text:span><text:span text:style-name="T624">οϛ, </text:span><text:span text:style-name="T617">τοῦ</text:span><text:span text:style-name="T624"> </text:span><text:span text:style-name="T611">τρόπ</text:span><text:span text:style-name="T624">ο</text:span><text:span text:style-name="T625">υ</text:span></text:p>
      <text:p text:style-name="P91"><text:span text:style-name="T610">■ </text:span><text:span text:style-name="T616">médicament<text:tab/><text:tab/>τὸ </text:span><text:span text:style-name="T585">φάρμακον, </text:span><text:span text:style-name="T617">τοῦ </text:span><text:span text:style-name="T585">φαρμάκου</text:span></text:p>
      <text:p text:style-name="P87"><text:span text:style-name="T610">■ </text:span><text:span text:style-name="T626">la cause<text:tab/><text:tab/></text:span><text:span text:style-name="T610">ἡ </text:span><text:span text:style-name="T627">αἰτία</text:span><text:span text:style-name="T610">, τῆς</text:span><text:span text:style-name="T600"> αἰτία</text:span><text:span text:style-name="T586">ϛ</text:span></text:p>
      <text:p text:style-name="P80"/>
      <text:p text:style-name="P92"><text:span text:style-name="T610">■ </text:span><text:span text:style-name="T613">nouveau<text:tab/><text:tab/></text:span><text:span text:style-name="T585">καινός, καινή, καινόν</text:span></text:p>
      <text:p text:style-name="P91"><text:span text:style-name="T610">■ </text:span><text:span text:style-name="T614">beau<text:tab/><text:tab/><text:tab/></text:span><text:span text:style-name="T585">καλός, καλή, καλόν</text:span></text:p>
      <text:p text:style-name="P91"><text:span text:style-name="T610">■ </text:span><text:span text:style-name="T632">mauvais, </text:span><text:span text:style-name="T615">laid<text:tab/><text:tab/></text:span><text:span text:style-name="T585">κακός, κακή, κακόν</text:span></text:p>
      <text:p text:style-name="P91"><text:span text:style-name="T610">■ </text:span><text:span text:style-name="T618">de qualité, </text:span><text:span text:style-name="T629">honnête</text:span><text:span text:style-name="T618"><text:tab/></text:span><text:span text:style-name="T585">χρηστός, χρηστή, χρηστόν</text:span></text:p>
      <text:p text:style-name="P91"><text:span text:style-name="T610">■ </text:span><text:span text:style-name="T619">terrible<text:tab/><text:tab/></text:span><text:span text:style-name="T585">δεινός, δεινή, δεινόν</text:span></text:p>
      <text:p text:style-name="P93"><text:span text:style-name="T610">■ </text:span><text:span text:style-name="T628">commun<text:tab/><text:tab/></text:span><text:span text:style-name="T610">κ</text:span><text:span text:style-name="T601">οιν</text:span><text:span text:style-name="T585">ός, </text:span><text:span text:style-name="T610">κ</text:span><text:span text:style-name="T601">οιν</text:span><text:span text:style-name="T585">ή, </text:span><text:span text:style-name="T610">κ</text:span><text:span text:style-name="T601">οιν</text:span><text:span text:style-name="T585">όν</text:span></text:p>
      <text:p text:style-name="P90"><text:span text:style-name="T610">■</text:span><text:span text:style-name="T602"> </text:span><text:span text:style-name="T603">sérieux<text:tab/><text:tab/></text:span><text:span text:style-name="T585">σεμνός, σεμνή, σεμνόν</text:span></text:p>
      <text:p text:style-name="P97"><text:span text:style-name="T634">■ </text:span><text:span text:style-name="T645">impossible<text:tab/><text:tab/></text:span><text:span text:style-name="T2">ἀδύνατ</text:span><text:span text:style-name="T633">οϛ, </text:span><text:span text:style-name="T644">ἀδύνατ</text:span><text:span text:style-name="T633">οϛ</text:span><text:span text:style-name="T2">, ἀδύνατ</text:span><text:span text:style-name="T633">ο</text:span><text:span text:style-name="T634">ν</text:span></text:p>
      <text:p text:style-name="P97"><text:span text:style-name="T634">■ </text:span><text:span text:style-name="T646">autre, différent<text:tab/><text:tab/></text:span><text:span text:style-name="T644">ἄλλ</text:span><text:span text:style-name="T633">οϛ, </text:span><text:span text:style-name="T644">ἄλλ</text:span><text:span text:style-name="T634">η</text:span><text:span text:style-name="T644">,</text:span><text:span text:style-name="T633"> </text:span><text:span text:style-name="T644">ἄλλ</text:span><text:span text:style-name="T633">ο</text:span><text:span text:style-name="T634">ν</text:span></text:p>
      <text:p text:style-name="P197"/>
      <text:p text:style-name="P219"><text:span text:style-name="T689">[</text:span><text:span text:style-name="T690">5</text:span><text:span text:style-name="T689">]</text:span></text:p>
      <text:p text:style-name="P94"><text:span text:style-name="T610">■ </text:span><text:span text:style-name="T622">correctement<text:tab/><text:tab/></text:span><text:span text:style-name="T621">καλῶϛ</text:span></text:p>
      <text:p text:style-name="P80"/>
      <text:p text:style-name="P92"><text:span text:style-name="T585">■ </text:span>je suis<text:tab/><text:tab/><text:tab/><text:span text:style-name="T4">εἰμί</text:span></text:p>
      <text:p text:style-name="P98">■ je dis<text:tab/><text:tab/><text:tab/>λέγω</text:p>
      <text:p text:style-name="P95"><text:span text:style-name="T585">■ </text:span><text:span text:style-name="T608">je choisis</text:span><text:tab/><text:tab/><text:span text:style-name="T66">κρίνω</text:span></text:p>
      <text:p text:style-name="P107"><text:span text:style-name="T491">■ </text:span><text:span text:style-name="T494">je </text:span><text:span text:style-name="T581">porte<text:tab/><text:tab/></text:span>φέρ<text:span text:style-name="T462">ω</text:span></text:p>
      <text:p text:style-name="P80"/>
      <text:p text:style-name="P81">DEUXIEME <text:span text:style-name="T1255">PARTIE  : textes 2.01 à 2.05</text:span></text:p>
      <text:p text:style-name="P275">■ souvent<text:tab/><text:tab/>πολλάκιϛ</text:p>
      <text:p text:style-name="P276">■ ou bien<text:tab/><text:tab/>ἢ</text:p>
      <text:p text:style-name="P276">■ après<text:tab/><text:tab/><text:tab/>μετὰ + accusatif</text:p>
      <text:p text:style-name="P96"><text:span text:style-name="T583">■ le médecin<text:tab/><text:tab/></text:span><text:span text:style-name="T634">ὁ </text:span><text:span text:style-name="T583">ἰατρόϛ, τοῦ ἰατροῦ</text:span></text:p>
      <text:p text:style-name="P96"><text:span text:style-name="T583">■ le fils<text:tab/><text:tab/><text:tab/></text:span><text:span text:style-name="T634">ὁ </text:span><text:span text:style-name="T583">υἱός, τοῦ υἱοῦ</text:span></text:p>
      <text:p text:style-name="P96"><text:span text:style-name="T583">■ le ciel<text:tab/><text:tab/><text:tab/></text:span><text:span text:style-name="T634">ὁ οὐρανός</text:span><text:span text:style-name="T583">, <text:s/>τοῦ οὐρανοῦ</text:span></text:p>
      <text:p text:style-name="P80"/>
      <text:p text:style-name="P99">■ la langue<text:tab/><text:tab/>ἡ γλῶττα, τῆς γλώττης</text:p>
      <text:p text:style-name="P102"><text:span text:style-name="T583">■ </text:span>la tête<text:tab/><text:tab/><text:tab/><text:span text:style-name="T583">ἡ κεφαλή, τῆς κεφαλῆς</text:span></text:p>
      <text:p text:style-name="P98">■ l’<text:span text:style-name="T938">agriculture<text:tab/><text:tab/></text:span>ἡ <text:s/>γεωργία, τῆς γεωργίαϛ</text:p>
      <text:p text:style-name="P96"><text:span text:style-name="T634">■ </text:span><text:span text:style-name="T636">la colère<text:tab/><text:tab/></text:span><text:span text:style-name="T634">ἡ </text:span><text:span text:style-name="T635">ὁ</text:span><text:span text:style-name="T14">ργή, τῆς </text:span><text:span text:style-name="T635">ὁ</text:span><text:span text:style-name="T14">ργῆς</text:span></text:p>
      <text:p text:style-name="P204"><text:span text:style-name="T634">■ </text:span><text:span text:style-name="T637">la femme<text:tab/><text:tab/></text:span><text:span text:style-name="T634">ἡ </text:span><text:span text:style-name="T638">γυν</text:span><text:span text:style-name="T635">ή </text:span><text:span text:style-name="T639">(*)</text:span></text:p>
      <text:p text:style-name="P80"/>
      <text:p text:style-name="P99">■ <text:span text:style-name="T940">nombreux<text:tab/><text:tab/></text:span>πολ<text:span text:style-name="T641">ύ</text:span><text:span text:style-name="T638">ς</text:span> <text:span text:style-name="T940">(*)</text:span></text:p>
      <text:p text:style-name="P97"><text:span text:style-name="T583">■ le mouton<text:tab/><text:tab/></text:span><text:span text:style-name="T647">τὸ </text:span><text:span text:style-name="T583">πρόβατον, </text:span><text:span text:style-name="T642">τοῦ </text:span><text:span text:style-name="T634">πρ</text:span><text:span text:style-name="T642">ο</text:span><text:span text:style-name="T634">β</text:span><text:span text:style-name="T648">ά</text:span><text:span text:style-name="T634">του</text:span></text:p>
      <text:p text:style-name="P103"><text:span text:style-name="T634">■ </text:span><text:span text:style-name="T649">le maître<text:tab/><text:tab/></text:span><text:span text:style-name="T634">ὁ κύριοϛ, τοῦ κ</text:span><text:span text:style-name="T640">υ</text:span><text:span text:style-name="T634">ρ</text:span><text:span text:style-name="T650">ί</text:span><text:span text:style-name="T634">ου</text:span></text:p>
      <text:p text:style-name="P80"/>
      <text:p text:style-name="P99">■ je<text:tab/><text:tab/><text:tab/>ἐγὼ<text:tab/>με<text:tab/>μου<text:tab/>μοι</text:p>
      <text:p text:style-name="P98">■ tu<text:tab/><text:tab/><text:tab/>σύ<text:tab/>σε<text:tab/>σου<text:tab/>σοι</text:p>
      <text:p text:style-name="P108"><text:span text:style-name="T491">■</text:span> <text:span text:style-name="T950">nous<text:tab/><text:tab/><text:tab/>ἡμεῖ</text:span><text:span text:style-name="T653">ϛ<text:tab/></text:span><text:span text:style-name="T950">ἡμᾶ</text:span><text:span text:style-name="T653">ϛ<text:tab/></text:span><text:span text:style-name="T950">ἡμῶν<text:tab/>ἡμῖν</text:span></text:p>
      <text:p text:style-name="P109"><text:span text:style-name="T491">■</text:span> vous<text:tab/><text:tab/><text:tab/><text:span text:style-name="T951">ὑμεῖ</text:span><text:span text:style-name="T653">ϛ<text:tab/></text:span><text:span text:style-name="T951">ὑμᾶ</text:span><text:span text:style-name="T653">ϛ<text:tab/></text:span><text:span text:style-name="T951">ὑμῶν<text:tab/>ὑμῖν </text:span></text:p>
      <text:p text:style-name="P80"/>
      <text:p text:style-name="P99">■ j’affirme<text:tab/><text:tab/>φημί <text:span text:style-name="T639">(*)</text:span></text:p>
      <text:p text:style-name="P100">■ <text:span text:style-name="T948">je </text:span>prend<text:span text:style-name="T948">s</text:span> soin de <text:tab/>θεραπεύω</text:p>
      <text:p text:style-name="P101">■ je ravage<text:tab/><text:tab/>διαφθείρω</text:p>
      <text:p text:style-name="P97"><text:span text:style-name="T45">■ </text:span><text:span text:style-name="T46">je meurs<text:tab/><text:tab/></text:span><text:span text:style-name="T47">ἀποθνῄσκ</text:span><text:span text:style-name="T45">ω</text:span></text:p>
      <text:p text:style-name="P80"/>
      <text:p text:style-name="P80"/>
      <text:p text:style-name="P80"/>
      <text:p text:style-name="P80"/>
      <text:p text:style-name="P223">[6]</text:p>
      <text:p text:style-name="P293"><text:soft-page-break/><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93"><text:span text:style-name="T312"/></text:p>
      <text:p text:style-name="P220"><text:span text:style-name="T689">[</text:span><text:span text:style-name="T691">7</text:span><text:span text:style-name="T689">]</text:span></text:p>
      <text:p text:style-name="P113"><text:span text:style-name="T943">― </text:span>TEXTES <text:span text:style-name="T582">BRUTS </text:span><text:span text:style-name="T943">―</text:span></text:p>
      <text:p text:style-name="P118"/>
      <text:p text:style-name="P118"><text:span text:style-name="T594">►</text:span><text:span text:style-name="T435">1.01<text:tab/></text:span>Κακὸν φέρουσι καρπὸν οἱ κακοὶ φίλοι.</text:p>
      <text:p text:style-name="P119"><text:span text:style-name="T594">►</text:span><text:span text:style-name="T5">1.02<text:tab/></text:span>Καλὸν φέρουσι καρπὸν οἱ σεμνοὶ τρόποι.</text:p>
      <text:p text:style-name="P120"><text:span text:style-name="T594">►</text:span>1.<text:span text:style-name="T9">0</text:span>3<text:tab/><text:span text:style-name="T2">Κρίνει φίλουϛ ὁ καιρόϛ.</text:span></text:p>
      <text:p text:style-name="P121"><text:span text:style-name="T594">►</text:span>1.<text:span text:style-name="T9">0</text:span>4<text:tab/><text:span text:style-name="T50">ἆ</text:span><text:span text:style-name="T3">ρ' ἐστὶ θυμοῦ φάρμακον χρηστὸ</text:span>ϛ<text:span text:style-name="T3"> λόγο</text:span>ϛ<text:span text:style-name="T3">.</text:span></text:p>
      <text:p text:style-name="P122"><text:span text:style-name="T594">►</text:span>1.<text:span text:style-name="T9">0</text:span>5<text:tab/><text:span text:style-name="T49">ὕ</text:span><text:span text:style-name="T4">πνοϛ δεινὸν ἀνθρώποιϛ κακόν.</text:span></text:p>
      <text:p text:style-name="P123"><text:span text:style-name="T594">►</text:span>1.<text:span text:style-name="T9">0</text:span>6<text:tab/><text:span text:style-name="T51">ὅ</text:span><text:span text:style-name="T6">πλον μέγιστον τοῖϛ ἀνθρώποιϛ λόγοϛ.</text:span></text:p>
      <text:p text:style-name="P124"><text:span text:style-name="T594">►</text:span>1.<text:span text:style-name="T9">0</text:span>7<text:tab/><text:span text:style-name="T7">Κοινὰ τὰ τῶν φίλων.</text:span></text:p>
      <text:p text:style-name="P135"><text:span text:style-name="T594">►</text:span>1.<text:span text:style-name="T9">0</text:span>8<text:tab/><text:span text:style-name="T8">Χρηστὸϛ πονηροῖϛ οὐ τιτρώσκεται λόγοιϛ.</text:span></text:p>
      <text:p text:style-name="P136"><text:span text:style-name="T594">►</text:span>1.<text:span text:style-name="T9">0</text:span>9<text:tab/><text:span text:style-name="T9">Πολλῶν ὁ καιρὸϛ γίγνεται διδάσκαλοϛ.</text:span></text:p>
      <text:p text:style-name="P125"><text:span text:style-name="T594">►</text:span>1.10<text:tab/><text:span text:style-name="T52">ὃ</text:span><text:span text:style-name="T10">ν οἱ θεοὶ φιλοῦσιν ἀποθνῄσκει νέοϛ.</text:span></text:p>
      <text:p text:style-name="P125"/>
      <text:p text:style-name="P126"><text:span text:style-name="T594">►</text:span>2.01<text:tab/><text:span text:style-name="T53">ἡ</text:span><text:span text:style-name="T11"> γλῶττα πολλῶν ἐστιν αἰτία κακῶν.</text:span></text:p>
      <text:p text:style-name="P128"><text:span text:style-name="T594">►</text:span>2.02<text:tab/><text:span text:style-name="T12">Μέγιστον ὀργῆϛ ἐστι φάρμακον λόγοϛ.</text:span></text:p>
      <text:p text:style-name="P129"><text:span text:style-name="T594">►</text:span>2.03<text:tab/><text:span text:style-name="T13">Λύπηϛ ἰατρόϛ ἐστιν ἀνθρώποιϛ λόγοϛ.</text:span></text:p>
      <text:p text:style-name="P130"><text:span text:style-name="T594">►</text:span>2.04<text:tab/><text:span text:style-name="T54">ὁ</text:span><text:span text:style-name="T14">ργὴ δὲ πολλοὺϛ δρᾶν ἀναγκάζει κακόν.</text:span></text:p>
      <text:p text:style-name="P138"/>
      <text:p text:style-name="P132"><text:span text:style-name="T434">►</text:span><text:span text:style-name="T407">2.05<text:tab/></text:span><text:span text:style-name="T426">Discussion sur l’agriculture, d’après </text:span><text:span text:style-name="T42">l’</text:span><text:span text:style-name="T31">Economique</text:span><text:span text:style-name="T42"> de Xénophon</text:span><text:span text:style-name="T42"><text:note text:id="ftn2" text:note-class="footnote"><text:note-citation>2</text:note-citation><text:note-body><text:p text:style-name="P278">D’après <text:span text:style-name="T16">ἕρμαιον, initiation au grec ancien</text:span>, p. 49</text:p></text:note-body></text:note></text:span><text:span text:style-name="T42"> :</text:span></text:p>
      <text:p text:style-name="P131"/>
      <text:p text:style-name="P131"><text:span text:style-name="T15"><text:tab/></text:span><text:span text:style-name="T408">Κριτόβουλοϛ</text:span><text:span text:style-name="T15"> - </text:span><text:span text:style-name="T55">τ</text:span><text:span text:style-name="T2">ῆ</text:span>ϛ<text:span text:style-name="T2"> γεωργία</text:span>ϛ<text:span text:style-name="T2"> τὰ πλεῖστά ἐστιν ἀνθρώπῳ ἀδύνατα προνοεῖν. Καὶ γὰρ χάλαζαι καὶ ὄμβροι ἐξαίσιοι καὶ ἄλλα πολλάκιϛ τὰ καλῶϛ πεποιημένα ἀφαιροῦνται. Καὶ πρόβατα ἐνίοτε καλῶϛ τρεφόμενα ἡ νόσοϛ διαφθέρει.</text:span></text:p>
      <text:p text:style-name="P133"/>
      <text:p text:style-name="P133"><text:tab/><text:span text:style-name="T407">Σωκράτη</text:span><text:span text:style-name="T409">ϛ</text:span><text:span text:style-name="T2"> - </text:span>Οἱ δὲ θεοὶ κύριο<text:span text:style-name="T2">ί</text:span> εἰσι τῶν ἐν τῇ γεωργίᾳ. Περὶ οὖν τῶν γεωργικῶν προσήκει τοὺ<text:span text:style-name="T2">ϛ</text:span> θεοὺ<text:span text:style-name="T2">ϛ</text:span> ἱλάσκεσθαι. Οἱ γὰρ φρόνιμοι καὶ ὑπὲρ τῶν καρπῶν καὶ τῶν ἵππων καὶ τῶν προβάτων τοὺ<text:span text:style-name="T2">ϛ</text:span> θεοὺ<text:span text:style-name="T2">ϛ</text:span> θεραπεύουσιν.</text:p>
      <text:p text:style-name="P133"/>
      <text:p text:style-name="P220"><text:span text:style-name="T689">[</text:span><text:span text:style-name="T691">8</text:span><text:span text:style-name="T689">]</text:span></text:p>
      <text:p text:style-name="P3"><text:soft-page-break/><text:span text:style-name="T434">►</text:span><text:span text:style-name="T407">3.01 </text:span><text:span text:style-name="T428">Lucien, </text:span><text:span text:style-name="T32">Dialogue des dieux :</text:span><text:span text:style-name="T43"> </text:span><text:span text:style-name="T44">Zeus, Asclépios et Héraclès :</text:span></text:p>
      <text:p text:style-name="P22"/>
      <text:p text:style-name="P26"><text:span text:style-name="T407">Ζεύς </text:span><text:span text:style-name="T419">- </text:span>Παύσασθε, ὦ Ἀσκληπιὲ καὶ Ἡράκλεις, ἐρίζοντες πρὸς ἀλλήλους ὥσπερ ἄνθρωποι· ἀπρεπῆ γὰρ ταῦτα καὶ ἀλλότρια τοῦ συμποσίου τῶν θεῶν.</text:p>
      <text:p text:style-name="P26"><text:span text:style-name="T407">Ἡρακλῆς </text:span><text:span text:style-name="T419">- </text:span>Ἀλλὰ θέλεις, ὦ Ζεῦ, τουτονὶ τὸν φαρμακέα προκατακλίνεσθαί μου;</text:p>
      <text:p text:style-name="P26"><text:span text:style-name="T407">Ἀσκληπιὸς </text:span><text:span text:style-name="T419">- </text:span>Νὴ Δία· καὶ γὰρ ἀμείνων εἰμί.</text:p>
      <text:p text:style-name="P26"><text:span text:style-name="T407">Ἡρακλῆς </text:span><text:span text:style-name="T419">- </text:span>Κατὰ τί, ὦ ἐμβρόντητε; ἢ ὅτι σε ὁ Ζεὺς ἐκεραύνωσεν ἃ μὴ θέμις ποιοῦντα, νῦν δὲ κατ' ἔλεον αὖθις ἀθανασίας μετείληφας;</text:p>
      <text:p text:style-name="P26"><text:span text:style-name="T407">Ἀσκληπιὸς </text:span><text:span text:style-name="T419">- </text:span>Ἐπιλέλησαι γὰρ καὶ σύ, ὦ Ἡράκλεις, ἐν τῇ Οἴτῃ καταφλεγείς, ὅτι μοι ὀνειδίζεις τὸ πῦρ;</text:p>
      <text:p text:style-name="P26"><text:span text:style-name="T407">Ἡρακλῆς </text:span><text:span text:style-name="T419">- </text:span>Οὔκουν ἴσα καὶ ὅμοια βεβίωται ἡμῖν, ὃς Διὸς μὲν υἱός εἰμι, τοσαῦτα δὲ πεπόνηκα ἐκκαθαίρων τὸν βίον, θηρία καταγωνιζόμενος καὶ ἀνθρώπους ὑβριστὰς τιμωρούμενος· σὺ δὲ ῥιζοτόμος εἶ καὶ ἀγύρτης, ἐν ἀθλίοις δὲ ἴσως ἀνθρώποις χρήσιμος ἐπιθέσει τῶν φαρμάκων, ἀνδρῶδες δὲ οὐδὲν ἐπιδεδειγμένος.</text:p>
      <text:p text:style-name="P26"><text:span text:style-name="T407">Ἀσκληπιὸς </text:span><text:span text:style-name="T419">- </text:span>Οὐ λέγεις, ὅτι σου τὰ ἐγκαύματα ἰασάμην, ὅτε πρῴην ἀνῆλθες ἡμίφλεκτος ὑπ' ἀμφοῖν διεφθορὼς τὸ σῶμα, καὶ τοῦ χιτῶνος καὶ μετὰ τοῦτο τοῦ πυρός; ἐγὼ δὲ εἰ καὶ μηδὲν ἄλλο, οὔτε ἐδούλευσα ὥσπερ σὺ οὔτε ἔξαινον ἔρια ἐν Λυδίᾳ πορφυρίδα ἐνδεδυκὼς καὶ παιόμενος ὑπὸ τῆς Ὀμφάλης χρυσῷ σανδάλῳ, ἀλλὰ οὐδὲ μελαγχολήσας ἀπέκτεινα τὰ τέκνα καὶ τὴν γυναῖκα.</text:p>
      <text:p text:style-name="P26"><text:span text:style-name="T407">Ἡρακλῆς </text:span><text:span text:style-name="T419">- </text:span>Εἰ μὴ παύσῃ λοιδορούμενός μοι, αὐτίκα μάλα εἴσῃ ὅτι οὐ πολύ σε ὀνήσει ἡ ἀθανασία, ἐπεὶ ἀράμενός σε ῥίψω ἐπὶ κεφαλὴν ἐκ τοῦ οὐρανοῦ, ὥστε μηδὲ τὸν Παιῶνα ἰάσασθαί σε τὸ κρανίον συντριβέντα.</text:p>
      <text:p text:style-name="P26"><text:span text:style-name="T407">Ζεύς </text:span><text:span text:style-name="T419">- </text:span>Παύσασθε, φημί, καὶ μὴ ἐπιταράττετε ἡμῖν τὴν εὐωχίαν, ἢ ἀμφοτέρους ὑμᾶς ἀποπέμψομαι τοῦ συμποσίου. <text:span text:style-name="T48">κ</text:span>αίτοι εὔγνωμον, ὦ Ἡράκλεις, προκατακλίνεσθαί σου τὸν Ἀσκληπιὸν ἅτε καὶ πρότερον ἀποθανόντα.</text:p>
      <text:p text:style-name="P26"/>
      <text:p text:style-name="P26"/>
      <text:p text:style-name="P220"><text:span text:style-name="T689">[</text:span><text:span text:style-name="T691">9</text:span><text:span text:style-name="T689">]</text:span></text:p>
      <text:p text:style-name="P134"><text:span text:style-name="T945">― </text:span><text:span text:style-name="T407">TEXTES </text:span><text:span text:style-name="T425">ANNOTES ET TRADUITS LITTERALEMENT </text:span><text:span text:style-name="T945">―</text:span></text:p>
      <text:p text:style-name="P127"/>
      <text:p text:style-name="P260"><text:span text:style-name="T547">►</text:span><text:span text:style-name="T544">1.01</text:span><text:span text:style-name="T1"> </text:span><text:span text:style-name="T159">Κακὸν</text:span> <text:span text:style-name="T18">φέρουσι</text:span> <text:span text:style-name="T159">καρπὸν</text:span> <text:span text:style-name="T67">οἱ κακοὶ φίλοι</text:span>.</text:p>
      <text:p text:style-name="P170"><text:tab/></text:p>
      <text:p text:style-name="P145"><text:span text:style-name="T1244">traduction</text:span><text:span text:style-name="T1254"> <text:tab/></text:span><text:span text:style-name="T75">Les mauvais amis</text:span><text:span text:style-name="T443"> </text:span><text:span text:style-name="T21">apportent</text:span><text:span text:style-name="T443"> </text:span><text:span text:style-name="T164">un mauvais fruit</text:span><text:span text:style-name="T443">.</text:span></text:p>
      <text:p text:style-name="P138"/>
      <text:p text:style-name="P261"><text:span text:style-name="T547">►</text:span><text:span text:style-name="T543">1.02</text:span><text:span text:style-name="T5"> </text:span><text:span text:style-name="T159">Καλὸν</text:span> <text:span text:style-name="T18">φέρουσι</text:span> <text:span text:style-name="T159">καρπὸν</text:span> <text:span text:style-name="T67">οἱ σεμνοὶ τρόποι</text:span>.</text:p>
      <text:p text:style-name="P162"/>
      <text:p text:style-name="P146"><text:span text:style-name="T1244">traduction</text:span><text:span text:style-name="T443"> <text:tab/></text:span><text:span text:style-name="T75">Les comportements sérieux</text:span><text:span text:style-name="T443"> </text:span><text:span text:style-name="T21">apportent</text:span><text:span text:style-name="T443"> </text:span><text:span text:style-name="T164">un beau fruit</text:span><text:span text:style-name="T443">.</text:span></text:p>
      <text:p text:style-name="P138"/>
      <text:p text:style-name="P262"><text:span text:style-name="T547">►</text:span><text:span text:style-name="T539">1.</text:span><text:span text:style-name="T542">0</text:span><text:span text:style-name="T539">3</text:span> <text:span text:style-name="T17">Κρίνει</text:span><text:span text:style-name="T2"> </text:span><text:span text:style-name="T160">φίλουϛ</text:span><text:span text:style-name="T2"> </text:span><text:span text:style-name="T68">ὁ καιρόϛ</text:span><text:span text:style-name="T2">.</text:span></text:p>
      <text:p text:style-name="P163"/>
      <text:p text:style-name="P147"><text:span text:style-name="T1244">traduction</text:span><text:span text:style-name="T444"> <text:tab/></text:span><text:span text:style-name="T76">L’occasion</text:span><text:span text:style-name="T444"> </text:span><text:span text:style-name="T22">distingue</text:span><text:span text:style-name="T444"> </text:span><text:span text:style-name="T165">les amis</text:span><text:span text:style-name="T444">.</text:span></text:p>
      <text:p text:style-name="P193"/>
      <text:p text:style-name="P273"><text:span text:style-name="T819">►</text:span><text:span text:style-name="T809">1.</text:span><text:span text:style-name="T810">0</text:span><text:span text:style-name="T809">4</text:span><text:span text:style-name="T876"> </text:span><text:span text:style-name="T65">ἆ</text:span><text:span text:style-name="T877">ρ'ꜜ </text:span><text:span text:style-name="T887">ἐστὶ</text:span><text:span text:style-name="T877"> </text:span><text:span text:style-name="T243">θυμοῦ</text:span><text:span text:style-name="T869">ꜜ</text:span><text:span text:style-name="T877"> </text:span><text:span text:style-name="T87">φάρμακον</text:span><text:span text:style-name="T877"> </text:span><text:span text:style-name="T87">χρηστὸ</text:span><text:span text:style-name="T88">ϛ</text:span><text:span text:style-name="T87"> λόγο</text:span><text:span text:style-name="T88">ϛ</text:span><text:span text:style-name="T877">.</text:span></text:p>
      <text:p text:style-name="P164"/>
      <text:p text:style-name="P148"><text:span text:style-name="T1244">traduction</text:span><text:span text:style-name="T445"> <text:tab/>Assurément, </text:span><text:span text:style-name="T77">une parole honnête</text:span><text:span text:style-name="T445"> </text:span><text:span text:style-name="T23">est</text:span><text:span text:style-name="T445"> </text:span><text:span text:style-name="T77">un remède</text:span><text:span text:style-name="T445"> </text:span><text:span text:style-name="T234">pour le coeur</text:span><text:span text:style-name="T445">.</text:span></text:p>
      <text:p text:style-name="P178"/>
      <text:p text:style-name="P263"><text:span text:style-name="T594">►</text:span>1.<text:span text:style-name="T9">0</text:span>5 <text:span text:style-name="T56">ὕ</text:span><text:span text:style-name="T89">πνοϛ</text:span><text:span text:style-name="T878"> </text:span><text:span text:style-name="T125">δεινὸν</text:span><text:span text:style-name="T878"> </text:span><text:span text:style-name="T276">ἀνθρώποιϛ</text:span><text:span text:style-name="T878"> </text:span><text:span text:style-name="T125">κακόν</text:span><text:span text:style-name="T878">.</text:span></text:p>
      <text:p text:style-name="P171"/>
      <text:p text:style-name="P142"><text:span text:style-name="T1244">traduction</text:span><text:span text:style-name="T551"> <text:tab/></text:span><text:span text:style-name="T106">Le sommeil</text:span><text:span text:style-name="T551"> </text:span><text:span text:style-name="T569">(</text:span><text:span text:style-name="T570">est</text:span><text:span text:style-name="T569">)</text:span><text:span text:style-name="T551"> </text:span><text:span text:style-name="T106">un mal terrible</text:span><text:span text:style-name="T551"> </text:span><text:span text:style-name="T507">pour les hommes</text:span><text:span text:style-name="T551">.</text:span></text:p>
      <text:p text:style-name="P139"/>
      <text:p text:style-name="P248">… pour aller plus loin …</text:p>
      <text:p text:style-name="P179"><text:span text:style-name="T1162">1.04</text:span><text:span text:style-name="T1163"> </text:span><text:span text:style-name="T1164">ἆρα</text:span><text:span text:style-name="T1155"> : « assurément ». </text:span><text:span text:style-name="T1156">L’alpha final tombe devant la voyelle initiale de</text:span><text:span text:style-name="T1155"> </text:span><text:span text:style-name="T1157">ἐστὶ</text:span><text:span text:style-name="T1168"> </text:span><text:span text:style-name="T1165">■</text:span><text:span text:style-name="T1166"> </text:span><text:span text:style-name="T1228">ὁ θυμό</text:span><text:span text:style-name="T1229">ϛ</text:span><text:span text:style-name="T1167">, </text:span><text:span text:style-name="T1158">τοῦ θυμοῦ</text:span><text:span text:style-name="T1167"> </text:span><text:span text:style-name="T1158">: « coeur », </text:span><text:span text:style-name="T1159">c’est-à-dire </text:span><text:span text:style-name="T1158">principe de vie que les Grecs situ</text:span><text:span text:style-name="T1160">aient</text:span><text:span text:style-name="T1158"> dans le coeur. </text:span><text:span text:style-name="T1161">Ici, a</text:span><text:span text:style-name="T1158">u génitif ; littéralement : « remède du coeur » </text:span><text:span text:style-name="T1165">■</text:span></text:p>
      <text:p text:style-name="P220"><text:span text:style-name="T659">[</text:span><text:span text:style-name="T660">10</text:span><text:span text:style-name="T659">]</text:span></text:p>
      <text:p text:style-name="P270"><text:soft-page-break/><text:span text:style-name="T819">►</text:span><text:span text:style-name="T811">1.</text:span><text:span text:style-name="T810">0</text:span><text:span text:style-name="T811">6 </text:span><text:span text:style-name="T58">ὅ</text:span><text:span text:style-name="T83">πλον</text:span><text:span text:style-name="T1231">ꜜ</text:span><text:span text:style-name="T168"> </text:span><text:span text:style-name="T83">μέγιστον</text:span><text:span text:style-name="T870"> </text:span><text:span text:style-name="T273">τοῖϛ ἀνθρώποιϛ</text:span><text:span text:style-name="T870"> </text:span><text:span text:style-name="T83">λόγοϛ</text:span><text:span text:style-name="T870">.</text:span></text:p>
      <text:p text:style-name="P165"/>
      <text:p text:style-name="P141"><text:span text:style-name="T1244">traduction</text:span><text:span text:style-name="T549"> <text:tab/></text:span><text:span text:style-name="T105">La parole</text:span><text:span text:style-name="T549"> </text:span><text:span text:style-name="T568">(est)</text:span><text:span text:style-name="T549"> </text:span><text:span text:style-name="T105">la plus grande arme</text:span><text:span text:style-name="T549"> </text:span><text:span text:style-name="T506">pour les hommes</text:span><text:span text:style-name="T549">.</text:span></text:p>
      <text:p text:style-name="P177"/>
      <text:p text:style-name="P264"><text:span text:style-name="T594">►</text:span>1.<text:span text:style-name="T9">0</text:span>7 <text:span text:style-name="T120">Κοινὰ</text:span><text:span text:style-name="T1232"> </text:span><text:span text:style-name="T120">τὰ</text:span><text:span text:style-name="T391">ꜜ</text:span><text:span text:style-name="T1232"> </text:span><text:span text:style-name="T258">τῶν φίλων</text:span><text:span text:style-name="T1232">.</text:span></text:p>
      <text:p text:style-name="P166"/>
      <text:p text:style-name="P149"><text:span text:style-name="T1244">traduction</text:span><text:span text:style-name="T446"> <text:tab/></text:span><text:span text:style-name="T78">Les (biens)</text:span><text:span text:style-name="T446"> </text:span><text:span text:style-name="T235">des amis</text:span><text:span text:style-name="T446"> </text:span><text:span text:style-name="T24">(sont)</text:span><text:span text:style-name="T446"> </text:span><text:span text:style-name="T78">communs</text:span><text:span text:style-name="T446">.</text:span></text:p>
      <text:p text:style-name="P193"/>
      <text:p text:style-name="P269"><text:span text:style-name="T819">►</text:span><text:span text:style-name="T812">1.</text:span><text:span text:style-name="T810">0</text:span><text:span text:style-name="T812">8 </text:span><text:span text:style-name="T84">Χρηστὸϛ</text:span><text:span text:style-name="T871"> </text:span><text:span text:style-name="T274">πονηροῖϛ</text:span><text:span text:style-name="T1231">ꜜ</text:span><text:span text:style-name="T871"> οὐ </text:span><text:span text:style-name="T884">τιτρώσκεται</text:span><text:span text:style-name="T1231">ꜜ</text:span><text:span text:style-name="T813"> </text:span><text:span text:style-name="T274">λόγοιϛ</text:span><text:span text:style-name="T871">.</text:span></text:p>
      <text:p text:style-name="P172"><text:tab/></text:p>
      <text:p text:style-name="P150"><text:span text:style-name="T1244">traduction</text:span><text:span text:style-name="T446"> <text:tab/></text:span><text:span text:style-name="T78">L’honnête</text:span><text:span text:style-name="T446"> (homme) n’</text:span><text:span text:style-name="T24">est</text:span><text:span text:style-name="T446"> pas </text:span><text:span text:style-name="T24">blessé</text:span><text:span text:style-name="T446"> </text:span><text:span text:style-name="T502">par des paroles malhonnêtes</text:span><text:span text:style-name="T446">.</text:span></text:p>
      <text:p text:style-name="P167"/>
      <text:p text:style-name="P266"><text:span text:style-name="T547">►</text:span><text:span text:style-name="T541">1.</text:span><text:span text:style-name="T542">0</text:span><text:span text:style-name="T541">9 </text:span><text:span text:style-name="T259">Πολλῶν</text:span><text:span text:style-name="T1231">ꜜ</text:span><text:span text:style-name="T1233"> </text:span><text:span text:style-name="T121">ὁ καιρὸϛ</text:span><text:span text:style-name="T1233"> </text:span><text:span text:style-name="T1238">γίγνεται</text:span><text:span text:style-name="T1231">ꜜ</text:span><text:span text:style-name="T121"> διδάσκαλοϛ</text:span><text:span text:style-name="T1234">.</text:span></text:p>
      <text:p text:style-name="P173"><text:tab/></text:p>
      <text:p text:style-name="P151"><text:span text:style-name="T1244">traduction</text:span><text:span text:style-name="T447"> <text:tab/></text:span><text:span text:style-name="T79">L’occasion</text:span><text:span text:style-name="T447"> </text:span><text:span text:style-name="T25">est</text:span><text:span text:style-name="T447"> </text:span><text:span text:style-name="T79">le maître</text:span><text:span text:style-name="T447"> </text:span><text:span text:style-name="T236">de nombreuses (choses)</text:span><text:span text:style-name="T447">.</text:span></text:p>
      <text:p text:style-name="P174"/>
      <text:p text:style-name="P194"/>
      <text:p text:style-name="P194"/>
      <text:p text:style-name="P194"/>
      <text:p text:style-name="P194"/>
      <text:p text:style-name="P194"/>
      <text:p text:style-name="P247">… pour aller plus loin …</text:p>
      <text:p text:style-name="P195"/>
      <text:p text:style-name="P160"><text:span text:style-name="T1019">1.06</text:span><text:span text:style-name="T1018"> </text:span><text:span text:style-name="T1027">τὸ</text:span><text:span text:style-name="T1014"> </text:span><text:span text:style-name="T141">ὅπλον</text:span><text:span text:style-name="T1014">, </text:span><text:span text:style-name="T1027">τοῦ ὅπλου</text:span><text:span text:style-name="T1030"> : l’arme </text:span><text:span text:style-name="T1043">■ </text:span><text:span text:style-name="T1011">1.07</text:span><text:span text:style-name="T1010"> </text:span><text:span text:style-name="T139">τὰ</text:span><text:span text:style-name="T1029"> </text:span><text:span text:style-name="T1030">(</text:span><text:span text:style-name="T1044">nominatif</text:span><text:span text:style-name="T1030">.pl</text:span><text:span text:style-name="T1044">uriel</text:span><text:span text:style-name="T1030">.</text:span><text:span text:style-name="T1044">neutre</text:span><text:span text:style-name="T1030"> : « les choses » </text:span><text:span text:style-name="T1044">(</text:span><text:span text:style-name="T1030">d’où « les biens ») τῶν φίλων (sont) </text:span><text:span text:style-name="T658">Κ</text:span><text:span text:style-name="T1029">οινὰ </text:span><text:span text:style-name="T1031">(attribut du sujet : nominatif pluriel: « les choses communes »)</text:span><text:span text:style-name="T1029">. </text:span><text:span text:style-name="T1032">■ </text:span><text:span text:style-name="T1013">1.08</text:span><text:span text:style-name="T1012"> </text:span><text:span text:style-name="T512">πονηρό</text:span><text:span text:style-name="T513">ϛ</text:span><text:span text:style-name="T1022">, πονηρά, πονηρόν</text:span><text:span text:style-name="T1033"> : mauvais, fourbe </text:span><text:span text:style-name="T1032">■</text:span><text:span text:style-name="T1034"> </text:span><text:span text:style-name="T1013">1.08</text:span><text:span text:style-name="T1012"> </text:span><text:span text:style-name="T1048">τιτρώσκ</text:span><text:span text:style-name="T1049">ω</text:span><text:span text:style-name="T1030"> : </text:span><text:span text:style-name="T1035">blesser </text:span><text:span text:style-name="T1036">■ </text:span><text:span text:style-name="T1037"><text:s/></text:span><text:span text:style-name="T1011">1.09</text:span><text:span text:style-name="T1010"> </text:span><text:span text:style-name="T680">Π</text:span><text:span text:style-name="T263">ολλῶν</text:span><text:span text:style-name="T1029"> : génitif pluriel neutre de πολύς</text:span><text:span text:style-name="T1032"> </text:span><text:span text:style-name="T1015">1.09</text:span><text:span text:style-name="T1010"> </text:span><text:span text:style-name="T1048">γίγνεται</text:span><text:span text:style-name="T1029"> : </text:span><text:span text:style-name="T1038">littéralement </text:span><text:span text:style-name="T1029">« </text:span><text:span text:style-name="T1039">il devient » mais est ici un synonyme de</text:span><text:span text:style-name="T1040"> </text:span><text:span text:style-name="T1029">ἐστι. </text:span><text:span text:style-name="T1154">■</text:span></text:p>
      <text:p text:style-name="P221"><text:span text:style-name="T659">[</text:span><text:span text:style-name="T660">1</text:span><text:span text:style-name="T661">1</text:span><text:span text:style-name="T659">]</text:span></text:p>
      <text:p text:style-name="P267"><text:span text:style-name="T547">►</text:span><text:span text:style-name="T542">1.10 </text:span><text:span text:style-name="T60">ὃ</text:span><text:span text:style-name="T197">ν</text:span><text:span text:style-name="T1231">ꜜ</text:span><text:span text:style-name="T1235"> </text:span><text:span text:style-name="T122">οἱ θεοὶ</text:span><text:span text:style-name="T1235"> </text:span><text:span text:style-name="T1239">φιλοῦσιν</text:span><text:span text:style-name="T1231">ꜜ</text:span><text:span text:style-name="T1235"> </text:span><text:span text:style-name="T1239">ἀποθνῄσκει</text:span><text:span text:style-name="T1235"> </text:span><text:span text:style-name="T122">νέοϛ</text:span><text:span text:style-name="T1231">ꜜ</text:span><text:span text:style-name="T1235">.</text:span></text:p>
      <text:p text:style-name="P185"><text:tab/></text:p>
      <text:p text:style-name="P159"><text:span text:style-name="T1246">traduction</text:span><text:span text:style-name="T953"> <text:tab/></text:span><text:span text:style-name="T199">Celui que</text:span><text:span text:style-name="T953"> </text:span><text:span text:style-name="T126">les dieux</text:span><text:span text:style-name="T953"> </text:span><text:span text:style-name="T954">aiment</text:span><text:span text:style-name="T953"> </text:span><text:span text:style-name="T954">meurt</text:span><text:span text:style-name="T953"> </text:span><text:span text:style-name="T126">jeune</text:span><text:span text:style-name="T953">.</text:span></text:p>
      <text:p text:style-name="P191"/>
      <text:p text:style-name="P269"><text:span text:style-name="T819">►</text:span><text:span text:style-name="T814">2.01 </text:span><text:span text:style-name="T57">ἡ</text:span><text:span text:style-name="T90"> γλῶττα</text:span><text:span text:style-name="T879"> </text:span><text:span text:style-name="T244">πολλῶν</text:span><text:span text:style-name="T869">ꜜ</text:span><text:span text:style-name="T879"> </text:span><text:span text:style-name="T888">ἐστιν</text:span><text:span text:style-name="T879"> </text:span><text:span text:style-name="T90">αἰτία</text:span><text:span text:style-name="T879"> </text:span><text:span text:style-name="T244">κακῶν</text:span><text:span text:style-name="T879">.</text:span></text:p>
      <text:p text:style-name="P186"><text:tab/></text:p>
      <text:p text:style-name="P152"><text:span text:style-name="T1244">traduction</text:span><text:span text:style-name="T448"> <text:tab/></text:span><text:span text:style-name="T80">La </text:span><text:span text:style-name="T158">langue</text:span><text:span text:style-name="T448"> </text:span><text:span text:style-name="T26">est</text:span><text:span text:style-name="T448"> </text:span><text:span text:style-name="T80">cause</text:span><text:span text:style-name="T448"> </text:span><text:span text:style-name="T238">de nombreux m</text:span><text:span text:style-name="T239">aux</text:span><text:span text:style-name="T448">.</text:span></text:p>
      <text:p text:style-name="P192"/>
      <text:p text:style-name="P265"><text:span text:style-name="T594">►</text:span>2.02 <text:span text:style-name="T123">Μέγιστον</text:span><text:span text:style-name="T1236"> </text:span><text:span text:style-name="T260">ὀργῆϛ</text:span><text:span text:style-name="T392">ꜜ</text:span><text:span text:style-name="T1236"> </text:span><text:span text:style-name="T1240">ἐστι</text:span><text:span text:style-name="T1236"> </text:span><text:span text:style-name="T123">φάρμακον</text:span><text:span text:style-name="T1236"> </text:span><text:span text:style-name="T123">λόγοϛ</text:span><text:span text:style-name="T1236">.</text:span></text:p>
      <text:p text:style-name="P187"/>
      <text:p text:style-name="P153"><text:span text:style-name="T1244">traduction</text:span><text:span text:style-name="T449"> <text:tab/></text:span><text:span text:style-name="T81">La parole</text:span><text:span text:style-name="T449"> </text:span><text:span text:style-name="T27">est</text:span><text:span text:style-name="T449"> </text:span><text:span text:style-name="T81">le </text:span><text:span text:style-name="T157">plus </text:span><text:span text:style-name="T81">grand médicament</text:span><text:span text:style-name="T449"> </text:span><text:span text:style-name="T237">(contre) la colère</text:span><text:span text:style-name="T449">.</text:span></text:p>
      <text:p text:style-name="P192"/>
      <text:p text:style-name="P269"><text:span text:style-name="T819">►</text:span><text:span text:style-name="T815">2.03 </text:span><text:span text:style-name="T241">Λύπηϛ</text:span><text:span text:style-name="T1231">ꜜ</text:span><text:span text:style-name="T872"> </text:span><text:span text:style-name="T85">ἰατρόϛ</text:span><text:span text:style-name="T872"> </text:span><text:span text:style-name="T885">ἐστιν</text:span><text:span text:style-name="T872"> </text:span><text:span text:style-name="T275">ἀνθρώποιϛ</text:span><text:span text:style-name="T872"> </text:span><text:span text:style-name="T85">λόγοϛ</text:span><text:span text:style-name="T872">.</text:span></text:p>
      <text:p text:style-name="P188"/>
      <text:p text:style-name="P154"><text:span text:style-name="T1244">traduction</text:span><text:span text:style-name="T450"> <text:tab/></text:span><text:span text:style-name="T82">La parole</text:span><text:span text:style-name="T450"> </text:span><text:span text:style-name="T28">est</text:span><text:span text:style-name="T450"> </text:span><text:span text:style-name="T503">pour les hommes</text:span><text:span text:style-name="T450"> </text:span><text:span text:style-name="T104">un </text:span><text:span text:style-name="T82">médecin</text:span><text:span text:style-name="T450"> </text:span><text:span text:style-name="T251">du </text:span><text:span text:style-name="T240">chagrin</text:span><text:span text:style-name="T450">.</text:span></text:p>
      <text:p text:style-name="P196"/>
      <text:p text:style-name="P268"><text:span text:style-name="T547">►</text:span><text:span text:style-name="T540">2.04 </text:span><text:span text:style-name="T59">ὁ</text:span><text:span text:style-name="T124">ργὴ</text:span><text:span text:style-name="T1237"> δὲ </text:span><text:span text:style-name="T198">πολλοὺϛ</text:span><text:span text:style-name="T1231">ꜜ</text:span><text:span text:style-name="T1237"> </text:span><text:span text:style-name="T1242">δρᾶν</text:span><text:span text:style-name="T1231">ꜜ</text:span><text:span text:style-name="T1237"> </text:span><text:span text:style-name="T1241">ἀναγκάζει</text:span><text:span text:style-name="T1231">ꜜ</text:span><text:span text:style-name="T1237"> </text:span><text:span text:style-name="T198">κακόν</text:span><text:span text:style-name="T1237">.</text:span></text:p>
      <text:p text:style-name="P189"/>
      <text:p text:style-name="P168"><text:span text:style-name="T1247">traduction</text:span><text:span text:style-name="T952"> <text:tab/></text:span><text:span text:style-name="T127">La colère</text:span><text:span text:style-name="T952"> </text:span><text:span text:style-name="T955">contraint</text:span><text:span text:style-name="T952"> </text:span><text:span text:style-name="T200">de nombreuses personnes</text:span><text:span text:style-name="T952"> à </text:span><text:span text:style-name="T956">faire</text:span><text:span text:style-name="T952"> </text:span><text:span text:style-name="T200">le mal</text:span><text:span text:style-name="T952">.</text:span></text:p>
      <text:p text:style-name="P190"/>
      <text:p text:style-name="P253">… pour aller plus loin …</text:p>
      <text:p text:style-name="P181"/>
      <text:p text:style-name="P175"><text:span text:style-name="T1017">1.10</text:span><text:span text:style-name="T1016"> </text:span><text:span text:style-name="T216">ὃν</text:span><text:span text:style-name="T1036"> : accusatif singulier du pronom relatif ὅϛ ; l’antécédent de ὃν est le sujet sous-entendu de ἀποθνῄσκει ■ </text:span><text:span text:style-name="T1047">1.10</text:span><text:span text:style-name="T1046"> </text:span><text:span text:style-name="T1050">φιλοῦσιν</text:span><text:span text:style-name="T1036"> : A.ind.présent.3P de φιλέω « </text:span><text:span text:style-name="T1041">aimer »</text:span><text:span text:style-name="T1036">■ </text:span><text:span text:style-name="T1017">1.10</text:span><text:span text:style-name="T1016"> <text:s/></text:span><text:span text:style-name="T140">νέοϛ</text:span><text:span text:style-name="T1036">, νέα, νέον : « </text:span><text:span text:style-name="T1042">jeune » </text:span><text:span text:style-name="T1020">2</text:span><text:span text:style-name="T1021">.</text:span><text:span text:style-name="T1020">01</text:span><text:span text:style-name="T1004"> </text:span><text:span text:style-name="T679">Π</text:span><text:span text:style-name="T262">ολλῶν</text:span><text:span text:style-name="T1028"> : génitif pluriel neutre de πολύς </text:span><text:span text:style-name="T1045">■</text:span></text:p>
      <text:p text:style-name="P200"><text:span text:style-name="T832">2.0</text:span><text:span text:style-name="T833">2</text:span> <text:span text:style-name="T305">φάρμακον </text:span><text:span text:style-name="T306">+ génitif : remède contre </text:span><text:span text:style-name="T832"><text:s/>2.03</text:span><text:span text:style-name="T831"> </text:span><text:span text:style-name="T681">ἡ Λύπη</text:span><text:span text:style-name="T677">, τῆς Λύπηϛ « le chagrin » ■ </text:span><text:span text:style-name="T830">2.04</text:span><text:span text:style-name="T829"> </text:span><text:span text:style-name="T176">πολλοὺϛ</text:span><text:span text:style-name="T841"> : accusatif pluriel masculin </text:span><text:span text:style-name="T852"><text:s/>de πολύς</text:span><text:span text:style-name="T841"> ■ </text:span><text:span text:style-name="T851">δρᾶν</text:span><text:span text:style-name="T841"> : </text:span><text:span text:style-name="T842">A.inf.présent</text:span><text:span text:style-name="T841">« faire » </text:span><text:span text:style-name="T843">■ </text:span><text:span text:style-name="T853">ἀναγκάζω</text:span><text:span text:style-name="T841"> :</text:span><text:span text:style-name="T854"> « </text:span><text:span text:style-name="T855">je contrains » </text:span><text:span text:style-name="T1098">■</text:span></text:p>
      <text:p text:style-name="P224"><text:span text:style-name="T672">[</text:span><text:span text:style-name="T673">1</text:span><text:span text:style-name="T674">2</text:span><text:span text:style-name="T672">]</text:span></text:p>
      <text:p text:style-name="P132"><text:soft-page-break/><text:span text:style-name="T434">►</text:span><text:span text:style-name="T407">2.05<text:tab/></text:span><text:span text:style-name="T426">Discussion sur l’agriculture, d’après </text:span><text:span text:style-name="T42">l’</text:span><text:span text:style-name="T31">Economique</text:span><text:span text:style-name="T42"> de Xénophon</text:span><text:span text:style-name="T42"><text:note text:id="ftn3" text:note-class="footnote"><text:note-citation>3</text:note-citation><text:note-body><text:p text:style-name="P279">D’après <text:span text:style-name="T16">ἕρμαιον, initiation au grec ancien</text:span>, p. 49</text:p></text:note-body></text:note></text:span><text:span text:style-name="T42"> :</text:span></text:p>
      <text:p text:style-name="P131"/>
      <text:p text:style-name="P272"><text:span text:style-name="T816"><text:tab/></text:span><text:span text:style-name="T824">[</text:span><text:span text:style-name="T825">2.05.</text:span><text:span text:style-name="T824">a]</text:span><text:span text:style-name="T817"> </text:span><text:span text:style-name="T93">Κριτόβουλοϛ</text:span><text:span text:style-name="T289"> </text:span><text:span text:style-name="T290">- </text:span><text:span text:style-name="T61">τ</text:span><text:span text:style-name="T245">ῆ</text:span><text:span text:style-name="T246">ϛ</text:span><text:span text:style-name="T876"> </text:span><text:span text:style-name="T245">γεωργία</text:span><text:span text:style-name="T246">ϛ</text:span><text:span text:style-name="T876"> </text:span><text:span text:style-name="T88">τὰ</text:span><text:span text:style-name="T876"> </text:span><text:span text:style-name="T88">πλεῖστά</text:span><text:span text:style-name="T869">ꜜ</text:span><text:span text:style-name="T876"> </text:span><text:span text:style-name="T889">ἐστιν</text:span><text:span text:style-name="T876"> </text:span><text:span text:style-name="T277">ἀνθρώπῳ</text:span><text:span text:style-name="T876"> </text:span><text:span text:style-name="T88">ἀδύνατα</text:span><text:span text:style-name="T876"> </text:span><text:span text:style-name="T893">προνοεῖν</text:span><text:span text:style-name="T869">ꜜ</text:span><text:span text:style-name="T876">. Καὶ γὰρ</text:span><text:span text:style-name="T88"> χάλαζαι</text:span><text:span text:style-name="T869">ꜜ</text:span><text:span text:style-name="T876"> καὶ</text:span><text:span text:style-name="T88"> ὄμβροι</text:span><text:span text:style-name="T869">ꜜ</text:span><text:span text:style-name="T88"> ἐξαίσιοι</text:span><text:span text:style-name="T869">ꜜ</text:span><text:span text:style-name="T876"> καὶ</text:span><text:span text:style-name="T88"> ἄλλα</text:span><text:span text:style-name="T876"> πολλάκιϛ</text:span><text:span text:style-name="T171"> τὰ</text:span><text:span text:style-name="T876"> καλῶϛ</text:span><text:span text:style-name="T171"> πεποιημένα</text:span><text:span text:style-name="T869">ꜜ</text:span><text:span text:style-name="T897"> </text:span><text:span text:style-name="T889">ἀφαιροῦντα</text:span><text:span text:style-name="T876">ιꜜ</text:span><text:span text:style-name="T880">. </text:span><text:span text:style-name="T881">Καὶ </text:span><text:span text:style-name="T172">πρόβατα</text:span><text:span text:style-name="T881"> ἐνίοτε καλῶϛ </text:span><text:span text:style-name="T172">τρεφόμενα</text:span><text:span text:style-name="T869">ꜜ</text:span><text:span text:style-name="T881"> </text:span><text:span text:style-name="T91">ἡ νόσοϛ</text:span><text:span text:style-name="T881"> </text:span><text:span text:style-name="T890">διαφθε</text:span><text:span text:style-name="T294">ί</text:span><text:span text:style-name="T890">ρει</text:span><text:span text:style-name="T869">ꜜ</text:span><text:span text:style-name="T881">.</text:span></text:p>
      <text:p text:style-name="P176"><text:tab/></text:p>
      <text:p text:style-name="P143"><text:span text:style-name="T1244">traduction</text:span><text:span text:style-name="T780"> <text:tab/></text:span><text:span text:style-name="T410">Critoboulos</text:span><text:span text:style-name="T451"> – </text:span><text:span text:style-name="T72">La plupart des (choses)</text:span><text:span text:style-name="T451"> </text:span><text:span text:style-name="T230">de l’agriculture</text:span><text:span text:style-name="T451"> </text:span><text:span text:style-name="T29">sont</text:span><text:span text:style-name="T451"> </text:span><text:span text:style-name="T72">impossibles</text:span><text:span text:style-name="T451"> </text:span><text:span text:style-name="T499">pour les hommes</text:span><text:span text:style-name="T451"> </text:span><text:span text:style-name="T285">à prévoir</text:span><text:span text:style-name="T451">. Et en effet, </text:span><text:span text:style-name="T72">grêles</text:span><text:span text:style-name="T451">, </text:span><text:span text:style-name="T72">pluies </text:span><text:span text:style-name="T117">violentes</text:span><text:span text:style-name="T451"> et </text:span><text:span text:style-name="T72">autres </text:span><text:span text:style-name="T118">(p</text:span><text:span text:style-name="T119">récipitations</text:span><text:span text:style-name="T118">)</text:span><text:span text:style-name="T451"> </text:span><text:span text:style-name="T29">détruisent</text:span><text:span text:style-name="T451"> souvent </text:span><text:span text:style-name="T187">ce qui a été l’objet de <text:s/>bon soins</text:span><text:span text:style-name="T451">. Et parfois </text:span><text:span text:style-name="T72">la maladie</text:span><text:span text:style-name="T451"> </text:span><text:span text:style-name="T29">ravage</text:span><text:span text:style-name="T451"> </text:span><text:span text:style-name="T161">l</text:span><text:span text:style-name="T225">e</text:span><text:span text:style-name="T228">s moutons</text:span><text:span text:style-name="T161"> </text:span><text:span text:style-name="T227">(</text:span><text:span text:style-name="T226">bien </text:span><text:span text:style-name="T161">qu’</text:span><text:span text:style-name="T226">il</text:span><text:span text:style-name="T228">s</text:span><text:span text:style-name="T226"> ai</text:span><text:span text:style-name="T228">ent</text:span><text:span text:style-name="T226"> été</text:span><text:span text:style-name="T227">)</text:span><text:span text:style-name="T161"> bien nourri</text:span><text:span text:style-name="T228">s</text:span><text:span text:style-name="T451">.</text:span></text:p>
      <text:p text:style-name="P140"/>
      <text:p text:style-name="P140"/>
      <text:p text:style-name="P140"/>
      <text:p text:style-name="P140"/>
      <text:p text:style-name="P140"/>
      <text:p text:style-name="P140"/>
      <text:p text:style-name="P140"/>
      <text:p text:style-name="P140"/>
      <text:p text:style-name="P140"/>
      <text:p text:style-name="P140"/>
      <text:p text:style-name="P249">… pour aller plus loin …</text:p>
      <text:p text:style-name="P180"/>
      <text:p text:style-name="P202"><text:span text:style-name="T827">2.05</text:span><text:span text:style-name="T828">a</text:span><text:span text:style-name="T826"> <text:s/></text:span><text:span text:style-name="T98">τὰ πλεῖστά</text:span><text:span text:style-name="T826"> :</text:span><text:span text:style-name="T834"> « </text:span><text:span text:style-name="T835">la plupart </text:span><text:span text:style-name="T836">(des choses)</text:span><text:span text:style-name="T835">», nominatif pluriel neutre de l’adjectif </text:span><text:span text:style-name="T837">πλεῖστος, πλείστη; πλεῖστον</text:span><text:span text:style-name="T845"> « </text:span><text:span text:style-name="T846">plus nombreux » </text:span><text:span text:style-name="T847">■ </text:span><text:span text:style-name="T850">προνοεῖν</text:span><text:span text:style-name="T834"> : </text:span><text:span text:style-name="T838">A.inf.présent de </text:span><text:span text:style-name="T848">προνοέω</text:span><text:span text:style-name="T838"> « </text:span><text:span text:style-name="T839">je </text:span><text:span text:style-name="T838">prévoi</text:span><text:span text:style-name="T839">s</text:span><text:span text:style-name="T838"> » </text:span><text:span text:style-name="T840">■ </text:span><text:span text:style-name="T676">ἡ</text:span><text:span text:style-name="T675"> </text:span><text:span text:style-name="T99">χάλαζα</text:span><text:span text:style-name="T858">, </text:span><text:span text:style-name="T676">τῆς χαλάζης</text:span><text:span text:style-name="T860">  « la grêle » </text:span><text:span text:style-name="T861">■</text:span><text:span text:style-name="T97"> </text:span><text:span text:style-name="T849">ὁ</text:span><text:span text:style-name="T856"> </text:span><text:span text:style-name="T99">ὄμβρος</text:span><text:span text:style-name="T858">, τοῦ ὄμβρου : « la pluie » </text:span><text:span text:style-name="T859">■ </text:span><text:span text:style-name="T99">ἐξαίσιος</text:span><text:span text:style-name="T860">, ἐξαίσιος, ἐξαίσιο</text:span><text:span text:style-name="T844">ν</text:span><text:span text:style-name="T860"> : « </text:span><text:span text:style-name="T862">excessif</text:span><text:span text:style-name="T860"> » </text:span><text:span text:style-name="T863">■ </text:span><text:span text:style-name="T175">πεποιημένα</text:span><text:span text:style-name="T860"> : «les choses qui ont été faites », P.participe.parfait de </text:span><text:span text:style-name="T864">ποιέω « faire ».</text:span><text:span text:style-name="T860"> </text:span><text:span text:style-name="T865">■ </text:span><text:span text:style-name="T868">ἀφαιρέομαι</text:span><text:span text:style-name="T857"> </text:span><text:span text:style-name="T866">(voix moyenne.ind.présent.3P): « je détruis ». Il s’agit ici du verbe à la voix moyenne. Le verbe ἀφαιρέω, à l’actif, signifie « enlever ». ■ </text:span><text:span text:style-name="T175">τρεφόμενα</text:span><text:span text:style-name="T860"> : « </text:span><text:span text:style-name="T867">les choses nourries ». P.participe.parfait.neutre.pluriel de τρέφω, « nourrir ». A construire avec</text:span><text:span text:style-name="T860"> πρόβατα.</text:span></text:p>
      <text:p text:style-name="P222"><text:span text:style-name="T659">[</text:span><text:span text:style-name="T660">1</text:span><text:span text:style-name="T662">3</text:span><text:span text:style-name="T659">]</text:span></text:p>
      <text:p text:style-name="P271"><text:span text:style-name="T818"><text:tab/></text:span><text:span text:style-name="T824">[2.05.b]</text:span><text:span text:style-name="T817"> </text:span><text:span text:style-name="T94">Σωκράτη</text:span><text:span text:style-name="T95">ϛ</text:span><text:span text:style-name="T291"> </text:span><text:span text:style-name="T290">- </text:span><text:span text:style-name="T92">Οἱ</text:span><text:span text:style-name="T882"> δὲ </text:span><text:span text:style-name="T92">θεοὶ</text:span><text:span text:style-name="T882"> </text:span><text:span text:style-name="T92">κύριο</text:span><text:span text:style-name="T88">ί</text:span><text:span text:style-name="T882"> </text:span><text:span text:style-name="T891">εἰσι</text:span><text:span text:style-name="T882"> </text:span><text:span text:style-name="T247">τῶν</text:span><text:span text:style-name="T869">ꜜ</text:span><text:span text:style-name="T882"> </text:span><text:span text:style-name="T883">ἐν </text:span><text:span text:style-name="T278">τῇ</text:span><text:span text:style-name="T883"> </text:span><text:span text:style-name="T278">γεωργίᾳ</text:span><text:span text:style-name="T882">. </text:span><text:span text:style-name="T883">Περὶ οὖν </text:span><text:span text:style-name="T248">τῶν</text:span><text:span text:style-name="T883"> </text:span><text:span text:style-name="T248">γεωργικῶν</text:span><text:span text:style-name="T869">ꜜ</text:span><text:span text:style-name="T882"> </text:span><text:span text:style-name="T891">προσήκει</text:span><text:span text:style-name="T882"> </text:span><text:span text:style-name="T173">τοὺ</text:span><text:span text:style-name="T171">ϛ</text:span><text:span text:style-name="T173"> θεοὺ</text:span><text:span text:style-name="T171">ϛ</text:span><text:span text:style-name="T882"> </text:span><text:span text:style-name="T894">ἱλάσκεσθαι</text:span><text:span text:style-name="T869">ꜜ</text:span><text:span text:style-name="T882">. </text:span><text:span text:style-name="T92">Οἱ</text:span><text:span text:style-name="T882"> γὰρ </text:span><text:span text:style-name="T92">φρόνιμοι</text:span><text:span text:style-name="T882"> καὶ </text:span><text:span text:style-name="T883">ὑπὲρꜜ </text:span><text:span text:style-name="T248">τῶν</text:span><text:span text:style-name="T883"> </text:span><text:span text:style-name="T248">καρπῶν</text:span><text:span text:style-name="T883"> καὶ </text:span><text:span text:style-name="T248">τῶν</text:span><text:span text:style-name="T883"> </text:span><text:span text:style-name="T248">ἵππων</text:span><text:span text:style-name="T883"> καὶ </text:span><text:span text:style-name="T248">τῶν</text:span><text:span text:style-name="T883"> </text:span><text:span text:style-name="T248">προβάτων</text:span><text:span text:style-name="T882"> </text:span><text:span text:style-name="T173">τοὺ</text:span><text:span text:style-name="T171">ϛ</text:span><text:span text:style-name="T173"> θεοὺ</text:span><text:span text:style-name="T171">ϛ</text:span><text:span text:style-name="T882"> </text:span><text:span text:style-name="T891">θεραπεύουσιν</text:span><text:span text:style-name="T882">.</text:span></text:p>
      <text:p text:style-name="P169"/>
      <text:p text:style-name="P144"><text:span text:style-name="T1244">traduction</text:span><text:span text:style-name="T5"> <text:tab/></text:span><text:span text:style-name="T411">Socrate</text:span><text:span text:style-name="T452"> – Mais </text:span><text:span text:style-name="T73">les dieux</text:span><text:span text:style-name="T452"> </text:span><text:span text:style-name="T30">sont</text:span><text:span text:style-name="T452"> </text:span><text:span text:style-name="T73">les maîtres</text:span><text:span text:style-name="T452"> </text:span><text:span text:style-name="T231">des choses</text:span><text:span text:style-name="T452"> </text:span><text:span text:style-name="T231">qui</text:span><text:span text:style-name="T452"> (</text:span><text:span text:style-name="T30">sont</text:span><text:span text:style-name="T452">) </text:span><text:span text:style-name="T453">dans </text:span><text:span text:style-name="T500">l’agriculture</text:span><text:span text:style-name="T452">. Donc, </text:span><text:span text:style-name="T453">à propos </text:span><text:span text:style-name="T232">des (choses) agricoles</text:span><text:span text:style-name="T452">, il </text:span><text:span text:style-name="T30">convient</text:span><text:span text:style-name="T452"> de </text:span><text:span text:style-name="T286">rendre favorable</text:span><text:span text:style-name="T452"> </text:span><text:span text:style-name="T162">les dieux</text:span><text:span text:style-name="T452">. En effet </text:span><text:span text:style-name="T73">les gens sensés</text:span><text:span text:style-name="T452"> </text:span><text:span text:style-name="T30">honorent</text:span><text:span text:style-name="T452"> </text:span><text:span text:style-name="T162">les dieux</text:span><text:span text:style-name="T452"> </text:span><text:span text:style-name="T453">dans l’intérêt </text:span><text:span text:style-name="T232">de leurs fruits, de leurs chevaux et de leurs moutons</text:span><text:span text:style-name="T452">.</text:span></text:p>
      <text:p text:style-name="P169"/>
      <text:p text:style-name="P169"/>
      <text:p text:style-name="P169"/>
      <text:p text:style-name="P169"/>
      <text:p text:style-name="P169"/>
      <text:p text:style-name="P169"/>
      <text:p text:style-name="P112"/>
      <text:p text:style-name="P112"/>
      <text:p text:style-name="P112"/>
      <text:p text:style-name="P112"/>
      <text:p text:style-name="P112"/>
      <text:p text:style-name="P112"/>
      <text:p text:style-name="P112"/>
      <text:p text:style-name="P112"/>
      <text:p text:style-name="P250">… pour aller plus loin …</text:p>
      <text:p text:style-name="P169"/>
      <text:p text:style-name="P160"><text:span text:style-name="T1005">2.05</text:span><text:span text:style-name="T1006">b</text:span> <text:span text:style-name="T153">κύριοί</text:span><text:span text:style-name="T406">...</text:span><text:span text:style-name="T407"> </text:span><text:span text:style-name="T264">τῶν</text:span><text:span text:style-name="T407"> </text:span><text:span text:style-name="T429">ἐν </text:span><text:span text:style-name="T514">τῇ γεωργίᾳ</text:span> : « maître<text:span text:style-name="T1051">s</text:span> des (choses qui sont) dans l’agriculture → qui relèvent de l’agriculture <text:span text:style-name="T1052">■ </text:span><text:span text:style-name="T652">Π</text:span><text:span text:style-name="T429">ερὶ </text:span><text:span text:style-name="T265">τῶν γεωργικῶν</text:span> : « <text:span text:style-name="T1053">à </text:span><text:span text:style-name="T483">propos des (choses) agricoles » ; γεωργικ</text:span><text:span text:style-name="T1022">ό</text:span><text:span text:style-name="T318">ϛ</text:span><text:span text:style-name="T1022">, </text:span><text:span text:style-name="T1023">γεωργικ</text:span>ή<text:span text:style-name="T1022">, </text:span><text:span text:style-name="T1023">γεωργικ</text:span><text:span text:style-name="T1022">όν </text:span><text:span text:style-name="T1024">« </text:span><text:span text:style-name="T1025">agricole » ; l’adjectif est ici au génitif pluriel neutre </text:span><text:span text:style-name="T1026">■ <text:s/></text:span><text:span text:style-name="T429">ἱλάσκομαι</text:span> : «<text:span text:style-name="T1001">je rends favorable</text:span>» ; <text:span text:style-name="T1001">le verbe n’existe qu’à la forme médio-passive. Autrement dit, <text:s/>la forme active </text:span><text:span text:style-name="T483">*</text:span><text:span text:style-name="T484">ἵλασκω n’existe pas. </text:span><text:span text:style-name="T485">■ <text:s/></text:span><text:span text:style-name="T407">ὑπὲρ </text:span><text:span text:style-name="T424">+ génitif</text:span><text:span text:style-name="T1002"> : «pour, dans l’intérêt de» </text:span><text:span text:style-name="T1154">■</text:span></text:p>
      <text:p text:style-name="P294"><text:span text:style-name="T686">[</text:span><text:span text:style-name="T687">1</text:span><text:span text:style-name="T688">4</text:span><text:span text:style-name="T68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gi-1.2b1" svg:font-family="Gargi-1.2b"/>
    <style:font-face style:name="Liberation Serif2" svg:font-family="'Liberation Serif'" style:font-family-generic="roman"/>
    <style:font-face style:name="Liberation Mono1" svg:font-family="'Liberation Mono'" style:font-pitch="fixed"/>
    <style:font-face style:name="Liberation Mono" svg:font-family="'Liberation Mono'" style:font-family-generic="modern" style:font-pitch="fixed"/>
    <style:font-face style:name="WenQuanYi Zen Hei Mono" svg:font-family="'WenQuanYi Zen Hei Mono'" style:font-family-generic="modern" style:font-pitch="fixed"/>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gi-1.2b" svg:font-family="Gargi-1.2b"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Gargi-1.2b"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Gargi-1.2b1" style:font-family-complex="Gargi-1.2b"/>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gi-1.2b1" style:font-family-complex="Gargi-1.2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Zen Hei Mono" style:font-family-asian="'WenQuanYi Zen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Zen Hei" style:font-family-asian="'WenQuanYi Zen Hei'" style:font-family-generic-asian="system" style:font-pitch-asian="variable" style:font-size-asian="12pt" style:font-weight-asian="bold" style:font-name-complex="Gargi-1.2b" style:font-family-complex="Gargi-1.2b"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12.771cm" style:type="center"/>
          <style:tab-stop style:position="25.541cm" style:type="right"/>
        </style:tab-stops>
      </style:paragraph-properties>
    </style:style>
    <style:style style:name="Header" style:family="paragraph" style:parent-style-name="Standard" style:class="extra">
      <style:paragraph-properties text:number-lines="false" text:line-number="0">
        <style:tab-stops>
          <style:tab-stop style:position="12.771cm" style:type="center"/>
          <style:tab-stop style:position="25.541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7.94cm" fo:page-height="21.59cm" style:num-format="1" style:print-orientation="landscape" fo:margin-top="1.199cm" fo:margin-bottom="1.199cm" fo:margin-left="1.199cm" fo:margin-right="1.1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fffff" style:footnote-max-height="0cm">
        <style:columns fo:column-count="2" fo:column-gap="0.497cm">
          <style:column-sep style:width="0.009cm" style:color="#000000" style:height="100%" style:style="dotted"/>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3T11:08:39.608325577</meta:creation-date>
    <dc:date>2019-09-11T09:20:34.509967028</dc:date>
    <meta:editing-duration>P2DT23H57M37S</meta:editing-duration>
    <meta:editing-cycles>1775</meta:editing-cycles>
    <meta:generator>LibreOffice/6.0.7.3$Linux_X86_64 LibreOffice_project/00m0$Build-3</meta:generator>
    <meta:document-statistic meta:table-count="0" meta:image-count="0" meta:object-count="0" meta:page-count="7" meta:paragraph-count="234" meta:word-count="2013" meta:character-count="11587" meta:non-whitespace-character-count="9490"/>
  </office:meta>
</office:document-meta>
</file>